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 office:value-type="float" office:value="0.417071109966695">
            <text:p>0.41707111</text:p>
          </table:table-cell>
        </table:table-row>
        <table:table-row table:style-name="ro1">
          <table:table-cell table:number-columns-repeated="10" office:value-type="float" office:value="0.449845771388404">
            <text:p>0.4498457714</text:p>
          </table:table-cell>
        </table:table-row>
        <table:table-row table:style-name="ro1">
          <table:table-cell table:number-columns-repeated="10" office:value-type="float" office:value="0.305016323278304">
            <text:p>0.3050163233</text:p>
          </table:table-cell>
        </table:table-row>
        <table:table-row table:style-name="ro1">
          <table:table-cell table:number-columns-repeated="10" office:value-type="float" office:value="0.648071616407781">
            <text:p>0.6480716164</text:p>
          </table:table-cell>
        </table:table-row>
        <table:table-row table:style-name="ro1">
          <table:table-cell table:number-columns-repeated="10" office:value-type="float" office:value="0.341323016952289">
            <text:p>0.341323017</text:p>
          </table:table-cell>
        </table:table-row>
        <table:table-row table:style-name="ro1">
          <table:table-cell table:number-columns-repeated="10" office:value-type="float" office:value="0.408248493427115">
            <text:p>0.4082484934</text:p>
          </table:table-cell>
        </table:table-row>
        <table:table-row table:style-name="ro1">
          <table:table-cell table:number-columns-repeated="10" office:value-type="float" office:value="0.432623837043001">
            <text:p>0.432623837</text:p>
          </table:table-cell>
        </table:table-row>
        <table:table-row table:style-name="ro1">
          <table:table-cell table:number-columns-repeated="10" office:value-type="float" office:value="0.357426148264625">
            <text:p>0.3574261483</text:p>
          </table:table-cell>
        </table:table-row>
        <table:table-row table:style-name="ro1">
          <table:table-cell table:number-columns-repeated="10" office:value-type="float" office:value="0.346789027281908">
            <text:p>0.3467890273</text:p>
          </table:table-cell>
        </table:table-row>
        <table:table-row table:style-name="ro1">
          <table:table-cell office:value-type="float" office:value="0.796778289394908">
            <text:p>0.7967782894</text:p>
          </table:table-cell>
          <table:table-cell office:value-type="float" office:value="0.703465224414473">
            <text:p>0.7034652244</text:p>
          </table:table-cell>
          <table:table-cell office:value-type="float" office:value="0.710385025320582">
            <text:p>0.7103850253</text:p>
          </table:table-cell>
          <table:table-cell office:value-type="float" office:value="0.790222335085873">
            <text:p>0.7902223351</text:p>
          </table:table-cell>
          <table:table-cell office:value-type="float" office:value="0.860364827809478">
            <text:p>0.8603648278</text:p>
          </table:table-cell>
          <table:table-cell office:value-type="float" office:value="0.775166239580164">
            <text:p>0.7751662396</text:p>
          </table:table-cell>
          <table:table-cell office:value-type="float" office:value="0.761894445545045">
            <text:p>0.7618944455</text:p>
          </table:table-cell>
          <table:table-cell office:value-type="float" office:value="0.74505006531432">
            <text:p>0.7450500653</text:p>
          </table:table-cell>
          <table:table-cell office:value-type="float" office:value="0.663653830908732">
            <text:p>0.6636538309</text:p>
          </table:table-cell>
          <table:table-cell office:value-type="float" office:value="0.696864008647894">
            <text:p>0.6968640086</text:p>
          </table:table-cell>
        </table:table-row>
        <table:table-row table:style-name="ro1">
          <table:table-cell office:value-type="float" office:value="0.514398219105476">
            <text:p>0.5143982191</text:p>
          </table:table-cell>
          <table:table-cell office:value-type="float" office:value="0.869339619500134">
            <text:p>0.8693396195</text:p>
          </table:table-cell>
          <table:table-cell office:value-type="float" office:value="0.579158856023608">
            <text:p>0.579158856</text:p>
          </table:table-cell>
          <table:table-cell office:value-type="float" office:value="0.322005503655683">
            <text:p>0.3220055037</text:p>
          </table:table-cell>
          <table:table-cell office:value-type="float" office:value="0.675958973756489">
            <text:p>0.6759589738</text:p>
          </table:table-cell>
          <table:table-cell office:value-type="float" office:value="0.868249625664146">
            <text:p>0.8682496257</text:p>
          </table:table-cell>
          <table:table-cell office:value-type="float" office:value="0.773250197688625">
            <text:p>0.7732501977</text:p>
          </table:table-cell>
          <table:table-cell office:value-type="float" office:value="0.773360268824182">
            <text:p>0.7733602688</text:p>
          </table:table-cell>
          <table:table-cell office:value-type="float" office:value="0.771469959802058">
            <text:p>0.7714699598</text:p>
          </table:table-cell>
          <table:table-cell office:value-type="float" office:value="0.579577542638577">
            <text:p>0.5795775426</text:p>
          </table:table-cell>
        </table:table-row>
        <table:table-row table:style-name="ro1">
          <table:table-cell office:value-type="float" office:value="0.674487461450693">
            <text:p>0.6744874615</text:p>
          </table:table-cell>
          <table:table-cell office:value-type="float" office:value="0.743408457442249">
            <text:p>0.7434084574</text:p>
          </table:table-cell>
          <table:table-cell office:value-type="float" office:value="0.717698451228329">
            <text:p>0.7176984512</text:p>
          </table:table-cell>
          <table:table-cell office:value-type="float" office:value="0.718378764803145">
            <text:p>0.7183787648</text:p>
          </table:table-cell>
          <table:table-cell office:value-type="float" office:value="0.819512965174601">
            <text:p>0.8195129652</text:p>
          </table:table-cell>
          <table:table-cell office:value-type="float" office:value="0.756864030177586">
            <text:p>0.7568640302</text:p>
          </table:table-cell>
          <table:table-cell office:value-type="float" office:value="0.730599307747884">
            <text:p>0.7305993077</text:p>
          </table:table-cell>
          <table:table-cell office:value-type="float" office:value="0.642027547041616">
            <text:p>0.642027547</text:p>
          </table:table-cell>
          <table:table-cell office:value-type="float" office:value="0.729019824705107">
            <text:p>0.7290198247</text:p>
          </table:table-cell>
          <table:table-cell office:value-type="float" office:value="0.643430211539796">
            <text:p>0.6434302115</text:p>
          </table:table-cell>
        </table:table-row>
        <table:table-row table:style-name="ro1">
          <table:table-cell office:value-type="float" office:value="0.726014238021874">
            <text:p>0.726014238</text:p>
          </table:table-cell>
          <table:table-cell office:value-type="float" office:value="0.709174188131531">
            <text:p>0.7091741881</text:p>
          </table:table-cell>
          <table:table-cell office:value-type="float" office:value="0.744429564033522">
            <text:p>0.744429564</text:p>
          </table:table-cell>
          <table:table-cell office:value-type="float" office:value="0.645388021927984">
            <text:p>0.6453880219</text:p>
          </table:table-cell>
          <table:table-cell office:value-type="float" office:value="0.779219779484004">
            <text:p>0.7792197795</text:p>
          </table:table-cell>
          <table:table-cell office:value-type="float" office:value="0.717592994521393">
            <text:p>0.7175929945</text:p>
          </table:table-cell>
          <table:table-cell office:value-type="float" office:value="0.625513814582861">
            <text:p>0.6255138146</text:p>
          </table:table-cell>
          <table:table-cell office:value-type="float" office:value="0.712199986919837">
            <text:p>0.7121999869</text:p>
          </table:table-cell>
          <table:table-cell office:value-type="float" office:value="0.733865317089146">
            <text:p>0.7338653171</text:p>
          </table:table-cell>
          <table:table-cell office:value-type="float" office:value="0.771090596858391">
            <text:p>0.7710905969</text:p>
          </table:table-cell>
        </table:table-row>
        <table:table-row table:style-name="ro1">
          <table:table-cell office:value-type="float" office:value="0.787518410071057">
            <text:p>0.7875184101</text:p>
          </table:table-cell>
          <table:table-cell office:value-type="float" office:value="0.670356869381371">
            <text:p>0.6703568694</text:p>
          </table:table-cell>
          <table:table-cell office:value-type="float" office:value="0.67038241365134">
            <text:p>0.6703824137</text:p>
          </table:table-cell>
          <table:table-cell office:value-type="float" office:value="0.733299662664078">
            <text:p>0.7332996627</text:p>
          </table:table-cell>
          <table:table-cell office:value-type="float" office:value="0.706979160647568">
            <text:p>0.7069791606</text:p>
          </table:table-cell>
          <table:table-cell office:value-type="float" office:value="0.778709701352698">
            <text:p>0.7787097014</text:p>
          </table:table-cell>
          <table:table-cell office:value-type="float" office:value="0.723338193019587">
            <text:p>0.723338193</text:p>
          </table:table-cell>
          <table:table-cell office:value-type="float" office:value="0.647744402555612">
            <text:p>0.6477444026</text:p>
          </table:table-cell>
          <table:table-cell office:value-type="float" office:value="0.655185492925774">
            <text:p>0.6551854929</text:p>
          </table:table-cell>
          <table:table-cell office:value-type="float" office:value="0.751602963542558">
            <text:p>0.7516029635</text:p>
          </table:table-cell>
        </table:table-row>
        <table:table-row table:style-name="ro1">
          <table:table-cell office:value-type="float" office:value="0.747071213782481">
            <text:p>0.7470712138</text:p>
          </table:table-cell>
          <table:table-cell office:value-type="float" office:value="0.694956160423994">
            <text:p>0.6949561604</text:p>
          </table:table-cell>
          <table:table-cell office:value-type="float" office:value="0.689999969584471">
            <text:p>0.6899999696</text:p>
          </table:table-cell>
          <table:table-cell office:value-type="float" office:value="0.75170720753875">
            <text:p>0.7517072075</text:p>
          </table:table-cell>
          <table:table-cell office:value-type="float" office:value="0.715964687305799">
            <text:p>0.7159646873</text:p>
          </table:table-cell>
          <table:table-cell office:value-type="float" office:value="0.707766583744029">
            <text:p>0.7077665837</text:p>
          </table:table-cell>
          <table:table-cell office:value-type="float" office:value="0.663396882431306">
            <text:p>0.6633968824</text:p>
          </table:table-cell>
          <table:table-cell office:value-type="float" office:value="0.748831328136143">
            <text:p>0.7488313281</text:p>
          </table:table-cell>
          <table:table-cell office:value-type="float" office:value="0.710647450871086">
            <text:p>0.7106474509</text:p>
          </table:table-cell>
          <table:table-cell office:value-type="float" office:value="0.667395936288096">
            <text:p>0.6673959363</text:p>
          </table:table-cell>
        </table:table-row>
        <table:table-row table:style-name="ro1">
          <table:table-cell office:value-type="float" office:value="0.981602535941466">
            <text:p>0.9816025359</text:p>
          </table:table-cell>
          <table:table-cell office:value-type="float" office:value="0.669454335471792">
            <text:p>0.6694543355</text:p>
          </table:table-cell>
          <table:table-cell office:value-type="float" office:value="0.62417020681884">
            <text:p>0.6241702068</text:p>
          </table:table-cell>
          <table:table-cell office:value-type="float" office:value="0.877474262465267">
            <text:p>0.8774742625</text:p>
          </table:table-cell>
          <table:table-cell office:value-type="float" office:value="0.692990151816356">
            <text:p>0.6929901518</text:p>
          </table:table-cell>
          <table:table-cell office:value-type="float" office:value="0.797403555632874">
            <text:p>0.7974035556</text:p>
          </table:table-cell>
          <table:table-cell office:value-type="float" office:value="0.750703326035408">
            <text:p>0.750703326</text:p>
          </table:table-cell>
          <table:table-cell office:value-type="float" office:value="0.924326721124653">
            <text:p>0.9243267211</text:p>
          </table:table-cell>
          <table:table-cell office:value-type="float" office:value="0.739068574929391">
            <text:p>0.7390685749</text:p>
          </table:table-cell>
          <table:table-cell office:value-type="float" office:value="0.66958282633424">
            <text:p>0.6695828263</text:p>
          </table:table-cell>
        </table:table-row>
        <table:table-row table:style-name="ro1">
          <table:table-cell office:value-type="float" office:value="0.680360146885883">
            <text:p>0.6803601469</text:p>
          </table:table-cell>
          <table:table-cell office:value-type="float" office:value="0.739461860228797">
            <text:p>0.7394618602</text:p>
          </table:table-cell>
          <table:table-cell office:value-type="float" office:value="0.622282098535357">
            <text:p>0.6222820985</text:p>
          </table:table-cell>
          <table:table-cell office:value-type="float" office:value="0.713549388614089">
            <text:p>0.7135493886</text:p>
          </table:table-cell>
          <table:table-cell office:value-type="float" office:value="0.712793902483405">
            <text:p>0.7127939025</text:p>
          </table:table-cell>
          <table:table-cell office:value-type="float" office:value="0.671295483410522">
            <text:p>0.6712954834</text:p>
          </table:table-cell>
          <table:table-cell office:value-type="float" office:value="0.77407716533359">
            <text:p>0.7740771653</text:p>
          </table:table-cell>
          <table:table-cell office:value-type="float" office:value="0.683792406257465">
            <text:p>0.6837924063</text:p>
          </table:table-cell>
          <table:table-cell office:value-type="float" office:value="0.75094948451189">
            <text:p>0.7509494845</text:p>
          </table:table-cell>
          <table:table-cell office:value-type="float" office:value="0.715107474140756">
            <text:p>0.7151074741</text:p>
          </table:table-cell>
        </table:table-row>
        <table:table-row table:style-name="ro1">
          <table:table-cell office:value-type="float" office:value="0.76673850498911">
            <text:p>0.766738505</text:p>
          </table:table-cell>
          <table:table-cell office:value-type="float" office:value="0.785883830853712">
            <text:p>0.7858838309</text:p>
          </table:table-cell>
          <table:table-cell office:value-type="float" office:value="0.646599040513466">
            <text:p>0.6465990405</text:p>
          </table:table-cell>
          <table:table-cell office:value-type="float" office:value="0.755158230816771">
            <text:p>0.7551582308</text:p>
          </table:table-cell>
          <table:table-cell office:value-type="float" office:value="0.683607256439864">
            <text:p>0.6836072564</text:p>
          </table:table-cell>
          <table:table-cell office:value-type="float" office:value="0.731646055194922">
            <text:p>0.7316460552</text:p>
          </table:table-cell>
          <table:table-cell office:value-type="float" office:value="0.814431656868696">
            <text:p>0.8144316569</text:p>
          </table:table-cell>
          <table:table-cell office:value-type="float" office:value="0.722206976751742">
            <text:p>0.7222069768</text:p>
          </table:table-cell>
          <table:table-cell office:value-type="float" office:value="0.628519002873556">
            <text:p>0.6285190029</text:p>
          </table:table-cell>
          <table:table-cell office:value-type="float" office:value="0.761054993608805">
            <text:p>0.7610549936</text:p>
          </table:table-cell>
        </table:table-row>
        <table:table-row table:style-name="ro1">
          <table:table-cell office:value-type="float" office:value="0.879386926567887">
            <text:p>0.8793869266</text:p>
          </table:table-cell>
          <table:table-cell office:value-type="float" office:value="0.693228151682769">
            <text:p>0.6932281517</text:p>
          </table:table-cell>
          <table:table-cell office:value-type="float" office:value="0.577016494943266">
            <text:p>0.5770164949</text:p>
          </table:table-cell>
          <table:table-cell office:value-type="float" office:value="0.809050343235665">
            <text:p>0.8090503432</text:p>
          </table:table-cell>
          <table:table-cell office:value-type="float" office:value="0.738775547576508">
            <text:p>0.7387755476</text:p>
          </table:table-cell>
          <table:table-cell office:value-type="float" office:value="0.981306482918138">
            <text:p>0.9813064829</text:p>
          </table:table-cell>
          <table:table-cell office:value-type="float" office:value="0.693576958835259">
            <text:p>0.6935769588</text:p>
          </table:table-cell>
          <table:table-cell office:value-type="float" office:value="0.577480862217458">
            <text:p>0.5774808622</text:p>
          </table:table-cell>
          <table:table-cell office:value-type="float" office:value="0.577543625407134">
            <text:p>0.5775436254</text:p>
          </table:table-cell>
          <table:table-cell office:value-type="float" office:value="0.762827856930145">
            <text:p>0.7628278569</text:p>
          </table:table-cell>
        </table:table-row>
        <table:table-row table:style-name="ro1">
          <table:table-cell office:value-type="float" office:value="0.759464401869465">
            <text:p>0.7594644019</text:p>
          </table:table-cell>
          <table:table-cell office:value-type="float" office:value="0.717878909615317">
            <text:p>0.7178789096</text:p>
          </table:table-cell>
          <table:table-cell office:value-type="float" office:value="0.602861978318376">
            <text:p>0.6028619783</text:p>
          </table:table-cell>
          <table:table-cell office:value-type="float" office:value="0.616288427778641">
            <text:p>0.6162884278</text:p>
          </table:table-cell>
          <table:table-cell office:value-type="float" office:value="0.82219380424311">
            <text:p>0.8221938042</text:p>
          </table:table-cell>
          <table:table-cell office:value-type="float" office:value="0.686289233651264">
            <text:p>0.6862892337</text:p>
          </table:table-cell>
          <table:table-cell office:value-type="float" office:value="0.679400891798806">
            <text:p>0.6794008918</text:p>
          </table:table-cell>
          <table:table-cell office:value-type="float" office:value="0.690663852798667">
            <text:p>0.6906638528</text:p>
          </table:table-cell>
          <table:table-cell office:value-type="float" office:value="0.663347713330461">
            <text:p>0.6633477133</text:p>
          </table:table-cell>
          <table:table-cell office:value-type="float" office:value="0.707114907560285">
            <text:p>0.7071149076</text:p>
          </table:table-cell>
        </table:table-row>
        <table:table-row table:style-name="ro1">
          <table:table-cell office:value-type="float" office:value="0.727321952338402">
            <text:p>0.7273219523</text:p>
          </table:table-cell>
          <table:table-cell office:value-type="float" office:value="0.787371301835865">
            <text:p>0.7873713018</text:p>
          </table:table-cell>
          <table:table-cell office:value-type="float" office:value="0.765487267527907">
            <text:p>0.7654872675</text:p>
          </table:table-cell>
          <table:table-cell office:value-type="float" office:value="0.717419074220488">
            <text:p>0.7174190742</text:p>
          </table:table-cell>
          <table:table-cell office:value-type="float" office:value="0.73677085394739">
            <text:p>0.7367708539</text:p>
          </table:table-cell>
          <table:table-cell office:value-type="float" office:value="0.700360961654783">
            <text:p>0.7003609617</text:p>
          </table:table-cell>
          <table:table-cell office:value-type="float" office:value="0.754953431644213">
            <text:p>0.7549534316</text:p>
          </table:table-cell>
          <table:table-cell office:value-type="float" office:value="0.711199380766505">
            <text:p>0.7111993808</text:p>
          </table:table-cell>
          <table:table-cell office:value-type="float" office:value="0.683894290654463">
            <text:p>0.6838942907</text:p>
          </table:table-cell>
          <table:table-cell office:value-type="float" office:value="0.656312804398988">
            <text:p>0.6563128044</text:p>
          </table:table-cell>
        </table:table-row>
        <table:table-row table:style-name="ro1">
          <table:table-cell office:value-type="float" office:value="0.903180910775124">
            <text:p>0.9031809108</text:p>
          </table:table-cell>
          <table:table-cell office:value-type="float" office:value="0.514879538910644">
            <text:p>0.5148795389</text:p>
          </table:table-cell>
          <table:table-cell office:value-type="float" office:value="0.514879538910644">
            <text:p>0.5148795389</text:p>
          </table:table-cell>
          <table:table-cell table:style-name="ce1" office:value-type="float" office:value="4.95005775711101E-016">
            <text:p>4.95E-16</text:p>
          </table:table-cell>
          <table:table-cell office:value-type="float" office:value="0.25761436291771">
            <text:p>0.2576143629</text:p>
          </table:table-cell>
          <table:table-cell office:value-type="float" office:value="0.516153261432182">
            <text:p>0.5161532614</text:p>
          </table:table-cell>
          <table:table-cell office:value-type="float" office:value="0.643830557537495">
            <text:p>0.6438305575</text:p>
          </table:table-cell>
          <table:table-cell office:value-type="float" office:value="0.643368289739114">
            <text:p>0.6433682897</text:p>
          </table:table-cell>
          <table:table-cell office:value-type="float" office:value="0.38720224280533">
            <text:p>0.3872022428</text:p>
          </table:table-cell>
          <table:table-cell office:value-type="float" office:value="0.515228725835418">
            <text:p>0.5152287258</text:p>
          </table:table-cell>
        </table:table-row>
        <table:table-row table:style-name="ro1">
          <table:table-cell office:value-type="float" office:value="0.937026269420986">
            <text:p>0.9370262694</text:p>
          </table:table-cell>
          <table:table-cell office:value-type="float" office:value="0.658470332020302">
            <text:p>0.658470332</text:p>
          </table:table-cell>
          <table:table-cell office:value-type="float" office:value="0.631026227504795">
            <text:p>0.6310262275</text:p>
          </table:table-cell>
          <table:table-cell office:value-type="float" office:value="0.707465652332147">
            <text:p>0.7074656523</text:p>
          </table:table-cell>
          <table:table-cell office:value-type="float" office:value="0.898146807614811">
            <text:p>0.8981468076</text:p>
          </table:table-cell>
          <table:table-cell office:value-type="float" office:value="0.87878257205227">
            <text:p>0.8787825721</text:p>
          </table:table-cell>
          <table:table-cell office:value-type="float" office:value="0.526191560763896">
            <text:p>0.5261915608</text:p>
          </table:table-cell>
          <table:table-cell office:value-type="float" office:value="0.571085029436354">
            <text:p>0.5710850294</text:p>
          </table:table-cell>
          <table:table-cell office:value-type="float" office:value="0.802135713581558">
            <text:p>0.8021357136</text:p>
          </table:table-cell>
          <table:table-cell office:value-type="float" office:value="0.820435334336846">
            <text:p>0.8204353343</text:p>
          </table:table-cell>
        </table:table-row>
        <table:table-row table:style-name="ro1">
          <table:table-cell office:value-type="float" office:value="0.70823610437328">
            <text:p>0.7082361044</text:p>
          </table:table-cell>
          <table:table-cell office:value-type="float" office:value="0.589653001980611">
            <text:p>0.589653002</text:p>
          </table:table-cell>
          <table:table-cell office:value-type="float" office:value="0.613766734114639">
            <text:p>0.6137667341</text:p>
          </table:table-cell>
          <table:table-cell office:value-type="float" office:value="0.306744728343282">
            <text:p>0.3067447283</text:p>
          </table:table-cell>
          <table:table-cell office:value-type="float" office:value="0.497217833396268">
            <text:p>0.4972178334</text:p>
          </table:table-cell>
          <table:table-cell office:value-type="float" office:value="0.80287035560804">
            <text:p>0.8028703556</text:p>
          </table:table-cell>
          <table:table-cell office:value-type="float" office:value="0.848006695729964">
            <text:p>0.8480066957</text:p>
          </table:table-cell>
          <table:table-cell office:value-type="float" office:value="0.614573776633789">
            <text:p>0.6145737766</text:p>
          </table:table-cell>
          <table:table-cell office:value-type="float" office:value="0.756454817154157">
            <text:p>0.7564548172</text:p>
          </table:table-cell>
          <table:table-cell office:value-type="float" office:value="0.590405630215254">
            <text:p>0.5904056302</text:p>
          </table:table-cell>
        </table:table-row>
        <table:table-row table:style-name="ro1">
          <table:table-cell office:value-type="float" office:value="0.774077254891316">
            <text:p>0.7740772549</text:p>
          </table:table-cell>
          <table:table-cell office:value-type="float" office:value="0.671695825933073">
            <text:p>0.6716958259</text:p>
          </table:table-cell>
          <table:table-cell office:value-type="float" office:value="0.69816432456799">
            <text:p>0.6981643246</text:p>
          </table:table-cell>
          <table:table-cell office:value-type="float" office:value="0.727069338142907">
            <text:p>0.7270693381</text:p>
          </table:table-cell>
          <table:table-cell office:value-type="float" office:value="0.689172682208022">
            <text:p>0.6891726822</text:p>
          </table:table-cell>
          <table:table-cell office:value-type="float" office:value="0.649468366287284">
            <text:p>0.6494683663</text:p>
          </table:table-cell>
          <table:table-cell office:value-type="float" office:value="0.746553836240882">
            <text:p>0.7465538362</text:p>
          </table:table-cell>
          <table:table-cell office:value-type="float" office:value="0.76747731032179">
            <text:p>0.7674773103</text:p>
          </table:table-cell>
          <table:table-cell office:value-type="float" office:value="0.723879036624543">
            <text:p>0.7238790366</text:p>
          </table:table-cell>
          <table:table-cell office:value-type="float" office:value="0.753932980614054">
            <text:p>0.7539329806</text:p>
          </table:table-cell>
        </table:table-row>
        <table:table-row table:style-name="ro1">
          <table:table-cell office:value-type="float" office:value="0.749367757491193">
            <text:p>0.7493677575</text:p>
          </table:table-cell>
          <table:table-cell office:value-type="float" office:value="0.68993300640533">
            <text:p>0.6899330064</text:p>
          </table:table-cell>
          <table:table-cell office:value-type="float" office:value="0.719581967844164">
            <text:p>0.7195819678</text:p>
          </table:table-cell>
          <table:table-cell office:value-type="float" office:value="0.647611455023388">
            <text:p>0.647611455</text:p>
          </table:table-cell>
          <table:table-cell office:value-type="float" office:value="0.654099831616862">
            <text:p>0.6540998316</text:p>
          </table:table-cell>
          <table:table-cell office:value-type="float" office:value="0.672310125218193">
            <text:p>0.6723101252</text:p>
          </table:table-cell>
          <table:table-cell office:value-type="float" office:value="0.692316446464215">
            <text:p>0.6923164465</text:p>
          </table:table-cell>
          <table:table-cell office:value-type="float" office:value="0.763506407086563">
            <text:p>0.7635064071</text:p>
          </table:table-cell>
          <table:table-cell office:value-type="float" office:value="0.779936894984011">
            <text:p>0.779936895</text:p>
          </table:table-cell>
          <table:table-cell office:value-type="float" office:value="0.719746286287925">
            <text:p>0.7197462863</text:p>
          </table:table-cell>
        </table:table-row>
        <table:table-row table:style-name="ro1">
          <table:table-cell office:value-type="float" office:value="0.434669941976856">
            <text:p>0.434669942</text:p>
          </table:table-cell>
          <table:table-cell office:value-type="float" office:value="0.726213756864029">
            <text:p>0.7262137569</text:p>
          </table:table-cell>
          <table:table-cell office:value-type="float" office:value="0.289790449016214">
            <text:p>0.289790449</text:p>
          </table:table-cell>
          <table:table-cell table:style-name="ce1" office:value-type="float" office:value="3.79005712533869E-016">
            <text:p>3.79E-16</text:p>
          </table:table-cell>
          <table:table-cell office:value-type="float" office:value="0.435597969298986">
            <text:p>0.4355979693</text:p>
          </table:table-cell>
          <table:table-cell office:value-type="float" office:value="0.724642601320446">
            <text:p>0.7246426013</text:p>
          </table:table-cell>
          <table:table-cell office:value-type="float" office:value="0.579401004139791">
            <text:p>0.5794010041</text:p>
          </table:table-cell>
          <table:table-cell office:value-type="float" office:value="0.508529605003164">
            <text:p>0.508529605</text:p>
          </table:table-cell>
          <table:table-cell office:value-type="float" office:value="0.28923648840883">
            <text:p>0.2892364884</text:p>
          </table:table-cell>
          <table:table-cell office:value-type="float" office:value="0.724132066302728">
            <text:p>0.7241320663</text:p>
          </table:table-cell>
        </table:table-row>
        <table:table-row table:style-name="ro1">
          <table:table-cell office:value-type="float" office:value="0.731868501123664">
            <text:p>0.7318685011</text:p>
          </table:table-cell>
          <table:table-cell office:value-type="float" office:value="0.661882841309722">
            <text:p>0.6618828413</text:p>
          </table:table-cell>
          <table:table-cell office:value-type="float" office:value="0.584651908999047">
            <text:p>0.584651909</text:p>
          </table:table-cell>
          <table:table-cell office:value-type="float" office:value="0.700451460422309">
            <text:p>0.7004514604</text:p>
          </table:table-cell>
          <table:table-cell office:value-type="float" office:value="0.661269597551261">
            <text:p>0.6612695976</text:p>
          </table:table-cell>
          <table:table-cell office:value-type="float" office:value="0.816548897954029">
            <text:p>0.816548898</text:p>
          </table:table-cell>
          <table:table-cell office:value-type="float" office:value="0.724364510027592">
            <text:p>0.72436451</text:p>
          </table:table-cell>
          <table:table-cell office:value-type="float" office:value="0.599390678513961">
            <text:p>0.5993906785</text:p>
          </table:table-cell>
          <table:table-cell office:value-type="float" office:value="0.675720545358983">
            <text:p>0.6757205454</text:p>
          </table:table-cell>
          <table:table-cell office:value-type="float" office:value="0.518579139192422">
            <text:p>0.5185791392</text:p>
          </table:table-cell>
        </table:table-row>
        <table:table-row table:style-name="ro1">
          <table:table-cell office:value-type="float" office:value="0.83902251790673">
            <text:p>0.8390225179</text:p>
          </table:table-cell>
          <table:table-cell office:value-type="float" office:value="0.621915576340561">
            <text:p>0.6219155763</text:p>
          </table:table-cell>
          <table:table-cell office:value-type="float" office:value="0.885977380172253">
            <text:p>0.8859773802</text:p>
          </table:table-cell>
          <table:table-cell office:value-type="float" office:value="0.863685116449778">
            <text:p>0.8636851164</text:p>
          </table:table-cell>
          <table:table-cell office:value-type="float" office:value="0.617832894610335">
            <text:p>0.6178328946</text:p>
          </table:table-cell>
          <table:table-cell office:value-type="float" office:value="0.587605103778745">
            <text:p>0.5876051038</text:p>
          </table:table-cell>
          <table:table-cell office:value-type="float" office:value="0.716910247451765">
            <text:p>0.7169102475</text:p>
          </table:table-cell>
          <table:table-cell office:value-type="float" office:value="0.722428875895163">
            <text:p>0.7224288759</text:p>
          </table:table-cell>
          <table:table-cell office:value-type="float" office:value="0.708744201672191">
            <text:p>0.7087442017</text:p>
          </table:table-cell>
          <table:table-cell office:value-type="float" office:value="0.789329395920764">
            <text:p>0.7893293959</text:p>
          </table:table-cell>
        </table:table-row>
        <table:table-row table:style-name="ro1">
          <table:table-cell office:value-type="float" office:value="0.619417429909522">
            <text:p>0.6194174299</text:p>
          </table:table-cell>
          <table:table-cell office:value-type="float" office:value="0.514551937464331">
            <text:p>0.5145519375</text:p>
          </table:table-cell>
          <table:table-cell office:value-type="float" office:value="0.592643567973805">
            <text:p>0.592643568</text:p>
          </table:table-cell>
          <table:table-cell office:value-type="float" office:value="0.469632115340856">
            <text:p>0.4696321153</text:p>
          </table:table-cell>
          <table:table-cell office:value-type="float" office:value="0.620115989052671">
            <text:p>0.6201159891</text:p>
          </table:table-cell>
          <table:table-cell office:value-type="float" office:value="0.565915984706874">
            <text:p>0.5659159847</text:p>
          </table:table-cell>
          <table:table-cell office:value-type="float" office:value="0.430308946400663">
            <text:p>0.4303089464</text:p>
          </table:table-cell>
          <table:table-cell office:value-type="float" office:value="0.652194963336439">
            <text:p>0.6521949633</text:p>
          </table:table-cell>
          <table:table-cell office:value-type="float" office:value="0.664219219433508">
            <text:p>0.6642192194</text:p>
          </table:table-cell>
          <table:table-cell office:value-type="float" office:value="0.488096241921798">
            <text:p>0.4880962419</text:p>
          </table:table-cell>
        </table:table-row>
        <table:table-row table:style-name="ro1">
          <table:table-cell office:value-type="float" office:value="0.709888964820255">
            <text:p>0.7098889648</text:p>
          </table:table-cell>
          <table:table-cell office:value-type="float" office:value="0.666414003205565">
            <text:p>0.6664140032</text:p>
          </table:table-cell>
          <table:table-cell office:value-type="float" office:value="0.605380888271757">
            <text:p>0.6053808883</text:p>
          </table:table-cell>
          <table:table-cell office:value-type="float" office:value="0.605648455810155">
            <text:p>0.6056484558</text:p>
          </table:table-cell>
          <table:table-cell office:value-type="float" office:value="0.673332061362398">
            <text:p>0.6733320614</text:p>
          </table:table-cell>
          <table:table-cell office:value-type="float" office:value="0.706548440336809">
            <text:p>0.7065484403</text:p>
          </table:table-cell>
          <table:table-cell office:value-type="float" office:value="0.678639673754128">
            <text:p>0.6786396738</text:p>
          </table:table-cell>
          <table:table-cell office:value-type="float" office:value="0.740079967565621">
            <text:p>0.7400799676</text:p>
          </table:table-cell>
          <table:table-cell office:value-type="float" office:value="0.732018026386613">
            <text:p>0.7320180264</text:p>
          </table:table-cell>
          <table:table-cell office:value-type="float" office:value="0.705065445672117">
            <text:p>0.7050654457</text:p>
          </table:table-cell>
        </table:table-row>
        <table:table-row table:style-name="ro1">
          <table:table-cell office:value-type="float" office:value="0.517249817795055">
            <text:p>0.5172498178</text:p>
          </table:table-cell>
          <table:table-cell office:value-type="float" office:value="0.463885478113737">
            <text:p>0.4638854781</text:p>
          </table:table-cell>
          <table:table-cell office:value-type="float" office:value="0.512394260625466">
            <text:p>0.5123942606</text:p>
          </table:table-cell>
          <table:table-cell office:value-type="float" office:value="0.672593120559095">
            <text:p>0.6725931206</text:p>
          </table:table-cell>
          <table:table-cell office:value-type="float" office:value="0.535590718554479">
            <text:p>0.5355907186</text:p>
          </table:table-cell>
          <table:table-cell office:value-type="float" office:value="0.595155867919859">
            <text:p>0.5951558679</text:p>
          </table:table-cell>
          <table:table-cell office:value-type="float" office:value="0.577489312006483">
            <text:p>0.577489312</text:p>
          </table:table-cell>
          <table:table-cell office:value-type="float" office:value="0.569956071719359">
            <text:p>0.5699560717</text:p>
          </table:table-cell>
          <table:table-cell office:value-type="float" office:value="0.648435138121102">
            <text:p>0.6484351381</text:p>
          </table:table-cell>
          <table:table-cell office:value-type="float" office:value="0.636025779341107">
            <text:p>0.6360257793</text:p>
          </table:table-cell>
        </table:table-row>
        <table:table-row table:style-name="ro1">
          <table:table-cell office:value-type="float" office:value="0.720689734013271">
            <text:p>0.720689734</text:p>
          </table:table-cell>
          <table:table-cell office:value-type="float" office:value="0.618648899266363">
            <text:p>0.6186488993</text:p>
          </table:table-cell>
          <table:table-cell office:value-type="float" office:value="0.758254125963618">
            <text:p>0.758254126</text:p>
          </table:table-cell>
          <table:table-cell office:value-type="float" office:value="0.622465501833079">
            <text:p>0.6224655018</text:p>
          </table:table-cell>
          <table:table-cell office:value-type="float" office:value="0.77846808475626">
            <text:p>0.7784680848</text:p>
          </table:table-cell>
          <table:table-cell office:value-type="float" office:value="0.685920377839743">
            <text:p>0.6859203778</text:p>
          </table:table-cell>
          <table:table-cell office:value-type="float" office:value="0.524205694409665">
            <text:p>0.5242056944</text:p>
          </table:table-cell>
          <table:table-cell office:value-type="float" office:value="0.690154694004138">
            <text:p>0.690154694</text:p>
          </table:table-cell>
          <table:table-cell office:value-type="float" office:value="0.654135754340427">
            <text:p>0.6541357543</text:p>
          </table:table-cell>
          <table:table-cell office:value-type="float" office:value="0.729722581098276">
            <text:p>0.7297225811</text:p>
          </table:table-cell>
        </table:table-row>
        <table:table-row table:style-name="ro1">
          <table:table-cell office:value-type="float" office:value="0.838900523611909">
            <text:p>0.8389005236</text:p>
          </table:table-cell>
          <table:table-cell office:value-type="float" office:value="0.710690317628097">
            <text:p>0.7106903176</text:p>
          </table:table-cell>
          <table:table-cell office:value-type="float" office:value="0.723251097000017">
            <text:p>0.723251097</text:p>
          </table:table-cell>
          <table:table-cell office:value-type="float" office:value="0.734370601348057">
            <text:p>0.7343706013</text:p>
          </table:table-cell>
          <table:table-cell office:value-type="float" office:value="0.720667427477432">
            <text:p>0.7206674275</text:p>
          </table:table-cell>
          <table:table-cell office:value-type="float" office:value="0.718808112258637">
            <text:p>0.7188081123</text:p>
          </table:table-cell>
          <table:table-cell office:value-type="float" office:value="0.718259937978944">
            <text:p>0.718259938</text:p>
          </table:table-cell>
          <table:table-cell office:value-type="float" office:value="0.779061639611611">
            <text:p>0.7790616396</text:p>
          </table:table-cell>
          <table:table-cell office:value-type="float" office:value="0.724863307494837">
            <text:p>0.7248633075</text:p>
          </table:table-cell>
          <table:table-cell office:value-type="float" office:value="0.756587352194567">
            <text:p>0.7565873522</text:p>
          </table:table-cell>
        </table:table-row>
        <table:table-row table:style-name="ro1">
          <table:table-cell office:value-type="float" office:value="0.618465799106645">
            <text:p>0.6184657991</text:p>
          </table:table-cell>
          <table:table-cell office:value-type="float" office:value="0.867416819552428">
            <text:p>0.8674168196</text:p>
          </table:table-cell>
          <table:table-cell office:value-type="float" office:value="0.590047728405671">
            <text:p>0.5900477284</text:p>
          </table:table-cell>
          <table:table-cell office:value-type="float" office:value="0.742559869507826">
            <text:p>0.7425598695</text:p>
          </table:table-cell>
          <table:table-cell office:value-type="float" office:value="0.547962594963614">
            <text:p>0.547962595</text:p>
          </table:table-cell>
          <table:table-cell office:value-type="float" office:value="0.630113408960756">
            <text:p>0.630113409</text:p>
          </table:table-cell>
          <table:table-cell office:value-type="float" office:value="0.470643576488744">
            <text:p>0.4706435765</text:p>
          </table:table-cell>
          <table:table-cell office:value-type="float" office:value="0.495145582880478">
            <text:p>0.4951455829</text:p>
          </table:table-cell>
          <table:table-cell office:value-type="float" office:value="0.684005594778492">
            <text:p>0.6840055948</text:p>
          </table:table-cell>
          <table:table-cell office:value-type="float" office:value="0.760150184506453">
            <text:p>0.7601501845</text:p>
          </table:table-cell>
        </table:table-row>
        <table:table-row table:style-name="ro1">
          <table:table-cell office:value-type="float" office:value="0.60697401364875">
            <text:p>0.6069740136</text:p>
          </table:table-cell>
          <table:table-cell office:value-type="float" office:value="0.64113153172353">
            <text:p>0.6411315317</text:p>
          </table:table-cell>
          <table:table-cell office:value-type="float" office:value="0.62638088072003">
            <text:p>0.6263808807</text:p>
          </table:table-cell>
          <table:table-cell office:value-type="float" office:value="0.854097909456663">
            <text:p>0.8540979095</text:p>
          </table:table-cell>
          <table:table-cell office:value-type="float" office:value="0.728035825594622">
            <text:p>0.7280358256</text:p>
          </table:table-cell>
          <table:table-cell office:value-type="float" office:value="0.737060503156867">
            <text:p>0.7370605032</text:p>
          </table:table-cell>
          <table:table-cell office:value-type="float" office:value="0.648614290137612">
            <text:p>0.6486142901</text:p>
          </table:table-cell>
          <table:table-cell office:value-type="float" office:value="0.672246425478634">
            <text:p>0.6722464255</text:p>
          </table:table-cell>
          <table:table-cell office:value-type="float" office:value="0.796841767280555">
            <text:p>0.7968417673</text:p>
          </table:table-cell>
          <table:table-cell office:value-type="float" office:value="0.79178491529232">
            <text:p>0.7917849153</text:p>
          </table:table-cell>
        </table:table-row>
        <table:table-row table:style-name="ro1">
          <table:table-cell office:value-type="float" office:value="0.659486649199754">
            <text:p>0.6594866492</text:p>
          </table:table-cell>
          <table:table-cell office:value-type="float" office:value="0.613410346568914">
            <text:p>0.6134103466</text:p>
          </table:table-cell>
          <table:table-cell office:value-type="float" office:value="0.771811843694405">
            <text:p>0.7718118437</text:p>
          </table:table-cell>
          <table:table-cell office:value-type="float" office:value="0.765196474555125">
            <text:p>0.7651964746</text:p>
          </table:table-cell>
          <table:table-cell office:value-type="float" office:value="0.611877212686964">
            <text:p>0.6118772127</text:p>
          </table:table-cell>
          <table:table-cell office:value-type="float" office:value="0.795926030194424">
            <text:p>0.7959260302</text:p>
          </table:table-cell>
          <table:table-cell office:value-type="float" office:value="0.759654440220402">
            <text:p>0.7596544402</text:p>
          </table:table-cell>
          <table:table-cell office:value-type="float" office:value="0.652688480569249">
            <text:p>0.6526884806</text:p>
          </table:table-cell>
          <table:table-cell office:value-type="float" office:value="0.654680112332531">
            <text:p>0.6546801123</text:p>
          </table:table-cell>
          <table:table-cell office:value-type="float" office:value="0.738494750958331">
            <text:p>0.738494751</text:p>
          </table:table-cell>
        </table:table-row>
        <table:table-row table:style-name="ro1">
          <table:table-cell office:value-type="float" office:value="0.812780493566956">
            <text:p>0.8127804936</text:p>
          </table:table-cell>
          <table:table-cell office:value-type="float" office:value="0.646860985856883">
            <text:p>0.6468609859</text:p>
          </table:table-cell>
          <table:table-cell office:value-type="float" office:value="0.805948853797431">
            <text:p>0.8059488538</text:p>
          </table:table-cell>
          <table:table-cell office:value-type="float" office:value="0.622163282973238">
            <text:p>0.622163283</text:p>
          </table:table-cell>
          <table:table-cell office:value-type="float" office:value="0.676647200017241">
            <text:p>0.6766472</text:p>
          </table:table-cell>
          <table:table-cell office:value-type="float" office:value="0.532681390169184">
            <text:p>0.5326813902</text:p>
          </table:table-cell>
          <table:table-cell office:value-type="float" office:value="0.695622187855591">
            <text:p>0.6956221879</text:p>
          </table:table-cell>
          <table:table-cell office:value-type="float" office:value="0.771445905352444">
            <text:p>0.7714459054</text:p>
          </table:table-cell>
          <table:table-cell office:value-type="float" office:value="0.422931996993671">
            <text:p>0.422931997</text:p>
          </table:table-cell>
          <table:table-cell office:value-type="float" office:value="0.758898666204879">
            <text:p>0.7588986662</text:p>
          </table:table-cell>
        </table:table-row>
        <table:table-row table:style-name="ro1">
          <table:table-cell office:value-type="float" office:value="0.706615516255313">
            <text:p>0.7066155163</text:p>
          </table:table-cell>
          <table:table-cell office:value-type="float" office:value="0.766152093400814">
            <text:p>0.7661520934</text:p>
          </table:table-cell>
          <table:table-cell office:value-type="float" office:value="0.722374828225042">
            <text:p>0.7223748282</text:p>
          </table:table-cell>
          <table:table-cell office:value-type="float" office:value="0.720043239447506">
            <text:p>0.7200432394</text:p>
          </table:table-cell>
          <table:table-cell office:value-type="float" office:value="0.771310049195688">
            <text:p>0.7713100492</text:p>
          </table:table-cell>
          <table:table-cell office:value-type="float" office:value="0.766929673986309">
            <text:p>0.766929674</text:p>
          </table:table-cell>
          <table:table-cell office:value-type="float" office:value="0.751643525944989">
            <text:p>0.7516435259</text:p>
          </table:table-cell>
          <table:table-cell office:value-type="float" office:value="0.729023044969421">
            <text:p>0.729023045</text:p>
          </table:table-cell>
          <table:table-cell office:value-type="float" office:value="0.70983990829063">
            <text:p>0.7098399083</text:p>
          </table:table-cell>
          <table:table-cell office:value-type="float" office:value="0.784462774777319">
            <text:p>0.7844627748</text:p>
          </table:table-cell>
        </table:table-row>
        <table:table-row table:style-name="ro1">
          <table:table-cell office:value-type="float" office:value="0.749857041038982">
            <text:p>0.749857041</text:p>
          </table:table-cell>
          <table:table-cell office:value-type="float" office:value="0.713141828225931">
            <text:p>0.7131418282</text:p>
          </table:table-cell>
          <table:table-cell office:value-type="float" office:value="0.650592967305715">
            <text:p>0.6505929673</text:p>
          </table:table-cell>
          <table:table-cell office:value-type="float" office:value="0.762837694340739">
            <text:p>0.7628376943</text:p>
          </table:table-cell>
          <table:table-cell office:value-type="float" office:value="0.666764358507707">
            <text:p>0.6667643585</text:p>
          </table:table-cell>
          <table:table-cell office:value-type="float" office:value="0.52810334226294">
            <text:p>0.5281033423</text:p>
          </table:table-cell>
          <table:table-cell office:value-type="float" office:value="0.732437897835667">
            <text:p>0.7324378978</text:p>
          </table:table-cell>
          <table:table-cell office:value-type="float" office:value="0.700896329041342">
            <text:p>0.700896329</text:p>
          </table:table-cell>
          <table:table-cell office:value-type="float" office:value="0.684907105141684">
            <text:p>0.6849071051</text:p>
          </table:table-cell>
          <table:table-cell office:value-type="float" office:value="0.71275633678039">
            <text:p>0.7127563368</text:p>
          </table:table-cell>
        </table:table-row>
        <table:table-row table:style-name="ro1">
          <table:table-cell office:value-type="float" office:value="0.789022796114974">
            <text:p>0.7890227961</text:p>
          </table:table-cell>
          <table:table-cell office:value-type="float" office:value="0.695055617701137">
            <text:p>0.6950556177</text:p>
          </table:table-cell>
          <table:table-cell office:value-type="float" office:value="0.689341441825264">
            <text:p>0.6893414418</text:p>
          </table:table-cell>
          <table:table-cell office:value-type="float" office:value="0.548688543115039">
            <text:p>0.5486885431</text:p>
          </table:table-cell>
          <table:table-cell office:value-type="float" office:value="0.760627454716148">
            <text:p>0.7606274547</text:p>
          </table:table-cell>
          <table:table-cell office:value-type="float" office:value="0.551070598426245">
            <text:p>0.5510705984</text:p>
          </table:table-cell>
          <table:table-cell office:value-type="float" office:value="0.764137539497237">
            <text:p>0.7641375395</text:p>
          </table:table-cell>
          <table:table-cell office:value-type="float" office:value="0.779681442223727">
            <text:p>0.7796814422</text:p>
          </table:table-cell>
          <table:table-cell office:value-type="float" office:value="0.630199854991424">
            <text:p>0.630199855</text:p>
          </table:table-cell>
          <table:table-cell office:value-type="float" office:value="0.75137814836009">
            <text:p>0.7513781484</text:p>
          </table:table-cell>
        </table:table-row>
        <table:table-row table:style-name="ro1">
          <table:table-cell office:value-type="float" office:value="0.732438776997964">
            <text:p>0.732438777</text:p>
          </table:table-cell>
          <table:table-cell office:value-type="float" office:value="0.696340433706018">
            <text:p>0.6963404337</text:p>
          </table:table-cell>
          <table:table-cell office:value-type="float" office:value="0.677462122570079">
            <text:p>0.6774621226</text:p>
          </table:table-cell>
          <table:table-cell office:value-type="float" office:value="0.701233308015073">
            <text:p>0.701233308</text:p>
          </table:table-cell>
          <table:table-cell office:value-type="float" office:value="0.680968210859824">
            <text:p>0.6809682109</text:p>
          </table:table-cell>
          <table:table-cell office:value-type="float" office:value="0.749511746442809">
            <text:p>0.7495117464</text:p>
          </table:table-cell>
          <table:table-cell office:value-type="float" office:value="0.643461259738101">
            <text:p>0.6434612597</text:p>
          </table:table-cell>
          <table:table-cell office:value-type="float" office:value="0.728993930906647">
            <text:p>0.7289939309</text:p>
          </table:table-cell>
          <table:table-cell office:value-type="float" office:value="0.737519727573908">
            <text:p>0.7375197276</text:p>
          </table:table-cell>
          <table:table-cell office:value-type="float" office:value="0.668205683598284">
            <text:p>0.6682056836</text:p>
          </table:table-cell>
        </table:table-row>
        <table:table-row table:style-name="ro1">
          <table:table-cell office:value-type="float" office:value="0.825152021437035">
            <text:p>0.8251520214</text:p>
          </table:table-cell>
          <table:table-cell office:value-type="float" office:value="0.747886391850702">
            <text:p>0.7478863919</text:p>
          </table:table-cell>
          <table:table-cell office:value-type="float" office:value="0.737732870327871">
            <text:p>0.7377328703</text:p>
          </table:table-cell>
          <table:table-cell office:value-type="float" office:value="0.783986596520016">
            <text:p>0.7839865965</text:p>
          </table:table-cell>
          <table:table-cell office:value-type="float" office:value="0.733085472262185">
            <text:p>0.7330854723</text:p>
          </table:table-cell>
          <table:table-cell office:value-type="float" office:value="0.724905968392725">
            <text:p>0.7249059684</text:p>
          </table:table-cell>
          <table:table-cell office:value-type="float" office:value="0.694130903315575">
            <text:p>0.6941309033</text:p>
          </table:table-cell>
          <table:table-cell office:value-type="float" office:value="0.76920113983773">
            <text:p>0.7692011398</text:p>
          </table:table-cell>
          <table:table-cell office:value-type="float" office:value="0.808189778732915">
            <text:p>0.8081897787</text:p>
          </table:table-cell>
          <table:table-cell office:value-type="float" office:value="0.786360724647326">
            <text:p>0.7863607246</text:p>
          </table:table-cell>
        </table:table-row>
        <table:table-row table:style-name="ro1">
          <table:table-cell office:value-type="float" office:value="0.50784706078875">
            <text:p>0.5078470608</text:p>
          </table:table-cell>
          <table:table-cell office:value-type="float" office:value="0.217503486409246">
            <text:p>0.2175034864</text:p>
          </table:table-cell>
          <table:table-cell office:value-type="float" office:value="0.869017270258866">
            <text:p>0.8690172703</text:p>
          </table:table-cell>
          <table:table-cell office:value-type="float" office:value="0.434887342889219">
            <text:p>0.4348873429</text:p>
          </table:table-cell>
          <table:table-cell office:value-type="float" office:value="0.50583543829698">
            <text:p>0.5058354383</text:p>
          </table:table-cell>
          <table:table-cell office:value-type="float" office:value="0.217952060195373">
            <text:p>0.2179520602</text:p>
          </table:table-cell>
          <table:table-cell office:value-type="float" office:value="0.434485265932343">
            <text:p>0.4344852659</text:p>
          </table:table-cell>
          <table:table-cell office:value-type="float" office:value="0.289125025048199">
            <text:p>0.289125025</text:p>
          </table:table-cell>
          <table:table-cell office:value-type="float" office:value="0.723984886086767">
            <text:p>0.7239848861</text:p>
          </table:table-cell>
          <table:table-cell office:value-type="float" office:value="0.434438769103093">
            <text:p>0.4344387691</text:p>
          </table:table-cell>
        </table:table-row>
        <table:table-row table:style-name="ro1">
          <table:table-cell office:value-type="float" office:value="0.612877299912082">
            <text:p>0.6128772999</text:p>
          </table:table-cell>
          <table:table-cell office:value-type="float" office:value="0.643140233312274">
            <text:p>0.6431402333</text:p>
          </table:table-cell>
          <table:table-cell office:value-type="float" office:value="0.509427567051264">
            <text:p>0.5094275671</text:p>
          </table:table-cell>
          <table:table-cell office:value-type="float" office:value="0.57680426448837">
            <text:p>0.5768042645</text:p>
          </table:table-cell>
          <table:table-cell office:value-type="float" office:value="0.760960523685933">
            <text:p>0.7609605237</text:p>
          </table:table-cell>
          <table:table-cell office:value-type="float" office:value="0.526542318240681">
            <text:p>0.5265423182</text:p>
          </table:table-cell>
          <table:table-cell office:value-type="float" office:value="0.686584595558865">
            <text:p>0.6865845956</text:p>
          </table:table-cell>
          <table:table-cell office:value-type="float" office:value="0.722252279716339">
            <text:p>0.7222522797</text:p>
          </table:table-cell>
          <table:table-cell office:value-type="float" office:value="0.678260531067845">
            <text:p>0.6782605311</text:p>
          </table:table-cell>
          <table:table-cell office:value-type="float" office:value="0.717242528451298">
            <text:p>0.7172425285</text:p>
          </table:table-cell>
        </table:table-row>
        <table:table-row table:style-name="ro1">
          <table:table-cell office:value-type="float" office:value="0.844601838941805">
            <text:p>0.8446018389</text:p>
          </table:table-cell>
          <table:table-cell office:value-type="float" office:value="0.781826265989458">
            <text:p>0.781826266</text:p>
          </table:table-cell>
          <table:table-cell office:value-type="float" office:value="0.853573046044792">
            <text:p>0.853573046</text:p>
          </table:table-cell>
          <table:table-cell office:value-type="float" office:value="0.707892125110389">
            <text:p>0.7078921251</text:p>
          </table:table-cell>
          <table:table-cell office:value-type="float" office:value="0.927773957291461">
            <text:p>0.9277739573</text:p>
          </table:table-cell>
          <table:table-cell office:value-type="float" office:value="0.847005200739298">
            <text:p>0.8470052007</text:p>
          </table:table-cell>
          <table:table-cell office:value-type="float" office:value="0.851999054902385">
            <text:p>0.8519990549</text:p>
          </table:table-cell>
          <table:table-cell office:value-type="float" office:value="0.878905304536159">
            <text:p>0.8789053045</text:p>
          </table:table-cell>
          <table:table-cell office:value-type="float" office:value="0.830297351716259">
            <text:p>0.8302973517</text:p>
          </table:table-cell>
          <table:table-cell office:value-type="float" office:value="0.823429074997207">
            <text:p>0.823429075</text:p>
          </table:table-cell>
        </table:table-row>
        <table:table-row table:style-name="ro1">
          <table:table-cell office:value-type="float" office:value="0.784616770164625">
            <text:p>0.7846167702</text:p>
          </table:table-cell>
          <table:table-cell office:value-type="float" office:value="0.598281245798876">
            <text:p>0.5982812458</text:p>
          </table:table-cell>
          <table:table-cell office:value-type="float" office:value="0.697070560815713">
            <text:p>0.6970705608</text:p>
          </table:table-cell>
          <table:table-cell office:value-type="float" office:value="0.735982155900236">
            <text:p>0.7359821559</text:p>
          </table:table-cell>
          <table:table-cell office:value-type="float" office:value="0.748403066836075">
            <text:p>0.7484030668</text:p>
          </table:table-cell>
          <table:table-cell office:value-type="float" office:value="0.710187145145026">
            <text:p>0.7101871451</text:p>
          </table:table-cell>
          <table:table-cell office:value-type="float" office:value="0.633451614844289">
            <text:p>0.6334516148</text:p>
          </table:table-cell>
          <table:table-cell office:value-type="float" office:value="0.638492168996838">
            <text:p>0.638492169</text:p>
          </table:table-cell>
          <table:table-cell office:value-type="float" office:value="0.742352326064903">
            <text:p>0.7423523261</text:p>
          </table:table-cell>
          <table:table-cell office:value-type="float" office:value="0.643779048445757">
            <text:p>0.6437790484</text:p>
          </table:table-cell>
        </table:table-row>
        <table:table-row table:style-name="ro1">
          <table:table-cell office:value-type="float" office:value="0.753262674869625">
            <text:p>0.7532626749</text:p>
          </table:table-cell>
          <table:table-cell office:value-type="float" office:value="0.448835320617178">
            <text:p>0.4488353206</text:p>
          </table:table-cell>
          <table:table-cell office:value-type="float" office:value="0.564160858854619">
            <text:p>0.5641608589</text:p>
          </table:table-cell>
          <table:table-cell office:value-type="float" office:value="0.448677534590169">
            <text:p>0.4486775346</text:p>
          </table:table-cell>
          <table:table-cell office:value-type="float" office:value="0.614666454011843">
            <text:p>0.614666454</text:p>
          </table:table-cell>
          <table:table-cell office:value-type="float" office:value="0.51571672654457">
            <text:p>0.5157167265</text:p>
          </table:table-cell>
          <table:table-cell office:value-type="float" office:value="0.542583241853792">
            <text:p>0.5425832419</text:p>
          </table:table-cell>
          <table:table-cell office:value-type="float" office:value="0.70622159373593">
            <text:p>0.7062215937</text:p>
          </table:table-cell>
          <table:table-cell office:value-type="float" office:value="0.518454028936863">
            <text:p>0.5184540289</text:p>
          </table:table-cell>
          <table:table-cell office:value-type="float" office:value="0.520025857052062">
            <text:p>0.5200258571</text:p>
          </table:table-cell>
        </table:table-row>
        <table:table-row table:style-name="ro1">
          <table:table-cell office:value-type="float" office:value="0.650709123446082">
            <text:p>0.6507091234</text:p>
          </table:table-cell>
          <table:table-cell office:value-type="float" office:value="0.644442588113979">
            <text:p>0.6444425881</text:p>
          </table:table-cell>
          <table:table-cell office:value-type="float" office:value="0.711881863611785">
            <text:p>0.7118818636</text:p>
          </table:table-cell>
          <table:table-cell office:value-type="float" office:value="0.710120226871719">
            <text:p>0.7101202269</text:p>
          </table:table-cell>
          <table:table-cell office:value-type="float" office:value="0.69970113264131">
            <text:p>0.6997011326</text:p>
          </table:table-cell>
          <table:table-cell office:value-type="float" office:value="0.671815686318521">
            <text:p>0.6718156863</text:p>
          </table:table-cell>
          <table:table-cell office:value-type="float" office:value="0.698896466097185">
            <text:p>0.6988964661</text:p>
          </table:table-cell>
          <table:table-cell office:value-type="float" office:value="0.723160861813139">
            <text:p>0.7231608618</text:p>
          </table:table-cell>
          <table:table-cell office:value-type="float" office:value="0.746040452654561">
            <text:p>0.7460404527</text:p>
          </table:table-cell>
          <table:table-cell office:value-type="float" office:value="0.686259131862452">
            <text:p>0.6862591319</text:p>
          </table:table-cell>
        </table:table-row>
        <table:table-row table:style-name="ro1">
          <table:table-cell office:value-type="float" office:value="0.692081344291248">
            <text:p>0.6920813443</text:p>
          </table:table-cell>
          <table:table-cell office:value-type="float" office:value="0.795580415133107">
            <text:p>0.7955804151</text:p>
          </table:table-cell>
          <table:table-cell office:value-type="float" office:value="0.636576222570173">
            <text:p>0.6365762226</text:p>
          </table:table-cell>
          <table:table-cell office:value-type="float" office:value="0.724720507365537">
            <text:p>0.7247205074</text:p>
          </table:table-cell>
          <table:table-cell office:value-type="float" office:value="0.661041588388494">
            <text:p>0.6610415884</text:p>
          </table:table-cell>
          <table:table-cell office:value-type="float" office:value="0.715309252630601">
            <text:p>0.7153092526</text:p>
          </table:table-cell>
          <table:table-cell office:value-type="float" office:value="0.624202791596663">
            <text:p>0.6242027916</text:p>
          </table:table-cell>
          <table:table-cell office:value-type="float" office:value="0.667380858330626">
            <text:p>0.6673808583</text:p>
          </table:table-cell>
          <table:table-cell office:value-type="float" office:value="0.76425617909896">
            <text:p>0.7642561791</text:p>
          </table:table-cell>
          <table:table-cell office:value-type="float" office:value="0.69117402419034">
            <text:p>0.6911740242</text:p>
          </table:table-cell>
        </table:table-row>
        <table:table-row table:style-name="ro1">
          <table:table-cell office:value-type="float" office:value="0.684284383091059">
            <text:p>0.6842843831</text:p>
          </table:table-cell>
          <table:table-cell office:value-type="float" office:value="0.73423960030661">
            <text:p>0.7342396003</text:p>
          </table:table-cell>
          <table:table-cell office:value-type="float" office:value="0.748706200435716">
            <text:p>0.7487062004</text:p>
          </table:table-cell>
          <table:table-cell office:value-type="float" office:value="0.708743163565014">
            <text:p>0.7087431636</text:p>
          </table:table-cell>
          <table:table-cell office:value-type="float" office:value="0.719425769852297">
            <text:p>0.7194257699</text:p>
          </table:table-cell>
          <table:table-cell office:value-type="float" office:value="0.713969285891807">
            <text:p>0.7139692859</text:p>
          </table:table-cell>
          <table:table-cell office:value-type="float" office:value="0.790577016591515">
            <text:p>0.7905770166</text:p>
          </table:table-cell>
          <table:table-cell office:value-type="float" office:value="0.723304151992323">
            <text:p>0.723304152</text:p>
          </table:table-cell>
          <table:table-cell office:value-type="float" office:value="0.674094254937949">
            <text:p>0.6740942549</text:p>
          </table:table-cell>
          <table:table-cell office:value-type="float" office:value="0.624885426510528">
            <text:p>0.6248854265</text:p>
          </table:table-cell>
        </table:table-row>
        <table:table-row table:style-name="ro1">
          <table:table-cell office:value-type="float" office:value="0.427718664756916">
            <text:p>0.4277186648</text:p>
          </table:table-cell>
          <table:table-cell office:value-type="float" office:value="0.855795036428357">
            <text:p>0.8557950364</text:p>
          </table:table-cell>
          <table:table-cell office:value-type="float" office:value="0.770943214639675">
            <text:p>0.7709432146</text:p>
          </table:table-cell>
          <table:table-cell office:value-type="float" office:value="0.655497858155922">
            <text:p>0.6554978582</text:p>
          </table:table-cell>
          <table:table-cell office:value-type="float" office:value="0.670397510829575">
            <text:p>0.6703975108</text:p>
          </table:table-cell>
          <table:table-cell office:value-type="float" office:value="0.412217861526836">
            <text:p>0.4122178615</text:p>
          </table:table-cell>
          <table:table-cell office:value-type="float" office:value="0.55746533594539">
            <text:p>0.5574653359</text:p>
          </table:table-cell>
          <table:table-cell office:value-type="float" office:value="0.885242748622907">
            <text:p>0.8852427486</text:p>
          </table:table-cell>
          <table:table-cell office:value-type="float" office:value="0.870909572238534">
            <text:p>0.8709095722</text:p>
          </table:table-cell>
          <table:table-cell office:value-type="float" office:value="0.84175755100301">
            <text:p>0.841757551</text:p>
          </table:table-cell>
        </table:table-row>
        <table:table-row table:style-name="ro1">
          <table:table-cell office:value-type="float" office:value="0.711087802315043">
            <text:p>0.7110878023</text:p>
          </table:table-cell>
          <table:table-cell office:value-type="float" office:value="0.780674683581654">
            <text:p>0.7806746836</text:p>
          </table:table-cell>
          <table:table-cell office:value-type="float" office:value="0.629947293524532">
            <text:p>0.6299472935</text:p>
          </table:table-cell>
          <table:table-cell office:value-type="float" office:value="0.781960137417196">
            <text:p>0.7819601374</text:p>
          </table:table-cell>
          <table:table-cell office:value-type="float" office:value="0.73690787825045">
            <text:p>0.7369078783</text:p>
          </table:table-cell>
          <table:table-cell office:value-type="float" office:value="0.742307744110989">
            <text:p>0.7423077441</text:p>
          </table:table-cell>
          <table:table-cell office:value-type="float" office:value="0.708036211186426">
            <text:p>0.7080362112</text:p>
          </table:table-cell>
          <table:table-cell office:value-type="float" office:value="0.716279396983242">
            <text:p>0.716279397</text:p>
          </table:table-cell>
          <table:table-cell office:value-type="float" office:value="0.721489639279394">
            <text:p>0.7214896393</text:p>
          </table:table-cell>
          <table:table-cell office:value-type="float" office:value="0.806947450309538">
            <text:p>0.8069474503</text:p>
          </table:table-cell>
        </table:table-row>
        <table:table-row table:style-name="ro1">
          <table:table-cell office:value-type="float" office:value="0.671664142789823">
            <text:p>0.6716641428</text:p>
          </table:table-cell>
          <table:table-cell office:value-type="float" office:value="0.656792924094428">
            <text:p>0.6567929241</text:p>
          </table:table-cell>
          <table:table-cell office:value-type="float" office:value="0.757164757905036">
            <text:p>0.7571647579</text:p>
          </table:table-cell>
          <table:table-cell office:value-type="float" office:value="0.511172487668535">
            <text:p>0.5111724877</text:p>
          </table:table-cell>
          <table:table-cell office:value-type="float" office:value="0.635533628231508">
            <text:p>0.6355336282</text:p>
          </table:table-cell>
          <table:table-cell office:value-type="float" office:value="0.72021547275951">
            <text:p>0.7202154728</text:p>
          </table:table-cell>
          <table:table-cell office:value-type="float" office:value="0.664412121602355">
            <text:p>0.6644121216</text:p>
          </table:table-cell>
          <table:table-cell office:value-type="float" office:value="0.641741736026883">
            <text:p>0.641741736</text:p>
          </table:table-cell>
          <table:table-cell office:value-type="float" office:value="0.658111689500134">
            <text:p>0.6581116895</text:p>
          </table:table-cell>
          <table:table-cell office:value-type="float" office:value="0.700249394343375">
            <text:p>0.7002493943</text:p>
          </table:table-cell>
        </table:table-row>
        <table:table-row table:style-name="ro1">
          <table:table-cell office:value-type="float" office:value="0.725348282220908">
            <text:p>0.7253482822</text:p>
          </table:table-cell>
          <table:table-cell office:value-type="float" office:value="0.675479976785236">
            <text:p>0.6754799768</text:p>
          </table:table-cell>
          <table:table-cell office:value-type="float" office:value="0.645620366044778">
            <text:p>0.645620366</text:p>
          </table:table-cell>
          <table:table-cell office:value-type="float" office:value="0.617319786503023">
            <text:p>0.6173197865</text:p>
          </table:table-cell>
          <table:table-cell office:value-type="float" office:value="0.678199928037092">
            <text:p>0.678199928</text:p>
          </table:table-cell>
          <table:table-cell office:value-type="float" office:value="0.586431221877667">
            <text:p>0.5864312219</text:p>
          </table:table-cell>
          <table:table-cell office:value-type="float" office:value="0.588800755024272">
            <text:p>0.588800755</text:p>
          </table:table-cell>
          <table:table-cell office:value-type="float" office:value="0.664602650515237">
            <text:p>0.6646026505</text:p>
          </table:table-cell>
          <table:table-cell office:value-type="float" office:value="0.619522272464638">
            <text:p>0.6195222725</text:p>
          </table:table-cell>
          <table:table-cell office:value-type="float" office:value="0.563205532768342">
            <text:p>0.5632055328</text:p>
          </table:table-cell>
        </table:table-row>
        <table:table-row table:style-name="ro1">
          <table:table-cell office:value-type="float" office:value="0.672044467930552">
            <text:p>0.6720444679</text:p>
          </table:table-cell>
          <table:table-cell office:value-type="float" office:value="0.721815591941081">
            <text:p>0.7218155919</text:p>
          </table:table-cell>
          <table:table-cell office:value-type="float" office:value="0.634976150093072">
            <text:p>0.6349761501</text:p>
          </table:table-cell>
          <table:table-cell office:value-type="float" office:value="0.633725238553503">
            <text:p>0.6337252386</text:p>
          </table:table-cell>
          <table:table-cell office:value-type="float" office:value="0.644400428716255">
            <text:p>0.6444004287</text:p>
          </table:table-cell>
          <table:table-cell office:value-type="float" office:value="0.704247318294834">
            <text:p>0.7042473183</text:p>
          </table:table-cell>
          <table:table-cell office:value-type="float" office:value="0.682609360687552">
            <text:p>0.6826093607</text:p>
          </table:table-cell>
          <table:table-cell office:value-type="float" office:value="0.718191994543893">
            <text:p>0.7181919945</text:p>
          </table:table-cell>
          <table:table-cell office:value-type="float" office:value="0.755188745202036">
            <text:p>0.7551887452</text:p>
          </table:table-cell>
          <table:table-cell office:value-type="float" office:value="0.673776406527397">
            <text:p>0.6737764065</text:p>
          </table:table-cell>
        </table:table-row>
        <table:table-row table:style-name="ro1">
          <table:table-cell office:value-type="float" office:value="0.735198528124736">
            <text:p>0.7351985281</text:p>
          </table:table-cell>
          <table:table-cell office:value-type="float" office:value="0.754520586473719">
            <text:p>0.7545205865</text:p>
          </table:table-cell>
          <table:table-cell office:value-type="float" office:value="0.75409519347499">
            <text:p>0.7540951935</text:p>
          </table:table-cell>
          <table:table-cell office:value-type="float" office:value="0.735400316700028">
            <text:p>0.7354003167</text:p>
          </table:table-cell>
          <table:table-cell office:value-type="float" office:value="0.690180867028071">
            <text:p>0.690180867</text:p>
          </table:table-cell>
          <table:table-cell office:value-type="float" office:value="0.775030382631084">
            <text:p>0.7750303826</text:p>
          </table:table-cell>
          <table:table-cell office:value-type="float" office:value="0.783897392026631">
            <text:p>0.783897392</text:p>
          </table:table-cell>
          <table:table-cell office:value-type="float" office:value="0.75878495110047">
            <text:p>0.7587849511</text:p>
          </table:table-cell>
          <table:table-cell office:value-type="float" office:value="0.843698276925144">
            <text:p>0.8436982769</text:p>
          </table:table-cell>
          <table:table-cell office:value-type="float" office:value="0.807676397941836">
            <text:p>0.8076763979</text:p>
          </table:table-cell>
        </table:table-row>
        <table:table-row table:style-name="ro1">
          <table:table-cell office:value-type="float" office:value="0.655213789626032">
            <text:p>0.6552137896</text:p>
          </table:table-cell>
          <table:table-cell office:value-type="float" office:value="0.842392324645934">
            <text:p>0.8423923246</text:p>
          </table:table-cell>
          <table:table-cell office:value-type="float" office:value="0.851629106384552">
            <text:p>0.8516291064</text:p>
          </table:table-cell>
          <table:table-cell office:value-type="float" office:value="0.841993185956233">
            <text:p>0.841993186</text:p>
          </table:table-cell>
          <table:table-cell office:value-type="float" office:value="0.734292986691214">
            <text:p>0.7342929867</text:p>
          </table:table-cell>
          <table:table-cell office:value-type="float" office:value="0.690466543101043">
            <text:p>0.6904665431</text:p>
          </table:table-cell>
          <table:table-cell office:value-type="float" office:value="0.900757541971939">
            <text:p>0.900757542</text:p>
          </table:table-cell>
          <table:table-cell office:value-type="float" office:value="0.657953954338147">
            <text:p>0.6579539543</text:p>
          </table:table-cell>
          <table:table-cell office:value-type="float" office:value="0.642495718214555">
            <text:p>0.6424957182</text:p>
          </table:table-cell>
          <table:table-cell office:value-type="float" office:value="0.568330289956369">
            <text:p>0.56833029</text:p>
          </table:table-cell>
        </table:table-row>
        <table:table-row table:style-name="ro1">
          <table:table-cell office:value-type="float" office:value="0.56319443959014">
            <text:p>0.5631944396</text:p>
          </table:table-cell>
          <table:table-cell office:value-type="float" office:value="0.661232041993623">
            <text:p>0.661232042</text:p>
          </table:table-cell>
          <table:table-cell office:value-type="float" office:value="0.698463454803588">
            <text:p>0.6984634548</text:p>
          </table:table-cell>
          <table:table-cell office:value-type="float" office:value="0.622919067661558">
            <text:p>0.6229190677</text:p>
          </table:table-cell>
          <table:table-cell office:value-type="float" office:value="0.645860431389755">
            <text:p>0.6458604314</text:p>
          </table:table-cell>
          <table:table-cell office:value-type="float" office:value="0.647041141290518">
            <text:p>0.6470411413</text:p>
          </table:table-cell>
          <table:table-cell office:value-type="float" office:value="0.621790872930505">
            <text:p>0.6217908729</text:p>
          </table:table-cell>
          <table:table-cell office:value-type="float" office:value="0.700415244015079">
            <text:p>0.700415244</text:p>
          </table:table-cell>
          <table:table-cell office:value-type="float" office:value="0.558130142973336">
            <text:p>0.558130143</text:p>
          </table:table-cell>
          <table:table-cell office:value-type="float" office:value="0.675189933041964">
            <text:p>0.675189933</text:p>
          </table:table-cell>
        </table:table-row>
        <table:table-row table:style-name="ro1">
          <table:table-cell office:value-type="float" office:value="0.643670587273818">
            <text:p>0.6436705873</text:p>
          </table:table-cell>
          <table:table-cell office:value-type="float" office:value="0.965756690808992">
            <text:p>0.9657566908</text:p>
          </table:table-cell>
          <table:table-cell office:value-type="float" office:value="0.579096225012767">
            <text:p>0.579096225</text:p>
          </table:table-cell>
          <table:table-cell office:value-type="float" office:value="0.677013172809137">
            <text:p>0.6770131728</text:p>
          </table:table-cell>
          <table:table-cell office:value-type="float" office:value="0.320838070006125">
            <text:p>0.32083807</text:p>
          </table:table-cell>
          <table:table-cell office:value-type="float" office:value="0.482188448704048">
            <text:p>0.4821884487</text:p>
          </table:table-cell>
          <table:table-cell office:value-type="float" office:value="0.481115214923059">
            <text:p>0.4811152149</text:p>
          </table:table-cell>
          <table:table-cell office:value-type="float" office:value="0.676875207914401">
            <text:p>0.6768752079</text:p>
          </table:table-cell>
          <table:table-cell office:value-type="float" office:value="0.86946453962786">
            <text:p>0.8694645396</text:p>
          </table:table-cell>
          <table:table-cell office:value-type="float" office:value="0.257777224585703">
            <text:p>0.2577772246</text:p>
          </table:table-cell>
        </table:table-row>
        <table:table-row table:style-name="ro1">
          <table:table-cell office:value-type="float" office:value="0.768848598039239">
            <text:p>0.768848598</text:p>
          </table:table-cell>
          <table:table-cell office:value-type="float" office:value="0.694145518855494">
            <text:p>0.6941455189</text:p>
          </table:table-cell>
          <table:table-cell office:value-type="float" office:value="0.709869941490778">
            <text:p>0.7098699415</text:p>
          </table:table-cell>
          <table:table-cell office:value-type="float" office:value="0.616384278665862">
            <text:p>0.6163842787</text:p>
          </table:table-cell>
          <table:table-cell office:value-type="float" office:value="0.695040893483375">
            <text:p>0.6950408935</text:p>
          </table:table-cell>
          <table:table-cell office:value-type="float" office:value="0.823904270076994">
            <text:p>0.8239042701</text:p>
          </table:table-cell>
          <table:table-cell office:value-type="float" office:value="0.618336779937471">
            <text:p>0.6183367799</text:p>
          </table:table-cell>
          <table:table-cell office:value-type="float" office:value="0.67721518742359">
            <text:p>0.6772151874</text:p>
          </table:table-cell>
          <table:table-cell office:value-type="float" office:value="0.68733186785281">
            <text:p>0.6873318679</text:p>
          </table:table-cell>
          <table:table-cell office:value-type="float" office:value="0.744003084855448">
            <text:p>0.7440030849</text:p>
          </table:table-cell>
        </table:table-row>
        <table:table-row table:style-name="ro1">
          <table:table-cell office:value-type="float" office:value="0.720649503887571">
            <text:p>0.7206495039</text:p>
          </table:table-cell>
          <table:table-cell office:value-type="float" office:value="0.596187907631936">
            <text:p>0.5961879076</text:p>
          </table:table-cell>
          <table:table-cell office:value-type="float" office:value="0.712476946506698">
            <text:p>0.7124769465</text:p>
          </table:table-cell>
          <table:table-cell office:value-type="float" office:value="0.565978139028694">
            <text:p>0.565978139</text:p>
          </table:table-cell>
          <table:table-cell office:value-type="float" office:value="0.725048336013536">
            <text:p>0.725048336</text:p>
          </table:table-cell>
          <table:table-cell office:value-type="float" office:value="0.649120814760915">
            <text:p>0.6491208148</text:p>
          </table:table-cell>
          <table:table-cell office:value-type="float" office:value="0.624854262855421">
            <text:p>0.6248542629</text:p>
          </table:table-cell>
          <table:table-cell office:value-type="float" office:value="0.866142532389024">
            <text:p>0.8661425324</text:p>
          </table:table-cell>
          <table:table-cell office:value-type="float" office:value="0.710515723518892">
            <text:p>0.7105157235</text:p>
          </table:table-cell>
          <table:table-cell office:value-type="float" office:value="0.671702736025773">
            <text:p>0.671702736</text:p>
          </table:table-cell>
        </table:table-row>
        <table:table-row table:style-name="ro1">
          <table:table-cell office:value-type="float" office:value="0.701431761162815">
            <text:p>0.7014317612</text:p>
          </table:table-cell>
          <table:table-cell office:value-type="float" office:value="0.617123681974983">
            <text:p>0.617123682</text:p>
          </table:table-cell>
          <table:table-cell office:value-type="float" office:value="0.680463234999384">
            <text:p>0.680463235</text:p>
          </table:table-cell>
          <table:table-cell office:value-type="float" office:value="0.617114275436129">
            <text:p>0.6171142754</text:p>
          </table:table-cell>
          <table:table-cell office:value-type="float" office:value="0.729056978915183">
            <text:p>0.7290569789</text:p>
          </table:table-cell>
          <table:table-cell office:value-type="float" office:value="0.712090723480704">
            <text:p>0.7120907235</text:p>
          </table:table-cell>
          <table:table-cell office:value-type="float" office:value="0.629152432862536">
            <text:p>0.6291524329</text:p>
          </table:table-cell>
          <table:table-cell office:value-type="float" office:value="0.638315240850706">
            <text:p>0.6383152409</text:p>
          </table:table-cell>
          <table:table-cell office:value-type="float" office:value="0.642271738718777">
            <text:p>0.6422717387</text:p>
          </table:table-cell>
          <table:table-cell office:value-type="float" office:value="0.64329745240164">
            <text:p>0.6432974524</text:p>
          </table:table-cell>
        </table:table-row>
        <table:table-row table:style-name="ro1">
          <table:table-cell office:value-type="float" office:value="0.775905681311819">
            <text:p>0.7759056813</text:p>
          </table:table-cell>
          <table:table-cell office:value-type="float" office:value="0.673390952760324">
            <text:p>0.6733909528</text:p>
          </table:table-cell>
          <table:table-cell office:value-type="float" office:value="0.754297878672034">
            <text:p>0.7542978787</text:p>
          </table:table-cell>
          <table:table-cell office:value-type="float" office:value="0.684404909101742">
            <text:p>0.6844049091</text:p>
          </table:table-cell>
          <table:table-cell office:value-type="float" office:value="0.718064009965736">
            <text:p>0.71806401</text:p>
          </table:table-cell>
          <table:table-cell office:value-type="float" office:value="0.761214145857646">
            <text:p>0.7612141459</text:p>
          </table:table-cell>
          <table:table-cell office:value-type="float" office:value="0.705203426591174">
            <text:p>0.7052034266</text:p>
          </table:table-cell>
          <table:table-cell office:value-type="float" office:value="0.71610635470682">
            <text:p>0.7161063547</text:p>
          </table:table-cell>
          <table:table-cell office:value-type="float" office:value="0.591339346618462">
            <text:p>0.5913393466</text:p>
          </table:table-cell>
          <table:table-cell office:value-type="float" office:value="0.763264165432433">
            <text:p>0.7632641654</text:p>
          </table:table-cell>
        </table:table-row>
        <table:table-row table:style-name="ro1">
          <table:table-cell office:value-type="float" office:value="0.624357951483664">
            <text:p>0.6243579515</text:p>
          </table:table-cell>
          <table:table-cell office:value-type="float" office:value="0.781765945583151">
            <text:p>0.7817659456</text:p>
          </table:table-cell>
          <table:table-cell office:value-type="float" office:value="0.871358103600979">
            <text:p>0.8713581036</text:p>
          </table:table-cell>
          <table:table-cell office:value-type="float" office:value="0.842218895914281">
            <text:p>0.8422188959</text:p>
          </table:table-cell>
          <table:table-cell office:value-type="float" office:value="0.793339032974737">
            <text:p>0.793339033</text:p>
          </table:table-cell>
          <table:table-cell office:value-type="float" office:value="0.674262519386732">
            <text:p>0.6742625194</text:p>
          </table:table-cell>
          <table:table-cell office:value-type="float" office:value="0.851867133158494">
            <text:p>0.8518671332</text:p>
          </table:table-cell>
          <table:table-cell office:value-type="float" office:value="0.832499486752406">
            <text:p>0.8324994868</text:p>
          </table:table-cell>
          <table:table-cell office:value-type="float" office:value="0.730782187350633">
            <text:p>0.7307821874</text:p>
          </table:table-cell>
          <table:table-cell office:value-type="float" office:value="0.784317333908707">
            <text:p>0.7843173339</text:p>
          </table:table-cell>
        </table:table-row>
        <table:table-row table:style-name="ro1">
          <table:table-cell office:value-type="float" office:value="0.633642158875389">
            <text:p>0.6336421589</text:p>
          </table:table-cell>
          <table:table-cell office:value-type="float" office:value="0.666157920602392">
            <text:p>0.6661579206</text:p>
          </table:table-cell>
          <table:table-cell office:value-type="float" office:value="0.658098165046002">
            <text:p>0.658098165</text:p>
          </table:table-cell>
          <table:table-cell office:value-type="float" office:value="0.599050270383642">
            <text:p>0.5990502704</text:p>
          </table:table-cell>
          <table:table-cell office:value-type="float" office:value="0.674839702152994">
            <text:p>0.6748397022</text:p>
          </table:table-cell>
          <table:table-cell office:value-type="float" office:value="0.692375004168515">
            <text:p>0.6923750042</text:p>
          </table:table-cell>
          <table:table-cell office:value-type="float" office:value="0.657918018032781">
            <text:p>0.657918018</text:p>
          </table:table-cell>
          <table:table-cell office:value-type="float" office:value="0.649097146316397">
            <text:p>0.6490971463</text:p>
          </table:table-cell>
          <table:table-cell office:value-type="float" office:value="0.714298083767795">
            <text:p>0.7142980838</text:p>
          </table:table-cell>
          <table:table-cell office:value-type="float" office:value="0.661572518076855">
            <text:p>0.6615725181</text:p>
          </table:table-cell>
        </table:table-row>
        <table:table-row table:style-name="ro1">
          <table:table-cell office:value-type="float" office:value="0.53789425097296">
            <text:p>0.537894251</text:p>
          </table:table-cell>
          <table:table-cell office:value-type="float" office:value="0.58963767812457">
            <text:p>0.5896376781</text:p>
          </table:table-cell>
          <table:table-cell office:value-type="float" office:value="0.771031500248888">
            <text:p>0.7710315002</text:p>
          </table:table-cell>
          <table:table-cell office:value-type="float" office:value="0.707742741739652">
            <text:p>0.7077427417</text:p>
          </table:table-cell>
          <table:table-cell office:value-type="float" office:value="0.736552378990437">
            <text:p>0.736552379</text:p>
          </table:table-cell>
          <table:table-cell office:value-type="float" office:value="0.548401724978899">
            <text:p>0.548401725</text:p>
          </table:table-cell>
          <table:table-cell office:value-type="float" office:value="0.690597953750522">
            <text:p>0.6905979538</text:p>
          </table:table-cell>
          <table:table-cell office:value-type="float" office:value="0.850513903216192">
            <text:p>0.8505139032</text:p>
          </table:table-cell>
          <table:table-cell office:value-type="float" office:value="0.810870656061061">
            <text:p>0.8108706561</text:p>
          </table:table-cell>
          <table:table-cell office:value-type="float" office:value="0.769500567347">
            <text:p>0.7695005673</text:p>
          </table:table-cell>
        </table:table-row>
        <table:table-row table:style-name="ro1">
          <table:table-cell office:value-type="float" office:value="0.716415681266623">
            <text:p>0.7164156813</text:p>
          </table:table-cell>
          <table:table-cell office:value-type="float" office:value="0.78118984278557">
            <text:p>0.7811898428</text:p>
          </table:table-cell>
          <table:table-cell office:value-type="float" office:value="0.643181297948135">
            <text:p>0.6431812979</text:p>
          </table:table-cell>
          <table:table-cell office:value-type="float" office:value="0.762907411910884">
            <text:p>0.7629074119</text:p>
          </table:table-cell>
          <table:table-cell office:value-type="float" office:value="0.630238481975673">
            <text:p>0.630238482</text:p>
          </table:table-cell>
          <table:table-cell office:value-type="float" office:value="0.635277442365844">
            <text:p>0.6352774424</text:p>
          </table:table-cell>
          <table:table-cell office:value-type="float" office:value="0.654299695561263">
            <text:p>0.6542996956</text:p>
          </table:table-cell>
          <table:table-cell office:value-type="float" office:value="0.637648842766699">
            <text:p>0.6376488428</text:p>
          </table:table-cell>
          <table:table-cell office:value-type="float" office:value="0.594384359469804">
            <text:p>0.5943843595</text:p>
          </table:table-cell>
          <table:table-cell office:value-type="float" office:value="0.631095577838252">
            <text:p>0.6310955778</text:p>
          </table:table-cell>
        </table:table-row>
        <table:table-row table:style-name="ro1">
          <table:table-cell office:value-type="float" office:value="0.792603297168956">
            <text:p>0.7926032972</text:p>
          </table:table-cell>
          <table:table-cell office:value-type="float" office:value="0.681207400245052">
            <text:p>0.6812074002</text:p>
          </table:table-cell>
          <table:table-cell office:value-type="float" office:value="0.604100699097356">
            <text:p>0.6041006991</text:p>
          </table:table-cell>
          <table:table-cell office:value-type="float" office:value="0.607155735447444">
            <text:p>0.6071557354</text:p>
          </table:table-cell>
          <table:table-cell office:value-type="float" office:value="0.589292004216101">
            <text:p>0.5892920042</text:p>
          </table:table-cell>
          <table:table-cell office:value-type="float" office:value="0.680161212365065">
            <text:p>0.6801612124</text:p>
          </table:table-cell>
          <table:table-cell office:value-type="float" office:value="0.756745645385087">
            <text:p>0.7567456454</text:p>
          </table:table-cell>
          <table:table-cell office:value-type="float" office:value="0.567669887855223">
            <text:p>0.5676698879</text:p>
          </table:table-cell>
          <table:table-cell office:value-type="float" office:value="0.560531606618337">
            <text:p>0.5605316066</text:p>
          </table:table-cell>
          <table:table-cell office:value-type="float" office:value="0.739479995975385">
            <text:p>0.739479996</text:p>
          </table:table-cell>
        </table:table-row>
        <table:table-row table:style-name="ro1">
          <table:table-cell office:value-type="float" office:value="0.694007672363967">
            <text:p>0.6940076724</text:p>
          </table:table-cell>
          <table:table-cell office:value-type="float" office:value="0.663799122011213">
            <text:p>0.663799122</text:p>
          </table:table-cell>
          <table:table-cell office:value-type="float" office:value="0.737382908825706">
            <text:p>0.7373829088</text:p>
          </table:table-cell>
          <table:table-cell office:value-type="float" office:value="0.667638485469648">
            <text:p>0.6676384855</text:p>
          </table:table-cell>
          <table:table-cell office:value-type="float" office:value="0.669590703760581">
            <text:p>0.6695907038</text:p>
          </table:table-cell>
          <table:table-cell office:value-type="float" office:value="0.732676912915047">
            <text:p>0.7326769129</text:p>
          </table:table-cell>
          <table:table-cell office:value-type="float" office:value="0.732848017807183">
            <text:p>0.7328480178</text:p>
          </table:table-cell>
          <table:table-cell office:value-type="float" office:value="0.625919712172915">
            <text:p>0.6259197122</text:p>
          </table:table-cell>
          <table:table-cell office:value-type="float" office:value="0.515310419110825">
            <text:p>0.5153104191</text:p>
          </table:table-cell>
          <table:table-cell office:value-type="float" office:value="0.848146727692606">
            <text:p>0.8481467277</text:p>
          </table:table-cell>
        </table:table-row>
        <table:table-row table:style-name="ro1">
          <table:table-cell office:value-type="float" office:value="0.613023353350548">
            <text:p>0.6130233534</text:p>
          </table:table-cell>
          <table:table-cell office:value-type="float" office:value="0.669750744056767">
            <text:p>0.6697507441</text:p>
          </table:table-cell>
          <table:table-cell office:value-type="float" office:value="0.680357347937317">
            <text:p>0.6803573479</text:p>
          </table:table-cell>
          <table:table-cell office:value-type="float" office:value="0.661592413526675">
            <text:p>0.6615924135</text:p>
          </table:table-cell>
          <table:table-cell office:value-type="float" office:value="0.692345170987688">
            <text:p>0.692345171</text:p>
          </table:table-cell>
          <table:table-cell office:value-type="float" office:value="0.735816154549224">
            <text:p>0.7358161545</text:p>
          </table:table-cell>
          <table:table-cell office:value-type="float" office:value="0.780877652888478">
            <text:p>0.7808776529</text:p>
          </table:table-cell>
          <table:table-cell office:value-type="float" office:value="0.622275616737247">
            <text:p>0.6222756167</text:p>
          </table:table-cell>
          <table:table-cell office:value-type="float" office:value="0.65834049538349">
            <text:p>0.6583404954</text:p>
          </table:table-cell>
          <table:table-cell office:value-type="float" office:value="0.699222927225468">
            <text:p>0.6992229272</text:p>
          </table:table-cell>
        </table:table-row>
        <table:table-row table:style-name="ro1">
          <table:table-cell office:value-type="float" office:value="0.848068653847898">
            <text:p>0.8480686538</text:p>
          </table:table-cell>
          <table:table-cell office:value-type="float" office:value="0.753360970719928">
            <text:p>0.7533609707</text:p>
          </table:table-cell>
          <table:table-cell office:value-type="float" office:value="0.777141270760036">
            <text:p>0.7771412708</text:p>
          </table:table-cell>
          <table:table-cell office:value-type="float" office:value="0.837777980890896">
            <text:p>0.8377779809</text:p>
          </table:table-cell>
          <table:table-cell office:value-type="float" office:value="0.730077493926422">
            <text:p>0.7300774939</text:p>
          </table:table-cell>
          <table:table-cell office:value-type="float" office:value="0.74216904368299">
            <text:p>0.7421690437</text:p>
          </table:table-cell>
          <table:table-cell office:value-type="float" office:value="0.655290456582177">
            <text:p>0.6552904566</text:p>
          </table:table-cell>
          <table:table-cell office:value-type="float" office:value="0.697110303036164">
            <text:p>0.697110303</text:p>
          </table:table-cell>
          <table:table-cell office:value-type="float" office:value="0.753919601885107">
            <text:p>0.7539196019</text:p>
          </table:table-cell>
          <table:table-cell office:value-type="float" office:value="0.74056030133829">
            <text:p>0.7405603013</text:p>
          </table:table-cell>
        </table:table-row>
        <table:table-row table:style-name="ro1">
          <table:table-cell office:value-type="float" office:value="0.685217106708323">
            <text:p>0.6852171067</text:p>
          </table:table-cell>
          <table:table-cell office:value-type="float" office:value="0.734657137330119">
            <text:p>0.7346571373</text:p>
          </table:table-cell>
          <table:table-cell office:value-type="float" office:value="0.76831294420451">
            <text:p>0.7683129442</text:p>
          </table:table-cell>
          <table:table-cell office:value-type="float" office:value="0.74410879130212">
            <text:p>0.7441087913</text:p>
          </table:table-cell>
          <table:table-cell office:value-type="float" office:value="0.789526622305543">
            <text:p>0.7895266223</text:p>
          </table:table-cell>
          <table:table-cell office:value-type="float" office:value="0.715779748711688">
            <text:p>0.7157797487</text:p>
          </table:table-cell>
          <table:table-cell office:value-type="float" office:value="0.727967804713711">
            <text:p>0.7279678047</text:p>
          </table:table-cell>
          <table:table-cell office:value-type="float" office:value="0.77084234290709">
            <text:p>0.7708423429</text:p>
          </table:table-cell>
          <table:table-cell office:value-type="float" office:value="0.775779031026241">
            <text:p>0.775779031</text:p>
          </table:table-cell>
          <table:table-cell office:value-type="float" office:value="0.759414227725961">
            <text:p>0.7594142277</text:p>
          </table:table-cell>
        </table:table-row>
        <table:table-row table:style-name="ro1">
          <table:table-cell office:value-type="float" office:value="0.826823122064121">
            <text:p>0.8268231221</text:p>
          </table:table-cell>
          <table:table-cell office:value-type="float" office:value="0.683445841604647">
            <text:p>0.6834458416</text:p>
          </table:table-cell>
          <table:table-cell office:value-type="float" office:value="0.73391017083917">
            <text:p>0.7339101708</text:p>
          </table:table-cell>
          <table:table-cell office:value-type="float" office:value="0.778701131848244">
            <text:p>0.7787011318</text:p>
          </table:table-cell>
          <table:table-cell office:value-type="float" office:value="0.68434515206998">
            <text:p>0.6843451521</text:p>
          </table:table-cell>
          <table:table-cell office:value-type="float" office:value="0.424994683578943">
            <text:p>0.4249946836</text:p>
          </table:table-cell>
          <table:table-cell office:value-type="float" office:value="0.613540475227572">
            <text:p>0.6135404752</text:p>
          </table:table-cell>
          <table:table-cell office:value-type="float" office:value="0.754112865884311">
            <text:p>0.7541128659</text:p>
          </table:table-cell>
          <table:table-cell office:value-type="float" office:value="0.564703298055951">
            <text:p>0.5647032981</text:p>
          </table:table-cell>
          <table:table-cell office:value-type="float" office:value="0.519821977514314">
            <text:p>0.5198219775</text:p>
          </table:table-cell>
        </table:table-row>
        <table:table-row table:style-name="ro1">
          <table:table-cell office:value-type="float" office:value="0.554425324036364">
            <text:p>0.554425324</text:p>
          </table:table-cell>
          <table:table-cell office:value-type="float" office:value="0.794456293145516">
            <text:p>0.7944562931</text:p>
          </table:table-cell>
          <table:table-cell office:value-type="float" office:value="0.693096734364465">
            <text:p>0.6930967344</text:p>
          </table:table-cell>
          <table:table-cell office:value-type="float" office:value="0.717715799449524">
            <text:p>0.7177157994</text:p>
          </table:table-cell>
          <table:table-cell office:value-type="float" office:value="0.676981595094359">
            <text:p>0.6769815951</text:p>
          </table:table-cell>
          <table:table-cell office:value-type="float" office:value="0.691006001351282">
            <text:p>0.6910060014</text:p>
          </table:table-cell>
          <table:table-cell office:value-type="float" office:value="0.734131207968316">
            <text:p>0.734131208</text:p>
          </table:table-cell>
          <table:table-cell office:value-type="float" office:value="0.856896669760359">
            <text:p>0.8568966698</text:p>
          </table:table-cell>
          <table:table-cell office:value-type="float" office:value="0.630409640006088">
            <text:p>0.63040964</text:p>
          </table:table-cell>
          <table:table-cell office:value-type="float" office:value="0.625204817931395">
            <text:p>0.6252048179</text:p>
          </table:table-cell>
        </table:table-row>
        <table:table-row table:style-name="ro1">
          <table:table-cell office:value-type="float" office:value="0.583205147849192">
            <text:p>0.5832051478</text:p>
          </table:table-cell>
          <table:table-cell office:value-type="float" office:value="0.682016456556566">
            <text:p>0.6820164566</text:p>
          </table:table-cell>
          <table:table-cell office:value-type="float" office:value="0.677251499752429">
            <text:p>0.6772514998</text:p>
          </table:table-cell>
          <table:table-cell office:value-type="float" office:value="0.718273281441776">
            <text:p>0.7182732814</text:p>
          </table:table-cell>
          <table:table-cell office:value-type="float" office:value="0.62600594332798">
            <text:p>0.6260059433</text:p>
          </table:table-cell>
          <table:table-cell office:value-type="float" office:value="0.599380202905227">
            <text:p>0.5993802029</text:p>
          </table:table-cell>
          <table:table-cell office:value-type="float" office:value="0.845701012997028">
            <text:p>0.845701013</text:p>
          </table:table-cell>
          <table:table-cell office:value-type="float" office:value="0.718452875924007">
            <text:p>0.7184528759</text:p>
          </table:table-cell>
          <table:table-cell office:value-type="float" office:value="0.814977331746825">
            <text:p>0.8149773317</text:p>
          </table:table-cell>
          <table:table-cell office:value-type="float" office:value="0.917153747804788">
            <text:p>0.9171537478</text:p>
          </table:table-cell>
        </table:table-row>
        <table:table-row table:style-name="ro1">
          <table:table-cell office:value-type="float" office:value="0.642796260217362">
            <text:p>0.6427962602</text:p>
          </table:table-cell>
          <table:table-cell office:value-type="float" office:value="0.631757313184508">
            <text:p>0.6317573132</text:p>
          </table:table-cell>
          <table:table-cell office:value-type="float" office:value="0.707400686805894">
            <text:p>0.7074006868</text:p>
          </table:table-cell>
          <table:table-cell office:value-type="float" office:value="0.690837321927631">
            <text:p>0.6908373219</text:p>
          </table:table-cell>
          <table:table-cell office:value-type="float" office:value="0.702211873246214">
            <text:p>0.7022118732</text:p>
          </table:table-cell>
          <table:table-cell office:value-type="float" office:value="0.6981010952524">
            <text:p>0.6981010953</text:p>
          </table:table-cell>
          <table:table-cell office:value-type="float" office:value="0.684462578049442">
            <text:p>0.684462578</text:p>
          </table:table-cell>
          <table:table-cell office:value-type="float" office:value="0.671146034449078">
            <text:p>0.6711460344</text:p>
          </table:table-cell>
          <table:table-cell office:value-type="float" office:value="0.769714205219802">
            <text:p>0.7697142052</text:p>
          </table:table-cell>
          <table:table-cell office:value-type="float" office:value="0.670138783949892">
            <text:p>0.6701387839</text:p>
          </table:table-cell>
        </table:table-row>
        <table:table-row table:style-name="ro1">
          <table:table-cell office:value-type="float" office:value="0.602938484595065">
            <text:p>0.6029384846</text:p>
          </table:table-cell>
          <table:table-cell office:value-type="float" office:value="0.795395993382641">
            <text:p>0.7953959934</text:p>
          </table:table-cell>
          <table:table-cell office:value-type="float" office:value="0.668439270072301">
            <text:p>0.6684392701</text:p>
          </table:table-cell>
          <table:table-cell office:value-type="float" office:value="0.757911708982001">
            <text:p>0.757911709</text:p>
          </table:table-cell>
          <table:table-cell office:value-type="float" office:value="0.85343767016953">
            <text:p>0.8534376702</text:p>
          </table:table-cell>
          <table:table-cell office:value-type="float" office:value="0.827792134227462">
            <text:p>0.8277921342</text:p>
          </table:table-cell>
          <table:table-cell office:value-type="float" office:value="0.669608084876585">
            <text:p>0.6696080849</text:p>
          </table:table-cell>
          <table:table-cell office:value-type="float" office:value="0.705889267443223">
            <text:p>0.7058892674</text:p>
          </table:table-cell>
          <table:table-cell office:value-type="float" office:value="0.599653122081435">
            <text:p>0.5996531221</text:p>
          </table:table-cell>
          <table:table-cell office:value-type="float" office:value="0.873556619670286">
            <text:p>0.8735566197</text:p>
          </table:table-cell>
        </table:table-row>
        <table:table-row table:style-name="ro1">
          <table:table-cell office:value-type="float" office:value="0.867681154376326">
            <text:p>0.8676811544</text:p>
          </table:table-cell>
          <table:table-cell office:value-type="float" office:value="0.750304068444922">
            <text:p>0.7503040684</text:p>
          </table:table-cell>
          <table:table-cell office:value-type="float" office:value="0.50905862135708">
            <text:p>0.5090586214</text:p>
          </table:table-cell>
          <table:table-cell office:value-type="float" office:value="0.810193349931618">
            <text:p>0.8101933499</text:p>
          </table:table-cell>
          <table:table-cell office:value-type="float" office:value="0.946455906885451">
            <text:p>0.9464559069</text:p>
          </table:table-cell>
          <table:table-cell office:value-type="float" office:value="0.531096860222725">
            <text:p>0.5310968602</text:p>
          </table:table-cell>
          <table:table-cell office:value-type="float" office:value="0.868425046394368">
            <text:p>0.8684250464</text:p>
          </table:table-cell>
          <table:table-cell office:value-type="float" office:value="0.877909119264605">
            <text:p>0.8779091193</text:p>
          </table:table-cell>
          <table:table-cell office:value-type="float" office:value="0.600885665264286">
            <text:p>0.6008856653</text:p>
          </table:table-cell>
          <table:table-cell office:value-type="float" office:value="0.718264507206475">
            <text:p>0.7182645072</text:p>
          </table:table-cell>
        </table:table-row>
        <table:table-row table:style-name="ro1">
          <table:table-cell office:value-type="float" office:value="0.289979103887062">
            <text:p>0.2899791039</text:p>
          </table:table-cell>
          <table:table-cell table:style-name="ce1" office:value-type="float" office:value="1.97671378830455E-017">
            <text:p>1.98E-17</text:p>
          </table:table-cell>
          <table:table-cell office:value-type="float" office:value="0.579958207774123">
            <text:p>0.5799582078</text:p>
          </table:table-cell>
          <table:table-cell office:value-type="float" office:value="0.579958207774124">
            <text:p>0.5799582078</text:p>
          </table:table-cell>
          <table:table-cell table:style-name="ce1" office:value-type="float" office:value="1.06877349539327E-015">
            <text:p>1.07E-15</text:p>
          </table:table-cell>
          <table:table-cell office:value-type="float" office:value="0.869937311661185">
            <text:p>0.8699373117</text:p>
          </table:table-cell>
          <table:table-cell table:style-name="ce1" office:value-type="float" office:value="1.06877349539327E-015">
            <text:p>1.07E-15</text:p>
          </table:table-cell>
          <table:table-cell office:value-type="float" office:value="0.289979103887061">
            <text:p>0.2899791039</text:p>
          </table:table-cell>
          <table:table-cell office:value-type="float" office:value="0.869937311661186">
            <text:p>0.8699373117</text:p>
          </table:table-cell>
          <table:table-cell office:value-type="float" office:value="1.15991641554825">
            <text:p>1.1599164155</text:p>
          </table:table-cell>
        </table:table-row>
        <table:table-row table:style-name="ro1">
          <table:table-cell office:value-type="float" office:value="0.833535043165439">
            <text:p>0.8335350432</text:p>
          </table:table-cell>
          <table:table-cell office:value-type="float" office:value="0.748587777855264">
            <text:p>0.7485877779</text:p>
          </table:table-cell>
          <table:table-cell office:value-type="float" office:value="0.751164685694276">
            <text:p>0.7511646857</text:p>
          </table:table-cell>
          <table:table-cell office:value-type="float" office:value="0.730242048584059">
            <text:p>0.7302420486</text:p>
          </table:table-cell>
          <table:table-cell office:value-type="float" office:value="0.67035470099403">
            <text:p>0.670354701</text:p>
          </table:table-cell>
          <table:table-cell office:value-type="float" office:value="0.74765619847176">
            <text:p>0.7476561985</text:p>
          </table:table-cell>
          <table:table-cell office:value-type="float" office:value="0.75497238256225">
            <text:p>0.7549723826</text:p>
          </table:table-cell>
          <table:table-cell office:value-type="float" office:value="0.734513992173047">
            <text:p>0.7345139922</text:p>
          </table:table-cell>
          <table:table-cell office:value-type="float" office:value="0.694133905349488">
            <text:p>0.6941339053</text:p>
          </table:table-cell>
          <table:table-cell office:value-type="float" office:value="0.76917408193377">
            <text:p>0.7691740819</text:p>
          </table:table-cell>
        </table:table-row>
        <table:table-row table:style-name="ro1">
          <table:table-cell office:value-type="float" office:value="1.03842301936952">
            <text:p>1.0384230194</text:p>
          </table:table-cell>
          <table:table-cell office:value-type="float" office:value="0.896728748085143">
            <text:p>0.8967287481</text:p>
          </table:table-cell>
          <table:table-cell office:value-type="float" office:value="0.75508352348367">
            <text:p>0.7550835235</text:p>
          </table:table-cell>
          <table:table-cell office:value-type="float" office:value="0.497303509951263">
            <text:p>0.49730351</text:p>
          </table:table-cell>
          <table:table-cell office:value-type="float" office:value="0.968470151916902">
            <text:p>0.9684701519</text:p>
          </table:table-cell>
          <table:table-cell office:value-type="float" office:value="0.495258999468266">
            <text:p>0.4952589995</text:p>
          </table:table-cell>
          <table:table-cell office:value-type="float" office:value="0.588044962226341">
            <text:p>0.5880449622</text:p>
          </table:table-cell>
          <table:table-cell office:value-type="float" office:value="0.827414153252686">
            <text:p>0.8274141533</text:p>
          </table:table-cell>
          <table:table-cell office:value-type="float" office:value="0.660697307931861">
            <text:p>0.6606973079</text:p>
          </table:table-cell>
          <table:table-cell office:value-type="float" office:value="0.471659686451927">
            <text:p>0.4716596865</text:p>
          </table:table-cell>
        </table:table-row>
        <table:table-row table:style-name="ro1">
          <table:table-cell office:value-type="float" office:value="0.744757677993124">
            <text:p>0.744757678</text:p>
          </table:table-cell>
          <table:table-cell office:value-type="float" office:value="0.680846022003958">
            <text:p>0.680846022</text:p>
          </table:table-cell>
          <table:table-cell office:value-type="float" office:value="0.799783675375872">
            <text:p>0.7997836754</text:p>
          </table:table-cell>
          <table:table-cell office:value-type="float" office:value="0.639010901178483">
            <text:p>0.6390109012</text:p>
          </table:table-cell>
          <table:table-cell office:value-type="float" office:value="0.824246460021669">
            <text:p>0.82424646</text:p>
          </table:table-cell>
          <table:table-cell office:value-type="float" office:value="0.653514138600358">
            <text:p>0.6535141386</text:p>
          </table:table-cell>
          <table:table-cell office:value-type="float" office:value="0.728892246639813">
            <text:p>0.7288922466</text:p>
          </table:table-cell>
          <table:table-cell office:value-type="float" office:value="0.761070761542465">
            <text:p>0.7610707615</text:p>
          </table:table-cell>
          <table:table-cell office:value-type="float" office:value="0.631548639854827">
            <text:p>0.6315486399</text:p>
          </table:table-cell>
          <table:table-cell office:value-type="float" office:value="0.707450784517688">
            <text:p>0.7074507845</text:p>
          </table:table-cell>
        </table:table-row>
        <table:table-row table:style-name="ro1">
          <table:table-cell office:value-type="float" office:value="0.612636739649855">
            <text:p>0.6126367396</text:p>
          </table:table-cell>
          <table:table-cell office:value-type="float" office:value="0.598441608798515">
            <text:p>0.5984416088</text:p>
          </table:table-cell>
          <table:table-cell office:value-type="float" office:value="0.637662352203247">
            <text:p>0.6376623522</text:p>
          </table:table-cell>
          <table:table-cell office:value-type="float" office:value="0.733909917052846">
            <text:p>0.7339099171</text:p>
          </table:table-cell>
          <table:table-cell office:value-type="float" office:value="0.643728630819174">
            <text:p>0.6437286308</text:p>
          </table:table-cell>
          <table:table-cell office:value-type="float" office:value="0.653906677373063">
            <text:p>0.6539066774</text:p>
          </table:table-cell>
          <table:table-cell office:value-type="float" office:value="0.613542411766151">
            <text:p>0.6135424118</text:p>
          </table:table-cell>
          <table:table-cell office:value-type="float" office:value="0.734538041495645">
            <text:p>0.7345380415</text:p>
          </table:table-cell>
          <table:table-cell office:value-type="float" office:value="0.658572540923488">
            <text:p>0.6585725409</text:p>
          </table:table-cell>
          <table:table-cell office:value-type="float" office:value="0.60813602202654">
            <text:p>0.608136022</text:p>
          </table:table-cell>
        </table:table-row>
        <table:table-row table:style-name="ro1">
          <table:table-cell office:value-type="float" office:value="0.683655557798389">
            <text:p>0.6836555578</text:p>
          </table:table-cell>
          <table:table-cell office:value-type="float" office:value="0.824751289004266">
            <text:p>0.824751289</text:p>
          </table:table-cell>
          <table:table-cell office:value-type="float" office:value="0.572656934883198">
            <text:p>0.5726569349</text:p>
          </table:table-cell>
          <table:table-cell office:value-type="float" office:value="0.778146279810986">
            <text:p>0.7781462798</text:p>
          </table:table-cell>
          <table:table-cell office:value-type="float" office:value="0.618520063189685">
            <text:p>0.6185200632</text:p>
          </table:table-cell>
          <table:table-cell office:value-type="float" office:value="0.688083842429744">
            <text:p>0.6880838424</text:p>
          </table:table-cell>
          <table:table-cell office:value-type="float" office:value="0.631081765687185">
            <text:p>0.6310817657</text:p>
          </table:table-cell>
          <table:table-cell office:value-type="float" office:value="0.47165568079475">
            <text:p>0.4716556808</text:p>
          </table:table-cell>
          <table:table-cell office:value-type="float" office:value="0.789736617515985">
            <text:p>0.7897366175</text:p>
          </table:table-cell>
          <table:table-cell office:value-type="float" office:value="0.659739489612189">
            <text:p>0.6597394896</text:p>
          </table:table-cell>
        </table:table-row>
        <table:table-row table:style-name="ro1">
          <table:table-cell office:value-type="float" office:value="0.733292056901395">
            <text:p>0.7332920569</text:p>
          </table:table-cell>
          <table:table-cell office:value-type="float" office:value="0.76223930879785">
            <text:p>0.7622393088</text:p>
          </table:table-cell>
          <table:table-cell office:value-type="float" office:value="0.805171885376498">
            <text:p>0.8051718854</text:p>
          </table:table-cell>
          <table:table-cell office:value-type="float" office:value="0.710666509244225">
            <text:p>0.7106665092</text:p>
          </table:table-cell>
          <table:table-cell office:value-type="float" office:value="0.641946234622698">
            <text:p>0.6419462346</text:p>
          </table:table-cell>
          <table:table-cell office:value-type="float" office:value="0.864743912181548">
            <text:p>0.8647439122</text:p>
          </table:table-cell>
          <table:table-cell office:value-type="float" office:value="0.662457640511653">
            <text:p>0.6624576405</text:p>
          </table:table-cell>
          <table:table-cell office:value-type="float" office:value="0.747926080010241">
            <text:p>0.74792608</text:p>
          </table:table-cell>
          <table:table-cell office:value-type="float" office:value="0.666413970430048">
            <text:p>0.6664139704</text:p>
          </table:table-cell>
          <table:table-cell office:value-type="float" office:value="0.661452475585399">
            <text:p>0.6614524756</text:p>
          </table:table-cell>
        </table:table-row>
        <table:table-row table:style-name="ro1">
          <table:table-cell office:value-type="float" office:value="0.702214757510026">
            <text:p>0.7022147575</text:p>
          </table:table-cell>
          <table:table-cell office:value-type="float" office:value="0.696066376681617">
            <text:p>0.6960663767</text:p>
          </table:table-cell>
          <table:table-cell office:value-type="float" office:value="0.684002868836876">
            <text:p>0.6840028688</text:p>
          </table:table-cell>
          <table:table-cell office:value-type="float" office:value="0.687121912188491">
            <text:p>0.6871219122</text:p>
          </table:table-cell>
          <table:table-cell office:value-type="float" office:value="0.610869323526202">
            <text:p>0.6108693235</text:p>
          </table:table-cell>
          <table:table-cell office:value-type="float" office:value="0.648878752632593">
            <text:p>0.6488787526</text:p>
          </table:table-cell>
          <table:table-cell office:value-type="float" office:value="0.750181380061237">
            <text:p>0.7501813801</text:p>
          </table:table-cell>
          <table:table-cell office:value-type="float" office:value="0.681970916024232">
            <text:p>0.681970916</text:p>
          </table:table-cell>
          <table:table-cell office:value-type="float" office:value="0.708638595615109">
            <text:p>0.7086385956</text:p>
          </table:table-cell>
          <table:table-cell office:value-type="float" office:value="0.687581837757289">
            <text:p>0.6875818378</text:p>
          </table:table-cell>
        </table:table-row>
        <table:table-row table:style-name="ro1">
          <table:table-cell office:value-type="float" office:value="0.555470179650377">
            <text:p>0.5554701797</text:p>
          </table:table-cell>
          <table:table-cell office:value-type="float" office:value="0.755061006315146">
            <text:p>0.7550610063</text:p>
          </table:table-cell>
          <table:table-cell office:value-type="float" office:value="0.818281348801482">
            <text:p>0.8182813488</text:p>
          </table:table-cell>
          <table:table-cell office:value-type="float" office:value="0.897777552858877">
            <text:p>0.8977775529</text:p>
          </table:table-cell>
          <table:table-cell office:value-type="float" office:value="0.813528818135159">
            <text:p>0.8135288181</text:p>
          </table:table-cell>
          <table:table-cell office:value-type="float" office:value="0.691880004671736">
            <text:p>0.6918800047</text:p>
          </table:table-cell>
          <table:table-cell office:value-type="float" office:value="0.832370040314867">
            <text:p>0.8323700403</text:p>
          </table:table-cell>
          <table:table-cell office:value-type="float" office:value="0.426540718263728">
            <text:p>0.4265407183</text:p>
          </table:table-cell>
          <table:table-cell office:value-type="float" office:value="0.897492492316069">
            <text:p>0.8974924923</text:p>
          </table:table-cell>
          <table:table-cell office:value-type="float" office:value="0.8419327971922">
            <text:p>0.8419327972</text:p>
          </table:table-cell>
        </table:table-row>
        <table:table-row table:style-name="ro1">
          <table:table-cell office:value-type="float" office:value="0.620051680662654">
            <text:p>0.6200516807</text:p>
          </table:table-cell>
          <table:table-cell office:value-type="float" office:value="0.635934307970615">
            <text:p>0.635934308</text:p>
          </table:table-cell>
          <table:table-cell office:value-type="float" office:value="0.646989576641995">
            <text:p>0.6469895766</text:p>
          </table:table-cell>
          <table:table-cell office:value-type="float" office:value="0.638137513779207">
            <text:p>0.6381375138</text:p>
          </table:table-cell>
          <table:table-cell office:value-type="float" office:value="0.660732912493996">
            <text:p>0.6607329125</text:p>
          </table:table-cell>
          <table:table-cell office:value-type="float" office:value="0.613220777053425">
            <text:p>0.6132207771</text:p>
          </table:table-cell>
          <table:table-cell office:value-type="float" office:value="0.629531095425563">
            <text:p>0.6295310954</text:p>
          </table:table-cell>
          <table:table-cell office:value-type="float" office:value="0.65578330329791">
            <text:p>0.6557833033</text:p>
          </table:table-cell>
          <table:table-cell office:value-type="float" office:value="0.689812428221394">
            <text:p>0.6898124282</text:p>
          </table:table-cell>
          <table:table-cell office:value-type="float" office:value="0.645809556973449">
            <text:p>0.645809557</text:p>
          </table:table-cell>
        </table:table-row>
        <table:table-row table:style-name="ro1">
          <table:table-cell office:value-type="float" office:value="0.577313806896607">
            <text:p>0.5773138069</text:p>
          </table:table-cell>
          <table:table-cell office:value-type="float" office:value="0.711879549076845">
            <text:p>0.7118795491</text:p>
          </table:table-cell>
          <table:table-cell office:value-type="float" office:value="0.671045519467386">
            <text:p>0.6710455195</text:p>
          </table:table-cell>
          <table:table-cell office:value-type="float" office:value="0.706636997340489">
            <text:p>0.7066369973</text:p>
          </table:table-cell>
          <table:table-cell office:value-type="float" office:value="0.718442758804997">
            <text:p>0.7184427588</text:p>
          </table:table-cell>
          <table:table-cell office:value-type="float" office:value="0.676481729734226">
            <text:p>0.6764817297</text:p>
          </table:table-cell>
          <table:table-cell office:value-type="float" office:value="0.599237626624387">
            <text:p>0.5992376266</text:p>
          </table:table-cell>
          <table:table-cell office:value-type="float" office:value="0.729841027266457">
            <text:p>0.7298410273</text:p>
          </table:table-cell>
          <table:table-cell office:value-type="float" office:value="0.621315068235554">
            <text:p>0.6213150682</text:p>
          </table:table-cell>
          <table:table-cell office:value-type="float" office:value="0.591211591974902">
            <text:p>0.591211592</text:p>
          </table:table-cell>
        </table:table-row>
        <table:table-row table:style-name="ro1">
          <table:table-cell office:value-type="float" office:value="0.647819599547134">
            <text:p>0.6478195995</text:p>
          </table:table-cell>
          <table:table-cell office:value-type="float" office:value="0.739620630650988">
            <text:p>0.7396206307</text:p>
          </table:table-cell>
          <table:table-cell office:value-type="float" office:value="0.863946010229885">
            <text:p>0.8639460102</text:p>
          </table:table-cell>
          <table:table-cell office:value-type="float" office:value="0.698699724313327">
            <text:p>0.6986997243</text:p>
          </table:table-cell>
          <table:table-cell office:value-type="float" office:value="0.775096442933192">
            <text:p>0.7750964429</text:p>
          </table:table-cell>
          <table:table-cell office:value-type="float" office:value="0.580595584259143">
            <text:p>0.5805955843</text:p>
          </table:table-cell>
          <table:table-cell office:value-type="float" office:value="0.757363539616605">
            <text:p>0.7573635396</text:p>
          </table:table-cell>
          <table:table-cell office:value-type="float" office:value="0.761985639625172">
            <text:p>0.7619856396</text:p>
          </table:table-cell>
          <table:table-cell office:value-type="float" office:value="0.678522651152881">
            <text:p>0.6785226512</text:p>
          </table:table-cell>
          <table:table-cell office:value-type="float" office:value="0.699948878578263">
            <text:p>0.6999488786</text:p>
          </table:table-cell>
        </table:table-row>
        <table:table-row table:style-name="ro1">
          <table:table-cell office:value-type="float" office:value="0.69069524764465">
            <text:p>0.6906952476</text:p>
          </table:table-cell>
          <table:table-cell office:value-type="float" office:value="0.515973973738365">
            <text:p>0.5159739737</text:p>
          </table:table-cell>
          <table:table-cell office:value-type="float" office:value="0.621419018017221">
            <text:p>0.621419018</text:p>
          </table:table-cell>
          <table:table-cell office:value-type="float" office:value="0.921940312566999">
            <text:p>0.9219403126</text:p>
          </table:table-cell>
          <table:table-cell office:value-type="float" office:value="0.865684670413973">
            <text:p>0.8656846704</text:p>
          </table:table-cell>
          <table:table-cell office:value-type="float" office:value="0.553245922927933">
            <text:p>0.5532459229</text:p>
          </table:table-cell>
          <table:table-cell office:value-type="float" office:value="0.530323833978703">
            <text:p>0.530323834</text:p>
          </table:table-cell>
          <table:table-cell office:value-type="float" office:value="0.633204567991552">
            <text:p>0.633204568</text:p>
          </table:table-cell>
          <table:table-cell office:value-type="float" office:value="0.6809062680404">
            <text:p>0.680906268</text:p>
          </table:table-cell>
          <table:table-cell office:value-type="float" office:value="0.723473892250773">
            <text:p>0.7234738923</text:p>
          </table:table-cell>
        </table:table-row>
        <table:table-row table:style-name="ro1">
          <table:table-cell office:value-type="float" office:value="0.630625401745455">
            <text:p>0.6306254017</text:p>
          </table:table-cell>
          <table:table-cell office:value-type="float" office:value="0.801937692305124">
            <text:p>0.8019376923</text:p>
          </table:table-cell>
          <table:table-cell office:value-type="float" office:value="0.818735990300257">
            <text:p>0.8187359903</text:p>
          </table:table-cell>
          <table:table-cell office:value-type="float" office:value="0.727339854756655">
            <text:p>0.7273398548</text:p>
          </table:table-cell>
          <table:table-cell office:value-type="float" office:value="0.769947528663734">
            <text:p>0.7699475287</text:p>
          </table:table-cell>
          <table:table-cell office:value-type="float" office:value="0.723373966987373">
            <text:p>0.723373967</text:p>
          </table:table-cell>
          <table:table-cell office:value-type="float" office:value="0.543548028703541">
            <text:p>0.5435480287</text:p>
          </table:table-cell>
          <table:table-cell office:value-type="float" office:value="0.690139618008585">
            <text:p>0.690139618</text:p>
          </table:table-cell>
          <table:table-cell office:value-type="float" office:value="0.623729311905647">
            <text:p>0.6237293119</text:p>
          </table:table-cell>
          <table:table-cell office:value-type="float" office:value="0.623684168958389">
            <text:p>0.623684169</text:p>
          </table:table-cell>
        </table:table-row>
        <table:table-row table:style-name="ro1">
          <table:table-cell office:value-type="float" office:value="0.770557416615034">
            <text:p>0.7705574166</text:p>
          </table:table-cell>
          <table:table-cell office:value-type="float" office:value="0.748224091708675">
            <text:p>0.7482240917</text:p>
          </table:table-cell>
          <table:table-cell office:value-type="float" office:value="0.61418606601721">
            <text:p>0.614186066</text:p>
          </table:table-cell>
          <table:table-cell office:value-type="float" office:value="0.605773949716588">
            <text:p>0.6057739497</text:p>
          </table:table-cell>
          <table:table-cell office:value-type="float" office:value="0.779736902313721">
            <text:p>0.7797369023</text:p>
          </table:table-cell>
          <table:table-cell office:value-type="float" office:value="0.745220005241687">
            <text:p>0.7452200052</text:p>
          </table:table-cell>
          <table:table-cell office:value-type="float" office:value="0.865293220664609">
            <text:p>0.8652932207</text:p>
          </table:table-cell>
          <table:table-cell office:value-type="float" office:value="0.726304580248269">
            <text:p>0.7263045802</text:p>
          </table:table-cell>
          <table:table-cell office:value-type="float" office:value="0.750163908729882">
            <text:p>0.7501639087</text:p>
          </table:table-cell>
          <table:table-cell office:value-type="float" office:value="0.817183766836124">
            <text:p>0.8171837668</text:p>
          </table:table-cell>
        </table:table-row>
        <table:table-row table:style-name="ro1">
          <table:table-cell office:value-type="float" office:value="0.750409638641508">
            <text:p>0.7504096386</text:p>
          </table:table-cell>
          <table:table-cell office:value-type="float" office:value="0.772121698376332">
            <text:p>0.7721216984</text:p>
          </table:table-cell>
          <table:table-cell office:value-type="float" office:value="0.532575738575497">
            <text:p>0.5325757386</text:p>
          </table:table-cell>
          <table:table-cell office:value-type="float" office:value="0.757686410155584">
            <text:p>0.7576864102</text:p>
          </table:table-cell>
          <table:table-cell office:value-type="float" office:value="0.825169751658505">
            <text:p>0.8251697517</text:p>
          </table:table-cell>
          <table:table-cell office:value-type="float" office:value="0.681660542520167">
            <text:p>0.6816605425</text:p>
          </table:table-cell>
          <table:table-cell office:value-type="float" office:value="0.573811964722581">
            <text:p>0.5738119647</text:p>
          </table:table-cell>
          <table:table-cell office:value-type="float" office:value="0.804740699605043">
            <text:p>0.8047406996</text:p>
          </table:table-cell>
          <table:table-cell office:value-type="float" office:value="0.765714374171765">
            <text:p>0.7657143742</text:p>
          </table:table-cell>
          <table:table-cell office:value-type="float" office:value="0.668671936226382">
            <text:p>0.6686719362</text:p>
          </table:table-cell>
        </table:table-row>
        <table:table-row table:style-name="ro1">
          <table:table-cell office:value-type="float" office:value="0.720360048533759">
            <text:p>0.7203600485</text:p>
          </table:table-cell>
          <table:table-cell office:value-type="float" office:value="0.667673935097054">
            <text:p>0.6676739351</text:p>
          </table:table-cell>
          <table:table-cell office:value-type="float" office:value="0.780281630689719">
            <text:p>0.7802816307</text:p>
          </table:table-cell>
          <table:table-cell office:value-type="float" office:value="0.779712733544704">
            <text:p>0.7797127335</text:p>
          </table:table-cell>
          <table:table-cell office:value-type="float" office:value="0.757141757931786">
            <text:p>0.7571417579</text:p>
          </table:table-cell>
          <table:table-cell office:value-type="float" office:value="0.750200373185401">
            <text:p>0.7502003732</text:p>
          </table:table-cell>
          <table:table-cell office:value-type="float" office:value="0.77814577042655">
            <text:p>0.7781457704</text:p>
          </table:table-cell>
          <table:table-cell office:value-type="float" office:value="0.738106442122262">
            <text:p>0.7381064421</text:p>
          </table:table-cell>
          <table:table-cell office:value-type="float" office:value="0.749021093324801">
            <text:p>0.7490210933</text:p>
          </table:table-cell>
          <table:table-cell office:value-type="float" office:value="0.715144832603327">
            <text:p>0.7151448326</text:p>
          </table:table-cell>
        </table:table-row>
        <table:table-row table:style-name="ro1">
          <table:table-cell office:value-type="float" office:value="0.680358018187525">
            <text:p>0.6803580182</text:p>
          </table:table-cell>
          <table:table-cell office:value-type="float" office:value="0.606442684345282">
            <text:p>0.6064426843</text:p>
          </table:table-cell>
          <table:table-cell office:value-type="float" office:value="0.664894333605199">
            <text:p>0.6648943336</text:p>
          </table:table-cell>
          <table:table-cell office:value-type="float" office:value="0.632898656286346">
            <text:p>0.6328986563</text:p>
          </table:table-cell>
          <table:table-cell office:value-type="float" office:value="0.699736901226624">
            <text:p>0.6997369012</text:p>
          </table:table-cell>
          <table:table-cell office:value-type="float" office:value="0.639125828797518">
            <text:p>0.6391258288</text:p>
          </table:table-cell>
          <table:table-cell office:value-type="float" office:value="0.675253917070367">
            <text:p>0.6752539171</text:p>
          </table:table-cell>
          <table:table-cell office:value-type="float" office:value="0.622870616652179">
            <text:p>0.6228706167</text:p>
          </table:table-cell>
          <table:table-cell office:value-type="float" office:value="0.67064815211493">
            <text:p>0.6706481521</text:p>
          </table:table-cell>
          <table:table-cell office:value-type="float" office:value="0.719559086465473">
            <text:p>0.7195590865</text:p>
          </table:table-cell>
        </table:table-row>
        <table:table-row table:style-name="ro1">
          <table:table-cell office:value-type="float" office:value="0.686232335432585">
            <text:p>0.6862323354</text:p>
          </table:table-cell>
          <table:table-cell office:value-type="float" office:value="0.619384973049678">
            <text:p>0.619384973</text:p>
          </table:table-cell>
          <table:table-cell office:value-type="float" office:value="0.666677789070286">
            <text:p>0.6666777891</text:p>
          </table:table-cell>
          <table:table-cell office:value-type="float" office:value="0.551816237742485">
            <text:p>0.5518162377</text:p>
          </table:table-cell>
          <table:table-cell office:value-type="float" office:value="0.775429997355097">
            <text:p>0.7754299974</text:p>
          </table:table-cell>
          <table:table-cell office:value-type="float" office:value="0.648683897895667">
            <text:p>0.6486838979</text:p>
          </table:table-cell>
          <table:table-cell office:value-type="float" office:value="0.58823727421749">
            <text:p>0.5882372742</text:p>
          </table:table-cell>
          <table:table-cell office:value-type="float" office:value="0.64832702319143">
            <text:p>0.6483270232</text:p>
          </table:table-cell>
          <table:table-cell office:value-type="float" office:value="0.533099065772224">
            <text:p>0.5330990658</text:p>
          </table:table-cell>
          <table:table-cell office:value-type="float" office:value="0.50483413516143">
            <text:p>0.5048341352</text:p>
          </table:table-cell>
        </table:table-row>
        <table:table-row table:style-name="ro1">
          <table:table-cell office:value-type="float" office:value="0.629800286728647">
            <text:p>0.6298002867</text:p>
          </table:table-cell>
          <table:table-cell office:value-type="float" office:value="0.621133615662609">
            <text:p>0.6211336157</text:p>
          </table:table-cell>
          <table:table-cell office:value-type="float" office:value="0.57340188294904">
            <text:p>0.5734018829</text:p>
          </table:table-cell>
          <table:table-cell office:value-type="float" office:value="0.650010099370068">
            <text:p>0.6500100994</text:p>
          </table:table-cell>
          <table:table-cell office:value-type="float" office:value="0.632193524605909">
            <text:p>0.6321935246</text:p>
          </table:table-cell>
          <table:table-cell office:value-type="float" office:value="0.681650144286857">
            <text:p>0.6816501443</text:p>
          </table:table-cell>
          <table:table-cell office:value-type="float" office:value="0.596993487763355">
            <text:p>0.5969934878</text:p>
          </table:table-cell>
          <table:table-cell office:value-type="float" office:value="0.737381227580878">
            <text:p>0.7373812276</text:p>
          </table:table-cell>
          <table:table-cell office:value-type="float" office:value="0.656743957258107">
            <text:p>0.6567439573</text:p>
          </table:table-cell>
          <table:table-cell office:value-type="float" office:value="0.611398229821919">
            <text:p>0.6113982298</text:p>
          </table:table-cell>
        </table:table-row>
        <table:table-row table:style-name="ro1">
          <table:table-cell office:value-type="float" office:value="0.778397555901276">
            <text:p>0.7783975559</text:p>
          </table:table-cell>
          <table:table-cell office:value-type="float" office:value="0.732021933853665">
            <text:p>0.7320219339</text:p>
          </table:table-cell>
          <table:table-cell office:value-type="float" office:value="0.699984541302225">
            <text:p>0.6999845413</text:p>
          </table:table-cell>
          <table:table-cell office:value-type="float" office:value="0.759715781567384">
            <text:p>0.7597157816</text:p>
          </table:table-cell>
          <table:table-cell office:value-type="float" office:value="0.625339242053776">
            <text:p>0.6253392421</text:p>
          </table:table-cell>
          <table:table-cell office:value-type="float" office:value="0.712248102032689">
            <text:p>0.712248102</text:p>
          </table:table-cell>
          <table:table-cell office:value-type="float" office:value="0.779101108240598">
            <text:p>0.7791011082</text:p>
          </table:table-cell>
          <table:table-cell office:value-type="float" office:value="0.69964961625715">
            <text:p>0.6996496163</text:p>
          </table:table-cell>
          <table:table-cell office:value-type="float" office:value="0.678791118466307">
            <text:p>0.6787911185</text:p>
          </table:table-cell>
          <table:table-cell office:value-type="float" office:value="0.648799484520164">
            <text:p>0.6487994845</text:p>
          </table:table-cell>
        </table:table-row>
        <table:table-row table:style-name="ro1">
          <table:table-cell office:value-type="float" office:value="0.471259515733523">
            <text:p>0.4712595157</text:p>
          </table:table-cell>
          <table:table-cell office:value-type="float" office:value="0.495988098077016">
            <text:p>0.4959880981</text:p>
          </table:table-cell>
          <table:table-cell office:value-type="float" office:value="0.70215395613246">
            <text:p>0.7021539561</text:p>
          </table:table-cell>
          <table:table-cell office:value-type="float" office:value="0.785939100599395">
            <text:p>0.7859391006</text:p>
          </table:table-cell>
          <table:table-cell office:value-type="float" office:value="0.726006883789721">
            <text:p>0.7260068838</text:p>
          </table:table-cell>
          <table:table-cell office:value-type="float" office:value="0.630317759656161">
            <text:p>0.6303177597</text:p>
          </table:table-cell>
          <table:table-cell office:value-type="float" office:value="0.797725655465554">
            <text:p>0.7977256555</text:p>
          </table:table-cell>
          <table:table-cell office:value-type="float" office:value="0.754034349355522">
            <text:p>0.7540343494</text:p>
          </table:table-cell>
          <table:table-cell office:value-type="float" office:value="0.797738115192441">
            <text:p>0.7977381152</text:p>
          </table:table-cell>
          <table:table-cell office:value-type="float" office:value="0.834876613963788">
            <text:p>0.834876614</text:p>
          </table:table-cell>
        </table:table-row>
        <table:table-row table:style-name="ro1">
          <table:table-cell office:value-type="float" office:value="0.679528499932287">
            <text:p>0.6795284999</text:p>
          </table:table-cell>
          <table:table-cell office:value-type="float" office:value="0.704442867396829">
            <text:p>0.7044428674</text:p>
          </table:table-cell>
          <table:table-cell office:value-type="float" office:value="0.708395361761306">
            <text:p>0.7083953618</text:p>
          </table:table-cell>
          <table:table-cell office:value-type="float" office:value="0.695176315298601">
            <text:p>0.6951763153</text:p>
          </table:table-cell>
          <table:table-cell office:value-type="float" office:value="0.669166880033789">
            <text:p>0.66916688</text:p>
          </table:table-cell>
          <table:table-cell office:value-type="float" office:value="0.717910020580118">
            <text:p>0.7179100206</text:p>
          </table:table-cell>
          <table:table-cell office:value-type="float" office:value="0.72789383300045">
            <text:p>0.727893833</text:p>
          </table:table-cell>
          <table:table-cell office:value-type="float" office:value="0.67553987035203">
            <text:p>0.6755398704</text:p>
          </table:table-cell>
          <table:table-cell office:value-type="float" office:value="0.707634863658102">
            <text:p>0.7076348637</text:p>
          </table:table-cell>
          <table:table-cell office:value-type="float" office:value="0.703036066376735">
            <text:p>0.7030360664</text:p>
          </table:table-cell>
        </table:table-row>
        <table:table-row table:style-name="ro1">
          <table:table-cell office:value-type="float" office:value="0.256983898725258">
            <text:p>0.2569838987</text:p>
          </table:table-cell>
          <table:table-cell office:value-type="float" office:value="0.708366264373444">
            <text:p>0.7083662644</text:p>
          </table:table-cell>
          <table:table-cell office:value-type="float" office:value="0.772812411603617">
            <text:p>0.7728124116</text:p>
          </table:table-cell>
          <table:table-cell office:value-type="float" office:value="0.514133628657218">
            <text:p>0.5141336287</text:p>
          </table:table-cell>
          <table:table-cell office:value-type="float" office:value="0.32241521714253">
            <text:p>0.3224152171</text:p>
          </table:table-cell>
          <table:table-cell office:value-type="float" office:value="0.577842493261393">
            <text:p>0.5778424933</text:p>
          </table:table-cell>
          <table:table-cell office:value-type="float" office:value="0.675777478880206">
            <text:p>0.6757774789</text:p>
          </table:table-cell>
          <table:table-cell office:value-type="float" office:value="0.45010607930982">
            <text:p>0.4501060793</text:p>
          </table:table-cell>
          <table:table-cell office:value-type="float" office:value="0.160587163328834">
            <text:p>0.1605871633</text:p>
          </table:table-cell>
          <table:table-cell office:value-type="float" office:value="0.868430997261322">
            <text:p>0.8684309973</text:p>
          </table:table-cell>
        </table:table-row>
        <table:table-row table:style-name="ro1">
          <table:table-cell office:value-type="float" office:value="0.707617832070129">
            <text:p>0.7076178321</text:p>
          </table:table-cell>
          <table:table-cell office:value-type="float" office:value="0.321648446540929">
            <text:p>0.3216484465</text:p>
          </table:table-cell>
          <table:table-cell office:value-type="float" office:value="0.578220792853967">
            <text:p>0.5782207929</text:p>
          </table:table-cell>
          <table:table-cell office:value-type="float" office:value="0.771230870156885">
            <text:p>0.7712308702</text:p>
          </table:table-cell>
          <table:table-cell office:value-type="float" office:value="0.515314374223733">
            <text:p>0.5153143742</text:p>
          </table:table-cell>
          <table:table-cell office:value-type="float" office:value="0.772556161355749">
            <text:p>0.7725561614</text:p>
          </table:table-cell>
          <table:table-cell office:value-type="float" office:value="0.772136730546789">
            <text:p>0.7721367305</text:p>
          </table:table-cell>
          <table:table-cell office:value-type="float" office:value="0.837511688136986">
            <text:p>0.8375116881</text:p>
          </table:table-cell>
          <table:table-cell office:value-type="float" office:value="0.868988183343344">
            <text:p>0.8689881833</text:p>
          </table:table-cell>
          <table:table-cell office:value-type="float" office:value="0.771939231157064">
            <text:p>0.7719392312</text:p>
          </table:table-cell>
        </table:table-row>
        <table:table-row table:style-name="ro1">
          <table:table-cell office:value-type="float" office:value="0.690882701639137">
            <text:p>0.6908827016</text:p>
          </table:table-cell>
          <table:table-cell office:value-type="float" office:value="0.697328324437911">
            <text:p>0.6973283244</text:p>
          </table:table-cell>
          <table:table-cell office:value-type="float" office:value="0.647412619073575">
            <text:p>0.6474126191</text:p>
          </table:table-cell>
          <table:table-cell office:value-type="float" office:value="0.694169111549332">
            <text:p>0.6941691115</text:p>
          </table:table-cell>
          <table:table-cell office:value-type="float" office:value="0.620185675043524">
            <text:p>0.620185675</text:p>
          </table:table-cell>
          <table:table-cell office:value-type="float" office:value="0.674099473747408">
            <text:p>0.6740994737</text:p>
          </table:table-cell>
          <table:table-cell office:value-type="float" office:value="0.690418678444231">
            <text:p>0.6904186784</text:p>
          </table:table-cell>
          <table:table-cell office:value-type="float" office:value="0.697864689835564">
            <text:p>0.6978646898</text:p>
          </table:table-cell>
          <table:table-cell office:value-type="float" office:value="0.637253399682003">
            <text:p>0.6372533997</text:p>
          </table:table-cell>
          <table:table-cell office:value-type="float" office:value="0.66446104240438">
            <text:p>0.6644610424</text:p>
          </table:table-cell>
        </table:table-row>
        <table:table-row table:style-name="ro1">
          <table:table-cell office:value-type="float" office:value="0.69645961038407">
            <text:p>0.6964596104</text:p>
          </table:table-cell>
          <table:table-cell office:value-type="float" office:value="0.659703087589781">
            <text:p>0.6597030876</text:p>
          </table:table-cell>
          <table:table-cell office:value-type="float" office:value="0.747837990347491">
            <text:p>0.7478379903</text:p>
          </table:table-cell>
          <table:table-cell office:value-type="float" office:value="0.721388423616611">
            <text:p>0.7213884236</text:p>
          </table:table-cell>
          <table:table-cell office:value-type="float" office:value="0.827731518555633">
            <text:p>0.8277315186</text:p>
          </table:table-cell>
          <table:table-cell office:value-type="float" office:value="0.744609666890862">
            <text:p>0.7446096669</text:p>
          </table:table-cell>
          <table:table-cell office:value-type="float" office:value="0.763751338966727">
            <text:p>0.763751339</text:p>
          </table:table-cell>
          <table:table-cell office:value-type="float" office:value="0.765354205890037">
            <text:p>0.7653542059</text:p>
          </table:table-cell>
          <table:table-cell office:value-type="float" office:value="0.7677658670219">
            <text:p>0.767765867</text:p>
          </table:table-cell>
          <table:table-cell office:value-type="float" office:value="0.824607808984065">
            <text:p>0.824607809</text:p>
          </table:table-cell>
        </table:table-row>
        <table:table-row table:style-name="ro1">
          <table:table-cell office:value-type="float" office:value="0.771956334977637">
            <text:p>0.771956335</text:p>
          </table:table-cell>
          <table:table-cell office:value-type="float" office:value="0.579993513461742">
            <text:p>0.5799935135</text:p>
          </table:table-cell>
          <table:table-cell office:value-type="float" office:value="0.514784148975289">
            <text:p>0.514784149</text:p>
          </table:table-cell>
          <table:table-cell office:value-type="float" office:value="0.578024796203329">
            <text:p>0.5780247962</text:p>
          </table:table-cell>
          <table:table-cell office:value-type="float" office:value="0.675422234115269">
            <text:p>0.6754222341</text:p>
          </table:table-cell>
          <table:table-cell office:value-type="float" office:value="0.67626820046809">
            <text:p>0.6762682005</text:p>
          </table:table-cell>
          <table:table-cell office:value-type="float" office:value="0.579310343499047">
            <text:p>0.5793103435</text:p>
          </table:table-cell>
          <table:table-cell office:value-type="float" office:value="0.579013682701971">
            <text:p>0.5790136827</text:p>
          </table:table-cell>
          <table:table-cell office:value-type="float" office:value="0.19383865808132">
            <text:p>0.1938386581</text:p>
          </table:table-cell>
          <table:table-cell office:value-type="float" office:value="0.451675175929073">
            <text:p>0.4516751759</text:p>
          </table:table-cell>
        </table:table-row>
        <table:table-row table:style-name="ro1">
          <table:table-cell office:value-type="float" office:value="0.683075205591383">
            <text:p>0.6830752056</text:p>
          </table:table-cell>
          <table:table-cell office:value-type="float" office:value="0.914938723754519">
            <text:p>0.9149387238</text:p>
          </table:table-cell>
          <table:table-cell office:value-type="float" office:value="0.730973884840006">
            <text:p>0.7309738848</text:p>
          </table:table-cell>
          <table:table-cell office:value-type="float" office:value="0.689971281810552">
            <text:p>0.6899712818</text:p>
          </table:table-cell>
          <table:table-cell office:value-type="float" office:value="0.62140473157854">
            <text:p>0.6214047316</text:p>
          </table:table-cell>
          <table:table-cell office:value-type="float" office:value="0.832994042639554">
            <text:p>0.8329940426</text:p>
          </table:table-cell>
          <table:table-cell office:value-type="float" office:value="0.641400403546886">
            <text:p>0.6414004035</text:p>
          </table:table-cell>
          <table:table-cell office:value-type="float" office:value="0.623197941667762">
            <text:p>0.6231979417</text:p>
          </table:table-cell>
          <table:table-cell office:value-type="float" office:value="0.537909317313808">
            <text:p>0.5379093173</text:p>
          </table:table-cell>
          <table:table-cell office:value-type="float" office:value="0.553502028215933">
            <text:p>0.5535020282</text:p>
          </table:table-cell>
        </table:table-row>
        <table:table-row table:style-name="ro1">
          <table:table-cell office:value-type="float" office:value="0.655060123600333">
            <text:p>0.6550601236</text:p>
          </table:table-cell>
          <table:table-cell office:value-type="float" office:value="0.63250882650515">
            <text:p>0.6325088265</text:p>
          </table:table-cell>
          <table:table-cell office:value-type="float" office:value="0.769256411996859">
            <text:p>0.769256412</text:p>
          </table:table-cell>
          <table:table-cell office:value-type="float" office:value="0.551507809230251">
            <text:p>0.5515078092</text:p>
          </table:table-cell>
          <table:table-cell office:value-type="float" office:value="0.661986376501524">
            <text:p>0.6619863765</text:p>
          </table:table-cell>
          <table:table-cell office:value-type="float" office:value="0.672807395244364">
            <text:p>0.6728073952</text:p>
          </table:table-cell>
          <table:table-cell office:value-type="float" office:value="0.704996541503136">
            <text:p>0.7049965415</text:p>
          </table:table-cell>
          <table:table-cell office:value-type="float" office:value="0.609869889841148">
            <text:p>0.6098698898</text:p>
          </table:table-cell>
          <table:table-cell office:value-type="float" office:value="0.868032035550757">
            <text:p>0.8680320356</text:p>
          </table:table-cell>
          <table:table-cell office:value-type="float" office:value="0.547145152331533">
            <text:p>0.5471451523</text:p>
          </table:table-cell>
        </table:table-row>
        <table:table-row table:style-name="ro1">
          <table:table-cell office:value-type="float" office:value="0.964863355348427">
            <text:p>0.9648633553</text:p>
          </table:table-cell>
          <table:table-cell office:value-type="float" office:value="0.897010020051901">
            <text:p>0.8970100201</text:p>
          </table:table-cell>
          <table:table-cell office:value-type="float" office:value="0.708337680098898">
            <text:p>0.7083376801</text:p>
          </table:table-cell>
          <table:table-cell office:value-type="float" office:value="0.613102155942877">
            <text:p>0.6131021559</text:p>
          </table:table-cell>
          <table:table-cell office:value-type="float" office:value="0.33189595117831">
            <text:p>0.3318959512</text:p>
          </table:table-cell>
          <table:table-cell office:value-type="float" office:value="0.684895659972675">
            <text:p>0.68489566</text:p>
          </table:table-cell>
          <table:table-cell office:value-type="float" office:value="0.733706864853924">
            <text:p>0.7337068649</text:p>
          </table:table-cell>
          <table:table-cell office:value-type="float" office:value="0.989767522028485">
            <text:p>0.989767522</text:p>
          </table:table-cell>
          <table:table-cell office:value-type="float" office:value="0.800919454326583">
            <text:p>0.8009194543</text:p>
          </table:table-cell>
          <table:table-cell office:value-type="float" office:value="0.967513745655079">
            <text:p>0.9675137457</text:p>
          </table:table-cell>
        </table:table-row>
        <table:table-row table:style-name="ro1">
          <table:table-cell office:value-type="float" office:value="0.774256861451045">
            <text:p>0.7742568615</text:p>
          </table:table-cell>
          <table:table-cell office:value-type="float" office:value="0.514380294322565">
            <text:p>0.5143802943</text:p>
          </table:table-cell>
          <table:table-cell office:value-type="float" office:value="0.514604184637282">
            <text:p>0.5146041846</text:p>
          </table:table-cell>
          <table:table-cell office:value-type="float" office:value="0.771010803633522">
            <text:p>0.7710108036</text:p>
          </table:table-cell>
          <table:table-cell office:value-type="float" office:value="0.516171240967363">
            <text:p>0.516171241</text:p>
          </table:table-cell>
          <table:table-cell office:value-type="float" office:value="0.514380294322564">
            <text:p>0.5143802943</text:p>
          </table:table-cell>
          <table:table-cell office:value-type="float" office:value="0.771906276955922">
            <text:p>0.771906277</text:p>
          </table:table-cell>
          <table:table-cell office:value-type="float" office:value="0.642807494135402">
            <text:p>0.6428074941</text:p>
          </table:table-cell>
          <table:table-cell office:value-type="float" office:value="0.642583603820685">
            <text:p>0.6425836038</text:p>
          </table:table-cell>
          <table:table-cell office:value-type="float" office:value="0.385505401816762">
            <text:p>0.3855054018</text:p>
          </table:table-cell>
        </table:table-row>
        <table:table-row table:style-name="ro1">
          <table:table-cell office:value-type="float" office:value="0.621974434348939">
            <text:p>0.6219744343</text:p>
          </table:table-cell>
          <table:table-cell office:value-type="float" office:value="0.73531988927905">
            <text:p>0.7353198893</text:p>
          </table:table-cell>
          <table:table-cell office:value-type="float" office:value="0.634065593767452">
            <text:p>0.6340655938</text:p>
          </table:table-cell>
          <table:table-cell office:value-type="float" office:value="0.692406789625548">
            <text:p>0.6924067896</text:p>
          </table:table-cell>
          <table:table-cell office:value-type="float" office:value="0.572196244667137">
            <text:p>0.5721962447</text:p>
          </table:table-cell>
          <table:table-cell office:value-type="float" office:value="0.679495338019248">
            <text:p>0.679495338</text:p>
          </table:table-cell>
          <table:table-cell office:value-type="float" office:value="0.703351221232765">
            <text:p>0.7033512212</text:p>
          </table:table-cell>
          <table:table-cell office:value-type="float" office:value="0.685323372665374">
            <text:p>0.6853233727</text:p>
          </table:table-cell>
          <table:table-cell office:value-type="float" office:value="0.690789251948343">
            <text:p>0.6907892519</text:p>
          </table:table-cell>
          <table:table-cell office:value-type="float" office:value="0.744940813623309">
            <text:p>0.7449408136</text:p>
          </table:table-cell>
        </table:table-row>
        <table:table-row table:style-name="ro1">
          <table:table-cell office:value-type="float" office:value="0.588347720968938">
            <text:p>0.588347721</text:p>
          </table:table-cell>
          <table:table-cell office:value-type="float" office:value="0.743630235110217">
            <text:p>0.7436302351</text:p>
          </table:table-cell>
          <table:table-cell office:value-type="float" office:value="0.708082827371171">
            <text:p>0.7080828274</text:p>
          </table:table-cell>
          <table:table-cell office:value-type="float" office:value="0.745355260246558">
            <text:p>0.7453552602</text:p>
          </table:table-cell>
          <table:table-cell office:value-type="float" office:value="0.719540192059211">
            <text:p>0.7195401921</text:p>
          </table:table-cell>
          <table:table-cell office:value-type="float" office:value="0.629619468749067">
            <text:p>0.6296194687</text:p>
          </table:table-cell>
          <table:table-cell office:value-type="float" office:value="0.752154990252067">
            <text:p>0.7521549903</text:p>
          </table:table-cell>
          <table:table-cell office:value-type="float" office:value="0.754869347936879">
            <text:p>0.7548693479</text:p>
          </table:table-cell>
          <table:table-cell office:value-type="float" office:value="0.898972904118119">
            <text:p>0.8989729041</text:p>
          </table:table-cell>
          <table:table-cell office:value-type="float" office:value="0.758908107676281">
            <text:p>0.7589081077</text:p>
          </table:table-cell>
        </table:table-row>
        <table:table-row table:style-name="ro1">
          <table:table-cell office:value-type="float" office:value="0.625446950697684">
            <text:p>0.6254469507</text:p>
          </table:table-cell>
          <table:table-cell office:value-type="float" office:value="0.728227188225322">
            <text:p>0.7282271882</text:p>
          </table:table-cell>
          <table:table-cell office:value-type="float" office:value="0.636029727334509">
            <text:p>0.6360297273</text:p>
          </table:table-cell>
          <table:table-cell office:value-type="float" office:value="0.570729165250741">
            <text:p>0.5707291653</text:p>
          </table:table-cell>
          <table:table-cell office:value-type="float" office:value="0.778523531809155">
            <text:p>0.7785235318</text:p>
          </table:table-cell>
          <table:table-cell office:value-type="float" office:value="0.714541244209831">
            <text:p>0.7145412442</text:p>
          </table:table-cell>
          <table:table-cell office:value-type="float" office:value="0.700065538865694">
            <text:p>0.7000655389</text:p>
          </table:table-cell>
          <table:table-cell office:value-type="float" office:value="0.805008098382791">
            <text:p>0.8050080984</text:p>
          </table:table-cell>
          <table:table-cell office:value-type="float" office:value="0.64124223998536">
            <text:p>0.64124224</text:p>
          </table:table-cell>
          <table:table-cell office:value-type="float" office:value="0.575617268530849">
            <text:p>0.5756172685</text:p>
          </table:table-cell>
        </table:table-row>
        <table:table-row table:style-name="ro1">
          <table:table-cell office:value-type="float" office:value="0.670152875695321">
            <text:p>0.6701528757</text:p>
          </table:table-cell>
          <table:table-cell office:value-type="float" office:value="0.659347620134644">
            <text:p>0.6593476201</text:p>
          </table:table-cell>
          <table:table-cell office:value-type="float" office:value="0.665874662143145">
            <text:p>0.6658746621</text:p>
          </table:table-cell>
          <table:table-cell office:value-type="float" office:value="0.632555795801008">
            <text:p>0.6325557958</text:p>
          </table:table-cell>
          <table:table-cell office:value-type="float" office:value="0.684730809373829">
            <text:p>0.6847308094</text:p>
          </table:table-cell>
          <table:table-cell office:value-type="float" office:value="0.739708244356064">
            <text:p>0.7397082444</text:p>
          </table:table-cell>
          <table:table-cell office:value-type="float" office:value="0.69610391091471">
            <text:p>0.6961039109</text:p>
          </table:table-cell>
          <table:table-cell office:value-type="float" office:value="0.557114735362883">
            <text:p>0.5571147354</text:p>
          </table:table-cell>
          <table:table-cell office:value-type="float" office:value="0.651159973422872">
            <text:p>0.6511599734</text:p>
          </table:table-cell>
          <table:table-cell office:value-type="float" office:value="0.69261941287311">
            <text:p>0.6926194129</text:p>
          </table:table-cell>
        </table:table-row>
        <table:table-row table:style-name="ro1">
          <table:table-cell office:value-type="float" office:value="0.565709149140154">
            <text:p>0.5657091491</text:p>
          </table:table-cell>
          <table:table-cell office:value-type="float" office:value="0.33049281228452">
            <text:p>0.3304928123</text:p>
          </table:table-cell>
          <table:table-cell office:value-type="float" office:value="0.423835871798201">
            <text:p>0.4238358718</text:p>
          </table:table-cell>
          <table:table-cell office:value-type="float" office:value="0.848334389210147">
            <text:p>0.8483343892</text:p>
          </table:table-cell>
          <table:table-cell office:value-type="float" office:value="0.540456574797419">
            <text:p>0.5404565748</text:p>
          </table:table-cell>
          <table:table-cell office:value-type="float" office:value="0.825804435794903">
            <text:p>0.8258044358</text:p>
          </table:table-cell>
          <table:table-cell office:value-type="float" office:value="0.544006590518088">
            <text:p>0.5440065905</text:p>
          </table:table-cell>
          <table:table-cell office:value-type="float" office:value="0.706129948272958">
            <text:p>0.7061299483</text:p>
          </table:table-cell>
          <table:table-cell office:value-type="float" office:value="0.589872782078149">
            <text:p>0.5898727821</text:p>
          </table:table-cell>
          <table:table-cell office:value-type="float" office:value="0.684975925063346">
            <text:p>0.6849759251</text:p>
          </table:table-cell>
        </table:table-row>
        <table:table-row table:style-name="ro1">
          <table:table-cell office:value-type="float" office:value="0.921560649746257">
            <text:p>0.9215606497</text:p>
          </table:table-cell>
          <table:table-cell office:value-type="float" office:value="0.612302718580403">
            <text:p>0.6123027186</text:p>
          </table:table-cell>
          <table:table-cell office:value-type="float" office:value="0.756474516763932">
            <text:p>0.7564745168</text:p>
          </table:table-cell>
          <table:table-cell office:value-type="float" office:value="0.940969487579484">
            <text:p>0.9409694876</text:p>
          </table:table-cell>
          <table:table-cell office:value-type="float" office:value="0.706149020735687">
            <text:p>0.7061490207</text:p>
          </table:table-cell>
          <table:table-cell office:value-type="float" office:value="0.540872474413608">
            <text:p>0.5408724744</text:p>
          </table:table-cell>
          <table:table-cell office:value-type="float" office:value="0.866537227384384">
            <text:p>0.8665372274</text:p>
          </table:table-cell>
          <table:table-cell office:value-type="float" office:value="0.705483604172016">
            <text:p>0.7054836042</text:p>
          </table:table-cell>
          <table:table-cell office:value-type="float" office:value="0.795198389555575">
            <text:p>0.7951983896</text:p>
          </table:table-cell>
          <table:table-cell office:value-type="float" office:value="0.613525950416521">
            <text:p>0.6135259504</text:p>
          </table:table-cell>
        </table:table-row>
        <table:table-row table:style-name="ro1">
          <table:table-cell office:value-type="float" office:value="0.686753738115697">
            <text:p>0.6867537381</text:p>
          </table:table-cell>
          <table:table-cell office:value-type="float" office:value="0.624907774056929">
            <text:p>0.6249077741</text:p>
          </table:table-cell>
          <table:table-cell office:value-type="float" office:value="0.720937370638737">
            <text:p>0.7209373706</text:p>
          </table:table-cell>
          <table:table-cell office:value-type="float" office:value="0.653998131484763">
            <text:p>0.6539981315</text:p>
          </table:table-cell>
          <table:table-cell office:value-type="float" office:value="0.628964766173341">
            <text:p>0.6289647662</text:p>
          </table:table-cell>
          <table:table-cell office:value-type="float" office:value="0.728290829096227">
            <text:p>0.7282908291</text:p>
          </table:table-cell>
          <table:table-cell office:value-type="float" office:value="0.735663884361977">
            <text:p>0.7356638844</text:p>
          </table:table-cell>
          <table:table-cell office:value-type="float" office:value="0.720509796524932">
            <text:p>0.7205097965</text:p>
          </table:table-cell>
          <table:table-cell office:value-type="float" office:value="0.682101518452693">
            <text:p>0.6821015185</text:p>
          </table:table-cell>
          <table:table-cell office:value-type="float" office:value="0.687202087499402">
            <text:p>0.6872020875</text:p>
          </table:table-cell>
        </table:table-row>
        <table:table-row table:style-name="ro1">
          <table:table-cell office:value-type="float" office:value="0.901082990761677">
            <text:p>0.9010829908</text:p>
          </table:table-cell>
          <table:table-cell office:value-type="float" office:value="0.481946884782191">
            <text:p>0.4819468848</text:p>
          </table:table-cell>
          <table:table-cell office:value-type="float" office:value="0.965554449868693">
            <text:p>0.9655544499</text:p>
          </table:table-cell>
          <table:table-cell office:value-type="float" office:value="0.771524173614953">
            <text:p>0.7715241736</text:p>
          </table:table-cell>
          <table:table-cell office:value-type="float" office:value="0.675463784875986">
            <text:p>0.6754637849</text:p>
          </table:table-cell>
          <table:table-cell office:value-type="float" office:value="0.546264933687009">
            <text:p>0.5462649337</text:p>
          </table:table-cell>
          <table:table-cell office:value-type="float" office:value="0.707097660053414">
            <text:p>0.7070976601</text:p>
          </table:table-cell>
          <table:table-cell office:value-type="float" office:value="0.772598633203418">
            <text:p>0.7725986332</text:p>
          </table:table-cell>
          <table:table-cell office:value-type="float" office:value="0.675502548211974">
            <text:p>0.6755025482</text:p>
          </table:table-cell>
          <table:table-cell office:value-type="float" office:value="0.965678309394569">
            <text:p>0.9656783094</text:p>
          </table:table-cell>
        </table:table-row>
        <table:table-row table:style-name="ro1">
          <table:table-cell office:value-type="float" office:value="0.73032715462191">
            <text:p>0.7303271546</text:p>
          </table:table-cell>
          <table:table-cell office:value-type="float" office:value="0.637185267689541">
            <text:p>0.6371852677</text:p>
          </table:table-cell>
          <table:table-cell office:value-type="float" office:value="0.620572940751887">
            <text:p>0.6205729408</text:p>
          </table:table-cell>
          <table:table-cell office:value-type="float" office:value="0.721037953294296">
            <text:p>0.7210379533</text:p>
          </table:table-cell>
          <table:table-cell office:value-type="float" office:value="0.551680221938357">
            <text:p>0.5516802219</text:p>
          </table:table-cell>
          <table:table-cell office:value-type="float" office:value="0.701719567215131">
            <text:p>0.7017195672</text:p>
          </table:table-cell>
          <table:table-cell office:value-type="float" office:value="0.737977550378827">
            <text:p>0.7379775504</text:p>
          </table:table-cell>
          <table:table-cell office:value-type="float" office:value="0.610181051068703">
            <text:p>0.6101810511</text:p>
          </table:table-cell>
          <table:table-cell office:value-type="float" office:value="0.600344431966887">
            <text:p>0.600344432</text:p>
          </table:table-cell>
          <table:table-cell office:value-type="float" office:value="0.778857684903415">
            <text:p>0.7788576849</text:p>
          </table:table-cell>
        </table:table-row>
        <table:table-row table:style-name="ro1">
          <table:table-cell office:value-type="float" office:value="0.738741686514244">
            <text:p>0.7387416865</text:p>
          </table:table-cell>
          <table:table-cell office:value-type="float" office:value="0.775265932081828">
            <text:p>0.7752659321</text:p>
          </table:table-cell>
          <table:table-cell office:value-type="float" office:value="0.801988794559816">
            <text:p>0.8019887946</text:p>
          </table:table-cell>
          <table:table-cell office:value-type="float" office:value="0.724406583340399">
            <text:p>0.7244065833</text:p>
          </table:table-cell>
          <table:table-cell office:value-type="float" office:value="0.802158456472784">
            <text:p>0.8021584565</text:p>
          </table:table-cell>
          <table:table-cell office:value-type="float" office:value="0.789870414669313">
            <text:p>0.7898704147</text:p>
          </table:table-cell>
          <table:table-cell office:value-type="float" office:value="0.778555848680961">
            <text:p>0.7785558487</text:p>
          </table:table-cell>
          <table:table-cell office:value-type="float" office:value="0.734563259744378">
            <text:p>0.7345632597</text:p>
          </table:table-cell>
          <table:table-cell office:value-type="float" office:value="0.692194813963541">
            <text:p>0.692194814</text:p>
          </table:table-cell>
          <table:table-cell office:value-type="float" office:value="0.745226045894852">
            <text:p>0.7452260459</text:p>
          </table:table-cell>
        </table:table-row>
        <table:table-row table:style-name="ro1">
          <table:table-cell office:value-type="float" office:value="0.599336418816749">
            <text:p>0.5993364188</text:p>
          </table:table-cell>
          <table:table-cell office:value-type="float" office:value="0.590021542303324">
            <text:p>0.5900215423</text:p>
          </table:table-cell>
          <table:table-cell office:value-type="float" office:value="0.714911657219043">
            <text:p>0.7149116572</text:p>
          </table:table-cell>
          <table:table-cell office:value-type="float" office:value="0.537861714302984">
            <text:p>0.5378617143</text:p>
          </table:table-cell>
          <table:table-cell office:value-type="float" office:value="0.523831802055033">
            <text:p>0.5238318021</text:p>
          </table:table-cell>
          <table:table-cell office:value-type="float" office:value="0.561242270510658">
            <text:p>0.5612422705</text:p>
          </table:table-cell>
          <table:table-cell office:value-type="float" office:value="0.701405531586753">
            <text:p>0.7014055316</text:p>
          </table:table-cell>
          <table:table-cell office:value-type="float" office:value="0.549013020181797">
            <text:p>0.5490130202</text:p>
          </table:table-cell>
          <table:table-cell office:value-type="float" office:value="0.620706135294683">
            <text:p>0.6207061353</text:p>
          </table:table-cell>
          <table:table-cell office:value-type="float" office:value="0.523635168852233">
            <text:p>0.5236351689</text:p>
          </table:table-cell>
        </table:table-row>
        <table:table-row table:style-name="ro1">
          <table:table-cell office:value-type="float" office:value="0.741646590420887">
            <text:p>0.7416465904</text:p>
          </table:table-cell>
          <table:table-cell office:value-type="float" office:value="0.628684063144335">
            <text:p>0.6286840631</text:p>
          </table:table-cell>
          <table:table-cell office:value-type="float" office:value="0.773557825909526">
            <text:p>0.7735578259</text:p>
          </table:table-cell>
          <table:table-cell office:value-type="float" office:value="0.61650496754713">
            <text:p>0.6165049675</text:p>
          </table:table-cell>
          <table:table-cell office:value-type="float" office:value="0.767857659607479">
            <text:p>0.7678576596</text:p>
          </table:table-cell>
          <table:table-cell office:value-type="float" office:value="0.616840313076171">
            <text:p>0.6168403131</text:p>
          </table:table-cell>
          <table:table-cell office:value-type="float" office:value="0.579230172084145">
            <text:p>0.5792301721</text:p>
          </table:table-cell>
          <table:table-cell office:value-type="float" office:value="0.739824955998385">
            <text:p>0.739824956</text:p>
          </table:table-cell>
          <table:table-cell office:value-type="float" office:value="0.684506746843324">
            <text:p>0.6845067468</text:p>
          </table:table-cell>
          <table:table-cell office:value-type="float" office:value="0.53641525788949">
            <text:p>0.5364152579</text:p>
          </table:table-cell>
        </table:table-row>
        <table:table-row table:style-name="ro1">
          <table:table-cell office:value-type="float" office:value="0.707786547716671">
            <text:p>0.7077865477</text:p>
          </table:table-cell>
          <table:table-cell office:value-type="float" office:value="0.595333327052251">
            <text:p>0.5953333271</text:p>
          </table:table-cell>
          <table:table-cell office:value-type="float" office:value="0.721665643889818">
            <text:p>0.7216656439</text:p>
          </table:table-cell>
          <table:table-cell office:value-type="float" office:value="0.691898705177277">
            <text:p>0.6918987052</text:p>
          </table:table-cell>
          <table:table-cell office:value-type="float" office:value="0.743574131524785">
            <text:p>0.7435741315</text:p>
          </table:table-cell>
          <table:table-cell office:value-type="float" office:value="0.846807309935184">
            <text:p>0.8468073099</text:p>
          </table:table-cell>
          <table:table-cell office:value-type="float" office:value="0.630279370197408">
            <text:p>0.6302793702</text:p>
          </table:table-cell>
          <table:table-cell office:value-type="float" office:value="0.705918946638789">
            <text:p>0.7059189466</text:p>
          </table:table-cell>
          <table:table-cell office:value-type="float" office:value="0.518529420126431">
            <text:p>0.5185294201</text:p>
          </table:table-cell>
          <table:table-cell office:value-type="float" office:value="0.880947920767979">
            <text:p>0.8809479208</text:p>
          </table:table-cell>
        </table:table-row>
        <table:table-row table:style-name="ro1">
          <table:table-cell office:value-type="float" office:value="0.38579468344705">
            <text:p>0.3857946834</text:p>
          </table:table-cell>
          <table:table-cell office:value-type="float" office:value="0.770345394066623">
            <text:p>0.7703453941</text:p>
          </table:table-cell>
          <table:table-cell office:value-type="float" office:value="0.48666969417916">
            <text:p>0.4866696942</text:p>
          </table:table-cell>
          <table:table-cell office:value-type="float" office:value="0.685339771258777">
            <text:p>0.6853397713</text:p>
          </table:table-cell>
          <table:table-cell office:value-type="float" office:value="0.342569325817303">
            <text:p>0.3425693258</text:p>
          </table:table-cell>
          <table:table-cell office:value-type="float" office:value="0.742102773454657">
            <text:p>0.7421027735</text:p>
          </table:table-cell>
          <table:table-cell office:value-type="float" office:value="0.854792728100572">
            <text:p>0.8547927281</text:p>
          </table:table-cell>
          <table:table-cell office:value-type="float" office:value="0.744246838269551">
            <text:p>0.7442468383</text:p>
          </table:table-cell>
          <table:table-cell office:value-type="float" office:value="0.641081469471492">
            <text:p>0.6410814695</text:p>
          </table:table-cell>
          <table:table-cell office:value-type="float" office:value="0.584769060611512">
            <text:p>0.5847690606</text:p>
          </table:table-cell>
        </table:table-row>
        <table:table-row table:style-name="ro1">
          <table:table-cell office:value-type="float" office:value="0.729186767749812">
            <text:p>0.7291867677</text:p>
          </table:table-cell>
          <table:table-cell office:value-type="float" office:value="0.686597125010168">
            <text:p>0.686597125</text:p>
          </table:table-cell>
          <table:table-cell office:value-type="float" office:value="0.81803435408452">
            <text:p>0.8180343541</text:p>
          </table:table-cell>
          <table:table-cell office:value-type="float" office:value="0.679083299758803">
            <text:p>0.6790832998</text:p>
          </table:table-cell>
          <table:table-cell office:value-type="float" office:value="0.75704720945927">
            <text:p>0.7570472095</text:p>
          </table:table-cell>
          <table:table-cell office:value-type="float" office:value="0.677145964112107">
            <text:p>0.6771459641</text:p>
          </table:table-cell>
          <table:table-cell office:value-type="float" office:value="0.74322606859097">
            <text:p>0.7432260686</text:p>
          </table:table-cell>
          <table:table-cell office:value-type="float" office:value="0.641878542877175">
            <text:p>0.6418785429</text:p>
          </table:table-cell>
          <table:table-cell office:value-type="float" office:value="0.749759739022256">
            <text:p>0.749759739</text:p>
          </table:table-cell>
          <table:table-cell office:value-type="float" office:value="0.753145360434398">
            <text:p>0.7531453604</text:p>
          </table:table-cell>
        </table:table-row>
        <table:table-row table:style-name="ro1">
          <table:table-cell office:value-type="float" office:value="0.648280153730296">
            <text:p>0.6482801537</text:p>
          </table:table-cell>
          <table:table-cell office:value-type="float" office:value="0.698883358257562">
            <text:p>0.6988833583</text:p>
          </table:table-cell>
          <table:table-cell office:value-type="float" office:value="0.719024821433554">
            <text:p>0.7190248214</text:p>
          </table:table-cell>
          <table:table-cell office:value-type="float" office:value="0.610973905201122">
            <text:p>0.6109739052</text:p>
          </table:table-cell>
          <table:table-cell office:value-type="float" office:value="0.719784448541285">
            <text:p>0.7197844485</text:p>
          </table:table-cell>
          <table:table-cell office:value-type="float" office:value="0.819746400515112">
            <text:p>0.8197464005</text:p>
          </table:table-cell>
          <table:table-cell office:value-type="float" office:value="0.647739773575917">
            <text:p>0.6477397736</text:p>
          </table:table-cell>
          <table:table-cell office:value-type="float" office:value="0.727608051264437">
            <text:p>0.7276080513</text:p>
          </table:table-cell>
          <table:table-cell office:value-type="float" office:value="0.709617191629375">
            <text:p>0.7096171916</text:p>
          </table:table-cell>
          <table:table-cell office:value-type="float" office:value="0.543424312058536">
            <text:p>0.5434243121</text:p>
          </table:table-cell>
        </table:table-row>
        <table:table-row table:style-name="ro1">
          <table:table-cell office:value-type="float" office:value="0.476416640332503">
            <text:p>0.4764166403</text:p>
          </table:table-cell>
          <table:table-cell office:value-type="float" office:value="0.583232952793668">
            <text:p>0.5832329528</text:p>
          </table:table-cell>
          <table:table-cell office:value-type="float" office:value="0.829314239524131">
            <text:p>0.8293142395</text:p>
          </table:table-cell>
          <table:table-cell office:value-type="float" office:value="0.850080155848811">
            <text:p>0.8500801558</text:p>
          </table:table-cell>
          <table:table-cell office:value-type="float" office:value="0.773808793256314">
            <text:p>0.7738087933</text:p>
          </table:table-cell>
          <table:table-cell office:value-type="float" office:value="0.74444062851057">
            <text:p>0.7444406285</text:p>
          </table:table-cell>
          <table:table-cell office:value-type="float" office:value="0.54467528118525">
            <text:p>0.5446752812</text:p>
          </table:table-cell>
          <table:table-cell office:value-type="float" office:value="0.601345980139363">
            <text:p>0.6013459801</text:p>
          </table:table-cell>
          <table:table-cell office:value-type="float" office:value="0.601190236719738">
            <text:p>0.6011902367</text:p>
          </table:table-cell>
          <table:table-cell office:value-type="float" office:value="0.525447952588505">
            <text:p>0.5254479526</text:p>
          </table:table-cell>
        </table:table-row>
        <table:table-row table:style-name="ro1">
          <table:table-cell office:value-type="float" office:value="0.576342813206658">
            <text:p>0.5763428132</text:p>
          </table:table-cell>
          <table:table-cell office:value-type="float" office:value="0.634226080958372">
            <text:p>0.634226081</text:p>
          </table:table-cell>
          <table:table-cell office:value-type="float" office:value="0.576545732622419">
            <text:p>0.5765457326</text:p>
          </table:table-cell>
          <table:table-cell office:value-type="float" office:value="0.616117144535115">
            <text:p>0.6161171445</text:p>
          </table:table-cell>
          <table:table-cell office:value-type="float" office:value="0.44775308429389">
            <text:p>0.4477530843</text:p>
          </table:table-cell>
          <table:table-cell office:value-type="float" office:value="0.490921332977778">
            <text:p>0.490921333</text:p>
          </table:table-cell>
          <table:table-cell office:value-type="float" office:value="0.640902515040006">
            <text:p>0.640902515</text:p>
          </table:table-cell>
          <table:table-cell office:value-type="float" office:value="0.672519646631801">
            <text:p>0.6725196466</text:p>
          </table:table-cell>
          <table:table-cell office:value-type="float" office:value="0.783012975608367">
            <text:p>0.7830129756</text:p>
          </table:table-cell>
          <table:table-cell office:value-type="float" office:value="0.577135847417194">
            <text:p>0.5771358474</text:p>
          </table:table-cell>
        </table:table-row>
        <table:table-row table:style-name="ro1">
          <table:table-cell office:value-type="float" office:value="0.801557699369814">
            <text:p>0.8015576994</text:p>
          </table:table-cell>
          <table:table-cell office:value-type="float" office:value="0.672451766993816">
            <text:p>0.672451767</text:p>
          </table:table-cell>
          <table:table-cell office:value-type="float" office:value="0.727227590626298">
            <text:p>0.7272275906</text:p>
          </table:table-cell>
          <table:table-cell office:value-type="float" office:value="0.763392685721434">
            <text:p>0.7633926857</text:p>
          </table:table-cell>
          <table:table-cell office:value-type="float" office:value="0.694816850744079">
            <text:p>0.6948168507</text:p>
          </table:table-cell>
          <table:table-cell office:value-type="float" office:value="0.79299751316866">
            <text:p>0.7929975132</text:p>
          </table:table-cell>
          <table:table-cell office:value-type="float" office:value="0.711319019788261">
            <text:p>0.7113190198</text:p>
          </table:table-cell>
          <table:table-cell office:value-type="float" office:value="0.842642163346921">
            <text:p>0.8426421633</text:p>
          </table:table-cell>
          <table:table-cell office:value-type="float" office:value="0.759645352242542">
            <text:p>0.7596453522</text:p>
          </table:table-cell>
          <table:table-cell office:value-type="float" office:value="0.658254149424592">
            <text:p>0.6582541494</text:p>
          </table:table-cell>
        </table:table-row>
        <table:table-row table:style-name="ro1">
          <table:table-cell office:value-type="float" office:value="0.720548350932492">
            <text:p>0.7205483509</text:p>
          </table:table-cell>
          <table:table-cell office:value-type="float" office:value="0.670614224784311">
            <text:p>0.6706142248</text:p>
          </table:table-cell>
          <table:table-cell office:value-type="float" office:value="0.6968128844538">
            <text:p>0.6968128845</text:p>
          </table:table-cell>
          <table:table-cell office:value-type="float" office:value="0.834428321571221">
            <text:p>0.8344283216</text:p>
          </table:table-cell>
          <table:table-cell office:value-type="float" office:value="0.785527035168436">
            <text:p>0.7855270352</text:p>
          </table:table-cell>
          <table:table-cell office:value-type="float" office:value="0.814032230170886">
            <text:p>0.8140322302</text:p>
          </table:table-cell>
          <table:table-cell office:value-type="float" office:value="0.708108797446639">
            <text:p>0.7081087974</text:p>
          </table:table-cell>
          <table:table-cell office:value-type="float" office:value="0.778414901625578">
            <text:p>0.7784149016</text:p>
          </table:table-cell>
          <table:table-cell office:value-type="float" office:value="0.780965999207513">
            <text:p>0.7809659992</text:p>
          </table:table-cell>
          <table:table-cell office:value-type="float" office:value="0.653417844534023">
            <text:p>0.6534178445</text:p>
          </table:table-cell>
        </table:table-row>
        <table:table-row table:style-name="ro1">
          <table:table-cell office:value-type="float" office:value="0.517531747228998">
            <text:p>0.5175317472</text:p>
          </table:table-cell>
          <table:table-cell office:value-type="float" office:value="0.742161220172018">
            <text:p>0.7421612202</text:p>
          </table:table-cell>
          <table:table-cell office:value-type="float" office:value="0.618425085718799">
            <text:p>0.6184250857</text:p>
          </table:table-cell>
          <table:table-cell office:value-type="float" office:value="0.618125190697805">
            <text:p>0.6181251907</text:p>
          </table:table-cell>
          <table:table-cell office:value-type="float" office:value="0.659897992324806">
            <text:p>0.6598979923</text:p>
          </table:table-cell>
          <table:table-cell office:value-type="float" office:value="0.61792068700179">
            <text:p>0.617920687</text:p>
          </table:table-cell>
          <table:table-cell office:value-type="float" office:value="0.519135064530859">
            <text:p>0.5191350645</text:p>
          </table:table-cell>
          <table:table-cell office:value-type="float" office:value="0.44708777806175">
            <text:p>0.4470877781</text:p>
          </table:table-cell>
          <table:table-cell office:value-type="float" office:value="0.718274553257526">
            <text:p>0.7182745533</text:p>
          </table:table-cell>
          <table:table-cell office:value-type="float" office:value="0.576974300777955">
            <text:p>0.5769743008</text:p>
          </table:table-cell>
        </table:table-row>
        <table:table-row table:style-name="ro1">
          <table:table-cell office:value-type="float" office:value="0.739274810809944">
            <text:p>0.7392748108</text:p>
          </table:table-cell>
          <table:table-cell office:value-type="float" office:value="0.667450135871316">
            <text:p>0.6674501359</text:p>
          </table:table-cell>
          <table:table-cell office:value-type="float" office:value="0.729708687178477">
            <text:p>0.7297086872</text:p>
          </table:table-cell>
          <table:table-cell office:value-type="float" office:value="0.717749492080793">
            <text:p>0.7177494921</text:p>
          </table:table-cell>
          <table:table-cell office:value-type="float" office:value="0.682683436140922">
            <text:p>0.6826834361</text:p>
          </table:table-cell>
          <table:table-cell office:value-type="float" office:value="0.629469190382612">
            <text:p>0.6294691904</text:p>
          </table:table-cell>
          <table:table-cell office:value-type="float" office:value="0.668619028573733">
            <text:p>0.6686190286</text:p>
          </table:table-cell>
          <table:table-cell office:value-type="float" office:value="0.651911758555442">
            <text:p>0.6519117586</text:p>
          </table:table-cell>
          <table:table-cell office:value-type="float" office:value="0.729031256416175">
            <text:p>0.7290312564</text:p>
          </table:table-cell>
          <table:table-cell office:value-type="float" office:value="0.652421610304348">
            <text:p>0.6524216103</text:p>
          </table:table-cell>
        </table:table-row>
        <table:table-row table:style-name="ro1">
          <table:table-cell office:value-type="float" office:value="0.681521938494368">
            <text:p>0.6815219385</text:p>
          </table:table-cell>
          <table:table-cell office:value-type="float" office:value="0.572685230788834">
            <text:p>0.5726852308</text:p>
          </table:table-cell>
          <table:table-cell office:value-type="float" office:value="0.701502969452275">
            <text:p>0.7015029695</text:p>
          </table:table-cell>
          <table:table-cell office:value-type="float" office:value="0.656522590719999">
            <text:p>0.6565225907</text:p>
          </table:table-cell>
          <table:table-cell office:value-type="float" office:value="0.595543473197348">
            <text:p>0.5955434732</text:p>
          </table:table-cell>
          <table:table-cell office:value-type="float" office:value="0.660313034575395">
            <text:p>0.6603130346</text:p>
          </table:table-cell>
          <table:table-cell office:value-type="float" office:value="0.621495327096987">
            <text:p>0.6214953271</text:p>
          </table:table-cell>
          <table:table-cell office:value-type="float" office:value="0.673173924369107">
            <text:p>0.6731739244</text:p>
          </table:table-cell>
          <table:table-cell office:value-type="float" office:value="0.723962215834065">
            <text:p>0.7239622158</text:p>
          </table:table-cell>
          <table:table-cell office:value-type="float" office:value="0.733984412791303">
            <text:p>0.7339844128</text:p>
          </table:table-cell>
        </table:table-row>
        <table:table-row table:style-name="ro1">
          <table:table-cell office:value-type="float" office:value="0.962693189616146">
            <text:p>0.9626931896</text:p>
          </table:table-cell>
          <table:table-cell office:value-type="float" office:value="0.772235472757997">
            <text:p>0.7722354728</text:p>
          </table:table-cell>
          <table:table-cell office:value-type="float" office:value="0.674135256347236">
            <text:p>0.6741352563</text:p>
          </table:table-cell>
          <table:table-cell office:value-type="float" office:value="0.482144734296382">
            <text:p>0.4821447343</text:p>
          </table:table-cell>
          <table:table-cell office:value-type="float" office:value="0.902324160087621">
            <text:p>0.9023241601</text:p>
          </table:table-cell>
          <table:table-cell office:value-type="float" office:value="0.515747296888496">
            <text:p>0.5157472969</text:p>
          </table:table-cell>
          <table:table-cell office:value-type="float" office:value="0.771869324416687">
            <text:p>0.7718693244</text:p>
          </table:table-cell>
          <table:table-cell office:value-type="float" office:value="0.645278676453394">
            <text:p>0.6452786765</text:p>
          </table:table-cell>
          <table:table-cell office:value-type="float" office:value="0.772056636514927">
            <text:p>0.7720566365</text:p>
          </table:table-cell>
          <table:table-cell office:value-type="float" office:value="0.899459424448525">
            <text:p>0.8994594244</text:p>
          </table:table-cell>
        </table:table-row>
        <table:table-row table:style-name="ro1">
          <table:table-cell office:value-type="float" office:value="0.578393580388214">
            <text:p>0.5783935804</text:p>
          </table:table-cell>
          <table:table-cell office:value-type="float" office:value="0.359523029602957">
            <text:p>0.3595230296</text:p>
          </table:table-cell>
          <table:table-cell office:value-type="float" office:value="0.702345993182411">
            <text:p>0.7023459932</text:p>
          </table:table-cell>
          <table:table-cell office:value-type="float" office:value="0.72122385315582">
            <text:p>0.7212238532</text:p>
          </table:table-cell>
          <table:table-cell office:value-type="float" office:value="0.811660820166999">
            <text:p>0.8116608202</text:p>
          </table:table-cell>
          <table:table-cell office:value-type="float" office:value="0.502077663742644">
            <text:p>0.5020776637</text:p>
          </table:table-cell>
          <table:table-cell office:value-type="float" office:value="0.289679498096109">
            <text:p>0.2896794981</text:p>
          </table:table-cell>
          <table:table-cell office:value-type="float" office:value="0.648676727992288">
            <text:p>0.648676728</text:p>
          </table:table-cell>
          <table:table-cell office:value-type="float" office:value="0.65149865568225">
            <text:p>0.6514986557</text:p>
          </table:table-cell>
          <table:table-cell office:value-type="float" office:value="0.5428122364832">
            <text:p>0.5428122365</text:p>
          </table:table-cell>
        </table:table-row>
        <table:table-row table:style-name="ro1">
          <table:table-cell office:value-type="float" office:value="0.768823828184016">
            <text:p>0.7688238282</text:p>
          </table:table-cell>
          <table:table-cell office:value-type="float" office:value="0.595387017059041">
            <text:p>0.5953870171</text:p>
          </table:table-cell>
          <table:table-cell office:value-type="float" office:value="0.809725961018835">
            <text:p>0.809725961</text:p>
          </table:table-cell>
          <table:table-cell office:value-type="float" office:value="0.539772681398292">
            <text:p>0.5397726814</text:p>
          </table:table-cell>
          <table:table-cell office:value-type="float" office:value="0.845734330891677">
            <text:p>0.8457343309</text:p>
          </table:table-cell>
          <table:table-cell office:value-type="float" office:value="0.667049253953717">
            <text:p>0.667049254</text:p>
          </table:table-cell>
          <table:table-cell office:value-type="float" office:value="0.585714395079357">
            <text:p>0.5857143951</text:p>
          </table:table-cell>
          <table:table-cell office:value-type="float" office:value="0.477242693399405">
            <text:p>0.4772426934</text:p>
          </table:table-cell>
          <table:table-cell office:value-type="float" office:value="0.677301033473649">
            <text:p>0.6773010335</text:p>
          </table:table-cell>
          <table:table-cell office:value-type="float" office:value="0.811190927601042">
            <text:p>0.8111909276</text:p>
          </table:table-cell>
        </table:table-row>
        <table:table-row table:style-name="ro1">
          <table:table-cell office:value-type="float" office:value="0.755112000765232">
            <text:p>0.7551120008</text:p>
          </table:table-cell>
          <table:table-cell office:value-type="float" office:value="0.778288191861085">
            <text:p>0.7782881919</text:p>
          </table:table-cell>
          <table:table-cell office:value-type="float" office:value="0.712168813902013">
            <text:p>0.7121688139</text:p>
          </table:table-cell>
          <table:table-cell office:value-type="float" office:value="0.667509629215846">
            <text:p>0.6675096292</text:p>
          </table:table-cell>
          <table:table-cell office:value-type="float" office:value="0.664177762957165">
            <text:p>0.664177763</text:p>
          </table:table-cell>
          <table:table-cell office:value-type="float" office:value="0.772037037307572">
            <text:p>0.7720370373</text:p>
          </table:table-cell>
          <table:table-cell office:value-type="float" office:value="0.656708579020252">
            <text:p>0.656708579</text:p>
          </table:table-cell>
          <table:table-cell office:value-type="float" office:value="0.823806583238008">
            <text:p>0.8238065832</text:p>
          </table:table-cell>
          <table:table-cell office:value-type="float" office:value="0.704742430309161">
            <text:p>0.7047424303</text:p>
          </table:table-cell>
          <table:table-cell office:value-type="float" office:value="0.725269190469859">
            <text:p>0.7252691905</text:p>
          </table:table-cell>
        </table:table-row>
        <table:table-row table:style-name="ro1">
          <table:table-cell office:value-type="float" office:value="0.641086512457306">
            <text:p>0.6410865125</text:p>
          </table:table-cell>
          <table:table-cell office:value-type="float" office:value="0.693556134676484">
            <text:p>0.6935561347</text:p>
          </table:table-cell>
          <table:table-cell office:value-type="float" office:value="0.677726350873182">
            <text:p>0.6777263509</text:p>
          </table:table-cell>
          <table:table-cell office:value-type="float" office:value="0.737387978826819">
            <text:p>0.7373879788</text:p>
          </table:table-cell>
          <table:table-cell office:value-type="float" office:value="0.614332173817008">
            <text:p>0.6143321738</text:p>
          </table:table-cell>
          <table:table-cell office:value-type="float" office:value="0.472356789602695">
            <text:p>0.4723567896</text:p>
          </table:table-cell>
          <table:table-cell office:value-type="float" office:value="0.807150661700158">
            <text:p>0.8071506617</text:p>
          </table:table-cell>
          <table:table-cell office:value-type="float" office:value="0.755686430819022">
            <text:p>0.7556864308</text:p>
          </table:table-cell>
          <table:table-cell office:value-type="float" office:value="0.58060010378862">
            <text:p>0.5806001038</text:p>
          </table:table-cell>
          <table:table-cell office:value-type="float" office:value="0.806753897634839">
            <text:p>0.8067538976</text:p>
          </table:table-cell>
        </table:table-row>
        <table:table-row table:style-name="ro1">
          <table:table-cell office:value-type="float" office:value="0.603147014482957">
            <text:p>0.6031470145</text:p>
          </table:table-cell>
          <table:table-cell office:value-type="float" office:value="0.679198028919565">
            <text:p>0.6791980289</text:p>
          </table:table-cell>
          <table:table-cell office:value-type="float" office:value="0.735441718997224">
            <text:p>0.735441719</text:p>
          </table:table-cell>
          <table:table-cell office:value-type="float" office:value="0.646415006067173">
            <text:p>0.6464150061</text:p>
          </table:table-cell>
          <table:table-cell office:value-type="float" office:value="0.733620564457417">
            <text:p>0.7336205645</text:p>
          </table:table-cell>
          <table:table-cell office:value-type="float" office:value="0.757529625075731">
            <text:p>0.7575296251</text:p>
          </table:table-cell>
          <table:table-cell office:value-type="float" office:value="0.697707596216051">
            <text:p>0.6977075962</text:p>
          </table:table-cell>
          <table:table-cell office:value-type="float" office:value="0.615642183079426">
            <text:p>0.6156421831</text:p>
          </table:table-cell>
          <table:table-cell office:value-type="float" office:value="0.761000633881145">
            <text:p>0.7610006339</text:p>
          </table:table-cell>
          <table:table-cell office:value-type="float" office:value="0.657564209207746">
            <text:p>0.6575642092</text:p>
          </table:table-cell>
        </table:table-row>
        <table:table-row table:style-name="ro1">
          <table:table-cell office:value-type="float" office:value="0.792422573298179">
            <text:p>0.7924225733</text:p>
          </table:table-cell>
          <table:table-cell office:value-type="float" office:value="0.701775820640637">
            <text:p>0.7017758206</text:p>
          </table:table-cell>
          <table:table-cell office:value-type="float" office:value="0.677034851224177">
            <text:p>0.6770348512</text:p>
          </table:table-cell>
          <table:table-cell office:value-type="float" office:value="0.696821329289125">
            <text:p>0.6968213293</text:p>
          </table:table-cell>
          <table:table-cell office:value-type="float" office:value="0.71072145964714">
            <text:p>0.7107214596</text:p>
          </table:table-cell>
          <table:table-cell office:value-type="float" office:value="0.692308489968656">
            <text:p>0.69230849</text:p>
          </table:table-cell>
          <table:table-cell office:value-type="float" office:value="0.596556283102445">
            <text:p>0.5965562831</text:p>
          </table:table-cell>
          <table:table-cell office:value-type="float" office:value="0.648717561689867">
            <text:p>0.6487175617</text:p>
          </table:table-cell>
          <table:table-cell office:value-type="float" office:value="0.723718257743284">
            <text:p>0.7237182577</text:p>
          </table:table-cell>
          <table:table-cell office:value-type="float" office:value="0.717852085560383">
            <text:p>0.7178520856</text:p>
          </table:table-cell>
        </table:table-row>
        <table:table-row table:style-name="ro1">
          <table:table-cell office:value-type="float" office:value="0.736827094335918">
            <text:p>0.7368270943</text:p>
          </table:table-cell>
          <table:table-cell office:value-type="float" office:value="0.809969231256807">
            <text:p>0.8099692313</text:p>
          </table:table-cell>
          <table:table-cell office:value-type="float" office:value="0.650281520726309">
            <text:p>0.6502815207</text:p>
          </table:table-cell>
          <table:table-cell office:value-type="float" office:value="0.737735883156337">
            <text:p>0.7377358832</text:p>
          </table:table-cell>
          <table:table-cell office:value-type="float" office:value="0.625192305295117">
            <text:p>0.6251923053</text:p>
          </table:table-cell>
          <table:table-cell office:value-type="float" office:value="0.818832405481097">
            <text:p>0.8188324055</text:p>
          </table:table-cell>
          <table:table-cell office:value-type="float" office:value="0.552826883484913">
            <text:p>0.5528268835</text:p>
          </table:table-cell>
          <table:table-cell office:value-type="float" office:value="0.865834149954226">
            <text:p>0.86583415</text:p>
          </table:table-cell>
          <table:table-cell office:value-type="float" office:value="0.674264584705436">
            <text:p>0.6742645847</text:p>
          </table:table-cell>
          <table:table-cell office:value-type="float" office:value="0.729673120809335">
            <text:p>0.7296731208</text:p>
          </table:table-cell>
        </table:table-row>
        <table:table-row table:style-name="ro1">
          <table:table-cell office:value-type="float" office:value="0.605285313798544">
            <text:p>0.6052853138</text:p>
          </table:table-cell>
          <table:table-cell office:value-type="float" office:value="0.739754659864077">
            <text:p>0.7397546599</text:p>
          </table:table-cell>
          <table:table-cell office:value-type="float" office:value="0.64139824909727">
            <text:p>0.6413982491</text:p>
          </table:table-cell>
          <table:table-cell office:value-type="float" office:value="0.613292043726279">
            <text:p>0.6132920437</text:p>
          </table:table-cell>
          <table:table-cell office:value-type="float" office:value="0.771859613417788">
            <text:p>0.7718596134</text:p>
          </table:table-cell>
          <table:table-cell office:value-type="float" office:value="0.602197204491226">
            <text:p>0.6021972045</text:p>
          </table:table-cell>
          <table:table-cell office:value-type="float" office:value="0.739457722984483">
            <text:p>0.739457723</text:p>
          </table:table-cell>
          <table:table-cell office:value-type="float" office:value="0.740083665833784">
            <text:p>0.7400836658</text:p>
          </table:table-cell>
          <table:table-cell office:value-type="float" office:value="0.749230632340584">
            <text:p>0.7492306323</text:p>
          </table:table-cell>
          <table:table-cell office:value-type="float" office:value="0.677434948276855">
            <text:p>0.6774349483</text:p>
          </table:table-cell>
        </table:table-row>
        <table:table-row table:style-name="ro1">
          <table:table-cell office:value-type="float" office:value="0.867324000663628">
            <text:p>0.8673240007</text:p>
          </table:table-cell>
          <table:table-cell office:value-type="float" office:value="0.578441121672581">
            <text:p>0.5784411217</text:p>
          </table:table-cell>
          <table:table-cell office:value-type="float" office:value="0.669503191235697">
            <text:p>0.6695031912</text:p>
          </table:table-cell>
          <table:table-cell office:value-type="float" office:value="0.831522425467776">
            <text:p>0.8315224255</text:p>
          </table:table-cell>
          <table:table-cell office:value-type="float" office:value="0.716679682748148">
            <text:p>0.7166796827</text:p>
          </table:table-cell>
          <table:table-cell office:value-type="float" office:value="0.692180153171712">
            <text:p>0.6921801532</text:p>
          </table:table-cell>
          <table:table-cell office:value-type="float" office:value="0.301712126496891">
            <text:p>0.3017121265</text:p>
          </table:table-cell>
          <table:table-cell office:value-type="float" office:value="0.693145311276657">
            <text:p>0.6931453113</text:p>
          </table:table-cell>
          <table:table-cell office:value-type="float" office:value="0.71460560898209">
            <text:p>0.714605609</text:p>
          </table:table-cell>
          <table:table-cell office:value-type="float" office:value="0.86644684024007">
            <text:p>0.8664468402</text:p>
          </table:table-cell>
        </table:table-row>
        <table:table-row table:style-name="ro1">
          <table:table-cell office:value-type="float" office:value="0.85495015876628">
            <text:p>0.8549501588</text:p>
          </table:table-cell>
          <table:table-cell office:value-type="float" office:value="0.841410678952883">
            <text:p>0.841410679</text:p>
          </table:table-cell>
          <table:table-cell office:value-type="float" office:value="0.342499765124863">
            <text:p>0.3424997651</text:p>
          </table:table-cell>
          <table:table-cell office:value-type="float" office:value="1.01364952614379">
            <text:p>1.0136495261</text:p>
          </table:table-cell>
          <table:table-cell office:value-type="float" office:value="0.941699308234866">
            <text:p>0.9416993082</text:p>
          </table:table-cell>
          <table:table-cell office:value-type="float" office:value="0.811468944166612">
            <text:p>0.8114689442</text:p>
          </table:table-cell>
          <table:table-cell office:value-type="float" office:value="0.485453192999503">
            <text:p>0.485453193</text:p>
          </table:table-cell>
          <table:table-cell office:value-type="float" office:value="0.785727894854417">
            <text:p>0.7857278949</text:p>
          </table:table-cell>
          <table:table-cell office:value-type="float" office:value="0.856045325054257">
            <text:p>0.8560453251</text:p>
          </table:table-cell>
          <table:table-cell office:value-type="float" office:value="0.655197653263194">
            <text:p>0.6551976533</text:p>
          </table:table-cell>
        </table:table-row>
        <table:table-row table:style-name="ro1">
          <table:table-cell office:value-type="float" office:value="0.289950738081948">
            <text:p>0.2899507381</text:p>
          </table:table-cell>
          <table:table-cell office:value-type="float" office:value="0.289950738081948">
            <text:p>0.2899507381</text:p>
          </table:table-cell>
          <table:table-cell office:value-type="float" office:value="0.289950738081948">
            <text:p>0.2899507381</text:p>
          </table:table-cell>
          <table:table-cell office:value-type="float" office:value="0.869852214245844">
            <text:p>0.8698522142</text:p>
          </table:table-cell>
          <table:table-cell office:value-type="float" office:value="1.15980295232779">
            <text:p>1.1598029523</text:p>
          </table:table-cell>
          <table:table-cell office:value-type="float" office:value="0.869852214245844">
            <text:p>0.8698522142</text:p>
          </table:table-cell>
          <table:table-cell office:value-type="float" office:value="0.289950738081948">
            <text:p>0.2899507381</text:p>
          </table:table-cell>
          <table:table-cell office:value-type="float" office:value="0.579901476163896">
            <text:p>0.5799014762</text:p>
          </table:table-cell>
          <table:table-cell office:value-type="float" office:value="1.15980295232779">
            <text:p>1.1598029523</text:p>
          </table:table-cell>
          <table:table-cell office:value-type="float" office:value="0.579901476163897">
            <text:p>0.5799014762</text:p>
          </table:table-cell>
        </table:table-row>
        <table:table-row table:style-name="ro1">
          <table:table-cell office:value-type="float" office:value="0.731009722487566">
            <text:p>0.7310097225</text:p>
          </table:table-cell>
          <table:table-cell office:value-type="float" office:value="0.701917950003058">
            <text:p>0.70191795</text:p>
          </table:table-cell>
          <table:table-cell office:value-type="float" office:value="0.700706594175506">
            <text:p>0.7007065942</text:p>
          </table:table-cell>
          <table:table-cell office:value-type="float" office:value="0.657287914553851">
            <text:p>0.6572879146</text:p>
          </table:table-cell>
          <table:table-cell office:value-type="float" office:value="0.745153081198418">
            <text:p>0.7451530812</text:p>
          </table:table-cell>
          <table:table-cell office:value-type="float" office:value="0.716439298881277">
            <text:p>0.7164392989</text:p>
          </table:table-cell>
          <table:table-cell office:value-type="float" office:value="0.76967020163358">
            <text:p>0.7696702016</text:p>
          </table:table-cell>
          <table:table-cell office:value-type="float" office:value="0.684823889491749">
            <text:p>0.6848238895</text:p>
          </table:table-cell>
          <table:table-cell office:value-type="float" office:value="0.749262661132751">
            <text:p>0.7492626611</text:p>
          </table:table-cell>
          <table:table-cell office:value-type="float" office:value="0.655592463892111">
            <text:p>0.6555924639</text:p>
          </table:table-cell>
        </table:table-row>
        <table:table-row table:style-name="ro1">
          <table:table-cell office:value-type="float" office:value="0.680415095782483">
            <text:p>0.6804150958</text:p>
          </table:table-cell>
          <table:table-cell office:value-type="float" office:value="0.608573789034801">
            <text:p>0.608573789</text:p>
          </table:table-cell>
          <table:table-cell office:value-type="float" office:value="0.680880148607729">
            <text:p>0.6808801486</text:p>
          </table:table-cell>
          <table:table-cell office:value-type="float" office:value="0.755416647515661">
            <text:p>0.7554166475</text:p>
          </table:table-cell>
          <table:table-cell office:value-type="float" office:value="0.70032271044983">
            <text:p>0.7003227104</text:p>
          </table:table-cell>
          <table:table-cell office:value-type="float" office:value="0.721943993831081">
            <text:p>0.7219439938</text:p>
          </table:table-cell>
          <table:table-cell office:value-type="float" office:value="0.702744032074877">
            <text:p>0.7027440321</text:p>
          </table:table-cell>
          <table:table-cell office:value-type="float" office:value="0.686682637241908">
            <text:p>0.6866826372</text:p>
          </table:table-cell>
          <table:table-cell office:value-type="float" office:value="0.652405321086959">
            <text:p>0.6524053211</text:p>
          </table:table-cell>
          <table:table-cell office:value-type="float" office:value="0.745166019998429">
            <text:p>0.74516602</text:p>
          </table:table-cell>
        </table:table-row>
        <table:table-row table:style-name="ro1">
          <table:table-cell office:value-type="float" office:value="0.471883674025761">
            <text:p>0.471883674</text:p>
          </table:table-cell>
          <table:table-cell office:value-type="float" office:value="0.638148930365708">
            <text:p>0.6381489304</text:p>
          </table:table-cell>
          <table:table-cell office:value-type="float" office:value="0.471865790095202">
            <text:p>0.4718657901</text:p>
          </table:table-cell>
          <table:table-cell office:value-type="float" office:value="0.615840031254676">
            <text:p>0.6158400313</text:p>
          </table:table-cell>
          <table:table-cell office:value-type="float" office:value="0.42611128700736">
            <text:p>0.426111287</text:p>
          </table:table-cell>
          <table:table-cell office:value-type="float" office:value="0.589566394102923">
            <text:p>0.5895663941</text:p>
          </table:table-cell>
          <table:table-cell office:value-type="float" office:value="0.800082870755344">
            <text:p>0.8000828708</text:p>
          </table:table-cell>
          <table:table-cell office:value-type="float" office:value="0.474944396350935">
            <text:p>0.4749443964</text:p>
          </table:table-cell>
          <table:table-cell office:value-type="float" office:value="0.779401453485138">
            <text:p>0.7794014535</text:p>
          </table:table-cell>
          <table:table-cell office:value-type="float" office:value="0.894929849830686">
            <text:p>0.8949298498</text:p>
          </table:table-cell>
        </table:table-row>
        <table:table-row table:style-name="ro1">
          <table:table-cell office:value-type="float" office:value="0.551817639927451">
            <text:p>0.5518176399</text:p>
          </table:table-cell>
          <table:table-cell office:value-type="float" office:value="0.689034851602789">
            <text:p>0.6890348516</text:p>
          </table:table-cell>
          <table:table-cell office:value-type="float" office:value="0.531155984732656">
            <text:p>0.5311559847</text:p>
          </table:table-cell>
          <table:table-cell office:value-type="float" office:value="0.687254663792183">
            <text:p>0.6872546638</text:p>
          </table:table-cell>
          <table:table-cell office:value-type="float" office:value="0.718330783170203">
            <text:p>0.7183307832</text:p>
          </table:table-cell>
          <table:table-cell office:value-type="float" office:value="0.555909327414457">
            <text:p>0.5559093274</text:p>
          </table:table-cell>
          <table:table-cell office:value-type="float" office:value="0.59257139123944">
            <text:p>0.5925713912</text:p>
          </table:table-cell>
          <table:table-cell office:value-type="float" office:value="0.566335557524882">
            <text:p>0.5663355575</text:p>
          </table:table-cell>
          <table:table-cell office:value-type="float" office:value="0.626556888006226">
            <text:p>0.626556888</text:p>
          </table:table-cell>
          <table:table-cell office:value-type="float" office:value="0.470327701096795">
            <text:p>0.4703277011</text:p>
          </table:table-cell>
        </table:table-row>
        <table:table-row table:style-name="ro1">
          <table:table-cell office:value-type="float" office:value="0.750128403005153">
            <text:p>0.750128403</text:p>
          </table:table-cell>
          <table:table-cell office:value-type="float" office:value="0.77818032156179">
            <text:p>0.7781803216</text:p>
          </table:table-cell>
          <table:table-cell office:value-type="float" office:value="0.786851759333103">
            <text:p>0.7868517593</text:p>
          </table:table-cell>
          <table:table-cell office:value-type="float" office:value="0.691239133144058">
            <text:p>0.6912391331</text:p>
          </table:table-cell>
          <table:table-cell office:value-type="float" office:value="0.749173385672954">
            <text:p>0.7491733857</text:p>
          </table:table-cell>
          <table:table-cell office:value-type="float" office:value="0.633995072890321">
            <text:p>0.6339950729</text:p>
          </table:table-cell>
          <table:table-cell office:value-type="float" office:value="0.645521864458901">
            <text:p>0.6455218645</text:p>
          </table:table-cell>
          <table:table-cell office:value-type="float" office:value="0.836157995137813">
            <text:p>0.8361579951</text:p>
          </table:table-cell>
          <table:table-cell office:value-type="float" office:value="0.697491452487835">
            <text:p>0.6974914525</text:p>
          </table:table-cell>
          <table:table-cell office:value-type="float" office:value="0.726544743873988">
            <text:p>0.7265447439</text:p>
          </table:table-cell>
        </table:table-row>
        <table:table-row table:style-name="ro1">
          <table:table-cell office:value-type="float" office:value="0.685869882807325">
            <text:p>0.6858698828</text:p>
          </table:table-cell>
          <table:table-cell office:value-type="float" office:value="0.764229190211272">
            <text:p>0.7642291902</text:p>
          </table:table-cell>
          <table:table-cell office:value-type="float" office:value="0.737880801323828">
            <text:p>0.7378808013</text:p>
          </table:table-cell>
          <table:table-cell office:value-type="float" office:value="0.822830718604314">
            <text:p>0.8228307186</text:p>
          </table:table-cell>
          <table:table-cell office:value-type="float" office:value="0.721593943979235">
            <text:p>0.721593944</text:p>
          </table:table-cell>
          <table:table-cell office:value-type="float" office:value="0.807157867571969">
            <text:p>0.8071578676</text:p>
          </table:table-cell>
          <table:table-cell office:value-type="float" office:value="0.734131544893669">
            <text:p>0.7341315449</text:p>
          </table:table-cell>
          <table:table-cell office:value-type="float" office:value="0.826302753723619">
            <text:p>0.8263027537</text:p>
          </table:table-cell>
          <table:table-cell office:value-type="float" office:value="0.705484747178962">
            <text:p>0.7054847472</text:p>
          </table:table-cell>
          <table:table-cell office:value-type="float" office:value="0.732009465930875">
            <text:p>0.7320094659</text:p>
          </table:table-cell>
        </table:table-row>
        <table:table-row table:style-name="ro1">
          <table:table-cell office:value-type="float" office:value="0.678207486411196">
            <text:p>0.6782074864</text:p>
          </table:table-cell>
          <table:table-cell office:value-type="float" office:value="0.698597348768828">
            <text:p>0.6985973488</text:p>
          </table:table-cell>
          <table:table-cell office:value-type="float" office:value="0.662949641537254">
            <text:p>0.6629496415</text:p>
          </table:table-cell>
          <table:table-cell office:value-type="float" office:value="0.673722010727202">
            <text:p>0.6737220107</text:p>
          </table:table-cell>
          <table:table-cell office:value-type="float" office:value="0.597760742992339">
            <text:p>0.597760743</text:p>
          </table:table-cell>
          <table:table-cell office:value-type="float" office:value="0.636104569005679">
            <text:p>0.636104569</text:p>
          </table:table-cell>
          <table:table-cell office:value-type="float" office:value="0.693896762006493">
            <text:p>0.693896762</text:p>
          </table:table-cell>
          <table:table-cell office:value-type="float" office:value="0.672259027381021">
            <text:p>0.6722590274</text:p>
          </table:table-cell>
          <table:table-cell office:value-type="float" office:value="0.632665959870242">
            <text:p>0.6326659599</text:p>
          </table:table-cell>
          <table:table-cell office:value-type="float" office:value="0.68579799680229">
            <text:p>0.6857979968</text:p>
          </table:table-cell>
        </table:table-row>
        <table:table-row table:style-name="ro1">
          <table:table-cell office:value-type="float" office:value="0.762254504306279">
            <text:p>0.7622545043</text:p>
          </table:table-cell>
          <table:table-cell office:value-type="float" office:value="0.658326655606526">
            <text:p>0.6583266556</text:p>
          </table:table-cell>
          <table:table-cell office:value-type="float" office:value="0.760082985828337">
            <text:p>0.7600829858</text:p>
          </table:table-cell>
          <table:table-cell office:value-type="float" office:value="0.749624712040193">
            <text:p>0.749624712</text:p>
          </table:table-cell>
          <table:table-cell office:value-type="float" office:value="0.619825439539817">
            <text:p>0.6198254395</text:p>
          </table:table-cell>
          <table:table-cell office:value-type="float" office:value="0.746648351625151">
            <text:p>0.7466483516</text:p>
          </table:table-cell>
          <table:table-cell office:value-type="float" office:value="0.697437817262924">
            <text:p>0.6974378173</text:p>
          </table:table-cell>
          <table:table-cell office:value-type="float" office:value="0.702325104890548">
            <text:p>0.7023251049</text:p>
          </table:table-cell>
          <table:table-cell office:value-type="float" office:value="0.690095805073585">
            <text:p>0.6900958051</text:p>
          </table:table-cell>
          <table:table-cell office:value-type="float" office:value="0.793320416711533">
            <text:p>0.7933204167</text:p>
          </table:table-cell>
        </table:table-row>
        <table:table-row table:style-name="ro1">
          <table:table-cell office:value-type="float" office:value="0.774565538193952">
            <text:p>0.7745655382</text:p>
          </table:table-cell>
          <table:table-cell office:value-type="float" office:value="0.515827032221212">
            <text:p>0.5158270322</text:p>
          </table:table-cell>
          <table:table-cell office:value-type="float" office:value="0.731500852658541">
            <text:p>0.7315008527</text:p>
          </table:table-cell>
          <table:table-cell office:value-type="float" office:value="0.59831949751181">
            <text:p>0.5983194975</text:p>
          </table:table-cell>
          <table:table-cell office:value-type="float" office:value="0.707439504903213">
            <text:p>0.7074395049</text:p>
          </table:table-cell>
          <table:table-cell office:value-type="float" office:value="0.691238079718538">
            <text:p>0.6912380797</text:p>
          </table:table-cell>
          <table:table-cell office:value-type="float" office:value="0.852657792143101">
            <text:p>0.8526577921</text:p>
          </table:table-cell>
          <table:table-cell office:value-type="float" office:value="0.736691341803693">
            <text:p>0.7366913418</text:p>
          </table:table-cell>
          <table:table-cell office:value-type="float" office:value="0.631137979279146">
            <text:p>0.6311379793</text:p>
          </table:table-cell>
          <table:table-cell office:value-type="float" office:value="0.625978517132641">
            <text:p>0.6259785171</text:p>
          </table:table-cell>
        </table:table-row>
        <table:table-row table:style-name="ro1">
          <table:table-cell office:value-type="float" office:value="0.597164320515675">
            <text:p>0.5971643205</text:p>
          </table:table-cell>
          <table:table-cell office:value-type="float" office:value="0.78446500664518">
            <text:p>0.7844650066</text:p>
          </table:table-cell>
          <table:table-cell office:value-type="float" office:value="0.805520143343153">
            <text:p>0.8055201433</text:p>
          </table:table-cell>
          <table:table-cell office:value-type="float" office:value="0.5519555853087">
            <text:p>0.5519555853</text:p>
          </table:table-cell>
          <table:table-cell office:value-type="float" office:value="0.658232122278774">
            <text:p>0.6582321223</text:p>
          </table:table-cell>
          <table:table-cell office:value-type="float" office:value="0.729089219083683">
            <text:p>0.7290892191</text:p>
          </table:table-cell>
          <table:table-cell office:value-type="float" office:value="0.699286504639054">
            <text:p>0.6992865046</text:p>
          </table:table-cell>
          <table:table-cell office:value-type="float" office:value="0.688807795192523">
            <text:p>0.6888077952</text:p>
          </table:table-cell>
          <table:table-cell office:value-type="float" office:value="0.647757870030975">
            <text:p>0.64775787</text:p>
          </table:table-cell>
          <table:table-cell office:value-type="float" office:value="0.851918313854709">
            <text:p>0.8519183139</text:p>
          </table:table-cell>
        </table:table-row>
        <table:table-row table:style-name="ro1">
          <table:table-cell office:value-type="float" office:value="0.417811355038329">
            <text:p>0.417811355</text:p>
          </table:table-cell>
          <table:table-cell office:value-type="float" office:value="0.65023937514207">
            <text:p>0.6502393751</text:p>
          </table:table-cell>
          <table:table-cell office:value-type="float" office:value="0.741158363320913">
            <text:p>0.7411583633</text:p>
          </table:table-cell>
          <table:table-cell office:value-type="float" office:value="0.834186214017312">
            <text:p>0.834186214</text:p>
          </table:table-cell>
          <table:table-cell office:value-type="float" office:value="0.651268019209277">
            <text:p>0.6512680192</text:p>
          </table:table-cell>
          <table:table-cell office:value-type="float" office:value="0.927639988431697">
            <text:p>0.9276399884</text:p>
          </table:table-cell>
          <table:table-cell office:value-type="float" office:value="0.463839676191175">
            <text:p>0.4638396762</text:p>
          </table:table-cell>
          <table:table-cell office:value-type="float" office:value="0.695182413201127">
            <text:p>0.6951824132</text:p>
          </table:table-cell>
          <table:table-cell office:value-type="float" office:value="0.741857905761488">
            <text:p>0.7418579058</text:p>
          </table:table-cell>
          <table:table-cell office:value-type="float" office:value="0.232006819460197">
            <text:p>0.2320068195</text:p>
          </table:table-cell>
        </table:table-row>
        <table:table-row table:style-name="ro1">
          <table:table-cell office:value-type="float" office:value="0.6770185388349">
            <text:p>0.6770185388</text:p>
          </table:table-cell>
          <table:table-cell office:value-type="float" office:value="0.732846853535933">
            <text:p>0.7328468535</text:p>
          </table:table-cell>
          <table:table-cell office:value-type="float" office:value="0.81830030227495">
            <text:p>0.8183003023</text:p>
          </table:table-cell>
          <table:table-cell office:value-type="float" office:value="0.643174427875761">
            <text:p>0.6431744279</text:p>
          </table:table-cell>
          <table:table-cell office:value-type="float" office:value="0.671876841403682">
            <text:p>0.6718768414</text:p>
          </table:table-cell>
          <table:table-cell office:value-type="float" office:value="0.730941994326124">
            <text:p>0.7309419943</text:p>
          </table:table-cell>
          <table:table-cell office:value-type="float" office:value="0.614513267683548">
            <text:p>0.6145132677</text:p>
          </table:table-cell>
          <table:table-cell office:value-type="float" office:value="0.701459876096861">
            <text:p>0.7014598761</text:p>
          </table:table-cell>
          <table:table-cell office:value-type="float" office:value="0.643516959372979">
            <text:p>0.6435169594</text:p>
          </table:table-cell>
          <table:table-cell office:value-type="float" office:value="0.631706700710407">
            <text:p>0.6317067007</text:p>
          </table:table-cell>
        </table:table-row>
        <table:table-row table:style-name="ro1">
          <table:table-cell office:value-type="float" office:value="0.692812857043243">
            <text:p>0.692812857</text:p>
          </table:table-cell>
          <table:table-cell office:value-type="float" office:value="0.877434805864659">
            <text:p>0.8774348059</text:p>
          </table:table-cell>
          <table:table-cell office:value-type="float" office:value="0.661627310285802">
            <text:p>0.6616273103</text:p>
          </table:table-cell>
          <table:table-cell office:value-type="float" office:value="0.742396989254259">
            <text:p>0.7423969893</text:p>
          </table:table-cell>
          <table:table-cell office:value-type="float" office:value="0.785157296670076">
            <text:p>0.7851572967</text:p>
          </table:table-cell>
          <table:table-cell office:value-type="float" office:value="0.785042763046984">
            <text:p>0.785042763</text:p>
          </table:table-cell>
          <table:table-cell office:value-type="float" office:value="0.749213449268227">
            <text:p>0.7492134493</text:p>
          </table:table-cell>
          <table:table-cell office:value-type="float" office:value="0.667215729504858">
            <text:p>0.6672157295</text:p>
          </table:table-cell>
          <table:table-cell office:value-type="float" office:value="0.636496879633545">
            <text:p>0.6364968796</text:p>
          </table:table-cell>
          <table:table-cell office:value-type="float" office:value="0.784974302793976">
            <text:p>0.7849743028</text:p>
          </table:table-cell>
        </table:table-row>
        <table:table-row table:style-name="ro1">
          <table:table-cell office:value-type="float" office:value="0.801795374433468">
            <text:p>0.8017953744</text:p>
          </table:table-cell>
          <table:table-cell office:value-type="float" office:value="0.686845702358821">
            <text:p>0.6868457024</text:p>
          </table:table-cell>
          <table:table-cell office:value-type="float" office:value="0.685988101074312">
            <text:p>0.6859881011</text:p>
          </table:table-cell>
          <table:table-cell office:value-type="float" office:value="0.666110664723216">
            <text:p>0.6661106647</text:p>
          </table:table-cell>
          <table:table-cell office:value-type="float" office:value="0.747442419590074">
            <text:p>0.7474424196</text:p>
          </table:table-cell>
          <table:table-cell office:value-type="float" office:value="0.688684768146832">
            <text:p>0.6886847681</text:p>
          </table:table-cell>
          <table:table-cell office:value-type="float" office:value="0.668433590785091">
            <text:p>0.6684335908</text:p>
          </table:table-cell>
          <table:table-cell office:value-type="float" office:value="0.719667221879053">
            <text:p>0.7196672219</text:p>
          </table:table-cell>
          <table:table-cell office:value-type="float" office:value="0.474231495317926">
            <text:p>0.4742314953</text:p>
          </table:table-cell>
          <table:table-cell office:value-type="float" office:value="0.649217299895324">
            <text:p>0.6492172999</text:p>
          </table:table-cell>
        </table:table-row>
        <table:table-row table:style-name="ro1">
          <table:table-cell office:value-type="float" office:value="0.867928620318276">
            <text:p>0.8679286203</text:p>
          </table:table-cell>
          <table:table-cell office:value-type="float" office:value="0.576650862067388">
            <text:p>0.5766508621</text:p>
          </table:table-cell>
          <table:table-cell office:value-type="float" office:value="0.326066771512741">
            <text:p>0.3260667715</text:p>
          </table:table-cell>
          <table:table-cell office:value-type="float" office:value="0.55871647053021">
            <text:p>0.5587164705</text:p>
          </table:table-cell>
          <table:table-cell office:value-type="float" office:value="0.538144592084668">
            <text:p>0.5381445921</text:p>
          </table:table-cell>
          <table:table-cell office:value-type="float" office:value="0.867579655299059">
            <text:p>0.8675796553</text:p>
          </table:table-cell>
          <table:table-cell office:value-type="float" office:value="0.721850325999178">
            <text:p>0.721850326</text:p>
          </table:table-cell>
          <table:table-cell office:value-type="float" office:value="0.558206211090661">
            <text:p>0.5582062111</text:p>
          </table:table-cell>
          <table:table-cell office:value-type="float" office:value="0.760266142155642">
            <text:p>0.7602661422</text:p>
          </table:table-cell>
          <table:table-cell office:value-type="float" office:value="0.578586165271825">
            <text:p>0.5785861653</text:p>
          </table:table-cell>
        </table:table-row>
        <table:table-row table:style-name="ro1">
          <table:table-cell office:value-type="float" office:value="0.763249384741617">
            <text:p>0.7632493847</text:p>
          </table:table-cell>
          <table:table-cell office:value-type="float" office:value="0.746606821693644">
            <text:p>0.7466068217</text:p>
          </table:table-cell>
          <table:table-cell office:value-type="float" office:value="0.694224330191612">
            <text:p>0.6942243302</text:p>
          </table:table-cell>
          <table:table-cell office:value-type="float" office:value="0.853290896746225">
            <text:p>0.8532908967</text:p>
          </table:table-cell>
          <table:table-cell office:value-type="float" office:value="0.578299642756811">
            <text:p>0.5782996428</text:p>
          </table:table-cell>
          <table:table-cell office:value-type="float" office:value="0.683723214764929">
            <text:p>0.6837232148</text:p>
          </table:table-cell>
          <table:table-cell office:value-type="float" office:value="0.718550346613234">
            <text:p>0.7185503466</text:p>
          </table:table-cell>
          <table:table-cell office:value-type="float" office:value="0.673881551486125">
            <text:p>0.6738815515</text:p>
          </table:table-cell>
          <table:table-cell office:value-type="float" office:value="0.789035758559287">
            <text:p>0.7890357586</text:p>
          </table:table-cell>
          <table:table-cell office:value-type="float" office:value="0.818996050222348">
            <text:p>0.8189960502</text:p>
          </table:table-cell>
        </table:table-row>
        <table:table-row table:style-name="ro1">
          <table:table-cell office:value-type="float" office:value="0.725298667456568">
            <text:p>0.7252986675</text:p>
          </table:table-cell>
          <table:table-cell office:value-type="float" office:value="0.770919838913184">
            <text:p>0.7709198389</text:p>
          </table:table-cell>
          <table:table-cell office:value-type="float" office:value="0.787097944593087">
            <text:p>0.7870979446</text:p>
          </table:table-cell>
          <table:table-cell office:value-type="float" office:value="0.758374595626464">
            <text:p>0.7583745956</text:p>
          </table:table-cell>
          <table:table-cell office:value-type="float" office:value="0.716348448810326">
            <text:p>0.7163484488</text:p>
          </table:table-cell>
          <table:table-cell office:value-type="float" office:value="0.74782912353761">
            <text:p>0.7478291235</text:p>
          </table:table-cell>
          <table:table-cell office:value-type="float" office:value="0.695082273193702">
            <text:p>0.6950822732</text:p>
          </table:table-cell>
          <table:table-cell office:value-type="float" office:value="0.682450215379018">
            <text:p>0.6824502154</text:p>
          </table:table-cell>
          <table:table-cell office:value-type="float" office:value="0.656559087271275">
            <text:p>0.6565590873</text:p>
          </table:table-cell>
          <table:table-cell office:value-type="float" office:value="0.759221940425391">
            <text:p>0.7592219404</text:p>
          </table:table-cell>
        </table:table-row>
        <table:table-row table:style-name="ro1">
          <table:table-cell office:value-type="float" office:value="0.770859568073757">
            <text:p>0.7708595681</text:p>
          </table:table-cell>
          <table:table-cell office:value-type="float" office:value="0.654822310592862">
            <text:p>0.6548223106</text:p>
          </table:table-cell>
          <table:table-cell office:value-type="float" office:value="0.650803347046121">
            <text:p>0.650803347</text:p>
          </table:table-cell>
          <table:table-cell office:value-type="float" office:value="0.670621291830273">
            <text:p>0.6706212918</text:p>
          </table:table-cell>
          <table:table-cell office:value-type="float" office:value="0.611843163126615">
            <text:p>0.6118431631</text:p>
          </table:table-cell>
          <table:table-cell office:value-type="float" office:value="0.831560053241692">
            <text:p>0.8315600532</text:p>
          </table:table-cell>
          <table:table-cell office:value-type="float" office:value="0.701491739081656">
            <text:p>0.7014917391</text:p>
          </table:table-cell>
          <table:table-cell office:value-type="float" office:value="0.820589254476128">
            <text:p>0.8205892545</text:p>
          </table:table-cell>
          <table:table-cell office:value-type="float" office:value="0.774336326248965">
            <text:p>0.7743363262</text:p>
          </table:table-cell>
          <table:table-cell office:value-type="float" office:value="0.67450425023113">
            <text:p>0.6745042502</text:p>
          </table:table-cell>
        </table:table-row>
        <table:table-row table:style-name="ro1">
          <table:table-cell office:value-type="float" office:value="0.708138946159546">
            <text:p>0.7081389462</text:p>
          </table:table-cell>
          <table:table-cell office:value-type="float" office:value="0.708432350378589">
            <text:p>0.7084323504</text:p>
          </table:table-cell>
          <table:table-cell office:value-type="float" office:value="0.749489577672015">
            <text:p>0.7494895777</text:p>
          </table:table-cell>
          <table:table-cell office:value-type="float" office:value="0.748983299390808">
            <text:p>0.7489832994</text:p>
          </table:table-cell>
          <table:table-cell office:value-type="float" office:value="0.697271412772828">
            <text:p>0.6972714128</text:p>
          </table:table-cell>
          <table:table-cell office:value-type="float" office:value="0.576199307465075">
            <text:p>0.5761993075</text:p>
          </table:table-cell>
          <table:table-cell office:value-type="float" office:value="0.722933742756406">
            <text:p>0.7229337428</text:p>
          </table:table-cell>
          <table:table-cell office:value-type="float" office:value="0.6675736025835">
            <text:p>0.6675736026</text:p>
          </table:table-cell>
          <table:table-cell office:value-type="float" office:value="0.651508286709453">
            <text:p>0.6515082867</text:p>
          </table:table-cell>
          <table:table-cell office:value-type="float" office:value="0.55334240687515">
            <text:p>0.5533424069</text:p>
          </table:table-cell>
        </table:table-row>
        <table:table-row table:style-name="ro1">
          <table:table-cell office:value-type="float" office:value="0.613248195341312">
            <text:p>0.6132481953</text:p>
          </table:table-cell>
          <table:table-cell office:value-type="float" office:value="0.683572354646802">
            <text:p>0.6835723546</text:p>
          </table:table-cell>
          <table:table-cell office:value-type="float" office:value="0.494942070613903">
            <text:p>0.4949420706</text:p>
          </table:table-cell>
          <table:table-cell office:value-type="float" office:value="0.588833711379222">
            <text:p>0.5888337114</text:p>
          </table:table-cell>
          <table:table-cell office:value-type="float" office:value="0.519946422548338">
            <text:p>0.5199464225</text:p>
          </table:table-cell>
          <table:table-cell office:value-type="float" office:value="0.897337493874483">
            <text:p>0.8973374939</text:p>
          </table:table-cell>
          <table:table-cell office:value-type="float" office:value="0.84809701270432">
            <text:p>0.8480970127</text:p>
          </table:table-cell>
          <table:table-cell office:value-type="float" office:value="0.801806021960279">
            <text:p>0.801806022</text:p>
          </table:table-cell>
          <table:table-cell office:value-type="float" office:value="0.801197994447648">
            <text:p>0.8011979944</text:p>
          </table:table-cell>
          <table:table-cell office:value-type="float" office:value="0.518704802632486">
            <text:p>0.5187048026</text:p>
          </table:table-cell>
        </table:table-row>
        <table:table-row table:style-name="ro1">
          <table:table-cell office:value-type="float" office:value="0.783430924923581">
            <text:p>0.7834309249</text:p>
          </table:table-cell>
          <table:table-cell office:value-type="float" office:value="0.62516810172045">
            <text:p>0.6251681017</text:p>
          </table:table-cell>
          <table:table-cell office:value-type="float" office:value="0.724904845457417">
            <text:p>0.7249048455</text:p>
          </table:table-cell>
          <table:table-cell office:value-type="float" office:value="0.742294185905415">
            <text:p>0.7422941859</text:p>
          </table:table-cell>
          <table:table-cell office:value-type="float" office:value="0.701603132142042">
            <text:p>0.7016031321</text:p>
          </table:table-cell>
          <table:table-cell office:value-type="float" office:value="0.396784358545407">
            <text:p>0.3967843585</text:p>
          </table:table-cell>
          <table:table-cell office:value-type="float" office:value="0.824204255400155">
            <text:p>0.8242042554</text:p>
          </table:table-cell>
          <table:table-cell office:value-type="float" office:value="0.683665817334231">
            <text:p>0.6836658173</text:p>
          </table:table-cell>
          <table:table-cell office:value-type="float" office:value="0.670831245055072">
            <text:p>0.6708312451</text:p>
          </table:table-cell>
          <table:table-cell office:value-type="float" office:value="0.718699943593309">
            <text:p>0.7186999436</text:p>
          </table:table-cell>
        </table:table-row>
        <table:table-row table:style-name="ro1">
          <table:table-cell office:value-type="float" office:value="0.724367304599792">
            <text:p>0.7243673046</text:p>
          </table:table-cell>
          <table:table-cell office:value-type="float" office:value="0.644224581127073">
            <text:p>0.6442245811</text:p>
          </table:table-cell>
          <table:table-cell office:value-type="float" office:value="0.754268302694024">
            <text:p>0.7542683027</text:p>
          </table:table-cell>
          <table:table-cell office:value-type="float" office:value="0.676109749658939">
            <text:p>0.6761097497</text:p>
          </table:table-cell>
          <table:table-cell office:value-type="float" office:value="0.6789586521317">
            <text:p>0.6789586521</text:p>
          </table:table-cell>
          <table:table-cell office:value-type="float" office:value="0.677806937662934">
            <text:p>0.6778069377</text:p>
          </table:table-cell>
          <table:table-cell office:value-type="float" office:value="0.669184214527451">
            <text:p>0.6691842145</text:p>
          </table:table-cell>
          <table:table-cell office:value-type="float" office:value="0.697629066950927">
            <text:p>0.697629067</text:p>
          </table:table-cell>
          <table:table-cell office:value-type="float" office:value="0.709920088120995">
            <text:p>0.7099200881</text:p>
          </table:table-cell>
          <table:table-cell office:value-type="float" office:value="0.674289279970507">
            <text:p>0.67428928</text:p>
          </table:table-cell>
        </table:table-row>
        <table:table-row table:style-name="ro1">
          <table:table-cell office:value-type="float" office:value="0.817559004300473">
            <text:p>0.8175590043</text:p>
          </table:table-cell>
          <table:table-cell office:value-type="float" office:value="0.606046145849975">
            <text:p>0.6060461458</text:p>
          </table:table-cell>
          <table:table-cell office:value-type="float" office:value="0.771282843148152">
            <text:p>0.7712828431</text:p>
          </table:table-cell>
          <table:table-cell office:value-type="float" office:value="0.61295193166523">
            <text:p>0.6129519317</text:p>
          </table:table-cell>
          <table:table-cell office:value-type="float" office:value="0.702037137707531">
            <text:p>0.7020371377</text:p>
          </table:table-cell>
          <table:table-cell office:value-type="float" office:value="0.702855084780322">
            <text:p>0.7028550848</text:p>
          </table:table-cell>
          <table:table-cell office:value-type="float" office:value="0.756412272808161">
            <text:p>0.7564122728</text:p>
          </table:table-cell>
          <table:table-cell office:value-type="float" office:value="0.783282640866675">
            <text:p>0.7832826409</text:p>
          </table:table-cell>
          <table:table-cell office:value-type="float" office:value="0.790401559636914">
            <text:p>0.7904015596</text:p>
          </table:table-cell>
          <table:table-cell office:value-type="float" office:value="0.787928327587083">
            <text:p>0.7879283276</text:p>
          </table:table-cell>
        </table:table-row>
        <table:table-row table:style-name="ro1">
          <table:table-cell office:value-type="float" office:value="0.57789698164251">
            <text:p>0.5778969816</text:p>
          </table:table-cell>
          <table:table-cell office:value-type="float" office:value="0.508179689892176">
            <text:p>0.5081796899</text:p>
          </table:table-cell>
          <table:table-cell office:value-type="float" office:value="0.66967091505004">
            <text:p>0.6696709151</text:p>
          </table:table-cell>
          <table:table-cell office:value-type="float" office:value="0.866678338885208">
            <text:p>0.8666783389</text:p>
          </table:table-cell>
          <table:table-cell office:value-type="float" office:value="0.760729701934535">
            <text:p>0.7607297019</text:p>
          </table:table-cell>
          <table:table-cell office:value-type="float" office:value="0.577929331562726">
            <text:p>0.5779293316</text:p>
          </table:table-cell>
          <table:table-cell office:value-type="float" office:value="0.577364751576882">
            <text:p>0.5773647516</text:p>
          </table:table-cell>
          <table:table-cell office:value-type="float" office:value="0.555377748952984">
            <text:p>0.555377749</text:p>
          </table:table-cell>
          <table:table-cell office:value-type="float" office:value="0.462377478273661">
            <text:p>0.4623774783</text:p>
          </table:table-cell>
          <table:table-cell office:value-type="float" office:value="0.368884043959884">
            <text:p>0.368884044</text:p>
          </table:table-cell>
        </table:table-row>
        <table:table-row table:style-name="ro1">
          <table:table-cell office:value-type="float" office:value="0.734402210766545">
            <text:p>0.7344022108</text:p>
          </table:table-cell>
          <table:table-cell office:value-type="float" office:value="0.649239356427543">
            <text:p>0.6492393564</text:p>
          </table:table-cell>
          <table:table-cell office:value-type="float" office:value="0.715129761429939">
            <text:p>0.7151297614</text:p>
          </table:table-cell>
          <table:table-cell office:value-type="float" office:value="0.714334876980088">
            <text:p>0.714334877</text:p>
          </table:table-cell>
          <table:table-cell office:value-type="float" office:value="0.760760314012255">
            <text:p>0.760760314</text:p>
          </table:table-cell>
          <table:table-cell office:value-type="float" office:value="0.679547571351083">
            <text:p>0.6795475714</text:p>
          </table:table-cell>
          <table:table-cell office:value-type="float" office:value="0.591074960208051">
            <text:p>0.5910749602</text:p>
          </table:table-cell>
          <table:table-cell office:value-type="float" office:value="0.734319457678451">
            <text:p>0.7343194577</text:p>
          </table:table-cell>
          <table:table-cell office:value-type="float" office:value="0.737920789803109">
            <text:p>0.7379207898</text:p>
          </table:table-cell>
          <table:table-cell office:value-type="float" office:value="0.721937257279712">
            <text:p>0.7219372573</text:p>
          </table:table-cell>
        </table:table-row>
        <table:table-row table:style-name="ro1">
          <table:table-cell office:value-type="float" office:value="0.685872923808411">
            <text:p>0.6858729238</text:p>
          </table:table-cell>
          <table:table-cell office:value-type="float" office:value="0.639497711502643">
            <text:p>0.6394977115</text:p>
          </table:table-cell>
          <table:table-cell office:value-type="float" office:value="0.898039842772722">
            <text:p>0.8980398428</text:p>
          </table:table-cell>
          <table:table-cell office:value-type="float" office:value="0.410865895257492">
            <text:p>0.4108658953</text:p>
          </table:table-cell>
          <table:table-cell office:value-type="float" office:value="0.590913919894797">
            <text:p>0.5909139199</text:p>
          </table:table-cell>
          <table:table-cell office:value-type="float" office:value="0.907223495539793">
            <text:p>0.9072234955</text:p>
          </table:table-cell>
          <table:table-cell office:value-type="float" office:value="0.562828132667728">
            <text:p>0.5628281327</text:p>
          </table:table-cell>
          <table:table-cell office:value-type="float" office:value="0.486182623662765">
            <text:p>0.4861826237</text:p>
          </table:table-cell>
          <table:table-cell office:value-type="float" office:value="0.658079134030925">
            <text:p>0.658079134</text:p>
          </table:table-cell>
          <table:table-cell office:value-type="float" office:value="0.601339617974624">
            <text:p>0.601339618</text:p>
          </table:table-cell>
        </table:table-row>
        <table:table-row table:style-name="ro1">
          <table:table-cell office:value-type="float" office:value="0.681336688757827">
            <text:p>0.6813366888</text:p>
          </table:table-cell>
          <table:table-cell office:value-type="float" office:value="0.494462770963747">
            <text:p>0.494462771</text:p>
          </table:table-cell>
          <table:table-cell office:value-type="float" office:value="0.706582540879255">
            <text:p>0.7065825409</text:p>
          </table:table-cell>
          <table:table-cell office:value-type="float" office:value="0.530512538093382">
            <text:p>0.5305125381</text:p>
          </table:table-cell>
          <table:table-cell office:value-type="float" office:value="0.600625239020552">
            <text:p>0.600625239</text:p>
          </table:table-cell>
          <table:table-cell office:value-type="float" office:value="0.61282542870411">
            <text:p>0.6128254287</text:p>
          </table:table-cell>
          <table:table-cell office:value-type="float" office:value="0.696491349529347">
            <text:p>0.6964913495</text:p>
          </table:table-cell>
          <table:table-cell office:value-type="float" office:value="0.635927632208674">
            <text:p>0.6359276322</text:p>
          </table:table-cell>
          <table:table-cell office:value-type="float" office:value="0.62592828336569">
            <text:p>0.6259282834</text:p>
          </table:table-cell>
          <table:table-cell office:value-type="float" office:value="0.660339963831268">
            <text:p>0.6603399638</text:p>
          </table:table-cell>
        </table:table-row>
        <table:table-row table:style-name="ro1">
          <table:table-cell office:value-type="float" office:value="0.659816374122438">
            <text:p>0.6598163741</text:p>
          </table:table-cell>
          <table:table-cell office:value-type="float" office:value="0.921530963887882">
            <text:p>0.9215309639</text:p>
          </table:table-cell>
          <table:table-cell office:value-type="float" office:value="0.768096767736087">
            <text:p>0.7680967677</text:p>
          </table:table-cell>
          <table:table-cell office:value-type="float" office:value="0.685541432596424">
            <text:p>0.6855414326</text:p>
          </table:table-cell>
          <table:table-cell office:value-type="float" office:value="0.629360615360685">
            <text:p>0.6293606154</text:p>
          </table:table-cell>
          <table:table-cell office:value-type="float" office:value="0.576559106627345">
            <text:p>0.5765591066</text:p>
          </table:table-cell>
          <table:table-cell office:value-type="float" office:value="0.811416765545231">
            <text:p>0.8114167655</text:p>
          </table:table-cell>
          <table:table-cell office:value-type="float" office:value="0.68041838220304">
            <text:p>0.6804183822</text:p>
          </table:table-cell>
          <table:table-cell office:value-type="float" office:value="0.627622948617847">
            <text:p>0.6276229486</text:p>
          </table:table-cell>
          <table:table-cell office:value-type="float" office:value="0.617501708166361">
            <text:p>0.6175017082</text:p>
          </table:table-cell>
        </table:table-row>
        <table:table-row table:style-name="ro1">
          <table:table-cell office:value-type="float" office:value="0.681518468987847">
            <text:p>0.681518469</text:p>
          </table:table-cell>
          <table:table-cell office:value-type="float" office:value="0.708357208564243">
            <text:p>0.7083572086</text:p>
          </table:table-cell>
          <table:table-cell office:value-type="float" office:value="0.629367350888096">
            <text:p>0.6293673509</text:p>
          </table:table-cell>
          <table:table-cell office:value-type="float" office:value="0.648480613740433">
            <text:p>0.6484806137</text:p>
          </table:table-cell>
          <table:table-cell office:value-type="float" office:value="0.664633389339799">
            <text:p>0.6646333893</text:p>
          </table:table-cell>
          <table:table-cell office:value-type="float" office:value="0.685607988119221">
            <text:p>0.6856079881</text:p>
          </table:table-cell>
          <table:table-cell office:value-type="float" office:value="0.629896744943323">
            <text:p>0.6298967449</text:p>
          </table:table-cell>
          <table:table-cell office:value-type="float" office:value="0.734579589383363">
            <text:p>0.7345795894</text:p>
          </table:table-cell>
          <table:table-cell office:value-type="float" office:value="0.676509907263263">
            <text:p>0.6765099073</text:p>
          </table:table-cell>
          <table:table-cell office:value-type="float" office:value="0.609686713443661">
            <text:p>0.6096867134</text:p>
          </table:table-cell>
        </table:table-row>
        <table:table-row table:style-name="ro1">
          <table:table-cell office:value-type="float" office:value="0.710837297589261">
            <text:p>0.7108372976</text:p>
          </table:table-cell>
          <table:table-cell office:value-type="float" office:value="0.613154271828664">
            <text:p>0.6131542718</text:p>
          </table:table-cell>
          <table:table-cell office:value-type="float" office:value="0.736210390225169">
            <text:p>0.7362103902</text:p>
          </table:table-cell>
          <table:table-cell office:value-type="float" office:value="0.637039780694227">
            <text:p>0.6370397807</text:p>
          </table:table-cell>
          <table:table-cell office:value-type="float" office:value="0.645391474102716">
            <text:p>0.6453914741</text:p>
          </table:table-cell>
          <table:table-cell office:value-type="float" office:value="0.766312092029174">
            <text:p>0.766312092</text:p>
          </table:table-cell>
          <table:table-cell office:value-type="float" office:value="0.702258705277106">
            <text:p>0.7022587053</text:p>
          </table:table-cell>
          <table:table-cell office:value-type="float" office:value="0.734246696385289">
            <text:p>0.7342466964</text:p>
          </table:table-cell>
          <table:table-cell office:value-type="float" office:value="0.81096906893717">
            <text:p>0.8109690689</text:p>
          </table:table-cell>
          <table:table-cell office:value-type="float" office:value="0.583498738730561">
            <text:p>0.5834987387</text:p>
          </table:table-cell>
        </table:table-row>
        <table:table-row table:style-name="ro1">
          <table:table-cell office:value-type="float" office:value="0.686685759395826">
            <text:p>0.6866857594</text:p>
          </table:table-cell>
          <table:table-cell office:value-type="float" office:value="0.611088743480795">
            <text:p>0.6110887435</text:p>
          </table:table-cell>
          <table:table-cell office:value-type="float" office:value="0.7775660933781">
            <text:p>0.7775660934</text:p>
          </table:table-cell>
          <table:table-cell office:value-type="float" office:value="0.66754490564769">
            <text:p>0.6675449056</text:p>
          </table:table-cell>
          <table:table-cell office:value-type="float" office:value="0.796537492517646">
            <text:p>0.7965374925</text:p>
          </table:table-cell>
          <table:table-cell office:value-type="float" office:value="0.841456784281728">
            <text:p>0.8414567843</text:p>
          </table:table-cell>
          <table:table-cell office:value-type="float" office:value="0.759884690419521">
            <text:p>0.7598846904</text:p>
          </table:table-cell>
          <table:table-cell office:value-type="float" office:value="0.634003971496258">
            <text:p>0.6340039715</text:p>
          </table:table-cell>
          <table:table-cell office:value-type="float" office:value="0.731599307722628">
            <text:p>0.7315993077</text:p>
          </table:table-cell>
          <table:table-cell office:value-type="float" office:value="0.775483926939992">
            <text:p>0.7754839269</text:p>
          </table:table-cell>
        </table:table-row>
        <table:table-row table:style-name="ro1">
          <table:table-cell office:value-type="float" office:value="0.667217996680573">
            <text:p>0.6672179967</text:p>
          </table:table-cell>
          <table:table-cell office:value-type="float" office:value="0.770325971737437">
            <text:p>0.7703259717</text:p>
          </table:table-cell>
          <table:table-cell office:value-type="float" office:value="0.688329090859373">
            <text:p>0.6883290909</text:p>
          </table:table-cell>
          <table:table-cell office:value-type="float" office:value="0.712222715531592">
            <text:p>0.7122227155</text:p>
          </table:table-cell>
          <table:table-cell office:value-type="float" office:value="0.67816462900113">
            <text:p>0.678164629</text:p>
          </table:table-cell>
          <table:table-cell office:value-type="float" office:value="0.732909083038003">
            <text:p>0.732909083</text:p>
          </table:table-cell>
          <table:table-cell office:value-type="float" office:value="0.711088469614603">
            <text:p>0.7110884696</text:p>
          </table:table-cell>
          <table:table-cell office:value-type="float" office:value="0.756924282663939">
            <text:p>0.7569242827</text:p>
          </table:table-cell>
          <table:table-cell office:value-type="float" office:value="0.723507704131053">
            <text:p>0.7235077041</text:p>
          </table:table-cell>
          <table:table-cell office:value-type="float" office:value="0.756280873845297">
            <text:p>0.7562808738</text:p>
          </table:table-cell>
        </table:table-row>
        <table:table-row table:style-name="ro1">
          <table:table-cell office:value-type="float" office:value="0.596349627396903">
            <text:p>0.5963496274</text:p>
          </table:table-cell>
          <table:table-cell office:value-type="float" office:value="0.538810910382365">
            <text:p>0.5388109104</text:p>
          </table:table-cell>
          <table:table-cell office:value-type="float" office:value="0.928517641697137">
            <text:p>0.9285176417</text:p>
          </table:table-cell>
          <table:table-cell office:value-type="float" office:value="0.599719864146243">
            <text:p>0.5997198641</text:p>
          </table:table-cell>
          <table:table-cell office:value-type="float" office:value="0.856722735094279">
            <text:p>0.8567227351</text:p>
          </table:table-cell>
          <table:table-cell office:value-type="float" office:value="0.896821470776742">
            <text:p>0.8968214708</text:p>
          </table:table-cell>
          <table:table-cell office:value-type="float" office:value="0.788619980743466">
            <text:p>0.7886199807</text:p>
          </table:table-cell>
          <table:table-cell office:value-type="float" office:value="0.574627344949345">
            <text:p>0.5746273449</text:p>
          </table:table-cell>
          <table:table-cell office:value-type="float" office:value="0.6561953293612">
            <text:p>0.6561953294</text:p>
          </table:table-cell>
          <table:table-cell office:value-type="float" office:value="0.74940270115528">
            <text:p>0.7494027012</text:p>
          </table:table-cell>
        </table:table-row>
        <table:table-row table:style-name="ro1">
          <table:table-cell office:value-type="float" office:value="0.758508254415507">
            <text:p>0.7585082544</text:p>
          </table:table-cell>
          <table:table-cell office:value-type="float" office:value="0.690133770874613">
            <text:p>0.6901337709</text:p>
          </table:table-cell>
          <table:table-cell office:value-type="float" office:value="0.603617477875168">
            <text:p>0.6036174779</text:p>
          </table:table-cell>
          <table:table-cell office:value-type="float" office:value="0.690027012474171">
            <text:p>0.6900270125</text:p>
          </table:table-cell>
          <table:table-cell office:value-type="float" office:value="0.692787725734552">
            <text:p>0.6927877257</text:p>
          </table:table-cell>
          <table:table-cell office:value-type="float" office:value="0.76898107396869">
            <text:p>0.768981074</text:p>
          </table:table-cell>
          <table:table-cell office:value-type="float" office:value="0.572788976432555">
            <text:p>0.5727889764</text:p>
          </table:table-cell>
          <table:table-cell office:value-type="float" office:value="0.734425039753579">
            <text:p>0.7344250398</text:p>
          </table:table-cell>
          <table:table-cell office:value-type="float" office:value="0.622460776526485">
            <text:p>0.6224607765</text:p>
          </table:table-cell>
          <table:table-cell office:value-type="float" office:value="0.511330609336073">
            <text:p>0.5113306093</text:p>
          </table:table-cell>
        </table:table-row>
        <table:table-row table:style-name="ro1">
          <table:table-cell office:value-type="float" office:value="0.75725312173829">
            <text:p>0.7572531217</text:p>
          </table:table-cell>
          <table:table-cell office:value-type="float" office:value="0.375265017701452">
            <text:p>0.3752650177</text:p>
          </table:table-cell>
          <table:table-cell office:value-type="float" office:value="0.64136133594154">
            <text:p>0.6413613359</text:p>
          </table:table-cell>
          <table:table-cell office:value-type="float" office:value="0.737177226509572">
            <text:p>0.7371772265</text:p>
          </table:table-cell>
          <table:table-cell office:value-type="float" office:value="0.757587866911538">
            <text:p>0.7575878669</text:p>
          </table:table-cell>
          <table:table-cell office:value-type="float" office:value="0.731586857175672">
            <text:p>0.7315868572</text:p>
          </table:table-cell>
          <table:table-cell office:value-type="float" office:value="0.731130843809319">
            <text:p>0.7311308438</text:p>
          </table:table-cell>
          <table:table-cell office:value-type="float" office:value="0.71693668815658">
            <text:p>0.7169366882</text:p>
          </table:table-cell>
          <table:table-cell office:value-type="float" office:value="0.786008243090068">
            <text:p>0.7860082431</text:p>
          </table:table-cell>
          <table:table-cell office:value-type="float" office:value="0.826013712357126">
            <text:p>0.8260137124</text:p>
          </table:table-cell>
        </table:table-row>
        <table:table-row table:style-name="ro1">
          <table:table-cell office:value-type="float" office:value="0.701624229099634">
            <text:p>0.7016242291</text:p>
          </table:table-cell>
          <table:table-cell office:value-type="float" office:value="0.795870053405635">
            <text:p>0.7958700534</text:p>
          </table:table-cell>
          <table:table-cell office:value-type="float" office:value="0.77412853487773">
            <text:p>0.7741285349</text:p>
          </table:table-cell>
          <table:table-cell office:value-type="float" office:value="0.766192936314354">
            <text:p>0.7661929363</text:p>
          </table:table-cell>
          <table:table-cell office:value-type="float" office:value="0.808222429510362">
            <text:p>0.8082224295</text:p>
          </table:table-cell>
          <table:table-cell office:value-type="float" office:value="0.75344574060469">
            <text:p>0.7534457406</text:p>
          </table:table-cell>
          <table:table-cell office:value-type="float" office:value="0.822540446945379">
            <text:p>0.8225404469</text:p>
          </table:table-cell>
          <table:table-cell office:value-type="float" office:value="0.741827939705589">
            <text:p>0.7418279397</text:p>
          </table:table-cell>
          <table:table-cell office:value-type="float" office:value="0.798148735584963">
            <text:p>0.7981487356</text:p>
          </table:table-cell>
          <table:table-cell office:value-type="float" office:value="0.770509707480285">
            <text:p>0.7705097075</text:p>
          </table:table-cell>
        </table:table-row>
        <table:table-row table:style-name="ro1">
          <table:table-cell office:value-type="float" office:value="0.693985896391774">
            <text:p>0.6939858964</text:p>
          </table:table-cell>
          <table:table-cell office:value-type="float" office:value="0.741832835287255">
            <text:p>0.7418328353</text:p>
          </table:table-cell>
          <table:table-cell office:value-type="float" office:value="0.703238726172374">
            <text:p>0.7032387262</text:p>
          </table:table-cell>
          <table:table-cell office:value-type="float" office:value="0.676528719696097">
            <text:p>0.6765287197</text:p>
          </table:table-cell>
          <table:table-cell office:value-type="float" office:value="0.58953273187211">
            <text:p>0.5895327319</text:p>
          </table:table-cell>
          <table:table-cell office:value-type="float" office:value="0.679922434452019">
            <text:p>0.6799224345</text:p>
          </table:table-cell>
          <table:table-cell office:value-type="float" office:value="0.720895156902087">
            <text:p>0.7208951569</text:p>
          </table:table-cell>
          <table:table-cell office:value-type="float" office:value="0.667174938718465">
            <text:p>0.6671749387</text:p>
          </table:table-cell>
          <table:table-cell office:value-type="float" office:value="0.7220962368478">
            <text:p>0.7220962368</text:p>
          </table:table-cell>
          <table:table-cell office:value-type="float" office:value="0.705211257143779">
            <text:p>0.7052112571</text:p>
          </table:table-cell>
        </table:table-row>
        <table:table-row table:style-name="ro1">
          <table:table-cell office:value-type="float" office:value="0.740067457076462">
            <text:p>0.7400674571</text:p>
          </table:table-cell>
          <table:table-cell office:value-type="float" office:value="0.748768740014814">
            <text:p>0.74876874</text:p>
          </table:table-cell>
          <table:table-cell office:value-type="float" office:value="0.653159679719055">
            <text:p>0.6531596797</text:p>
          </table:table-cell>
          <table:table-cell office:value-type="float" office:value="0.512568909301522">
            <text:p>0.5125689093</text:p>
          </table:table-cell>
          <table:table-cell office:value-type="float" office:value="0.573088695683668">
            <text:p>0.5730886957</text:p>
          </table:table-cell>
          <table:table-cell office:value-type="float" office:value="0.792355963627518">
            <text:p>0.7923559636</text:p>
          </table:table-cell>
          <table:table-cell office:value-type="float" office:value="0.655770191541048">
            <text:p>0.6557701915</text:p>
          </table:table-cell>
          <table:table-cell office:value-type="float" office:value="0.734988886770282">
            <text:p>0.7349888868</text:p>
          </table:table-cell>
          <table:table-cell office:value-type="float" office:value="0.615701300710998">
            <text:p>0.6157013007</text:p>
          </table:table-cell>
          <table:table-cell office:value-type="float" office:value="0.500181779120698">
            <text:p>0.5001817791</text:p>
          </table:table-cell>
        </table:table-row>
        <table:table-row table:style-name="ro1">
          <table:table-cell office:value-type="float" office:value="0.693865664857735">
            <text:p>0.6938656649</text:p>
          </table:table-cell>
          <table:table-cell office:value-type="float" office:value="0.685030675487294">
            <text:p>0.6850306755</text:p>
          </table:table-cell>
          <table:table-cell office:value-type="float" office:value="0.698465549783506">
            <text:p>0.6984655498</text:p>
          </table:table-cell>
          <table:table-cell office:value-type="float" office:value="0.734583490816855">
            <text:p>0.7345834908</text:p>
          </table:table-cell>
          <table:table-cell office:value-type="float" office:value="0.67121447239369">
            <text:p>0.6712144724</text:p>
          </table:table-cell>
          <table:table-cell office:value-type="float" office:value="0.737466723233582">
            <text:p>0.7374667232</text:p>
          </table:table-cell>
          <table:table-cell office:value-type="float" office:value="0.739099351869934">
            <text:p>0.7390993519</text:p>
          </table:table-cell>
          <table:table-cell office:value-type="float" office:value="0.701951477563787">
            <text:p>0.7019514776</text:p>
          </table:table-cell>
          <table:table-cell office:value-type="float" office:value="0.685128041037313">
            <text:p>0.685128041</text:p>
          </table:table-cell>
          <table:table-cell office:value-type="float" office:value="0.724847031317065">
            <text:p>0.7248470313</text:p>
          </table:table-cell>
        </table:table-row>
        <table:table-row table:style-name="ro1">
          <table:table-cell office:value-type="float" office:value="0.887756604244284">
            <text:p>0.8877566042</text:p>
          </table:table-cell>
          <table:table-cell office:value-type="float" office:value="0.983123348508776">
            <text:p>0.9831233485</text:p>
          </table:table-cell>
          <table:table-cell office:value-type="float" office:value="0.738236062373864">
            <text:p>0.7382360624</text:p>
          </table:table-cell>
          <table:table-cell office:value-type="float" office:value="0.723857907604315">
            <text:p>0.7238579076</text:p>
          </table:table-cell>
          <table:table-cell office:value-type="float" office:value="0.751079140970751">
            <text:p>0.751079141</text:p>
          </table:table-cell>
          <table:table-cell office:value-type="float" office:value="0.676882630557262">
            <text:p>0.6768826306</text:p>
          </table:table-cell>
          <table:table-cell office:value-type="float" office:value="0.608643558809771">
            <text:p>0.6086435588</text:p>
          </table:table-cell>
          <table:table-cell office:value-type="float" office:value="0.683246230527413">
            <text:p>0.6832462305</text:p>
          </table:table-cell>
          <table:table-cell office:value-type="float" office:value="0.847171689980618">
            <text:p>0.84717169</text:p>
          </table:table-cell>
          <table:table-cell office:value-type="float" office:value="0.778641319544619">
            <text:p>0.7786413195</text:p>
          </table:table-cell>
        </table:table-row>
        <table:table-row table:style-name="ro1">
          <table:table-cell office:value-type="float" office:value="0.666773585901268">
            <text:p>0.6667735859</text:p>
          </table:table-cell>
          <table:table-cell office:value-type="float" office:value="0.760961682465843">
            <text:p>0.7609616825</text:p>
          </table:table-cell>
          <table:table-cell office:value-type="float" office:value="0.631759200864371">
            <text:p>0.6317592009</text:p>
          </table:table-cell>
          <table:table-cell office:value-type="float" office:value="0.708259718465936">
            <text:p>0.7082597185</text:p>
          </table:table-cell>
          <table:table-cell office:value-type="float" office:value="0.720660621998793">
            <text:p>0.720660622</text:p>
          </table:table-cell>
          <table:table-cell office:value-type="float" office:value="0.684708199668816">
            <text:p>0.6847081997</text:p>
          </table:table-cell>
          <table:table-cell office:value-type="float" office:value="0.650615548881604">
            <text:p>0.6506155489</text:p>
          </table:table-cell>
          <table:table-cell office:value-type="float" office:value="0.649175516332383">
            <text:p>0.6491755163</text:p>
          </table:table-cell>
          <table:table-cell office:value-type="float" office:value="0.654447123974517">
            <text:p>0.654447124</text:p>
          </table:table-cell>
          <table:table-cell office:value-type="float" office:value="0.667833391894895">
            <text:p>0.6678333919</text:p>
          </table:table-cell>
        </table:table-row>
        <table:table-row table:style-name="ro1">
          <table:table-cell office:value-type="float" office:value="0.613924765894668">
            <text:p>0.6139247659</text:p>
          </table:table-cell>
          <table:table-cell office:value-type="float" office:value="0.739976740673631">
            <text:p>0.7399767407</text:p>
          </table:table-cell>
          <table:table-cell office:value-type="float" office:value="0.622738512377211">
            <text:p>0.6227385124</text:p>
          </table:table-cell>
          <table:table-cell office:value-type="float" office:value="0.567937848447832">
            <text:p>0.5679378484</text:p>
          </table:table-cell>
          <table:table-cell office:value-type="float" office:value="0.630624175780763">
            <text:p>0.6306241758</text:p>
          </table:table-cell>
          <table:table-cell office:value-type="float" office:value="0.674178333861045">
            <text:p>0.6741783339</text:p>
          </table:table-cell>
          <table:table-cell office:value-type="float" office:value="0.643063752153927">
            <text:p>0.6430637522</text:p>
          </table:table-cell>
          <table:table-cell office:value-type="float" office:value="0.662932640741555">
            <text:p>0.6629326407</text:p>
          </table:table-cell>
          <table:table-cell office:value-type="float" office:value="0.690638097114042">
            <text:p>0.6906380971</text:p>
          </table:table-cell>
          <table:table-cell office:value-type="float" office:value="0.650211676272849">
            <text:p>0.6502116763</text:p>
          </table:table-cell>
        </table:table-row>
        <table:table-row table:style-name="ro1">
          <table:table-cell office:value-type="float" office:value="0.603360274191729">
            <text:p>0.6033602742</text:p>
          </table:table-cell>
          <table:table-cell office:value-type="float" office:value="0.603646248496624">
            <text:p>0.6036462485</text:p>
          </table:table-cell>
          <table:table-cell office:value-type="float" office:value="0.417749827341086">
            <text:p>0.4177498273</text:p>
          </table:table-cell>
          <table:table-cell office:value-type="float" office:value="0.742766401714051">
            <text:p>0.7427664017</text:p>
          </table:table-cell>
          <table:table-cell office:value-type="float" office:value="0.650127715207509">
            <text:p>0.6501277152</text:p>
          </table:table-cell>
          <table:table-cell office:value-type="float" office:value="0.278588383930391">
            <text:p>0.2785883839</text:p>
          </table:table-cell>
          <table:table-cell office:value-type="float" office:value="0.371290904642298">
            <text:p>0.3712909046</text:p>
          </table:table-cell>
          <table:table-cell office:value-type="float" office:value="0.509796749074085">
            <text:p>0.5097967491</text:p>
          </table:table-cell>
          <table:table-cell office:value-type="float" office:value="0.417227684106484">
            <text:p>0.4172276841</text:p>
          </table:table-cell>
          <table:table-cell office:value-type="float" office:value="0.742105346506222">
            <text:p>0.7421053465</text:p>
          </table:table-cell>
        </table:table-row>
        <table:table-row table:style-name="ro1">
          <table:table-cell office:value-type="float" office:value="0.76523465234594">
            <text:p>0.7652346523</text:p>
          </table:table-cell>
          <table:table-cell office:value-type="float" office:value="0.827106091883471">
            <text:p>0.8271060919</text:p>
          </table:table-cell>
          <table:table-cell office:value-type="float" office:value="0.812202067946323">
            <text:p>0.8122020679</text:p>
          </table:table-cell>
          <table:table-cell office:value-type="float" office:value="0.692186260323945">
            <text:p>0.6921862603</text:p>
          </table:table-cell>
          <table:table-cell office:value-type="float" office:value="0.788173828460549">
            <text:p>0.7881738285</text:p>
          </table:table-cell>
          <table:table-cell office:value-type="float" office:value="0.882226821590186">
            <text:p>0.8822268216</text:p>
          </table:table-cell>
          <table:table-cell office:value-type="float" office:value="0.74832481148301">
            <text:p>0.7483248115</text:p>
          </table:table-cell>
          <table:table-cell office:value-type="float" office:value="0.753897496272179">
            <text:p>0.7538974963</text:p>
          </table:table-cell>
          <table:table-cell office:value-type="float" office:value="0.785535992806402">
            <text:p>0.7855359928</text:p>
          </table:table-cell>
          <table:table-cell office:value-type="float" office:value="0.847939055123814">
            <text:p>0.8479390551</text:p>
          </table:table-cell>
        </table:table-row>
        <table:table-row table:style-name="ro1">
          <table:table-cell office:value-type="float" office:value="0.882125136919644">
            <text:p>0.8821251369</text:p>
          </table:table-cell>
          <table:table-cell office:value-type="float" office:value="0.649245565200738">
            <text:p>0.6492455652</text:p>
          </table:table-cell>
          <table:table-cell office:value-type="float" office:value="1.02076110020529">
            <text:p>1.0207611002</text:p>
          </table:table-cell>
          <table:table-cell office:value-type="float" office:value="0.928068024508984">
            <text:p>0.9280680245</text:p>
          </table:table-cell>
          <table:table-cell office:value-type="float" office:value="0.464284440397001">
            <text:p>0.4642844404</text:p>
          </table:table-cell>
          <table:table-cell office:value-type="float" office:value="0.602211982736572">
            <text:p>0.6022119827</text:p>
          </table:table-cell>
          <table:table-cell office:value-type="float" office:value="0.696659215667947">
            <text:p>0.6966592157</text:p>
          </table:table-cell>
          <table:table-cell office:value-type="float" office:value="1.11307532234604">
            <text:p>1.1130753223</text:p>
          </table:table-cell>
          <table:table-cell office:value-type="float" office:value="0.651576347402629">
            <text:p>0.6515763474</text:p>
          </table:table-cell>
          <table:table-cell office:value-type="float" office:value="0.742462316424888">
            <text:p>0.7424623164</text:p>
          </table:table-cell>
        </table:table-row>
        <table:table-row table:style-name="ro1">
          <table:table-cell office:value-type="float" office:value="0.634085096489488">
            <text:p>0.6340850965</text:p>
          </table:table-cell>
          <table:table-cell office:value-type="float" office:value="0.75954341857228">
            <text:p>0.7595434186</text:p>
          </table:table-cell>
          <table:table-cell office:value-type="float" office:value="0.733684962932017">
            <text:p>0.7336849629</text:p>
          </table:table-cell>
          <table:table-cell office:value-type="float" office:value="0.738799634045559">
            <text:p>0.738799634</text:p>
          </table:table-cell>
          <table:table-cell office:value-type="float" office:value="0.547297557565849">
            <text:p>0.5472975576</text:p>
          </table:table-cell>
          <table:table-cell office:value-type="float" office:value="0.628708233765119">
            <text:p>0.6287082338</text:p>
          </table:table-cell>
          <table:table-cell office:value-type="float" office:value="0.785414793326637">
            <text:p>0.7854147933</text:p>
          </table:table-cell>
          <table:table-cell office:value-type="float" office:value="0.68106626735979">
            <text:p>0.6810662674</text:p>
          </table:table-cell>
          <table:table-cell office:value-type="float" office:value="0.681505413298322">
            <text:p>0.6815054133</text:p>
          </table:table-cell>
          <table:table-cell office:value-type="float" office:value="0.824578587091369">
            <text:p>0.8245785871</text:p>
          </table:table-cell>
        </table:table-row>
        <table:table-row table:style-name="ro1">
          <table:table-cell office:value-type="float" office:value="0.49213662094652">
            <text:p>0.4921366209</text:p>
          </table:table-cell>
          <table:table-cell office:value-type="float" office:value="0.819404364881441">
            <text:p>0.8194043649</text:p>
          </table:table-cell>
          <table:table-cell office:value-type="float" office:value="0.510918350864092">
            <text:p>0.5109183509</text:p>
          </table:table-cell>
          <table:table-cell office:value-type="float" office:value="0.587376251637812">
            <text:p>0.5873762516</text:p>
          </table:table-cell>
          <table:table-cell office:value-type="float" office:value="0.642437310952939">
            <text:p>0.642437311</text:p>
          </table:table-cell>
          <table:table-cell office:value-type="float" office:value="0.444268683567436">
            <text:p>0.4442686836</text:p>
          </table:table-cell>
          <table:table-cell office:value-type="float" office:value="0.464273818489783">
            <text:p>0.4642738185</text:p>
          </table:table-cell>
          <table:table-cell office:value-type="float" office:value="0.675524978621209">
            <text:p>0.6755249786</text:p>
          </table:table-cell>
          <table:table-cell office:value-type="float" office:value="0.804912293321692">
            <text:p>0.8049122933</text:p>
          </table:table-cell>
          <table:table-cell office:value-type="float" office:value="0.668894333158421">
            <text:p>0.6688943332</text:p>
          </table:table-cell>
        </table:table-row>
        <table:table-row table:style-name="ro1">
          <table:table-cell office:value-type="float" office:value="0.616142229349519">
            <text:p>0.6161422293</text:p>
          </table:table-cell>
          <table:table-cell office:value-type="float" office:value="0.783343290263147">
            <text:p>0.7833432903</text:p>
          </table:table-cell>
          <table:table-cell office:value-type="float" office:value="0.734350822587763">
            <text:p>0.7343508226</text:p>
          </table:table-cell>
          <table:table-cell office:value-type="float" office:value="0.717383094304994">
            <text:p>0.7173830943</text:p>
          </table:table-cell>
          <table:table-cell office:value-type="float" office:value="0.743320992857852">
            <text:p>0.7433209929</text:p>
          </table:table-cell>
          <table:table-cell office:value-type="float" office:value="0.674973771305441">
            <text:p>0.6749737713</text:p>
          </table:table-cell>
          <table:table-cell office:value-type="float" office:value="0.598520247417209">
            <text:p>0.5985202474</text:p>
          </table:table-cell>
          <table:table-cell office:value-type="float" office:value="0.69546332775289">
            <text:p>0.6954633278</text:p>
          </table:table-cell>
          <table:table-cell office:value-type="float" office:value="0.650795652236626">
            <text:p>0.6507956522</text:p>
          </table:table-cell>
          <table:table-cell office:value-type="float" office:value="0.659542902918695">
            <text:p>0.6595429029</text:p>
          </table:table-cell>
        </table:table-row>
        <table:table-row table:style-name="ro1">
          <table:table-cell office:value-type="float" office:value="0.628990861179389">
            <text:p>0.6289908612</text:p>
          </table:table-cell>
          <table:table-cell office:value-type="float" office:value="0.662236504501691">
            <text:p>0.6622365045</text:p>
          </table:table-cell>
          <table:table-cell office:value-type="float" office:value="0.603773609932384">
            <text:p>0.6037736099</text:p>
          </table:table-cell>
          <table:table-cell office:value-type="float" office:value="0.544183523013175">
            <text:p>0.544183523</text:p>
          </table:table-cell>
          <table:table-cell office:value-type="float" office:value="0.772945119398814">
            <text:p>0.7729451194</text:p>
          </table:table-cell>
          <table:table-cell office:value-type="float" office:value="0.675785472924613">
            <text:p>0.6757854729</text:p>
          </table:table-cell>
          <table:table-cell office:value-type="float" office:value="0.743960904865192">
            <text:p>0.7439609049</text:p>
          </table:table-cell>
          <table:table-cell office:value-type="float" office:value="0.588741323197039">
            <text:p>0.5887413232</text:p>
          </table:table-cell>
          <table:table-cell office:value-type="float" office:value="0.635655617033746">
            <text:p>0.635655617</text:p>
          </table:table-cell>
          <table:table-cell office:value-type="float" office:value="0.728133512757619">
            <text:p>0.7281335128</text:p>
          </table:table-cell>
        </table:table-row>
        <table:table-row table:style-name="ro1">
          <table:table-cell office:value-type="float" office:value="0.612829979883106">
            <text:p>0.6128299799</text:p>
          </table:table-cell>
          <table:table-cell office:value-type="float" office:value="0.755255754143565">
            <text:p>0.7552557541</text:p>
          </table:table-cell>
          <table:table-cell office:value-type="float" office:value="0.730498282369426">
            <text:p>0.7304982824</text:p>
          </table:table-cell>
          <table:table-cell office:value-type="float" office:value="0.519794129792025">
            <text:p>0.5197941298</text:p>
          </table:table-cell>
          <table:table-cell office:value-type="float" office:value="0.637420425457801">
            <text:p>0.6374204255</text:p>
          </table:table-cell>
          <table:table-cell office:value-type="float" office:value="1.13267657751723">
            <text:p>1.1326765775</text:p>
          </table:table-cell>
          <table:table-cell office:value-type="float" office:value="0.944192639599369">
            <text:p>0.9441926396</text:p>
          </table:table-cell>
          <table:table-cell office:value-type="float" office:value="0.825000686410997">
            <text:p>0.8250006864</text:p>
          </table:table-cell>
          <table:table-cell office:value-type="float" office:value="0.943431720494365">
            <text:p>0.9434317205</text:p>
          </table:table-cell>
          <table:table-cell office:value-type="float" office:value="0.728324220043521">
            <text:p>0.72832422</text:p>
          </table:table-cell>
        </table:table-row>
        <table:table-row table:style-name="ro1">
          <table:table-cell office:value-type="float" office:value="0.814781605987208">
            <text:p>0.814781606</text:p>
          </table:table-cell>
          <table:table-cell office:value-type="float" office:value="0.850596661908178">
            <text:p>0.8505966619</text:p>
          </table:table-cell>
          <table:table-cell office:value-type="float" office:value="0.686102885820949">
            <text:p>0.6861028858</text:p>
          </table:table-cell>
          <table:table-cell office:value-type="float" office:value="0.78196168908016">
            <text:p>0.7819616891</text:p>
          </table:table-cell>
          <table:table-cell office:value-type="float" office:value="0.802608504884416">
            <text:p>0.8026085049</text:p>
          </table:table-cell>
          <table:table-cell office:value-type="float" office:value="0.741871057362167">
            <text:p>0.7418710574</text:p>
          </table:table-cell>
          <table:table-cell office:value-type="float" office:value="0.722940503822943">
            <text:p>0.7229405038</text:p>
          </table:table-cell>
          <table:table-cell office:value-type="float" office:value="0.753820626831118">
            <text:p>0.7538206268</text:p>
          </table:table-cell>
          <table:table-cell office:value-type="float" office:value="0.69043336660892">
            <text:p>0.6904333666</text:p>
          </table:table-cell>
          <table:table-cell office:value-type="float" office:value="0.733119703354018">
            <text:p>0.7331197034</text:p>
          </table:table-cell>
        </table:table-row>
        <table:table-row table:style-name="ro1">
          <table:table-cell office:value-type="float" office:value="0.692068059266204">
            <text:p>0.6920680593</text:p>
          </table:table-cell>
          <table:table-cell office:value-type="float" office:value="0.714442857160638">
            <text:p>0.7144428572</text:p>
          </table:table-cell>
          <table:table-cell office:value-type="float" office:value="0.762996081442343">
            <text:p>0.7629960814</text:p>
          </table:table-cell>
          <table:table-cell office:value-type="float" office:value="0.714322620932605">
            <text:p>0.7143226209</text:p>
          </table:table-cell>
          <table:table-cell office:value-type="float" office:value="0.767638177283675">
            <text:p>0.7676381773</text:p>
          </table:table-cell>
          <table:table-cell office:value-type="float" office:value="0.669838969920732">
            <text:p>0.6698389699</text:p>
          </table:table-cell>
          <table:table-cell office:value-type="float" office:value="0.687316888287601">
            <text:p>0.6873168883</text:p>
          </table:table-cell>
          <table:table-cell office:value-type="float" office:value="0.626572545221931">
            <text:p>0.6265725452</text:p>
          </table:table-cell>
          <table:table-cell office:value-type="float" office:value="0.691442025469804">
            <text:p>0.6914420255</text:p>
          </table:table-cell>
          <table:table-cell office:value-type="float" office:value="0.688290379026418">
            <text:p>0.688290379</text:p>
          </table:table-cell>
        </table:table-row>
        <table:table-row table:style-name="ro1">
          <table:table-cell office:value-type="float" office:value="0.759494816376955">
            <text:p>0.7594948164</text:p>
          </table:table-cell>
          <table:table-cell office:value-type="float" office:value="0.719085185943934">
            <text:p>0.7190851859</text:p>
          </table:table-cell>
          <table:table-cell office:value-type="float" office:value="0.681174387339724">
            <text:p>0.6811743873</text:p>
          </table:table-cell>
          <table:table-cell office:value-type="float" office:value="0.752926294357232">
            <text:p>0.7529262944</text:p>
          </table:table-cell>
          <table:table-cell office:value-type="float" office:value="0.785487594797502">
            <text:p>0.7854875948</text:p>
          </table:table-cell>
          <table:table-cell office:value-type="float" office:value="0.675069924917456">
            <text:p>0.6750699249</text:p>
          </table:table-cell>
          <table:table-cell office:value-type="float" office:value="0.762381512660066">
            <text:p>0.7623815127</text:p>
          </table:table-cell>
          <table:table-cell office:value-type="float" office:value="0.787624611194311">
            <text:p>0.7876246112</text:p>
          </table:table-cell>
          <table:table-cell office:value-type="float" office:value="0.732282631850216">
            <text:p>0.7322826319</text:p>
          </table:table-cell>
          <table:table-cell office:value-type="float" office:value="0.764830286061024">
            <text:p>0.7648302861</text:p>
          </table:table-cell>
        </table:table-row>
        <table:table-row table:style-name="ro1">
          <table:table-cell office:value-type="float" office:value="0.757589866645225">
            <text:p>0.7575898666</text:p>
          </table:table-cell>
          <table:table-cell office:value-type="float" office:value="0.718882501858532">
            <text:p>0.7188825019</text:p>
          </table:table-cell>
          <table:table-cell office:value-type="float" office:value="0.632214929445498">
            <text:p>0.6322149294</text:p>
          </table:table-cell>
          <table:table-cell office:value-type="float" office:value="0.701493853011873">
            <text:p>0.701493853</text:p>
          </table:table-cell>
          <table:table-cell office:value-type="float" office:value="0.824244089952155">
            <text:p>0.82424409</text:p>
          </table:table-cell>
          <table:table-cell office:value-type="float" office:value="0.716864652084246">
            <text:p>0.7168646521</text:p>
          </table:table-cell>
          <table:table-cell office:value-type="float" office:value="0.674874807914766">
            <text:p>0.6748748079</text:p>
          </table:table-cell>
          <table:table-cell office:value-type="float" office:value="0.52701043679407">
            <text:p>0.5270104368</text:p>
          </table:table-cell>
          <table:table-cell office:value-type="float" office:value="0.627623189751567">
            <text:p>0.6276231898</text:p>
          </table:table-cell>
          <table:table-cell office:value-type="float" office:value="0.703436323382838">
            <text:p>0.7034363234</text:p>
          </table:table-cell>
        </table:table-row>
        <table:table-row table:style-name="ro1">
          <table:table-cell office:value-type="float" office:value="0.882463956923592">
            <text:p>0.8824639569</text:p>
          </table:table-cell>
          <table:table-cell office:value-type="float" office:value="0.692161638201403">
            <text:p>0.6921616382</text:p>
          </table:table-cell>
          <table:table-cell office:value-type="float" office:value="0.74161858894682">
            <text:p>0.7416185889</text:p>
          </table:table-cell>
          <table:table-cell office:value-type="float" office:value="0.619102753379063">
            <text:p>0.6191027534</text:p>
          </table:table-cell>
          <table:table-cell office:value-type="float" office:value="0.595143312555611">
            <text:p>0.5951433126</text:p>
          </table:table-cell>
          <table:table-cell office:value-type="float" office:value="0.608170324350738">
            <text:p>0.6081703244</text:p>
          </table:table-cell>
          <table:table-cell office:value-type="float" office:value="0.662630799666567">
            <text:p>0.6626307997</text:p>
          </table:table-cell>
          <table:table-cell office:value-type="float" office:value="0.842003495061497">
            <text:p>0.8420034951</text:p>
          </table:table-cell>
          <table:table-cell office:value-type="float" office:value="0.746256656321282">
            <text:p>0.7462566563</text:p>
          </table:table-cell>
          <table:table-cell office:value-type="float" office:value="0.701615465004454">
            <text:p>0.701615465</text:p>
          </table:table-cell>
        </table:table-row>
        <table:table-row table:style-name="ro1">
          <table:table-cell office:value-type="float" office:value="0.645640081637719">
            <text:p>0.6456400816</text:p>
          </table:table-cell>
          <table:table-cell office:value-type="float" office:value="0.643238460016869">
            <text:p>0.64323846</text:p>
          </table:table-cell>
          <table:table-cell office:value-type="float" office:value="0.257132281119814">
            <text:p>0.2571322811</text:p>
          </table:table-cell>
          <table:table-cell office:value-type="float" office:value="0.774606492467769">
            <text:p>0.7746064925</text:p>
          </table:table-cell>
          <table:table-cell office:value-type="float" office:value="0.899562713649209">
            <text:p>0.8995627136</text:p>
          </table:table-cell>
          <table:table-cell office:value-type="float" office:value="0.514264562239629">
            <text:p>0.5142645622</text:p>
          </table:table-cell>
          <table:table-cell office:value-type="float" office:value="0.258336835403835">
            <text:p>0.2583368354</text:p>
          </table:table-cell>
          <table:table-cell office:value-type="float" office:value="0.258336835403836">
            <text:p>0.2583368354</text:p>
          </table:table-cell>
          <table:table-cell office:value-type="float" office:value="0.900363254189491">
            <text:p>0.9003632542</text:p>
          </table:table-cell>
          <table:table-cell office:value-type="float" office:value="1.03334734161534">
            <text:p>1.0333473416</text:p>
          </table:table-cell>
        </table:table-row>
        <table:table-row table:style-name="ro1">
          <table:table-cell office:value-type="float" office:value="0.673001781388674">
            <text:p>0.6730017814</text:p>
          </table:table-cell>
          <table:table-cell office:value-type="float" office:value="0.673087580166465">
            <text:p>0.6730875802</text:p>
          </table:table-cell>
          <table:table-cell office:value-type="float" office:value="0.793935568367157">
            <text:p>0.7939355684</text:p>
          </table:table-cell>
          <table:table-cell office:value-type="float" office:value="0.826968954232457">
            <text:p>0.8269689542</text:p>
          </table:table-cell>
          <table:table-cell office:value-type="float" office:value="0.640369635252271">
            <text:p>0.6403696353</text:p>
          </table:table-cell>
          <table:table-cell office:value-type="float" office:value="0.93042058997675">
            <text:p>0.93042059</text:p>
          </table:table-cell>
          <table:table-cell office:value-type="float" office:value="0.674452094233041">
            <text:p>0.6744520942</text:p>
          </table:table-cell>
          <table:table-cell office:value-type="float" office:value="0.914460897891198">
            <text:p>0.9144608979</text:p>
          </table:table-cell>
          <table:table-cell office:value-type="float" office:value="0.914266882766523">
            <text:p>0.9142668828</text:p>
          </table:table-cell>
          <table:table-cell office:value-type="float" office:value="0.761931565814896">
            <text:p>0.7619315658</text:p>
          </table:table-cell>
        </table:table-row>
        <table:table-row table:style-name="ro1">
          <table:table-cell office:value-type="float" office:value="0.610070507557082">
            <text:p>0.6100705076</text:p>
          </table:table-cell>
          <table:table-cell office:value-type="float" office:value="0.829736679554396">
            <text:p>0.8297366796</text:p>
          </table:table-cell>
          <table:table-cell office:value-type="float" office:value="0.686728433168814">
            <text:p>0.6867284332</text:p>
          </table:table-cell>
          <table:table-cell office:value-type="float" office:value="0.699530215194318">
            <text:p>0.6995302152</text:p>
          </table:table-cell>
          <table:table-cell office:value-type="float" office:value="0.868899184740354">
            <text:p>0.8688991847</text:p>
          </table:table-cell>
          <table:table-cell office:value-type="float" office:value="0.758760711293651">
            <text:p>0.7587607113</text:p>
          </table:table-cell>
          <table:table-cell office:value-type="float" office:value="0.904475477768276">
            <text:p>0.9044754778</text:p>
          </table:table-cell>
          <table:table-cell office:value-type="float" office:value="0.707623180839258">
            <text:p>0.7076231808</text:p>
          </table:table-cell>
          <table:table-cell office:value-type="float" office:value="0.947133712291174">
            <text:p>0.9471337123</text:p>
          </table:table-cell>
          <table:table-cell office:value-type="float" office:value="0.836077727711621">
            <text:p>0.8360777277</text:p>
          </table:table-cell>
        </table:table-row>
        <table:table-row table:style-name="ro1">
          <table:table-cell office:value-type="float" office:value="0.785586642801171">
            <text:p>0.7855866428</text:p>
          </table:table-cell>
          <table:table-cell office:value-type="float" office:value="0.520604228505135">
            <text:p>0.5206042285</text:p>
          </table:table-cell>
          <table:table-cell office:value-type="float" office:value="0.763853997874908">
            <text:p>0.7638539979</text:p>
          </table:table-cell>
          <table:table-cell office:value-type="float" office:value="0.578087788396379">
            <text:p>0.5780877884</text:p>
          </table:table-cell>
          <table:table-cell office:value-type="float" office:value="0.714741272916596">
            <text:p>0.7147412729</text:p>
          </table:table-cell>
          <table:table-cell office:value-type="float" office:value="0.923988087282607">
            <text:p>0.9239880873</text:p>
          </table:table-cell>
          <table:table-cell office:value-type="float" office:value="0.370340107187941">
            <text:p>0.3703401072</text:p>
          </table:table-cell>
          <table:table-cell office:value-type="float" office:value="0.622771912409627">
            <text:p>0.6227719124</text:p>
          </table:table-cell>
          <table:table-cell office:value-type="float" office:value="0.695148876920953">
            <text:p>0.6951488769</text:p>
          </table:table-cell>
          <table:table-cell office:value-type="float" office:value="0.750716032899278">
            <text:p>0.7507160329</text:p>
          </table:table-cell>
        </table:table-row>
        <table:table-row table:style-name="ro1">
          <table:table-cell office:value-type="float" office:value="0.769411089469072">
            <text:p>0.7694110895</text:p>
          </table:table-cell>
          <table:table-cell office:value-type="float" office:value="0.704073313477776">
            <text:p>0.7040733135</text:p>
          </table:table-cell>
          <table:table-cell office:value-type="float" office:value="0.736778857470547">
            <text:p>0.7367788575</text:p>
          </table:table-cell>
          <table:table-cell office:value-type="float" office:value="0.707032503310801">
            <text:p>0.7070325033</text:p>
          </table:table-cell>
          <table:table-cell office:value-type="float" office:value="0.814833223915031">
            <text:p>0.8148332239</text:p>
          </table:table-cell>
          <table:table-cell office:value-type="float" office:value="0.75861768895524">
            <text:p>0.758617689</text:p>
          </table:table-cell>
          <table:table-cell office:value-type="float" office:value="0.819641817476465">
            <text:p>0.8196418175</text:p>
          </table:table-cell>
          <table:table-cell office:value-type="float" office:value="0.727222088731968">
            <text:p>0.7272220887</text:p>
          </table:table-cell>
          <table:table-cell office:value-type="float" office:value="0.786990457874651">
            <text:p>0.7869904579</text:p>
          </table:table-cell>
          <table:table-cell office:value-type="float" office:value="0.749972152878192">
            <text:p>0.7499721529</text:p>
          </table:table-cell>
        </table:table-row>
        <table:table-row table:style-name="ro1">
          <table:table-cell office:value-type="float" office:value="0.517481631161486">
            <text:p>0.5174816312</text:p>
          </table:table-cell>
          <table:table-cell office:value-type="float" office:value="1.03496326232297">
            <text:p>1.0349632623</text:p>
          </table:table-cell>
          <table:table-cell office:value-type="float" office:value="0.388125711602724">
            <text:p>0.3881257116</text:p>
          </table:table-cell>
          <table:table-cell office:value-type="float" office:value="0.642789996766254">
            <text:p>0.6427899968</text:p>
          </table:table-cell>
          <table:table-cell office:value-type="float" office:value="0.257362654466193">
            <text:p>0.2573626545</text:p>
          </table:table-cell>
          <table:table-cell office:value-type="float" office:value="0.77622244674223">
            <text:p>0.7762224467</text:p>
          </table:table-cell>
          <table:table-cell office:value-type="float" office:value="0.385398365836842">
            <text:p>0.3853983658</text:p>
          </table:table-cell>
          <table:table-cell office:value-type="float" office:value="0.517481631161487">
            <text:p>0.5174816312</text:p>
          </table:table-cell>
          <table:table-cell office:value-type="float" office:value="1.02956652371765">
            <text:p>1.0295665237</text:p>
          </table:table-cell>
          <table:table-cell office:value-type="float" office:value="0.257362654466193">
            <text:p>0.2573626545</text:p>
          </table:table-cell>
        </table:table-row>
        <table:table-row table:style-name="ro1">
          <table:table-cell office:value-type="float" office:value="0.744248583838747">
            <text:p>0.7442485838</text:p>
          </table:table-cell>
          <table:table-cell office:value-type="float" office:value="0.640528817445284">
            <text:p>0.6405288174</text:p>
          </table:table-cell>
          <table:table-cell office:value-type="float" office:value="0.60784180323075">
            <text:p>0.6078418032</text:p>
          </table:table-cell>
          <table:table-cell office:value-type="float" office:value="0.664891842406733">
            <text:p>0.6648918424</text:p>
          </table:table-cell>
          <table:table-cell office:value-type="float" office:value="0.648818940021122">
            <text:p>0.64881894</text:p>
          </table:table-cell>
          <table:table-cell office:value-type="float" office:value="0.628148649256699">
            <text:p>0.6281486493</text:p>
          </table:table-cell>
          <table:table-cell office:value-type="float" office:value="0.641925936046812">
            <text:p>0.641925936</text:p>
          </table:table-cell>
          <table:table-cell office:value-type="float" office:value="0.606416218849089">
            <text:p>0.6064162188</text:p>
          </table:table-cell>
          <table:table-cell office:value-type="float" office:value="0.657408619936023">
            <text:p>0.6574086199</text:p>
          </table:table-cell>
          <table:table-cell office:value-type="float" office:value="0.653520805967212">
            <text:p>0.653520806</text:p>
          </table:table-cell>
        </table:table-row>
        <table:table-row table:style-name="ro1">
          <table:table-cell office:value-type="float" office:value="0.663994312190319">
            <text:p>0.6639943122</text:p>
          </table:table-cell>
          <table:table-cell office:value-type="float" office:value="0.643021804879157">
            <text:p>0.6430218049</text:p>
          </table:table-cell>
          <table:table-cell office:value-type="float" office:value="0.660002235133002">
            <text:p>0.6600022351</text:p>
          </table:table-cell>
          <table:table-cell office:value-type="float" office:value="0.843050473753996">
            <text:p>0.8430504738</text:p>
          </table:table-cell>
          <table:table-cell office:value-type="float" office:value="0.772739252911203">
            <text:p>0.7727392529</text:p>
          </table:table-cell>
          <table:table-cell office:value-type="float" office:value="0.555588905887042">
            <text:p>0.5555889059</text:p>
          </table:table-cell>
          <table:table-cell office:value-type="float" office:value="0.788647154085276">
            <text:p>0.7886471541</text:p>
          </table:table-cell>
          <table:table-cell office:value-type="float" office:value="0.527562298789646">
            <text:p>0.5275622988</text:p>
          </table:table-cell>
          <table:table-cell office:value-type="float" office:value="0.705578428795425">
            <text:p>0.7055784288</text:p>
          </table:table-cell>
          <table:table-cell office:value-type="float" office:value="0.667188808902679">
            <text:p>0.6671888089</text:p>
          </table:table-cell>
        </table:table-row>
        <table:table-row table:style-name="ro1">
          <table:table-cell office:value-type="float" office:value="0.890380454630816">
            <text:p>0.8903804546</text:p>
          </table:table-cell>
          <table:table-cell office:value-type="float" office:value="0.730766250152014">
            <text:p>0.7307662502</text:p>
          </table:table-cell>
          <table:table-cell office:value-type="float" office:value="0.722271999876002">
            <text:p>0.7222719999</text:p>
          </table:table-cell>
          <table:table-cell office:value-type="float" office:value="0.673529041032809">
            <text:p>0.673529041</text:p>
          </table:table-cell>
          <table:table-cell office:value-type="float" office:value="0.546093485402439">
            <text:p>0.5460934854</text:p>
          </table:table-cell>
          <table:table-cell office:value-type="float" office:value="0.4818081359827">
            <text:p>0.481808136</text:p>
          </table:table-cell>
          <table:table-cell office:value-type="float" office:value="0.570052504384812">
            <text:p>0.5700525044</text:p>
          </table:table-cell>
          <table:table-cell office:value-type="float" office:value="0.769475735657507">
            <text:p>0.7694757357</text:p>
          </table:table-cell>
          <table:table-cell office:value-type="float" office:value="0.738151044499235">
            <text:p>0.7381510445</text:p>
          </table:table-cell>
          <table:table-cell office:value-type="float" office:value="0.721291950409069">
            <text:p>0.7212919504</text:p>
          </table:table-cell>
        </table:table-row>
        <table:table-row table:style-name="ro1">
          <table:table-cell office:value-type="float" office:value="0.716017979748559">
            <text:p>0.7160179797</text:p>
          </table:table-cell>
          <table:table-cell office:value-type="float" office:value="0.492216491938751">
            <text:p>0.4922164919</text:p>
          </table:table-cell>
          <table:table-cell office:value-type="float" office:value="0.684984163039888">
            <text:p>0.684984163</text:p>
          </table:table-cell>
          <table:table-cell office:value-type="float" office:value="0.593875330048518">
            <text:p>0.59387533</text:p>
          </table:table-cell>
          <table:table-cell office:value-type="float" office:value="0.842448781441012">
            <text:p>0.8424487814</text:p>
          </table:table-cell>
          <table:table-cell office:value-type="float" office:value="0.717802756512104">
            <text:p>0.7178027565</text:p>
          </table:table-cell>
          <table:table-cell office:value-type="float" office:value="0.846270928453009">
            <text:p>0.8462709285</text:p>
          </table:table-cell>
          <table:table-cell office:value-type="float" office:value="0.838648048953266">
            <text:p>0.838648049</text:p>
          </table:table-cell>
          <table:table-cell office:value-type="float" office:value="0.722554922467038">
            <text:p>0.7225549225</text:p>
          </table:table-cell>
          <table:table-cell office:value-type="float" office:value="0.782915280490064">
            <text:p>0.7829152805</text:p>
          </table:table-cell>
        </table:table-row>
        <table:table-row table:style-name="ro1">
          <table:table-cell office:value-type="float" office:value="0.747169171904113">
            <text:p>0.7471691719</text:p>
          </table:table-cell>
          <table:table-cell office:value-type="float" office:value="0.685796964202526">
            <text:p>0.6857969642</text:p>
          </table:table-cell>
          <table:table-cell office:value-type="float" office:value="0.884335212026241">
            <text:p>0.884335212</text:p>
          </table:table-cell>
          <table:table-cell office:value-type="float" office:value="0.621411420925754">
            <text:p>0.6214114209</text:p>
          </table:table-cell>
          <table:table-cell office:value-type="float" office:value="0.721029840548998">
            <text:p>0.7210298405</text:p>
          </table:table-cell>
          <table:table-cell office:value-type="float" office:value="0.758364472513789">
            <text:p>0.7583644725</text:p>
          </table:table-cell>
          <table:table-cell office:value-type="float" office:value="0.756457377872433">
            <text:p>0.7564573779</text:p>
          </table:table-cell>
          <table:table-cell office:value-type="float" office:value="0.587372794373571">
            <text:p>0.5873727944</text:p>
          </table:table-cell>
          <table:table-cell office:value-type="float" office:value="0.625338732016353">
            <text:p>0.625338732</text:p>
          </table:table-cell>
          <table:table-cell office:value-type="float" office:value="0.765624212810425">
            <text:p>0.7656242128</text:p>
          </table:table-cell>
        </table:table-row>
        <table:table-row table:style-name="ro1">
          <table:table-cell office:value-type="float" office:value="0.761149128914842">
            <text:p>0.7611491289</text:p>
          </table:table-cell>
          <table:table-cell office:value-type="float" office:value="0.734619936529664">
            <text:p>0.7346199365</text:p>
          </table:table-cell>
          <table:table-cell office:value-type="float" office:value="0.727415713584357">
            <text:p>0.7274157136</text:p>
          </table:table-cell>
          <table:table-cell office:value-type="float" office:value="0.727027111113734">
            <text:p>0.7270271111</text:p>
          </table:table-cell>
          <table:table-cell office:value-type="float" office:value="0.78085146702857">
            <text:p>0.780851467</text:p>
          </table:table-cell>
          <table:table-cell office:value-type="float" office:value="0.726791687489863">
            <text:p>0.7267916875</text:p>
          </table:table-cell>
          <table:table-cell office:value-type="float" office:value="0.765590420083404">
            <text:p>0.7655904201</text:p>
          </table:table-cell>
          <table:table-cell office:value-type="float" office:value="0.698736641315186">
            <text:p>0.6987366413</text:p>
          </table:table-cell>
          <table:table-cell office:value-type="float" office:value="0.816043172256283">
            <text:p>0.8160431723</text:p>
          </table:table-cell>
          <table:table-cell office:value-type="float" office:value="0.687344883420274">
            <text:p>0.6873448834</text:p>
          </table:table-cell>
        </table:table-row>
        <table:table-row table:style-name="ro1">
          <table:table-cell office:value-type="float" office:value="0.778324705515923">
            <text:p>0.7783247055</text:p>
          </table:table-cell>
          <table:table-cell office:value-type="float" office:value="0.615208996257026">
            <text:p>0.6152089963</text:p>
          </table:table-cell>
          <table:table-cell office:value-type="float" office:value="0.636514168418219">
            <text:p>0.6365141684</text:p>
          </table:table-cell>
          <table:table-cell office:value-type="float" office:value="0.6111670996468">
            <text:p>0.6111670996</text:p>
          </table:table-cell>
          <table:table-cell office:value-type="float" office:value="0.495399519947606">
            <text:p>0.4953995199</text:p>
          </table:table-cell>
          <table:table-cell office:value-type="float" office:value="0.920283266108825">
            <text:p>0.9202832661</text:p>
          </table:table-cell>
          <table:table-cell office:value-type="float" office:value="0.685048568507487">
            <text:p>0.6850485685</text:p>
          </table:table-cell>
          <table:table-cell office:value-type="float" office:value="0.706479506271888">
            <text:p>0.7064795063</text:p>
          </table:table-cell>
          <table:table-cell office:value-type="float" office:value="0.755330614314862">
            <text:p>0.7553306143</text:p>
          </table:table-cell>
          <table:table-cell office:value-type="float" office:value="0.543597792758319">
            <text:p>0.5435977928</text:p>
          </table:table-cell>
        </table:table-row>
        <table:table-row table:style-name="ro1">
          <table:table-cell office:value-type="float" office:value="0.800488780560713">
            <text:p>0.8004887806</text:p>
          </table:table-cell>
          <table:table-cell office:value-type="float" office:value="0.755186085942681">
            <text:p>0.7551860859</text:p>
          </table:table-cell>
          <table:table-cell office:value-type="float" office:value="0.682031669407316">
            <text:p>0.6820316694</text:p>
          </table:table-cell>
          <table:table-cell office:value-type="float" office:value="0.780136722951233">
            <text:p>0.780136723</text:p>
          </table:table-cell>
          <table:table-cell office:value-type="float" office:value="0.921269868246116">
            <text:p>0.9212698682</text:p>
          </table:table-cell>
          <table:table-cell office:value-type="float" office:value="0.89590951596555">
            <text:p>0.895909516</text:p>
          </table:table-cell>
          <table:table-cell office:value-type="float" office:value="0.94261878131674">
            <text:p>0.9426187813</text:p>
          </table:table-cell>
          <table:table-cell office:value-type="float" office:value="1.0624225597137">
            <text:p>1.0624225597</text:p>
          </table:table-cell>
          <table:table-cell office:value-type="float" office:value="0.685359943331809">
            <text:p>0.6853599433</text:p>
          </table:table-cell>
          <table:table-cell office:value-type="float" office:value="1.03885244620523">
            <text:p>1.0388524462</text:p>
          </table:table-cell>
        </table:table-row>
        <table:table-row table:style-name="ro1">
          <table:table-cell office:value-type="float" office:value="0.674071623061681">
            <text:p>0.6740716231</text:p>
          </table:table-cell>
          <table:table-cell office:value-type="float" office:value="0.605342054089632">
            <text:p>0.6053420541</text:p>
          </table:table-cell>
          <table:table-cell office:value-type="float" office:value="0.765828335595145">
            <text:p>0.7658283356</text:p>
          </table:table-cell>
          <table:table-cell office:value-type="float" office:value="0.57617856810518">
            <text:p>0.5761785681</text:p>
          </table:table-cell>
          <table:table-cell office:value-type="float" office:value="0.69469660065037">
            <text:p>0.6946966007</text:p>
          </table:table-cell>
          <table:table-cell office:value-type="float" office:value="0.646065054183722">
            <text:p>0.6460650542</text:p>
          </table:table-cell>
          <table:table-cell office:value-type="float" office:value="0.592083047153827">
            <text:p>0.5920830472</text:p>
          </table:table-cell>
          <table:table-cell office:value-type="float" office:value="0.674910884383379">
            <text:p>0.6749108844</text:p>
          </table:table-cell>
          <table:table-cell office:value-type="float" office:value="0.784901857886569">
            <text:p>0.7849018579</text:p>
          </table:table-cell>
          <table:table-cell office:value-type="float" office:value="0.606506297330679">
            <text:p>0.6065062973</text:p>
          </table:table-cell>
        </table:table-row>
        <table:table-row table:style-name="ro1">
          <table:table-cell office:value-type="float" office:value="0.687048939942258">
            <text:p>0.6870489399</text:p>
          </table:table-cell>
          <table:table-cell office:value-type="float" office:value="0.744731950017206">
            <text:p>0.74473195</text:p>
          </table:table-cell>
          <table:table-cell office:value-type="float" office:value="0.694025746136015">
            <text:p>0.6940257461</text:p>
          </table:table-cell>
          <table:table-cell office:value-type="float" office:value="0.762518953085426">
            <text:p>0.7625189531</text:p>
          </table:table-cell>
          <table:table-cell office:value-type="float" office:value="0.806239696350278">
            <text:p>0.8062396964</text:p>
          </table:table-cell>
          <table:table-cell office:value-type="float" office:value="0.673282546802588">
            <text:p>0.6732825468</text:p>
          </table:table-cell>
          <table:table-cell office:value-type="float" office:value="0.714163050999406">
            <text:p>0.714163051</text:p>
          </table:table-cell>
          <table:table-cell office:value-type="float" office:value="0.728474611179918">
            <text:p>0.7284746112</text:p>
          </table:table-cell>
          <table:table-cell office:value-type="float" office:value="0.690764772357997">
            <text:p>0.6907647724</text:p>
          </table:table-cell>
          <table:table-cell office:value-type="float" office:value="0.711212172811833">
            <text:p>0.7112121728</text:p>
          </table:table-cell>
        </table:table-row>
        <table:table-row table:style-name="ro1">
          <table:table-cell office:value-type="float" office:value="0.798118611989606">
            <text:p>0.798118612</text:p>
          </table:table-cell>
          <table:table-cell office:value-type="float" office:value="0.763963831614824">
            <text:p>0.7639638316</text:p>
          </table:table-cell>
          <table:table-cell office:value-type="float" office:value="0.748333807277115">
            <text:p>0.7483338073</text:p>
          </table:table-cell>
          <table:table-cell office:value-type="float" office:value="0.795028618284686">
            <text:p>0.7950286183</text:p>
          </table:table-cell>
          <table:table-cell office:value-type="float" office:value="0.746929328710376">
            <text:p>0.7469293287</text:p>
          </table:table-cell>
          <table:table-cell office:value-type="float" office:value="0.74835251114255">
            <text:p>0.7483525111</text:p>
          </table:table-cell>
          <table:table-cell office:value-type="float" office:value="0.791035314614727">
            <text:p>0.7910353146</text:p>
          </table:table-cell>
          <table:table-cell office:value-type="float" office:value="0.697481587892723">
            <text:p>0.6974815879</text:p>
          </table:table-cell>
          <table:table-cell office:value-type="float" office:value="0.780898475842284">
            <text:p>0.7808984758</text:p>
          </table:table-cell>
          <table:table-cell office:value-type="float" office:value="0.755941563731197">
            <text:p>0.7559415637</text:p>
          </table:table-cell>
        </table:table-row>
        <table:table-row table:style-name="ro1">
          <table:table-cell office:value-type="float" office:value="0.32337952102341">
            <text:p>0.323379521</text:p>
          </table:table-cell>
          <table:table-cell office:value-type="float" office:value="0.416521886203521">
            <text:p>0.4165218862</text:p>
          </table:table-cell>
          <table:table-cell office:value-type="float" office:value="0.636834442106081">
            <text:p>0.6368344421</text:p>
          </table:table-cell>
          <table:table-cell office:value-type="float" office:value="0.623644278007905">
            <text:p>0.623644278</text:p>
          </table:table-cell>
          <table:table-cell office:value-type="float" office:value="0.555534754467194">
            <text:p>0.5555347545</text:p>
          </table:table-cell>
          <table:table-cell office:value-type="float" office:value="0.416393520799609">
            <text:p>0.4163935208</text:p>
          </table:table-cell>
          <table:table-cell office:value-type="float" office:value="0.670011013304073">
            <text:p>0.6700110133</text:p>
          </table:table-cell>
          <table:table-cell office:value-type="float" office:value="0.507750737471484">
            <text:p>0.5077507375</text:p>
          </table:table-cell>
          <table:table-cell office:value-type="float" office:value="0.462802973925739">
            <text:p>0.4628029739</text:p>
          </table:table-cell>
          <table:table-cell office:value-type="float" office:value="0.623038760481961">
            <text:p>0.6230387605</text:p>
          </table:table-cell>
        </table:table-row>
        <table:table-row table:style-name="ro1">
          <table:table-cell office:value-type="float" office:value="0.75258258749413">
            <text:p>0.7525825875</text:p>
          </table:table-cell>
          <table:table-cell office:value-type="float" office:value="0.630933837063158">
            <text:p>0.6309338371</text:p>
          </table:table-cell>
          <table:table-cell office:value-type="float" office:value="0.825583987350235">
            <text:p>0.8255839874</text:p>
          </table:table-cell>
          <table:table-cell office:value-type="float" office:value="0.686953934011919">
            <text:p>0.686953934</text:p>
          </table:table-cell>
          <table:table-cell office:value-type="float" office:value="0.76760722304598">
            <text:p>0.767607223</text:p>
          </table:table-cell>
          <table:table-cell office:value-type="float" office:value="0.50600815284775">
            <text:p>0.5060081528</text:p>
          </table:table-cell>
          <table:table-cell office:value-type="float" office:value="0.762300177047663">
            <text:p>0.762300177</text:p>
          </table:table-cell>
          <table:table-cell office:value-type="float" office:value="0.755448311632565">
            <text:p>0.7554483116</text:p>
          </table:table-cell>
          <table:table-cell office:value-type="float" office:value="0.817066053477921">
            <text:p>0.8170660535</text:p>
          </table:table-cell>
          <table:table-cell office:value-type="float" office:value="0.88256352883156">
            <text:p>0.8825635288</text:p>
          </table:table-cell>
        </table:table-row>
        <table:table-row table:style-name="ro1">
          <table:table-cell office:value-type="float" office:value="0.460775716129274">
            <text:p>0.4607757161</text:p>
          </table:table-cell>
          <table:table-cell office:value-type="float" office:value="0.838084332549146">
            <text:p>0.8380843325</text:p>
          </table:table-cell>
          <table:table-cell office:value-type="float" office:value="0.576926083287647">
            <text:p>0.5769260833</text:p>
          </table:table-cell>
          <table:table-cell office:value-type="float" office:value="0.685201140848111">
            <text:p>0.6852011408</text:p>
          </table:table-cell>
          <table:table-cell office:value-type="float" office:value="0.611671701382167">
            <text:p>0.6116717014</text:p>
          </table:table-cell>
          <table:table-cell office:value-type="float" office:value="0.632055998883123">
            <text:p>0.6320559989</text:p>
          </table:table-cell>
          <table:table-cell office:value-type="float" office:value="0.576573997164447">
            <text:p>0.5765739972</text:p>
          </table:table-cell>
          <table:table-cell office:value-type="float" office:value="0.37779820062862">
            <text:p>0.3777982006</text:p>
          </table:table-cell>
          <table:table-cell office:value-type="float" office:value="0.829340986124248">
            <text:p>0.8293409861</text:p>
          </table:table-cell>
          <table:table-cell office:value-type="float" office:value="0.721438011730296">
            <text:p>0.7214380117</text:p>
          </table:table-cell>
        </table:table-row>
        <table:table-row table:style-name="ro1">
          <table:table-cell office:value-type="float" office:value="0.770194926546591">
            <text:p>0.7701949265</text:p>
          </table:table-cell>
          <table:table-cell office:value-type="float" office:value="0.665876354909425">
            <text:p>0.6658763549</text:p>
          </table:table-cell>
          <table:table-cell office:value-type="float" office:value="0.801951466844801">
            <text:p>0.8019514668</text:p>
          </table:table-cell>
          <table:table-cell office:value-type="float" office:value="0.961544666814561">
            <text:p>0.9615446668</text:p>
          </table:table-cell>
          <table:table-cell office:value-type="float" office:value="0.67347804499522">
            <text:p>0.673478045</text:p>
          </table:table-cell>
          <table:table-cell office:value-type="float" office:value="0.770043403325625">
            <text:p>0.7700434033</text:p>
          </table:table-cell>
          <table:table-cell office:value-type="float" office:value="0.866413317611688">
            <text:p>0.8664133176</text:p>
          </table:table-cell>
          <table:table-cell office:value-type="float" office:value="0.81833447391049">
            <text:p>0.8183344739</text:p>
          </table:table-cell>
          <table:table-cell office:value-type="float" office:value="0.769576259984227">
            <text:p>0.76957626</text:p>
          </table:table-cell>
          <table:table-cell office:value-type="float" office:value="0.96261399353077">
            <text:p>0.9626139935</text:p>
          </table:table-cell>
        </table:table-row>
        <table:table-row table:style-name="ro1">
          <table:table-cell office:value-type="float" office:value="0.582463103353623">
            <text:p>0.5824631034</text:p>
          </table:table-cell>
          <table:table-cell office:value-type="float" office:value="0.819584044180133">
            <text:p>0.8195840442</text:p>
          </table:table-cell>
          <table:table-cell office:value-type="float" office:value="0.543228530522055">
            <text:p>0.5432285305</text:p>
          </table:table-cell>
          <table:table-cell office:value-type="float" office:value="0.28590792065192">
            <text:p>0.2859079207</text:p>
          </table:table-cell>
          <table:table-cell office:value-type="float" office:value="0.600949542526954">
            <text:p>0.6009495425</text:p>
          </table:table-cell>
          <table:table-cell office:value-type="float" office:value="0.792317700512316">
            <text:p>0.7923177005</text:p>
          </table:table-cell>
          <table:table-cell office:value-type="float" office:value="0.723862534305742">
            <text:p>0.7238625343</text:p>
          </table:table-cell>
          <table:table-cell office:value-type="float" office:value="0.744241677007284">
            <text:p>0.744241677</text:p>
          </table:table-cell>
          <table:table-cell office:value-type="float" office:value="0.657875960954494">
            <text:p>0.657875961</text:p>
          </table:table-cell>
          <table:table-cell office:value-type="float" office:value="0.667833352173854">
            <text:p>0.6678333522</text:p>
          </table:table-cell>
        </table:table-row>
        <table:table-row table:style-name="ro1">
          <table:table-cell office:value-type="float" office:value="0.66577904315115">
            <text:p>0.6657790432</text:p>
          </table:table-cell>
          <table:table-cell office:value-type="float" office:value="0.76999614539851">
            <text:p>0.7699961454</text:p>
          </table:table-cell>
          <table:table-cell office:value-type="float" office:value="0.679909871858681">
            <text:p>0.6799098719</text:p>
          </table:table-cell>
          <table:table-cell office:value-type="float" office:value="0.705277963012161">
            <text:p>0.705277963</text:p>
          </table:table-cell>
          <table:table-cell office:value-type="float" office:value="0.737752506387873">
            <text:p>0.7377525064</text:p>
          </table:table-cell>
          <table:table-cell office:value-type="float" office:value="0.644015389317205">
            <text:p>0.6440153893</text:p>
          </table:table-cell>
          <table:table-cell office:value-type="float" office:value="0.775173760107729">
            <text:p>0.7751737601</text:p>
          </table:table-cell>
          <table:table-cell office:value-type="float" office:value="0.643764303402013">
            <text:p>0.6437643034</text:p>
          </table:table-cell>
          <table:table-cell office:value-type="float" office:value="0.763318729066343">
            <text:p>0.7633187291</text:p>
          </table:table-cell>
          <table:table-cell office:value-type="float" office:value="0.667179515963003">
            <text:p>0.667179516</text:p>
          </table:table-cell>
        </table:table-row>
        <table:table-row table:style-name="ro1">
          <table:table-cell office:value-type="float" office:value="0.86838557290636">
            <text:p>0.8683855729</text:p>
          </table:table-cell>
          <table:table-cell office:value-type="float" office:value="0.579691135574511">
            <text:p>0.5796911356</text:p>
          </table:table-cell>
          <table:table-cell office:value-type="float" office:value="0.522420013272673">
            <text:p>0.5224200133</text:p>
          </table:table-cell>
          <table:table-cell office:value-type="float" office:value="0.722644392174513">
            <text:p>0.7226443922</text:p>
          </table:table-cell>
          <table:table-cell office:value-type="float" office:value="0.504672873605744">
            <text:p>0.5046728736</text:p>
          </table:table-cell>
          <table:table-cell office:value-type="float" office:value="0.649638297599209">
            <text:p>0.6496382976</text:p>
          </table:table-cell>
          <table:table-cell office:value-type="float" office:value="0.613174254890246">
            <text:p>0.6131742549</text:p>
          </table:table-cell>
          <table:table-cell office:value-type="float" office:value="0.742252113604991">
            <text:p>0.7422521136</text:p>
          </table:table-cell>
          <table:table-cell office:value-type="float" office:value="0.506099266302006">
            <text:p>0.5060992663</text:p>
          </table:table-cell>
          <table:table-cell office:value-type="float" office:value="0.650368747019825">
            <text:p>0.650368747</text:p>
          </table:table-cell>
        </table:table-row>
        <table:table-row table:style-name="ro1">
          <table:table-cell office:value-type="float" office:value="0.585952742039409">
            <text:p>0.585952742</text:p>
          </table:table-cell>
          <table:table-cell office:value-type="float" office:value="0.708499491730093">
            <text:p>0.7084994917</text:p>
          </table:table-cell>
          <table:table-cell office:value-type="float" office:value="0.831121143646956">
            <text:p>0.8311211436</text:p>
          </table:table-cell>
          <table:table-cell office:value-type="float" office:value="0.739198349670807">
            <text:p>0.7391983497</text:p>
          </table:table-cell>
          <table:table-cell office:value-type="float" office:value="0.811158062037355">
            <text:p>0.811158062</text:p>
          </table:table-cell>
          <table:table-cell office:value-type="float" office:value="0.810875388092044">
            <text:p>0.8108753881</text:p>
          </table:table-cell>
          <table:table-cell office:value-type="float" office:value="0.819441216208407">
            <text:p>0.8194412162</text:p>
          </table:table-cell>
          <table:table-cell office:value-type="float" office:value="0.678054730592817">
            <text:p>0.6780547306</text:p>
          </table:table-cell>
          <table:table-cell office:value-type="float" office:value="0.749971268300772">
            <text:p>0.7499712683</text:p>
          </table:table-cell>
          <table:table-cell office:value-type="float" office:value="0.804818383338228">
            <text:p>0.8048183833</text:p>
          </table:table-cell>
        </table:table-row>
        <table:table-row table:style-name="ro1">
          <table:table-cell office:value-type="float" office:value="0.595561263485738">
            <text:p>0.5955612635</text:p>
          </table:table-cell>
          <table:table-cell office:value-type="float" office:value="0.70593104712024">
            <text:p>0.7059310471</text:p>
          </table:table-cell>
          <table:table-cell office:value-type="float" office:value="0.576554046376871">
            <text:p>0.5765540464</text:p>
          </table:table-cell>
          <table:table-cell office:value-type="float" office:value="0.885004201236891">
            <text:p>0.8850042012</text:p>
          </table:table-cell>
          <table:table-cell office:value-type="float" office:value="0.670816497025158">
            <text:p>0.670816497</text:p>
          </table:table-cell>
          <table:table-cell office:value-type="float" office:value="0.632987202161098">
            <text:p>0.6329872022</text:p>
          </table:table-cell>
          <table:table-cell office:value-type="float" office:value="0.614569153119565">
            <text:p>0.6145691531</text:p>
          </table:table-cell>
          <table:table-cell office:value-type="float" office:value="0.652851422826397">
            <text:p>0.6528514228</text:p>
          </table:table-cell>
          <table:table-cell office:value-type="float" office:value="0.644792463177575">
            <text:p>0.6447924632</text:p>
          </table:table-cell>
          <table:table-cell office:value-type="float" office:value="0.665952410099392">
            <text:p>0.6659524101</text:p>
          </table:table-cell>
        </table:table-row>
        <table:table-row table:style-name="ro1">
          <table:table-cell office:value-type="float" office:value="0.663061549158196">
            <text:p>0.6630615492</text:p>
          </table:table-cell>
          <table:table-cell office:value-type="float" office:value="0.642594603453179">
            <text:p>0.6425946035</text:p>
          </table:table-cell>
          <table:table-cell office:value-type="float" office:value="0.663438358463524">
            <text:p>0.6634383585</text:p>
          </table:table-cell>
          <table:table-cell office:value-type="float" office:value="0.616725530674425">
            <text:p>0.6167255307</text:p>
          </table:table-cell>
          <table:table-cell office:value-type="float" office:value="0.70659921955741">
            <text:p>0.7065992196</text:p>
          </table:table-cell>
          <table:table-cell office:value-type="float" office:value="0.597238279681777">
            <text:p>0.5972382797</text:p>
          </table:table-cell>
          <table:table-cell office:value-type="float" office:value="0.822392204666391">
            <text:p>0.8223922047</text:p>
          </table:table-cell>
          <table:table-cell office:value-type="float" office:value="0.68689167922964">
            <text:p>0.6868916792</text:p>
          </table:table-cell>
          <table:table-cell office:value-type="float" office:value="0.763138689827135">
            <text:p>0.7631386898</text:p>
          </table:table-cell>
          <table:table-cell office:value-type="float" office:value="0.726713941772731">
            <text:p>0.7267139418</text:p>
          </table:table-cell>
        </table:table-row>
        <table:table-row table:style-name="ro1">
          <table:table-cell office:value-type="float" office:value="0.728596592572061">
            <text:p>0.7285965926</text:p>
          </table:table-cell>
          <table:table-cell office:value-type="float" office:value="0.696913557052288">
            <text:p>0.6969135571</text:p>
          </table:table-cell>
          <table:table-cell office:value-type="float" office:value="0.715905021839115">
            <text:p>0.7159050218</text:p>
          </table:table-cell>
          <table:table-cell office:value-type="float" office:value="0.716800371535477">
            <text:p>0.7168003715</text:p>
          </table:table-cell>
          <table:table-cell office:value-type="float" office:value="0.619110132935326">
            <text:p>0.6191101329</text:p>
          </table:table-cell>
          <table:table-cell office:value-type="float" office:value="0.761108382830655">
            <text:p>0.7611083828</text:p>
          </table:table-cell>
          <table:table-cell office:value-type="float" office:value="0.715522759487815">
            <text:p>0.7155227595</text:p>
          </table:table-cell>
          <table:table-cell office:value-type="float" office:value="0.743859042835755">
            <text:p>0.7438590428</text:p>
          </table:table-cell>
          <table:table-cell office:value-type="float" office:value="0.615739723623263">
            <text:p>0.6157397236</text:p>
          </table:table-cell>
          <table:table-cell office:value-type="float" office:value="0.817129100988374">
            <text:p>0.817129101</text:p>
          </table:table-cell>
        </table:table-row>
        <table:table-row table:style-name="ro1">
          <table:table-cell office:value-type="float" office:value="0.721649458273392">
            <text:p>0.7216494583</text:p>
          </table:table-cell>
          <table:table-cell office:value-type="float" office:value="0.676780011246948">
            <text:p>0.6767800112</text:p>
          </table:table-cell>
          <table:table-cell office:value-type="float" office:value="0.670840482717546">
            <text:p>0.6708404827</text:p>
          </table:table-cell>
          <table:table-cell office:value-type="float" office:value="0.57217116034327">
            <text:p>0.5721711603</text:p>
          </table:table-cell>
          <table:table-cell office:value-type="float" office:value="0.775353157106377">
            <text:p>0.7753531571</text:p>
          </table:table-cell>
          <table:table-cell office:value-type="float" office:value="0.779514053286088">
            <text:p>0.7795140533</text:p>
          </table:table-cell>
          <table:table-cell office:value-type="float" office:value="0.731775286155244">
            <text:p>0.7317752862</text:p>
          </table:table-cell>
          <table:table-cell office:value-type="float" office:value="0.772237567654428">
            <text:p>0.7722375677</text:p>
          </table:table-cell>
          <table:table-cell office:value-type="float" office:value="0.885379837453947">
            <text:p>0.8853798375</text:p>
          </table:table-cell>
          <table:table-cell office:value-type="float" office:value="0.752654959625851">
            <text:p>0.7526549596</text:p>
          </table:table-cell>
        </table:table-row>
        <table:table-row table:style-name="ro1">
          <table:table-cell office:value-type="float" office:value="0.71877339159559">
            <text:p>0.7187733916</text:p>
          </table:table-cell>
          <table:table-cell office:value-type="float" office:value="0.706340021411817">
            <text:p>0.7063400214</text:p>
          </table:table-cell>
          <table:table-cell office:value-type="float" office:value="0.633905053853561">
            <text:p>0.6339050539</text:p>
          </table:table-cell>
          <table:table-cell office:value-type="float" office:value="0.71382526422636">
            <text:p>0.7138252642</text:p>
          </table:table-cell>
          <table:table-cell office:value-type="float" office:value="0.689661129239808">
            <text:p>0.6896611292</text:p>
          </table:table-cell>
          <table:table-cell office:value-type="float" office:value="0.763540902115542">
            <text:p>0.7635409021</text:p>
          </table:table-cell>
          <table:table-cell office:value-type="float" office:value="0.660115589158537">
            <text:p>0.6601155892</text:p>
          </table:table-cell>
          <table:table-cell office:value-type="float" office:value="0.720941929229572">
            <text:p>0.7209419292</text:p>
          </table:table-cell>
          <table:table-cell office:value-type="float" office:value="0.77736164103117">
            <text:p>0.777361641</text:p>
          </table:table-cell>
          <table:table-cell office:value-type="float" office:value="0.681922106744069">
            <text:p>0.6819221067</text:p>
          </table:table-cell>
        </table:table-row>
        <table:table-row table:style-name="ro1">
          <table:table-cell office:value-type="float" office:value="0.682828118385233">
            <text:p>0.6828281184</text:p>
          </table:table-cell>
          <table:table-cell office:value-type="float" office:value="0.690540976148162">
            <text:p>0.6905409761</text:p>
          </table:table-cell>
          <table:table-cell office:value-type="float" office:value="0.761534001793539">
            <text:p>0.7615340018</text:p>
          </table:table-cell>
          <table:table-cell office:value-type="float" office:value="0.776981105641043">
            <text:p>0.7769811056</text:p>
          </table:table-cell>
          <table:table-cell office:value-type="float" office:value="0.799381822538912">
            <text:p>0.7993818225</text:p>
          </table:table-cell>
          <table:table-cell office:value-type="float" office:value="0.691038483046911">
            <text:p>0.691038483</text:p>
          </table:table-cell>
          <table:table-cell office:value-type="float" office:value="0.67382766048745">
            <text:p>0.6738276605</text:p>
          </table:table-cell>
          <table:table-cell office:value-type="float" office:value="0.689165504024748">
            <text:p>0.689165504</text:p>
          </table:table-cell>
          <table:table-cell office:value-type="float" office:value="0.697300018178773">
            <text:p>0.6973000182</text:p>
          </table:table-cell>
          <table:table-cell office:value-type="float" office:value="0.761426493467464">
            <text:p>0.7614264935</text:p>
          </table:table-cell>
        </table:table-row>
        <table:table-row table:style-name="ro1">
          <table:table-cell office:value-type="float" office:value="0.690875172309772">
            <text:p>0.6908751723</text:p>
          </table:table-cell>
          <table:table-cell office:value-type="float" office:value="0.73779724400639">
            <text:p>0.737797244</text:p>
          </table:table-cell>
          <table:table-cell office:value-type="float" office:value="0.48432060585814">
            <text:p>0.4843206059</text:p>
          </table:table-cell>
          <table:table-cell office:value-type="float" office:value="0.630705688527324">
            <text:p>0.6307056885</text:p>
          </table:table-cell>
          <table:table-cell office:value-type="float" office:value="0.493673435388806">
            <text:p>0.4936734354</text:p>
          </table:table-cell>
          <table:table-cell office:value-type="float" office:value="0.635714319355324">
            <text:p>0.6357143194</text:p>
          </table:table-cell>
          <table:table-cell office:value-type="float" office:value="0.702733587122904">
            <text:p>0.7027335871</text:p>
          </table:table-cell>
          <table:table-cell office:value-type="float" office:value="0.538593933800265">
            <text:p>0.5385939338</text:p>
          </table:table-cell>
          <table:table-cell office:value-type="float" office:value="0.469994594938136">
            <text:p>0.4699945949</text:p>
          </table:table-cell>
          <table:table-cell office:value-type="float" office:value="0.450427477123712">
            <text:p>0.4504274771</text:p>
          </table:table-cell>
        </table:table-row>
        <table:table-row table:style-name="ro1">
          <table:table-cell office:value-type="float" office:value="0.869045360852801">
            <text:p>0.8690453609</text:p>
          </table:table-cell>
          <table:table-cell office:value-type="float" office:value="0.579372564806418">
            <text:p>0.5793725648</text:p>
          </table:table-cell>
          <table:table-cell office:value-type="float" office:value="0.871247332343479">
            <text:p>0.8712473323</text:p>
          </table:table-cell>
          <table:table-cell office:value-type="float" office:value="0.435534118829125">
            <text:p>0.4355341188</text:p>
          </table:table-cell>
          <table:table-cell office:value-type="float" office:value="0.434803916932686">
            <text:p>0.4348039169</text:p>
          </table:table-cell>
          <table:table-cell office:value-type="float" office:value="0.869717912097118">
            <text:p>0.8697179121</text:p>
          </table:table-cell>
          <table:table-cell office:value-type="float" office:value="0.436053233003266">
            <text:p>0.436053233</text:p>
          </table:table-cell>
          <table:table-cell office:value-type="float" office:value="0.581486569357396">
            <text:p>0.5814865694</text:p>
          </table:table-cell>
          <table:table-cell office:value-type="float" office:value="1.01507968444068">
            <text:p>1.0150796844</text:p>
          </table:table-cell>
          <table:table-cell office:value-type="float" office:value="1.1595284641154">
            <text:p>1.1595284641</text:p>
          </table:table-cell>
        </table:table-row>
        <table:table-row table:style-name="ro1">
          <table:table-cell office:value-type="float" office:value="0.786998606152551">
            <text:p>0.7869986062</text:p>
          </table:table-cell>
          <table:table-cell office:value-type="float" office:value="0.762462957828001">
            <text:p>0.7624629578</text:p>
          </table:table-cell>
          <table:table-cell office:value-type="float" office:value="0.75486279848104">
            <text:p>0.7548627985</text:p>
          </table:table-cell>
          <table:table-cell office:value-type="float" office:value="0.750585367718323">
            <text:p>0.7505853677</text:p>
          </table:table-cell>
          <table:table-cell office:value-type="float" office:value="0.732954041369282">
            <text:p>0.7329540414</text:p>
          </table:table-cell>
          <table:table-cell office:value-type="float" office:value="0.786547114154631">
            <text:p>0.7865471142</text:p>
          </table:table-cell>
          <table:table-cell office:value-type="float" office:value="0.776146606177546">
            <text:p>0.7761466062</text:p>
          </table:table-cell>
          <table:table-cell office:value-type="float" office:value="0.743773026072877">
            <text:p>0.7437730261</text:p>
          </table:table-cell>
          <table:table-cell office:value-type="float" office:value="0.716510727334814">
            <text:p>0.7165107273</text:p>
          </table:table-cell>
          <table:table-cell office:value-type="float" office:value="0.659276873753806">
            <text:p>0.6592768738</text:p>
          </table:table-cell>
        </table:table-row>
        <table:table-row table:style-name="ro1">
          <table:table-cell office:value-type="float" office:value="0.554594243652162">
            <text:p>0.5545942437</text:p>
          </table:table-cell>
          <table:table-cell office:value-type="float" office:value="0.514213884338066">
            <text:p>0.5142138843</text:p>
          </table:table-cell>
          <table:table-cell office:value-type="float" office:value="0.514879089552786">
            <text:p>0.5148790896</text:p>
          </table:table-cell>
          <table:table-cell office:value-type="float" office:value="0.566981325897047">
            <text:p>0.5669813259</text:p>
          </table:table-cell>
          <table:table-cell office:value-type="float" office:value="0.669844794442756">
            <text:p>0.6698447944</text:p>
          </table:table-cell>
          <table:table-cell office:value-type="float" office:value="0.786886930930284">
            <text:p>0.7868869309</text:p>
          </table:table-cell>
          <table:table-cell office:value-type="float" office:value="0.663069051065589">
            <text:p>0.6630690511</text:p>
          </table:table-cell>
          <table:table-cell office:value-type="float" office:value="0.85441555036319">
            <text:p>0.8544155504</text:p>
          </table:table-cell>
          <table:table-cell office:value-type="float" office:value="0.543692664043624">
            <text:p>0.543692664</text:p>
          </table:table-cell>
          <table:table-cell office:value-type="float" office:value="0.570373702757153">
            <text:p>0.5703737028</text:p>
          </table:table-cell>
        </table:table-row>
        <table:table-row table:style-name="ro1">
          <table:table-cell office:value-type="float" office:value="0.735118325268557">
            <text:p>0.7351183253</text:p>
          </table:table-cell>
          <table:table-cell office:value-type="float" office:value="0.753368650631052">
            <text:p>0.7533686506</text:p>
          </table:table-cell>
          <table:table-cell office:value-type="float" office:value="0.729919965520058">
            <text:p>0.7299199655</text:p>
          </table:table-cell>
          <table:table-cell office:value-type="float" office:value="0.753551008420887">
            <text:p>0.7535510084</text:p>
          </table:table-cell>
          <table:table-cell office:value-type="float" office:value="0.790096699904122">
            <text:p>0.7900966999</text:p>
          </table:table-cell>
          <table:table-cell office:value-type="float" office:value="0.783253347109163">
            <text:p>0.7832533471</text:p>
          </table:table-cell>
          <table:table-cell office:value-type="float" office:value="0.896199971085627">
            <text:p>0.8961999711</text:p>
          </table:table-cell>
          <table:table-cell office:value-type="float" office:value="0.615722112676062">
            <text:p>0.6157221127</text:p>
          </table:table-cell>
          <table:table-cell office:value-type="float" office:value="0.797024079335134">
            <text:p>0.7970240793</text:p>
          </table:table-cell>
          <table:table-cell office:value-type="float" office:value="0.752803548912327">
            <text:p>0.7528035489</text:p>
          </table:table-cell>
        </table:table-row>
        <table:table-row table:style-name="ro1">
          <table:table-cell office:value-type="float" office:value="0.754970021315861">
            <text:p>0.7549700213</text:p>
          </table:table-cell>
          <table:table-cell office:value-type="float" office:value="0.789552032872922">
            <text:p>0.7895520329</text:p>
          </table:table-cell>
          <table:table-cell office:value-type="float" office:value="0.823605397129838">
            <text:p>0.8236053971</text:p>
          </table:table-cell>
          <table:table-cell office:value-type="float" office:value="0.806531951173833">
            <text:p>0.8065319512</text:p>
          </table:table-cell>
          <table:table-cell office:value-type="float" office:value="0.780741439670973">
            <text:p>0.7807414397</text:p>
          </table:table-cell>
          <table:table-cell office:value-type="float" office:value="0.644508458016824">
            <text:p>0.644508458</text:p>
          </table:table-cell>
          <table:table-cell office:value-type="float" office:value="0.773590616979854">
            <text:p>0.773590617</text:p>
          </table:table-cell>
          <table:table-cell office:value-type="float" office:value="0.809124688653652">
            <text:p>0.8091246887</text:p>
          </table:table-cell>
          <table:table-cell office:value-type="float" office:value="0.788928861142768">
            <text:p>0.7889288611</text:p>
          </table:table-cell>
          <table:table-cell office:value-type="float" office:value="0.775655083946036">
            <text:p>0.7756550839</text:p>
          </table:table-cell>
        </table:table-row>
        <table:table-row table:style-name="ro1">
          <table:table-cell office:value-type="float" office:value="0.670346392008141">
            <text:p>0.670346392</text:p>
          </table:table-cell>
          <table:table-cell office:value-type="float" office:value="0.66914202754106">
            <text:p>0.6691420275</text:p>
          </table:table-cell>
          <table:table-cell office:value-type="float" office:value="0.72279981556402">
            <text:p>0.7227998156</text:p>
          </table:table-cell>
          <table:table-cell office:value-type="float" office:value="0.649259186301644">
            <text:p>0.6492591863</text:p>
          </table:table-cell>
          <table:table-cell office:value-type="float" office:value="0.649677735931704">
            <text:p>0.6496777359</text:p>
          </table:table-cell>
          <table:table-cell office:value-type="float" office:value="0.507646685256707">
            <text:p>0.5076466853</text:p>
          </table:table-cell>
          <table:table-cell office:value-type="float" office:value="0.578677743752046">
            <text:p>0.5786777438</text:p>
          </table:table-cell>
          <table:table-cell office:value-type="float" office:value="0.866790707266032">
            <text:p>0.8667907073</text:p>
          </table:table-cell>
          <table:table-cell office:value-type="float" office:value="0.70591291521432">
            <text:p>0.7059129152</text:p>
          </table:table-cell>
          <table:table-cell office:value-type="float" office:value="0.796624555245546">
            <text:p>0.7966245552</text:p>
          </table:table-cell>
        </table:table-row>
        <table:table-row table:style-name="ro1">
          <table:table-cell office:value-type="float" office:value="0.705578855535287">
            <text:p>0.7055788555</text:p>
          </table:table-cell>
          <table:table-cell office:value-type="float" office:value="0.733871289434421">
            <text:p>0.7338712894</text:p>
          </table:table-cell>
          <table:table-cell office:value-type="float" office:value="0.621983280563302">
            <text:p>0.6219832806</text:p>
          </table:table-cell>
          <table:table-cell office:value-type="float" office:value="0.75845965739609">
            <text:p>0.7584596574</text:p>
          </table:table-cell>
          <table:table-cell office:value-type="float" office:value="0.727397586621886">
            <text:p>0.7273975866</text:p>
          </table:table-cell>
          <table:table-cell office:value-type="float" office:value="0.668443454029002">
            <text:p>0.668443454</text:p>
          </table:table-cell>
          <table:table-cell office:value-type="float" office:value="0.694017084758715">
            <text:p>0.6940170848</text:p>
          </table:table-cell>
          <table:table-cell office:value-type="float" office:value="0.782708763042915">
            <text:p>0.782708763</text:p>
          </table:table-cell>
          <table:table-cell office:value-type="float" office:value="0.688955809950376">
            <text:p>0.68895581</text:p>
          </table:table-cell>
          <table:table-cell office:value-type="float" office:value="0.663844760498">
            <text:p>0.6638447605</text:p>
          </table:table-cell>
        </table:table-row>
        <table:table-row table:style-name="ro1">
          <table:table-cell office:value-type="float" office:value="0.756934813301182">
            <text:p>0.7569348133</text:p>
          </table:table-cell>
          <table:table-cell office:value-type="float" office:value="0.648875373317224">
            <text:p>0.6488753733</text:p>
          </table:table-cell>
          <table:table-cell office:value-type="float" office:value="0.661199905428847">
            <text:p>0.6611999054</text:p>
          </table:table-cell>
          <table:table-cell office:value-type="float" office:value="0.865661213291871">
            <text:p>0.8656612133</text:p>
          </table:table-cell>
          <table:table-cell office:value-type="float" office:value="0.877909410769734">
            <text:p>0.8779094108</text:p>
          </table:table-cell>
          <table:table-cell office:value-type="float" office:value="0.761429125430372">
            <text:p>0.7614291254</text:p>
          </table:table-cell>
          <table:table-cell office:value-type="float" office:value="0.760646339213222">
            <text:p>0.7606463392</text:p>
          </table:table-cell>
          <table:table-cell office:value-type="float" office:value="0.887993565479591">
            <text:p>0.8879935655</text:p>
          </table:table-cell>
          <table:table-cell office:value-type="float" office:value="0.710744354344761">
            <text:p>0.7107443543</text:p>
          </table:table-cell>
          <table:table-cell office:value-type="float" office:value="0.657124834009658">
            <text:p>0.657124834</text:p>
          </table:table-cell>
        </table:table-row>
        <table:table-row table:style-name="ro1">
          <table:table-cell office:value-type="float" office:value="0.635346056279662">
            <text:p>0.6353460563</text:p>
          </table:table-cell>
          <table:table-cell office:value-type="float" office:value="0.588832405868378">
            <text:p>0.5888324059</text:p>
          </table:table-cell>
          <table:table-cell office:value-type="float" office:value="0.541102410479762">
            <text:p>0.5411024105</text:p>
          </table:table-cell>
          <table:table-cell office:value-type="float" office:value="0.548137010978921">
            <text:p>0.548137011</text:p>
          </table:table-cell>
          <table:table-cell office:value-type="float" office:value="0.618844774050914">
            <text:p>0.6188447741</text:p>
          </table:table-cell>
          <table:table-cell office:value-type="float" office:value="0.612849309232632">
            <text:p>0.6128493092</text:p>
          </table:table-cell>
          <table:table-cell office:value-type="float" office:value="0.649099954234472">
            <text:p>0.6490999542</text:p>
          </table:table-cell>
          <table:table-cell office:value-type="float" office:value="0.588477542215584">
            <text:p>0.5884775422</text:p>
          </table:table-cell>
          <table:table-cell office:value-type="float" office:value="0.740663183054501">
            <text:p>0.7406631831</text:p>
          </table:table-cell>
          <table:table-cell office:value-type="float" office:value="0.330396544521216">
            <text:p>0.3303965445</text:p>
          </table:table-cell>
        </table:table-row>
        <table:table-row table:style-name="ro1">
          <table:table-cell office:value-type="float" office:value="0.750353356866314">
            <text:p>0.7503533569</text:p>
          </table:table-cell>
          <table:table-cell office:value-type="float" office:value="0.545755289189719">
            <text:p>0.5457552892</text:p>
          </table:table-cell>
          <table:table-cell office:value-type="float" office:value="0.647007324778653">
            <text:p>0.6470073248</text:p>
          </table:table-cell>
          <table:table-cell office:value-type="float" office:value="0.628093136450468">
            <text:p>0.6280931365</text:p>
          </table:table-cell>
          <table:table-cell office:value-type="float" office:value="0.618607669980992">
            <text:p>0.61860767</text:p>
          </table:table-cell>
          <table:table-cell office:value-type="float" office:value="0.700807791922021">
            <text:p>0.7008077919</text:p>
          </table:table-cell>
          <table:table-cell office:value-type="float" office:value="0.70100234438898">
            <text:p>0.7010023444</text:p>
          </table:table-cell>
          <table:table-cell office:value-type="float" office:value="0.735872081379203">
            <text:p>0.7358720814</text:p>
          </table:table-cell>
          <table:table-cell office:value-type="float" office:value="0.779038884602815">
            <text:p>0.7790388846</text:p>
          </table:table-cell>
          <table:table-cell office:value-type="float" office:value="0.761564872147573">
            <text:p>0.7615648721</text:p>
          </table:table-cell>
        </table:table-row>
        <table:table-row table:style-name="ro1">
          <table:table-cell office:value-type="float" office:value="0.740715510726299">
            <text:p>0.7407155107</text:p>
          </table:table-cell>
          <table:table-cell office:value-type="float" office:value="0.613755872359324">
            <text:p>0.6137558724</text:p>
          </table:table-cell>
          <table:table-cell office:value-type="float" office:value="0.731107187219239">
            <text:p>0.7311071872</text:p>
          </table:table-cell>
          <table:table-cell office:value-type="float" office:value="0.707194513820722">
            <text:p>0.7071945138</text:p>
          </table:table-cell>
          <table:table-cell office:value-type="float" office:value="0.752618557102186">
            <text:p>0.7526185571</text:p>
          </table:table-cell>
          <table:table-cell office:value-type="float" office:value="0.730303813960413">
            <text:p>0.730303814</text:p>
          </table:table-cell>
          <table:table-cell office:value-type="float" office:value="0.76146663870368">
            <text:p>0.7614666387</text:p>
          </table:table-cell>
          <table:table-cell office:value-type="float" office:value="0.735620452768852">
            <text:p>0.7356204528</text:p>
          </table:table-cell>
          <table:table-cell office:value-type="float" office:value="0.70380814089567">
            <text:p>0.7038081409</text:p>
          </table:table-cell>
          <table:table-cell office:value-type="float" office:value="0.783274916009269">
            <text:p>0.783274916</text:p>
          </table:table-cell>
        </table:table-row>
        <table:table-row table:style-name="ro1">
          <table:table-cell office:value-type="float" office:value="0.751139449491733">
            <text:p>0.7511394495</text:p>
          </table:table-cell>
          <table:table-cell office:value-type="float" office:value="0.693835191652468">
            <text:p>0.6938351917</text:p>
          </table:table-cell>
          <table:table-cell office:value-type="float" office:value="0.807781755759446">
            <text:p>0.8077817558</text:p>
          </table:table-cell>
          <table:table-cell office:value-type="float" office:value="0.716064281489934">
            <text:p>0.7160642815</text:p>
          </table:table-cell>
          <table:table-cell office:value-type="float" office:value="0.669073381942019">
            <text:p>0.6690733819</text:p>
          </table:table-cell>
          <table:table-cell office:value-type="float" office:value="0.98256973107772">
            <text:p>0.9825697311</text:p>
          </table:table-cell>
          <table:table-cell office:value-type="float" office:value="0.692018337426464">
            <text:p>0.6920183374</text:p>
          </table:table-cell>
          <table:table-cell office:value-type="float" office:value="0.763117529635521">
            <text:p>0.7631175296</text:p>
          </table:table-cell>
          <table:table-cell office:value-type="float" office:value="0.8088045105318">
            <text:p>0.8088045105</text:p>
          </table:table-cell>
          <table:table-cell office:value-type="float" office:value="0.544062688948143">
            <text:p>0.5440626889</text:p>
          </table:table-cell>
        </table:table-row>
        <table:table-row table:style-name="ro1">
          <table:table-cell office:value-type="float" office:value="0.71053747397966">
            <text:p>0.710537474</text:p>
          </table:table-cell>
          <table:table-cell office:value-type="float" office:value="0.621221457353563">
            <text:p>0.6212214574</text:p>
          </table:table-cell>
          <table:table-cell office:value-type="float" office:value="0.690611959474097">
            <text:p>0.6906119595</text:p>
          </table:table-cell>
          <table:table-cell office:value-type="float" office:value="0.652248138082543">
            <text:p>0.6522481381</text:p>
          </table:table-cell>
          <table:table-cell office:value-type="float" office:value="0.69177976783005">
            <text:p>0.6917797678</text:p>
          </table:table-cell>
          <table:table-cell office:value-type="float" office:value="0.671930864322229">
            <text:p>0.6719308643</text:p>
          </table:table-cell>
          <table:table-cell office:value-type="float" office:value="0.636237537430542">
            <text:p>0.6362375374</text:p>
          </table:table-cell>
          <table:table-cell office:value-type="float" office:value="0.605016536762905">
            <text:p>0.6050165368</text:p>
          </table:table-cell>
          <table:table-cell office:value-type="float" office:value="0.754335289779792">
            <text:p>0.7543352898</text:p>
          </table:table-cell>
          <table:table-cell office:value-type="float" office:value="0.729883454307629">
            <text:p>0.7298834543</text:p>
          </table:table-cell>
        </table:table-row>
        <table:table-row table:style-name="ro1">
          <table:table-cell office:value-type="float" office:value="0.870497353945696">
            <text:p>0.8704973539</text:p>
          </table:table-cell>
          <table:table-cell office:value-type="float" office:value="0.477389148380029">
            <text:p>0.4773891484</text:p>
          </table:table-cell>
          <table:table-cell office:value-type="float" office:value="0.864696063870975">
            <text:p>0.8646960639</text:p>
          </table:table-cell>
          <table:table-cell office:value-type="float" office:value="0.707848840603719">
            <text:p>0.7078488406</text:p>
          </table:table-cell>
          <table:table-cell office:value-type="float" office:value="0.741696039481852">
            <text:p>0.7416960395</text:p>
          </table:table-cell>
          <table:table-cell office:value-type="float" office:value="0.873195175465646">
            <text:p>0.8731951755</text:p>
          </table:table-cell>
          <table:table-cell office:value-type="float" office:value="0.728378436306838">
            <text:p>0.7283784363</text:p>
          </table:table-cell>
          <table:table-cell office:value-type="float" office:value="0.530103858261352">
            <text:p>0.5301038583</text:p>
          </table:table-cell>
          <table:table-cell office:value-type="float" office:value="0.860039512802752">
            <text:p>0.8600395128</text:p>
          </table:table-cell>
          <table:table-cell office:value-type="float" office:value="0.583882488472107">
            <text:p>0.5838824885</text:p>
          </table:table-cell>
        </table:table-row>
        <table:table-row table:style-name="ro1">
          <table:table-cell office:value-type="float" office:value="0.360431555503412">
            <text:p>0.3604315555</text:p>
          </table:table-cell>
          <table:table-cell office:value-type="float" office:value="0.578867086565684">
            <text:p>0.5788670866</text:p>
          </table:table-cell>
          <table:table-cell office:value-type="float" office:value="0.723456512708637">
            <text:p>0.7234565127</text:p>
          </table:table-cell>
          <table:table-cell office:value-type="float" office:value="0.65045021674159">
            <text:p>0.6504502167</text:p>
          </table:table-cell>
          <table:table-cell office:value-type="float" office:value="0.650803620659233">
            <text:p>0.6508036207</text:p>
          </table:table-cell>
          <table:table-cell office:value-type="float" office:value="0.72316907633713">
            <text:p>0.7231690763</text:p>
          </table:table-cell>
          <table:table-cell office:value-type="float" office:value="0.470265949527137">
            <text:p>0.4702659495</text:p>
          </table:table-cell>
          <table:table-cell office:value-type="float" office:value="0.543406860988541">
            <text:p>0.543406861</text:p>
          </table:table-cell>
          <table:table-cell office:value-type="float" office:value="0.815249579106625">
            <text:p>0.8152495791</text:p>
          </table:table-cell>
          <table:table-cell office:value-type="float" office:value="0.50525852693935">
            <text:p>0.5052585269</text:p>
          </table:table-cell>
        </table:table-row>
        <table:table-row table:style-name="ro1">
          <table:table-cell office:value-type="float" office:value="0.780942204274291">
            <text:p>0.7809422043</text:p>
          </table:table-cell>
          <table:table-cell office:value-type="float" office:value="0.806953658324361">
            <text:p>0.8069536583</text:p>
          </table:table-cell>
          <table:table-cell office:value-type="float" office:value="0.821086851215732">
            <text:p>0.8210868512</text:p>
          </table:table-cell>
          <table:table-cell office:value-type="float" office:value="0.760386398629747">
            <text:p>0.7603863986</text:p>
          </table:table-cell>
          <table:table-cell office:value-type="float" office:value="0.778515233929265">
            <text:p>0.7785152339</text:p>
          </table:table-cell>
          <table:table-cell office:value-type="float" office:value="0.839202114691418">
            <text:p>0.8392021147</text:p>
          </table:table-cell>
          <table:table-cell office:value-type="float" office:value="0.767501056062734">
            <text:p>0.7675010561</text:p>
          </table:table-cell>
          <table:table-cell office:value-type="float" office:value="0.795940508939794">
            <text:p>0.7959405089</text:p>
          </table:table-cell>
          <table:table-cell office:value-type="float" office:value="0.723711201187499">
            <text:p>0.7237112012</text:p>
          </table:table-cell>
          <table:table-cell office:value-type="float" office:value="0.8351883995224">
            <text:p>0.8351883995</text:p>
          </table:table-cell>
        </table:table-row>
        <table:table-row table:style-name="ro1">
          <table:table-cell office:value-type="float" office:value="0.52341806540135">
            <text:p>0.5234180654</text:p>
          </table:table-cell>
          <table:table-cell office:value-type="float" office:value="0.663414492999668">
            <text:p>0.663414493</text:p>
          </table:table-cell>
          <table:table-cell office:value-type="float" office:value="0.668510051205592">
            <text:p>0.6685100512</text:p>
          </table:table-cell>
          <table:table-cell office:value-type="float" office:value="0.72577595160629">
            <text:p>0.7257759516</text:p>
          </table:table-cell>
          <table:table-cell office:value-type="float" office:value="0.734520326098116">
            <text:p>0.7345203261</text:p>
          </table:table-cell>
          <table:table-cell office:value-type="float" office:value="0.781147758786503">
            <text:p>0.7811477588</text:p>
          </table:table-cell>
          <table:table-cell office:value-type="float" office:value="0.806502076728536">
            <text:p>0.8065020767</text:p>
          </table:table-cell>
          <table:table-cell office:value-type="float" office:value="0.628288731058271">
            <text:p>0.6282887311</text:p>
          </table:table-cell>
          <table:table-cell office:value-type="float" office:value="0.754644383368765">
            <text:p>0.7546443834</text:p>
          </table:table-cell>
          <table:table-cell office:value-type="float" office:value="0.64201527482868">
            <text:p>0.6420152748</text:p>
          </table:table-cell>
        </table:table-row>
        <table:table-row table:style-name="ro1">
          <table:table-cell office:value-type="float" office:value="0.713517618205285">
            <text:p>0.7135176182</text:p>
          </table:table-cell>
          <table:table-cell office:value-type="float" office:value="0.58456173120433">
            <text:p>0.5845617312</text:p>
          </table:table-cell>
          <table:table-cell office:value-type="float" office:value="0.6699468428426">
            <text:p>0.6699468428</text:p>
          </table:table-cell>
          <table:table-cell office:value-type="float" office:value="0.74175683017196">
            <text:p>0.7417568302</text:p>
          </table:table-cell>
          <table:table-cell office:value-type="float" office:value="0.556704404634288">
            <text:p>0.5567044046</text:p>
          </table:table-cell>
          <table:table-cell office:value-type="float" office:value="0.528818096400705">
            <text:p>0.5288180964</text:p>
          </table:table-cell>
          <table:table-cell office:value-type="float" office:value="0.597926964838983">
            <text:p>0.5979269648</text:p>
          </table:table-cell>
          <table:table-cell office:value-type="float" office:value="0.428540915968899">
            <text:p>0.428540916</text:p>
          </table:table-cell>
          <table:table-cell office:value-type="float" office:value="0.685501603227266">
            <text:p>0.6855016032</text:p>
          </table:table-cell>
          <table:table-cell office:value-type="float" office:value="0.599317856460663">
            <text:p>0.5993178565</text:p>
          </table:table-cell>
        </table:table-row>
        <table:table-row table:style-name="ro1">
          <table:table-cell office:value-type="float" office:value="0.727613322906187">
            <text:p>0.7276133229</text:p>
          </table:table-cell>
          <table:table-cell office:value-type="float" office:value="0.728614760294095">
            <text:p>0.7286147603</text:p>
          </table:table-cell>
          <table:table-cell office:value-type="float" office:value="0.683343691001753">
            <text:p>0.683343691</text:p>
          </table:table-cell>
          <table:table-cell office:value-type="float" office:value="0.765680295778573">
            <text:p>0.7656802958</text:p>
          </table:table-cell>
          <table:table-cell office:value-type="float" office:value="0.665635189592607">
            <text:p>0.6656351896</text:p>
          </table:table-cell>
          <table:table-cell office:value-type="float" office:value="0.743531323751226">
            <text:p>0.7435313238</text:p>
          </table:table-cell>
          <table:table-cell office:value-type="float" office:value="0.748663725433504">
            <text:p>0.7486637254</text:p>
          </table:table-cell>
          <table:table-cell office:value-type="float" office:value="0.757183813771591">
            <text:p>0.7571838138</text:p>
          </table:table-cell>
          <table:table-cell office:value-type="float" office:value="0.677774412938484">
            <text:p>0.6777744129</text:p>
          </table:table-cell>
          <table:table-cell office:value-type="float" office:value="0.66717532263633">
            <text:p>0.6671753226</text:p>
          </table:table-cell>
        </table:table-row>
        <table:table-row table:style-name="ro1">
          <table:table-cell office:value-type="float" office:value="0.709751290457257">
            <text:p>0.7097512905</text:p>
          </table:table-cell>
          <table:table-cell office:value-type="float" office:value="0.744881386445453">
            <text:p>0.7448813864</text:p>
          </table:table-cell>
          <table:table-cell office:value-type="float" office:value="0.698940587644163">
            <text:p>0.6989405876</text:p>
          </table:table-cell>
          <table:table-cell office:value-type="float" office:value="0.703000538737997">
            <text:p>0.7030005387</text:p>
          </table:table-cell>
          <table:table-cell office:value-type="float" office:value="0.719981025569994">
            <text:p>0.7199810256</text:p>
          </table:table-cell>
          <table:table-cell office:value-type="float" office:value="0.679383581537474">
            <text:p>0.6793835815</text:p>
          </table:table-cell>
          <table:table-cell office:value-type="float" office:value="0.774754050707426">
            <text:p>0.7747540507</text:p>
          </table:table-cell>
          <table:table-cell office:value-type="float" office:value="0.599749663978063">
            <text:p>0.599749664</text:p>
          </table:table-cell>
          <table:table-cell office:value-type="float" office:value="0.639653219103853">
            <text:p>0.6396532191</text:p>
          </table:table-cell>
          <table:table-cell office:value-type="float" office:value="0.713822600320098">
            <text:p>0.7138226003</text:p>
          </table:table-cell>
        </table:table-row>
        <table:table-row table:style-name="ro1">
          <table:table-cell office:value-type="float" office:value="0.689854743118487">
            <text:p>0.6898547431</text:p>
          </table:table-cell>
          <table:table-cell office:value-type="float" office:value="0.730531633239652">
            <text:p>0.7305316332</text:p>
          </table:table-cell>
          <table:table-cell office:value-type="float" office:value="0.629282770876885">
            <text:p>0.6292827709</text:p>
          </table:table-cell>
          <table:table-cell office:value-type="float" office:value="0.745529040873099">
            <text:p>0.7455290409</text:p>
          </table:table-cell>
          <table:table-cell office:value-type="float" office:value="0.724227882554723">
            <text:p>0.7242278826</text:p>
          </table:table-cell>
          <table:table-cell office:value-type="float" office:value="0.640900114421765">
            <text:p>0.6409001144</text:p>
          </table:table-cell>
          <table:table-cell office:value-type="float" office:value="0.743777976776229">
            <text:p>0.7437779768</text:p>
          </table:table-cell>
          <table:table-cell office:value-type="float" office:value="0.654717901125346">
            <text:p>0.6547179011</text:p>
          </table:table-cell>
          <table:table-cell office:value-type="float" office:value="0.694933602046157">
            <text:p>0.694933602</text:p>
          </table:table-cell>
          <table:table-cell office:value-type="float" office:value="0.664410119684473">
            <text:p>0.6644101197</text:p>
          </table:table-cell>
        </table:table-row>
        <table:table-row table:style-name="ro1">
          <table:table-cell office:value-type="float" office:value="0.668322572986236">
            <text:p>0.668322573</text:p>
          </table:table-cell>
          <table:table-cell office:value-type="float" office:value="0.610083106541421">
            <text:p>0.6100831065</text:p>
          </table:table-cell>
          <table:table-cell office:value-type="float" office:value="0.573919718040797">
            <text:p>0.573919718</text:p>
          </table:table-cell>
          <table:table-cell office:value-type="float" office:value="0.62201332257787">
            <text:p>0.6220133226</text:p>
          </table:table-cell>
          <table:table-cell office:value-type="float" office:value="0.647801541433295">
            <text:p>0.6478015414</text:p>
          </table:table-cell>
          <table:table-cell office:value-type="float" office:value="0.651733900878856">
            <text:p>0.6517339009</text:p>
          </table:table-cell>
          <table:table-cell office:value-type="float" office:value="0.533478835540688">
            <text:p>0.5334788355</text:p>
          </table:table-cell>
          <table:table-cell office:value-type="float" office:value="0.61370461388968">
            <text:p>0.6137046139</text:p>
          </table:table-cell>
          <table:table-cell office:value-type="float" office:value="0.962632255343481">
            <text:p>0.9626322553</text:p>
          </table:table-cell>
          <table:table-cell office:value-type="float" office:value="0.758505282319967">
            <text:p>0.7585052823</text:p>
          </table:table-cell>
        </table:table-row>
        <table:table-row table:style-name="ro1">
          <table:table-cell office:value-type="float" office:value="0.760677578927048">
            <text:p>0.7606775789</text:p>
          </table:table-cell>
          <table:table-cell office:value-type="float" office:value="0.636879867349632">
            <text:p>0.6368798673</text:p>
          </table:table-cell>
          <table:table-cell office:value-type="float" office:value="0.669638664508717">
            <text:p>0.6696386645</text:p>
          </table:table-cell>
          <table:table-cell office:value-type="float" office:value="0.876454953433816">
            <text:p>0.8764549534</text:p>
          </table:table-cell>
          <table:table-cell office:value-type="float" office:value="0.691990521584784">
            <text:p>0.6919905216</text:p>
          </table:table-cell>
          <table:table-cell office:value-type="float" office:value="0.86370421130446">
            <text:p>0.8637042113</text:p>
          </table:table-cell>
          <table:table-cell office:value-type="float" office:value="0.79030932094175">
            <text:p>0.7903093209</text:p>
          </table:table-cell>
          <table:table-cell office:value-type="float" office:value="0.731868610265488">
            <text:p>0.7318686103</text:p>
          </table:table-cell>
          <table:table-cell office:value-type="float" office:value="0.575392186214009">
            <text:p>0.5753921862</text:p>
          </table:table-cell>
          <table:table-cell office:value-type="float" office:value="0.710504424951885">
            <text:p>0.710504425</text:p>
          </table:table-cell>
        </table:table-row>
        <table:table-row table:style-name="ro1">
          <table:table-cell office:value-type="float" office:value="0.71946185966028">
            <text:p>0.7194618597</text:p>
          </table:table-cell>
          <table:table-cell office:value-type="float" office:value="0.705303518800594">
            <text:p>0.7053035188</text:p>
          </table:table-cell>
          <table:table-cell office:value-type="float" office:value="0.737117601751015">
            <text:p>0.7371176018</text:p>
          </table:table-cell>
          <table:table-cell office:value-type="float" office:value="0.747070108224787">
            <text:p>0.7470701082</text:p>
          </table:table-cell>
          <table:table-cell office:value-type="float" office:value="0.694085944618134">
            <text:p>0.6940859446</text:p>
          </table:table-cell>
          <table:table-cell office:value-type="float" office:value="0.654525705511053">
            <text:p>0.6545257055</text:p>
          </table:table-cell>
          <table:table-cell office:value-type="float" office:value="0.740357486520588">
            <text:p>0.7403574865</text:p>
          </table:table-cell>
          <table:table-cell office:value-type="float" office:value="0.786066988419015">
            <text:p>0.7860669884</text:p>
          </table:table-cell>
          <table:table-cell office:value-type="float" office:value="0.710603635585296">
            <text:p>0.7106036356</text:p>
          </table:table-cell>
          <table:table-cell office:value-type="float" office:value="0.687481712174631">
            <text:p>0.6874817122</text:p>
          </table:table-cell>
        </table:table-row>
        <table:table-row table:style-name="ro1">
          <table:table-cell office:value-type="float" office:value="0.552431861410774">
            <text:p>0.5524318614</text:p>
          </table:table-cell>
          <table:table-cell office:value-type="float" office:value="0.553134699912043">
            <text:p>0.5531346999</text:p>
          </table:table-cell>
          <table:table-cell office:value-type="float" office:value="0.510701535233409">
            <text:p>0.5107015352</text:p>
          </table:table-cell>
          <table:table-cell office:value-type="float" office:value="0.355300780908716">
            <text:p>0.3553007809</text:p>
          </table:table-cell>
          <table:table-cell office:value-type="float" office:value="0.825774584761778">
            <text:p>0.8257745848</text:p>
          </table:table-cell>
          <table:table-cell office:value-type="float" office:value="0.85244959506047">
            <text:p>0.8524495951</text:p>
          </table:table-cell>
          <table:table-cell office:value-type="float" office:value="0.784572738701744">
            <text:p>0.7845727387</text:p>
          </table:table-cell>
          <table:table-cell office:value-type="float" office:value="0.585798012020628">
            <text:p>0.585798012</text:p>
          </table:table-cell>
          <table:table-cell office:value-type="float" office:value="0.769656009079883">
            <text:p>0.7696560091</text:p>
          </table:table-cell>
          <table:table-cell office:value-type="float" office:value="0.640917851726481">
            <text:p>0.6409178517</text:p>
          </table:table-cell>
        </table:table-row>
        <table:table-row table:style-name="ro1">
          <table:table-cell office:value-type="float" office:value="0.62873746292411">
            <text:p>0.6287374629</text:p>
          </table:table-cell>
          <table:table-cell office:value-type="float" office:value="0.68622146209274">
            <text:p>0.6862214621</text:p>
          </table:table-cell>
          <table:table-cell office:value-type="float" office:value="0.601572039072954">
            <text:p>0.6015720391</text:p>
          </table:table-cell>
          <table:table-cell office:value-type="float" office:value="0.525507869684846">
            <text:p>0.5255078697</text:p>
          </table:table-cell>
          <table:table-cell office:value-type="float" office:value="0.802549012235766">
            <text:p>0.8025490122</text:p>
          </table:table-cell>
          <table:table-cell office:value-type="float" office:value="0.611133861807709">
            <text:p>0.6111338618</text:p>
          </table:table-cell>
          <table:table-cell office:value-type="float" office:value="0.774617463869707">
            <text:p>0.7746174639</text:p>
          </table:table-cell>
          <table:table-cell office:value-type="float" office:value="0.44943940823237">
            <text:p>0.4494394082</text:p>
          </table:table-cell>
          <table:table-cell office:value-type="float" office:value="0.658712484720342">
            <text:p>0.6587124847</text:p>
          </table:table-cell>
          <table:table-cell office:value-type="float" office:value="0.733930253786296">
            <text:p>0.7339302538</text:p>
          </table:table-cell>
        </table:table-row>
        <table:table-row table:style-name="ro1">
          <table:table-cell office:value-type="float" office:value="0.703411188984128">
            <text:p>0.703411189</text:p>
          </table:table-cell>
          <table:table-cell office:value-type="float" office:value="0.669403645649441">
            <text:p>0.6694036456</text:p>
          </table:table-cell>
          <table:table-cell office:value-type="float" office:value="0.728633174914055">
            <text:p>0.7286331749</text:p>
          </table:table-cell>
          <table:table-cell office:value-type="float" office:value="0.637093128733157">
            <text:p>0.6370931287</text:p>
          </table:table-cell>
          <table:table-cell office:value-type="float" office:value="0.521586611897376">
            <text:p>0.5215866119</text:p>
          </table:table-cell>
          <table:table-cell office:value-type="float" office:value="0.723815562221537">
            <text:p>0.7238155622</text:p>
          </table:table-cell>
          <table:table-cell office:value-type="float" office:value="0.616690464740876">
            <text:p>0.6166904647</text:p>
          </table:table-cell>
          <table:table-cell office:value-type="float" office:value="0.599380941727071">
            <text:p>0.5993809417</text:p>
          </table:table-cell>
          <table:table-cell office:value-type="float" office:value="0.570201489053854">
            <text:p>0.5702014891</text:p>
          </table:table-cell>
          <table:table-cell office:value-type="float" office:value="0.709197162094046">
            <text:p>0.7091971621</text:p>
          </table:table-cell>
        </table:table-row>
        <table:table-row table:style-name="ro1">
          <table:table-cell office:value-type="float" office:value="0.588927390363842">
            <text:p>0.5889273904</text:p>
          </table:table-cell>
          <table:table-cell office:value-type="float" office:value="0.58842904694668">
            <text:p>0.5884290469</text:p>
          </table:table-cell>
          <table:table-cell office:value-type="float" office:value="0.691789331010805">
            <text:p>0.691789331</text:p>
          </table:table-cell>
          <table:table-cell office:value-type="float" office:value="0.692150877254501">
            <text:p>0.6921508773</text:p>
          </table:table-cell>
          <table:table-cell office:value-type="float" office:value="0.512279092655207">
            <text:p>0.5122790927</text:p>
          </table:table-cell>
          <table:table-cell office:value-type="float" office:value="0.634986236560733">
            <text:p>0.6349862366</text:p>
          </table:table-cell>
          <table:table-cell office:value-type="float" office:value="0.715320817629419">
            <text:p>0.7153208176</text:p>
          </table:table-cell>
          <table:table-cell office:value-type="float" office:value="0.576896202776073">
            <text:p>0.5768962028</text:p>
          </table:table-cell>
          <table:table-cell office:value-type="float" office:value="0.535909512811828">
            <text:p>0.5359095128</text:p>
          </table:table-cell>
          <table:table-cell office:value-type="float" office:value="0.566115002685299">
            <text:p>0.5661150027</text:p>
          </table:table-cell>
        </table:table-row>
        <table:table-row table:style-name="ro1">
          <table:table-cell office:value-type="float" office:value="0.648436791254699">
            <text:p>0.6484367913</text:p>
          </table:table-cell>
          <table:table-cell office:value-type="float" office:value="0.672841966860037">
            <text:p>0.6728419669</text:p>
          </table:table-cell>
          <table:table-cell office:value-type="float" office:value="0.616660282580921">
            <text:p>0.6166602826</text:p>
          </table:table-cell>
          <table:table-cell office:value-type="float" office:value="0.551994208944729">
            <text:p>0.5519942089</text:p>
          </table:table-cell>
          <table:table-cell office:value-type="float" office:value="0.566150569976573">
            <text:p>0.56615057</text:p>
          </table:table-cell>
          <table:table-cell office:value-type="float" office:value="0.611884284466318">
            <text:p>0.6118842845</text:p>
          </table:table-cell>
          <table:table-cell office:value-type="float" office:value="0.808110703704127">
            <text:p>0.8081107037</text:p>
          </table:table-cell>
          <table:table-cell office:value-type="float" office:value="0.753020295539256">
            <text:p>0.7530202955</text:p>
          </table:table-cell>
          <table:table-cell office:value-type="float" office:value="0.54899870308023">
            <text:p>0.5489987031</text:p>
          </table:table-cell>
          <table:table-cell office:value-type="float" office:value="0.716569776148369">
            <text:p>0.7165697761</text:p>
          </table:table-cell>
        </table:table-row>
        <table:table-row table:style-name="ro1">
          <table:table-cell office:value-type="float" office:value="0.420567337936641">
            <text:p>0.4205673379</text:p>
          </table:table-cell>
          <table:table-cell office:value-type="float" office:value="0.803698392398803">
            <text:p>0.8036983924</text:p>
          </table:table-cell>
          <table:table-cell office:value-type="float" office:value="0.591132004986763">
            <text:p>0.591132005</text:p>
          </table:table-cell>
          <table:table-cell office:value-type="float" office:value="0.515297681960989">
            <text:p>0.515297682</text:p>
          </table:table-cell>
          <table:table-cell office:value-type="float" office:value="0.526042805892241">
            <text:p>0.5260428059</text:p>
          </table:table-cell>
          <table:table-cell office:value-type="float" office:value="0.400228563190538">
            <text:p>0.4002285632</text:p>
          </table:table-cell>
          <table:table-cell office:value-type="float" office:value="0.621579110446384">
            <text:p>0.6215791104</text:p>
          </table:table-cell>
          <table:table-cell office:value-type="float" office:value="0.420019760433579">
            <text:p>0.4200197604</text:p>
          </table:table-cell>
          <table:table-cell office:value-type="float" office:value="0.60259708839212">
            <text:p>0.6025970884</text:p>
          </table:table-cell>
          <table:table-cell office:value-type="float" office:value="0.477321315498378">
            <text:p>0.4773213155</text:p>
          </table:table-cell>
        </table:table-row>
        <table:table-row table:style-name="ro1">
          <table:table-cell office:value-type="float" office:value="0.779162905009573">
            <text:p>0.779162905</text:p>
          </table:table-cell>
          <table:table-cell office:value-type="float" office:value="0.674056007346233">
            <text:p>0.6740560073</text:p>
          </table:table-cell>
          <table:table-cell office:value-type="float" office:value="0.718359218251621">
            <text:p>0.7183592183</text:p>
          </table:table-cell>
          <table:table-cell office:value-type="float" office:value="0.729530440594917">
            <text:p>0.7295304406</text:p>
          </table:table-cell>
          <table:table-cell office:value-type="float" office:value="0.792437978521964">
            <text:p>0.7924379785</text:p>
          </table:table-cell>
          <table:table-cell office:value-type="float" office:value="0.590597502633895">
            <text:p>0.5905975026</text:p>
          </table:table-cell>
          <table:table-cell office:value-type="float" office:value="0.761146309582108">
            <text:p>0.7611463096</text:p>
          </table:table-cell>
          <table:table-cell office:value-type="float" office:value="0.643655973454092">
            <text:p>0.6436559735</text:p>
          </table:table-cell>
          <table:table-cell office:value-type="float" office:value="0.617847453311165">
            <text:p>0.6178474533</text:p>
          </table:table-cell>
          <table:table-cell office:value-type="float" office:value="0.857660701127775">
            <text:p>0.8576607011</text:p>
          </table:table-cell>
        </table:table-row>
        <table:table-row table:style-name="ro1">
          <table:table-cell office:value-type="float" office:value="0.772445746811684">
            <text:p>0.7724457468</text:p>
          </table:table-cell>
          <table:table-cell office:value-type="float" office:value="0.782651901494792">
            <text:p>0.7826519015</text:p>
          </table:table-cell>
          <table:table-cell office:value-type="float" office:value="0.703485407855579">
            <text:p>0.7034854079</text:p>
          </table:table-cell>
          <table:table-cell office:value-type="float" office:value="0.768296562882242">
            <text:p>0.7682965629</text:p>
          </table:table-cell>
          <table:table-cell office:value-type="float" office:value="0.846340088381619">
            <text:p>0.8463400884</text:p>
          </table:table-cell>
          <table:table-cell office:value-type="float" office:value="0.857280955310567">
            <text:p>0.8572809553</text:p>
          </table:table-cell>
          <table:table-cell office:value-type="float" office:value="0.846948567701817">
            <text:p>0.8469485677</text:p>
          </table:table-cell>
          <table:table-cell office:value-type="float" office:value="0.725669334429045">
            <text:p>0.7256693344</text:p>
          </table:table-cell>
          <table:table-cell office:value-type="float" office:value="0.732838111486615">
            <text:p>0.7328381115</text:p>
          </table:table-cell>
          <table:table-cell office:value-type="float" office:value="0.771674372791005">
            <text:p>0.7716743728</text:p>
          </table:table-cell>
        </table:table-row>
        <table:table-row table:style-name="ro1">
          <table:table-cell office:value-type="float" office:value="0.748642150636865">
            <text:p>0.7486421506</text:p>
          </table:table-cell>
          <table:table-cell office:value-type="float" office:value="0.668948641149538">
            <text:p>0.6689486411</text:p>
          </table:table-cell>
          <table:table-cell office:value-type="float" office:value="0.621817173843501">
            <text:p>0.6218171738</text:p>
          </table:table-cell>
          <table:table-cell office:value-type="float" office:value="0.547864164775992">
            <text:p>0.5478641648</text:p>
          </table:table-cell>
          <table:table-cell office:value-type="float" office:value="0.729336082366785">
            <text:p>0.7293360824</text:p>
          </table:table-cell>
          <table:table-cell office:value-type="float" office:value="0.761254811604288">
            <text:p>0.7612548116</text:p>
          </table:table-cell>
          <table:table-cell office:value-type="float" office:value="0.84482130016979">
            <text:p>0.8448213002</text:p>
          </table:table-cell>
          <table:table-cell office:value-type="float" office:value="0.841848422833396">
            <text:p>0.8418484228</text:p>
          </table:table-cell>
          <table:table-cell office:value-type="float" office:value="0.619106861312313">
            <text:p>0.6191068613</text:p>
          </table:table-cell>
          <table:table-cell office:value-type="float" office:value="0.568809787981709">
            <text:p>0.568809788</text:p>
          </table:table-cell>
        </table:table-row>
        <table:table-row table:style-name="ro1">
          <table:table-cell office:value-type="float" office:value="0.625342089383038">
            <text:p>0.6253420894</text:p>
          </table:table-cell>
          <table:table-cell office:value-type="float" office:value="0.649284837278957">
            <text:p>0.6492848373</text:p>
          </table:table-cell>
          <table:table-cell office:value-type="float" office:value="0.514473460755914">
            <text:p>0.5144734608</text:p>
          </table:table-cell>
          <table:table-cell office:value-type="float" office:value="0.417851263256914">
            <text:p>0.4178512633</text:p>
          </table:table-cell>
          <table:table-cell office:value-type="float" office:value="0.610243161587283">
            <text:p>0.6102431616</text:p>
          </table:table-cell>
          <table:table-cell office:value-type="float" office:value="0.817974557425108">
            <text:p>0.8179745574</text:p>
          </table:table-cell>
          <table:table-cell office:value-type="float" office:value="0.569015401272691">
            <text:p>0.5690154013</text:p>
          </table:table-cell>
          <table:table-cell office:value-type="float" office:value="0.786564107392942">
            <text:p>0.7865641074</text:p>
          </table:table-cell>
          <table:table-cell office:value-type="float" office:value="0.818354606673853">
            <text:p>0.8183546067</text:p>
          </table:table-cell>
          <table:table-cell office:value-type="float" office:value="0.456972402341361">
            <text:p>0.4569724023</text:p>
          </table:table-cell>
        </table:table-row>
        <table:table-row table:style-name="ro1">
          <table:table-cell office:value-type="float" office:value="0.681718666705332">
            <text:p>0.6817186667</text:p>
          </table:table-cell>
          <table:table-cell office:value-type="float" office:value="0.750411729377257">
            <text:p>0.7504117294</text:p>
          </table:table-cell>
          <table:table-cell office:value-type="float" office:value="0.733964003326398">
            <text:p>0.7339640033</text:p>
          </table:table-cell>
          <table:table-cell office:value-type="float" office:value="0.737293080886057">
            <text:p>0.7372930809</text:p>
          </table:table-cell>
          <table:table-cell office:value-type="float" office:value="0.855316258162919">
            <text:p>0.8553162582</text:p>
          </table:table-cell>
          <table:table-cell office:value-type="float" office:value="0.66034399470103">
            <text:p>0.6603439947</text:p>
          </table:table-cell>
          <table:table-cell office:value-type="float" office:value="0.682645908100025">
            <text:p>0.6826459081</text:p>
          </table:table-cell>
          <table:table-cell office:value-type="float" office:value="0.79317554083293">
            <text:p>0.7931755408</text:p>
          </table:table-cell>
          <table:table-cell office:value-type="float" office:value="0.769185811539049">
            <text:p>0.7691858115</text:p>
          </table:table-cell>
          <table:table-cell office:value-type="float" office:value="0.743034853675661">
            <text:p>0.7430348537</text:p>
          </table:table-cell>
        </table:table-row>
        <table:table-row table:style-name="ro1">
          <table:table-cell office:value-type="float" office:value="0.629611067398051">
            <text:p>0.6296110674</text:p>
          </table:table-cell>
          <table:table-cell office:value-type="float" office:value="0.719319616213719">
            <text:p>0.7193196162</text:p>
          </table:table-cell>
          <table:table-cell office:value-type="float" office:value="0.688485943367934">
            <text:p>0.6884859434</text:p>
          </table:table-cell>
          <table:table-cell office:value-type="float" office:value="0.755664406309871">
            <text:p>0.7556644063</text:p>
          </table:table-cell>
          <table:table-cell office:value-type="float" office:value="0.599337559643474">
            <text:p>0.5993375596</text:p>
          </table:table-cell>
          <table:table-cell office:value-type="float" office:value="0.666798661599408">
            <text:p>0.6667986616</text:p>
          </table:table-cell>
          <table:table-cell office:value-type="float" office:value="0.807829427845812">
            <text:p>0.8078294278</text:p>
          </table:table-cell>
          <table:table-cell office:value-type="float" office:value="0.760934762922411">
            <text:p>0.7609347629</text:p>
          </table:table-cell>
          <table:table-cell office:value-type="float" office:value="0.727499752586312">
            <text:p>0.7274997526</text:p>
          </table:table-cell>
          <table:table-cell office:value-type="float" office:value="0.592397700994577">
            <text:p>0.592397701</text:p>
          </table:table-cell>
        </table:table-row>
        <table:table-row table:style-name="ro1">
          <table:table-cell office:value-type="float" office:value="0.533778240544928">
            <text:p>0.5337782405</text:p>
          </table:table-cell>
          <table:table-cell office:value-type="float" office:value="0.634137397492489">
            <text:p>0.6341373975</text:p>
          </table:table-cell>
          <table:table-cell office:value-type="float" office:value="0.581257368083496">
            <text:p>0.5812573681</text:p>
          </table:table-cell>
          <table:table-cell office:value-type="float" office:value="0.629328911769407">
            <text:p>0.6293289118</text:p>
          </table:table-cell>
          <table:table-cell office:value-type="float" office:value="0.542595864405586">
            <text:p>0.5425958644</text:p>
          </table:table-cell>
          <table:table-cell office:value-type="float" office:value="0.615615879729253">
            <text:p>0.6156158797</text:p>
          </table:table-cell>
          <table:table-cell office:value-type="float" office:value="0.552329117508286">
            <text:p>0.5523291175</text:p>
          </table:table-cell>
          <table:table-cell office:value-type="float" office:value="0.565326835316461">
            <text:p>0.5653268353</text:p>
          </table:table-cell>
          <table:table-cell office:value-type="float" office:value="0.602523443057561">
            <text:p>0.6025234431</text:p>
          </table:table-cell>
          <table:table-cell office:value-type="float" office:value="0.68241672940618">
            <text:p>0.6824167294</text:p>
          </table:table-cell>
        </table:table-row>
        <table:table-row table:style-name="ro1">
          <table:table-cell office:value-type="float" office:value="0.866179750465083">
            <text:p>0.8661797505</text:p>
          </table:table-cell>
          <table:table-cell office:value-type="float" office:value="0.741304026125639">
            <text:p>0.7413040261</text:p>
          </table:table-cell>
          <table:table-cell office:value-type="float" office:value="0.505563333882973">
            <text:p>0.5055633339</text:p>
          </table:table-cell>
          <table:table-cell office:value-type="float" office:value="0.703837760473467">
            <text:p>0.7038377605</text:p>
          </table:table-cell>
          <table:table-cell office:value-type="float" office:value="0.812916722638245">
            <text:p>0.8129167226</text:p>
          </table:table-cell>
          <table:table-cell office:value-type="float" office:value="0.866815495452294">
            <text:p>0.8668154955</text:p>
          </table:table-cell>
          <table:table-cell office:value-type="float" office:value="0.867051881407762">
            <text:p>0.8670518814</text:p>
          </table:table-cell>
          <table:table-cell office:value-type="float" office:value="0.79617997142496">
            <text:p>0.7961799714</text:p>
          </table:table-cell>
          <table:table-cell office:value-type="float" office:value="0.776232315455641">
            <text:p>0.7762323155</text:p>
          </table:table-cell>
          <table:table-cell office:value-type="float" office:value="0.722337473021571">
            <text:p>0.722337473</text:p>
          </table:table-cell>
        </table:table-row>
        <table:table-row table:style-name="ro1">
          <table:table-cell office:value-type="float" office:value="0.735142330978977">
            <text:p>0.735142331</text:p>
          </table:table-cell>
          <table:table-cell office:value-type="float" office:value="0.710652503279251">
            <text:p>0.7106525033</text:p>
          </table:table-cell>
          <table:table-cell office:value-type="float" office:value="0.693668808593086">
            <text:p>0.6936688086</text:p>
          </table:table-cell>
          <table:table-cell office:value-type="float" office:value="0.842979972834063">
            <text:p>0.8429799728</text:p>
          </table:table-cell>
          <table:table-cell office:value-type="float" office:value="0.628888195056987">
            <text:p>0.6288881951</text:p>
          </table:table-cell>
          <table:table-cell office:value-type="float" office:value="0.688409077581811">
            <text:p>0.6884090776</text:p>
          </table:table-cell>
          <table:table-cell office:value-type="float" office:value="0.688830418081881">
            <text:p>0.6888304181</text:p>
          </table:table-cell>
          <table:table-cell office:value-type="float" office:value="0.695549020206803">
            <text:p>0.6955490202</text:p>
          </table:table-cell>
          <table:table-cell office:value-type="float" office:value="0.700975158094125">
            <text:p>0.7009751581</text:p>
          </table:table-cell>
          <table:table-cell office:value-type="float" office:value="0.710287497416497">
            <text:p>0.7102874974</text:p>
          </table:table-cell>
        </table:table-row>
        <table:table-row table:style-name="ro1">
          <table:table-cell office:value-type="float" office:value="0.89015381480781">
            <text:p>0.8901538148</text:p>
          </table:table-cell>
          <table:table-cell office:value-type="float" office:value="0.721157400209942">
            <text:p>0.7211574002</text:p>
          </table:table-cell>
          <table:table-cell office:value-type="float" office:value="0.720102059218129">
            <text:p>0.7201020592</text:p>
          </table:table-cell>
          <table:table-cell office:value-type="float" office:value="0.605769754560117">
            <text:p>0.6057697546</text:p>
          </table:table-cell>
          <table:table-cell office:value-type="float" office:value="0.647885138063466">
            <text:p>0.6478851381</text:p>
          </table:table-cell>
          <table:table-cell office:value-type="float" office:value="0.742381526989703">
            <text:p>0.742381527</text:p>
          </table:table-cell>
          <table:table-cell office:value-type="float" office:value="0.715030951445675">
            <text:p>0.7150309514</text:p>
          </table:table-cell>
          <table:table-cell office:value-type="float" office:value="0.839380561698181">
            <text:p>0.8393805617</text:p>
          </table:table-cell>
          <table:table-cell office:value-type="float" office:value="0.680484241410576">
            <text:p>0.6804842414</text:p>
          </table:table-cell>
          <table:table-cell office:value-type="float" office:value="0.72428879348777">
            <text:p>0.7242887935</text:p>
          </table:table-cell>
        </table:table-row>
        <table:table-row table:style-name="ro1">
          <table:table-cell office:value-type="float" office:value="0.257287864356825">
            <text:p>0.2572878644</text:p>
          </table:table-cell>
          <table:table-cell office:value-type="float" office:value="0.257287864356826">
            <text:p>0.2572878644</text:p>
          </table:table-cell>
          <table:table-cell office:value-type="float" office:value="0.643291304834477">
            <text:p>0.6432913048</text:p>
          </table:table-cell>
          <table:table-cell office:value-type="float" office:value="0.899657678576666">
            <text:p>0.8996576786</text:p>
          </table:table-cell>
          <table:table-cell office:value-type="float" office:value="0.257287864356826">
            <text:p>0.2572878644</text:p>
          </table:table-cell>
          <table:table-cell office:value-type="float" office:value="0.643680406199381">
            <text:p>0.6436804062</text:p>
          </table:table-cell>
          <table:table-cell office:value-type="float" office:value="0.774109263094513">
            <text:p>0.7741092631</text:p>
          </table:table-cell>
          <table:table-cell office:value-type="float" office:value="0.51457572871365">
            <text:p>0.5145757287</text:p>
          </table:table-cell>
          <table:table-cell office:value-type="float" office:value="0.770942102455839">
            <text:p>0.7709421025</text:p>
          </table:table-cell>
          <table:table-cell office:value-type="float" office:value="0.514575728713651">
            <text:p>0.5145757287</text:p>
          </table:table-cell>
        </table:table-row>
        <table:table-row table:style-name="ro1">
          <table:table-cell office:value-type="float" office:value="0.729597055414762">
            <text:p>0.7295970554</text:p>
          </table:table-cell>
          <table:table-cell office:value-type="float" office:value="0.698172907433759">
            <text:p>0.6981729074</text:p>
          </table:table-cell>
          <table:table-cell office:value-type="float" office:value="0.699503835956233">
            <text:p>0.699503836</text:p>
          </table:table-cell>
          <table:table-cell office:value-type="float" office:value="0.818438472884781">
            <text:p>0.8184384729</text:p>
          </table:table-cell>
          <table:table-cell office:value-type="float" office:value="0.670345074800521">
            <text:p>0.6703450748</text:p>
          </table:table-cell>
          <table:table-cell office:value-type="float" office:value="0.710311804144655">
            <text:p>0.7103118041</text:p>
          </table:table-cell>
          <table:table-cell office:value-type="float" office:value="0.723487019127874">
            <text:p>0.7234870191</text:p>
          </table:table-cell>
          <table:table-cell office:value-type="float" office:value="0.746616336684064">
            <text:p>0.7466163367</text:p>
          </table:table-cell>
          <table:table-cell office:value-type="float" office:value="0.746733807304134">
            <text:p>0.7467338073</text:p>
          </table:table-cell>
          <table:table-cell office:value-type="float" office:value="0.716135641824482">
            <text:p>0.7161356418</text:p>
          </table:table-cell>
        </table:table-row>
        <table:table-row table:style-name="ro1">
          <table:table-cell office:value-type="float" office:value="0.667425502353617">
            <text:p>0.6674255024</text:p>
          </table:table-cell>
          <table:table-cell office:value-type="float" office:value="0.575957980038087">
            <text:p>0.57595798</text:p>
          </table:table-cell>
          <table:table-cell office:value-type="float" office:value="0.638662861061214">
            <text:p>0.6386628611</text:p>
          </table:table-cell>
          <table:table-cell office:value-type="float" office:value="0.665123328542008">
            <text:p>0.6651233285</text:p>
          </table:table-cell>
          <table:table-cell office:value-type="float" office:value="0.647116611074923">
            <text:p>0.6471166111</text:p>
          </table:table-cell>
          <table:table-cell office:value-type="float" office:value="0.603077495334644">
            <text:p>0.6030774953</text:p>
          </table:table-cell>
          <table:table-cell office:value-type="float" office:value="0.734289526333769">
            <text:p>0.7342895263</text:p>
          </table:table-cell>
          <table:table-cell office:value-type="float" office:value="0.654411123482067">
            <text:p>0.6544111235</text:p>
          </table:table-cell>
          <table:table-cell office:value-type="float" office:value="0.685405599183472">
            <text:p>0.6854055992</text:p>
          </table:table-cell>
          <table:table-cell office:value-type="float" office:value="0.671267731261879">
            <text:p>0.6712677313</text:p>
          </table:table-cell>
        </table:table-row>
        <table:table-row table:style-name="ro1">
          <table:table-cell office:value-type="float" office:value="0.834779477240122">
            <text:p>0.8347794772</text:p>
          </table:table-cell>
          <table:table-cell office:value-type="float" office:value="0.83459674787838">
            <text:p>0.8345967479</text:p>
          </table:table-cell>
          <table:table-cell office:value-type="float" office:value="0.68634543264693">
            <text:p>0.6863454326</text:p>
          </table:table-cell>
          <table:table-cell office:value-type="float" office:value="0.708039768200975">
            <text:p>0.7080397682</text:p>
          </table:table-cell>
          <table:table-cell office:value-type="float" office:value="0.693894172494436">
            <text:p>0.6938941725</text:p>
          </table:table-cell>
          <table:table-cell office:value-type="float" office:value="0.73859021724029">
            <text:p>0.7385902172</text:p>
          </table:table-cell>
          <table:table-cell office:value-type="float" office:value="0.795003803392209">
            <text:p>0.7950038034</text:p>
          </table:table-cell>
          <table:table-cell office:value-type="float" office:value="0.830940043864764">
            <text:p>0.8309400439</text:p>
          </table:table-cell>
          <table:table-cell office:value-type="float" office:value="0.875868567957899">
            <text:p>0.875868568</text:p>
          </table:table-cell>
          <table:table-cell office:value-type="float" office:value="0.733624941521211">
            <text:p>0.7336249415</text:p>
          </table:table-cell>
        </table:table-row>
        <table:table-row table:style-name="ro1">
          <table:table-cell office:value-type="float" office:value="0.789393032108082">
            <text:p>0.7893930321</text:p>
          </table:table-cell>
          <table:table-cell office:value-type="float" office:value="0.75455755585143">
            <text:p>0.7545575559</text:p>
          </table:table-cell>
          <table:table-cell office:value-type="float" office:value="0.660520834293421">
            <text:p>0.6605208343</text:p>
          </table:table-cell>
          <table:table-cell office:value-type="float" office:value="0.648573814763163">
            <text:p>0.6485738148</text:p>
          </table:table-cell>
          <table:table-cell office:value-type="float" office:value="0.618666293318976">
            <text:p>0.6186662933</text:p>
          </table:table-cell>
          <table:table-cell office:value-type="float" office:value="0.659835299788597">
            <text:p>0.6598352998</text:p>
          </table:table-cell>
          <table:table-cell office:value-type="float" office:value="0.701567971724417">
            <text:p>0.7015679717</text:p>
          </table:table-cell>
          <table:table-cell office:value-type="float" office:value="0.600856252799839">
            <text:p>0.6008562528</text:p>
          </table:table-cell>
          <table:table-cell office:value-type="float" office:value="0.540586548507234">
            <text:p>0.5405865485</text:p>
          </table:table-cell>
          <table:table-cell office:value-type="float" office:value="0.873120923558678">
            <text:p>0.8731209236</text:p>
          </table:table-cell>
        </table:table-row>
        <table:table-row table:style-name="ro1">
          <table:table-cell office:value-type="float" office:value="0.60264704734855">
            <text:p>0.6026470473</text:p>
          </table:table-cell>
          <table:table-cell office:value-type="float" office:value="0.743399972499347">
            <text:p>0.7433999725</text:p>
          </table:table-cell>
          <table:table-cell office:value-type="float" office:value="0.604093529290059">
            <text:p>0.6040935293</text:p>
          </table:table-cell>
          <table:table-cell office:value-type="float" office:value="0.718952246872749">
            <text:p>0.7189522469</text:p>
          </table:table-cell>
          <table:table-cell office:value-type="float" office:value="0.725449944089475">
            <text:p>0.7254499441</text:p>
          </table:table-cell>
          <table:table-cell office:value-type="float" office:value="0.7182403624517">
            <text:p>0.7182403625</text:p>
          </table:table-cell>
          <table:table-cell office:value-type="float" office:value="0.691819807026604">
            <text:p>0.691819807</text:p>
          </table:table-cell>
          <table:table-cell office:value-type="float" office:value="0.718034064299975">
            <text:p>0.7180340643</text:p>
          </table:table-cell>
          <table:table-cell office:value-type="float" office:value="0.764974620835682">
            <text:p>0.7649746208</text:p>
          </table:table-cell>
          <table:table-cell office:value-type="float" office:value="0.719400921628949">
            <text:p>0.7194009216</text:p>
          </table:table-cell>
        </table:table-row>
        <table:table-row table:style-name="ro1">
          <table:table-cell office:value-type="float" office:value="0.669397461156465">
            <text:p>0.6693974612</text:p>
          </table:table-cell>
          <table:table-cell office:value-type="float" office:value="0.543846516184814">
            <text:p>0.5438465162</text:p>
          </table:table-cell>
          <table:table-cell office:value-type="float" office:value="0.559979105704011">
            <text:p>0.5599791057</text:p>
          </table:table-cell>
          <table:table-cell office:value-type="float" office:value="0.759800922393773">
            <text:p>0.7598009224</text:p>
          </table:table-cell>
          <table:table-cell office:value-type="float" office:value="0.651808831443626">
            <text:p>0.6518088314</text:p>
          </table:table-cell>
          <table:table-cell office:value-type="float" office:value="0.8126231622823">
            <text:p>0.8126231623</text:p>
          </table:table-cell>
          <table:table-cell office:value-type="float" office:value="0.505418738924247">
            <text:p>0.5054187389</text:p>
          </table:table-cell>
          <table:table-cell office:value-type="float" office:value="0.777668036631172">
            <text:p>0.7776680366</text:p>
          </table:table-cell>
          <table:table-cell office:value-type="float" office:value="0.614801151393563">
            <text:p>0.6148011514</text:p>
          </table:table-cell>
          <table:table-cell office:value-type="float" office:value="0.561599680890668">
            <text:p>0.5615996809</text:p>
          </table:table-cell>
        </table:table-row>
        <table:table-row table:style-name="ro1">
          <table:table-cell office:value-type="float" office:value="0.642067498032226">
            <text:p>0.642067498</text:p>
          </table:table-cell>
          <table:table-cell office:value-type="float" office:value="0.750530671529998">
            <text:p>0.7505306715</text:p>
          </table:table-cell>
          <table:table-cell office:value-type="float" office:value="0.715457739423102">
            <text:p>0.7154577394</text:p>
          </table:table-cell>
          <table:table-cell office:value-type="float" office:value="0.619146488311516">
            <text:p>0.6191464883</text:p>
          </table:table-cell>
          <table:table-cell office:value-type="float" office:value="0.666886871353522">
            <text:p>0.6668868714</text:p>
          </table:table-cell>
          <table:table-cell office:value-type="float" office:value="0.789678430581456">
            <text:p>0.7896784306</text:p>
          </table:table-cell>
          <table:table-cell office:value-type="float" office:value="0.72143308354996">
            <text:p>0.7214330835</text:p>
          </table:table-cell>
          <table:table-cell office:value-type="float" office:value="0.817117069956667">
            <text:p>0.81711707</text:p>
          </table:table-cell>
          <table:table-cell office:value-type="float" office:value="0.753435861791075">
            <text:p>0.7534358618</text:p>
          </table:table-cell>
          <table:table-cell office:value-type="float" office:value="0.896481510303963">
            <text:p>0.8964815103</text:p>
          </table:table-cell>
        </table:table-row>
        <table:table-row table:style-name="ro1">
          <table:table-cell office:value-type="float" office:value="0.82829543510037">
            <text:p>0.8282954351</text:p>
          </table:table-cell>
          <table:table-cell office:value-type="float" office:value="0.770066794044127">
            <text:p>0.770066794</text:p>
          </table:table-cell>
          <table:table-cell office:value-type="float" office:value="0.849283594040355">
            <text:p>0.849283594</text:p>
          </table:table-cell>
          <table:table-cell office:value-type="float" office:value="0.78910247846158">
            <text:p>0.7891024785</text:p>
          </table:table-cell>
          <table:table-cell office:value-type="float" office:value="0.706236008687792">
            <text:p>0.7062360087</text:p>
          </table:table-cell>
          <table:table-cell office:value-type="float" office:value="0.721895805356451">
            <text:p>0.7218958054</text:p>
          </table:table-cell>
          <table:table-cell office:value-type="float" office:value="0.766064789750712">
            <text:p>0.7660647898</text:p>
          </table:table-cell>
          <table:table-cell office:value-type="float" office:value="0.762711154576459">
            <text:p>0.7627111546</text:p>
          </table:table-cell>
          <table:table-cell office:value-type="float" office:value="0.728931671040683">
            <text:p>0.728931671</text:p>
          </table:table-cell>
          <table:table-cell office:value-type="float" office:value="0.849218078477981">
            <text:p>0.8492180785</text:p>
          </table:table-cell>
        </table:table-row>
        <table:table-row table:style-name="ro1">
          <table:table-cell office:value-type="float" office:value="0.534701306683619">
            <text:p>0.5347013067</text:p>
          </table:table-cell>
          <table:table-cell office:value-type="float" office:value="0.681868247140334">
            <text:p>0.6818682471</text:p>
          </table:table-cell>
          <table:table-cell office:value-type="float" office:value="0.617711112358557">
            <text:p>0.6177111124</text:p>
          </table:table-cell>
          <table:table-cell office:value-type="float" office:value="0.570989750568134">
            <text:p>0.5709897506</text:p>
          </table:table-cell>
          <table:table-cell office:value-type="float" office:value="0.590018450116276">
            <text:p>0.5900184501</text:p>
          </table:table-cell>
          <table:table-cell office:value-type="float" office:value="0.55514351265734">
            <text:p>0.5551435127</text:p>
          </table:table-cell>
          <table:table-cell office:value-type="float" office:value="0.487508987860038">
            <text:p>0.4875089879</text:p>
          </table:table-cell>
          <table:table-cell office:value-type="float" office:value="0.597642201283605">
            <text:p>0.5976422013</text:p>
          </table:table-cell>
          <table:table-cell office:value-type="float" office:value="0.532859848110874">
            <text:p>0.5328598481</text:p>
          </table:table-cell>
          <table:table-cell office:value-type="float" office:value="0.597383221790525">
            <text:p>0.5973832218</text:p>
          </table:table-cell>
        </table:table-row>
        <table:table-row table:style-name="ro1">
          <table:table-cell office:value-type="float" office:value="0.86978031489365">
            <text:p>0.8697803149</text:p>
          </table:table-cell>
          <table:table-cell office:value-type="float" office:value="0.289926771631217">
            <text:p>0.2899267716</text:p>
          </table:table-cell>
          <table:table-cell office:value-type="string">
            <text:p>1.1872522111486715e-15</text:p>
          </table:table-cell>
          <table:table-cell office:value-type="float" office:value="0.579853543262435">
            <text:p>0.5798535433</text:p>
          </table:table-cell>
          <table:table-cell office:value-type="string">
            <text:p>2.7604273919575014e-16</text:p>
          </table:table-cell>
          <table:table-cell office:value-type="float" office:value="0.579853543262435">
            <text:p>0.5798535433</text:p>
          </table:table-cell>
          <table:table-cell office:value-type="string">
            <text:p>5.525066192569333e-16</text:p>
          </table:table-cell>
          <table:table-cell table:number-columns-repeated="3" office:value-type="float" office:value="0.869780314893652">
            <text:p>0.8697803149</text:p>
          </table:table-cell>
        </table:table-row>
        <table:table-row table:style-name="ro1">
          <table:table-cell office:value-type="float" office:value="0.980080698651103">
            <text:p>0.9800806987</text:p>
          </table:table-cell>
          <table:table-cell office:value-type="float" office:value="0.511883098608891">
            <text:p>0.5118830986</text:p>
          </table:table-cell>
          <table:table-cell office:value-type="float" office:value="0.643200050904768">
            <text:p>0.6432000509</text:p>
          </table:table-cell>
          <table:table-cell office:value-type="float" office:value="0.488185914148606">
            <text:p>0.4881859141</text:p>
          </table:table-cell>
          <table:table-cell office:value-type="float" office:value="0.614437591416966">
            <text:p>0.6144375914</text:p>
          </table:table-cell>
          <table:table-cell office:value-type="float" office:value="0.562589408948747">
            <text:p>0.5625894089</text:p>
          </table:table-cell>
          <table:table-cell office:value-type="float" office:value="0.670932318004195">
            <text:p>0.670932318</text:p>
          </table:table-cell>
          <table:table-cell office:value-type="float" office:value="0.582565061822332">
            <text:p>0.5825650618</text:p>
          </table:table-cell>
          <table:table-cell office:value-type="float" office:value="0.727178958742552">
            <text:p>0.7271789587</text:p>
          </table:table-cell>
          <table:table-cell office:value-type="float" office:value="0.631960659895055">
            <text:p>0.6319606599</text:p>
          </table:table-cell>
        </table:table-row>
        <table:table-row table:style-name="ro1">
          <table:table-cell office:value-type="float" office:value="0.652254350019262">
            <text:p>0.65225435</text:p>
          </table:table-cell>
          <table:table-cell office:value-type="float" office:value="0.823738558909784">
            <text:p>0.8237385589</text:p>
          </table:table-cell>
          <table:table-cell office:value-type="float" office:value="0.710376038924173">
            <text:p>0.7103760389</text:p>
          </table:table-cell>
          <table:table-cell office:value-type="float" office:value="0.694199948806803">
            <text:p>0.6941999488</text:p>
          </table:table-cell>
          <table:table-cell office:value-type="float" office:value="0.709404745097189">
            <text:p>0.7094047451</text:p>
          </table:table-cell>
          <table:table-cell office:value-type="float" office:value="0.714744859842736">
            <text:p>0.7147448598</text:p>
          </table:table-cell>
          <table:table-cell office:value-type="float" office:value="0.77162172346243">
            <text:p>0.7716217235</text:p>
          </table:table-cell>
          <table:table-cell office:value-type="float" office:value="0.688220089562419">
            <text:p>0.6882200896</text:p>
          </table:table-cell>
          <table:table-cell office:value-type="float" office:value="0.655825036039381">
            <text:p>0.655825036</text:p>
          </table:table-cell>
          <table:table-cell office:value-type="float" office:value="0.681378681437193">
            <text:p>0.6813786814</text:p>
          </table:table-cell>
        </table:table-row>
        <table:table-row table:style-name="ro1">
          <table:table-cell office:value-type="float" office:value="0.715833911585627">
            <text:p>0.7158339116</text:p>
          </table:table-cell>
          <table:table-cell office:value-type="float" office:value="0.697188902827472">
            <text:p>0.6971889028</text:p>
          </table:table-cell>
          <table:table-cell office:value-type="float" office:value="0.540628757218582">
            <text:p>0.5406287572</text:p>
          </table:table-cell>
          <table:table-cell office:value-type="float" office:value="0.78084538737591">
            <text:p>0.7808453874</text:p>
          </table:table-cell>
          <table:table-cell office:value-type="float" office:value="0.724953585083733">
            <text:p>0.7249535851</text:p>
          </table:table-cell>
          <table:table-cell office:value-type="float" office:value="0.50806469320271">
            <text:p>0.5080646932</text:p>
          </table:table-cell>
          <table:table-cell office:value-type="float" office:value="0.788529226180241">
            <text:p>0.7885292262</text:p>
          </table:table-cell>
          <table:table-cell office:value-type="float" office:value="0.719541483869022">
            <text:p>0.7195414839</text:p>
          </table:table-cell>
          <table:table-cell office:value-type="float" office:value="0.512091844149213">
            <text:p>0.5120918441</text:p>
          </table:table-cell>
          <table:table-cell office:value-type="float" office:value="0.634756967715919">
            <text:p>0.6347569677</text:p>
          </table:table-cell>
        </table:table-row>
        <table:table-row table:style-name="ro1">
          <table:table-cell office:value-type="float" office:value="0.647089442078893">
            <text:p>0.6470894421</text:p>
          </table:table-cell>
          <table:table-cell office:value-type="float" office:value="0.664794229200171">
            <text:p>0.6647942292</text:p>
          </table:table-cell>
          <table:table-cell office:value-type="float" office:value="0.64692900974459">
            <text:p>0.6469290097</text:p>
          </table:table-cell>
          <table:table-cell office:value-type="float" office:value="0.743839841210094">
            <text:p>0.7438398412</text:p>
          </table:table-cell>
          <table:table-cell office:value-type="float" office:value="0.695888600734308">
            <text:p>0.6958886007</text:p>
          </table:table-cell>
          <table:table-cell office:value-type="float" office:value="0.6793732848705">
            <text:p>0.6793732849</text:p>
          </table:table-cell>
          <table:table-cell office:value-type="float" office:value="0.64683956419442">
            <text:p>0.6468395642</text:p>
          </table:table-cell>
          <table:table-cell office:value-type="float" office:value="0.695349046136415">
            <text:p>0.6953490461</text:p>
          </table:table-cell>
          <table:table-cell office:value-type="float" office:value="0.713533116504455">
            <text:p>0.7135331165</text:p>
          </table:table-cell>
          <table:table-cell office:value-type="float" office:value="0.587717019977941">
            <text:p>0.58771702</text:p>
          </table:table-cell>
        </table:table-row>
        <table:table-row table:style-name="ro1">
          <table:table-cell office:value-type="float" office:value="0.627644590133555">
            <text:p>0.6276445901</text:p>
          </table:table-cell>
          <table:table-cell office:value-type="float" office:value="0.770109384407853">
            <text:p>0.7701093844</text:p>
          </table:table-cell>
          <table:table-cell office:value-type="float" office:value="0.631667868209942">
            <text:p>0.6316678682</text:p>
          </table:table-cell>
          <table:table-cell office:value-type="float" office:value="0.726369975082402">
            <text:p>0.7263699751</text:p>
          </table:table-cell>
          <table:table-cell office:value-type="float" office:value="0.67292168329879">
            <text:p>0.6729216833</text:p>
          </table:table-cell>
          <table:table-cell office:value-type="float" office:value="0.700634953933937">
            <text:p>0.7006349539</text:p>
          </table:table-cell>
          <table:table-cell office:value-type="float" office:value="0.809038434568869">
            <text:p>0.8090384346</text:p>
          </table:table-cell>
          <table:table-cell office:value-type="float" office:value="0.750940405339179">
            <text:p>0.7509404053</text:p>
          </table:table-cell>
          <table:table-cell office:value-type="float" office:value="0.799015926346639">
            <text:p>0.7990159263</text:p>
          </table:table-cell>
          <table:table-cell office:value-type="float" office:value="0.706370015944485">
            <text:p>0.7063700159</text:p>
          </table:table-cell>
        </table:table-row>
        <table:table-row table:style-name="ro1">
          <table:table-cell office:value-type="float" office:value="0.671512436109753">
            <text:p>0.6715124361</text:p>
          </table:table-cell>
          <table:table-cell office:value-type="float" office:value="0.734581602445987">
            <text:p>0.7345816024</text:p>
          </table:table-cell>
          <table:table-cell office:value-type="float" office:value="0.565568147497283">
            <text:p>0.5655681475</text:p>
          </table:table-cell>
          <table:table-cell office:value-type="float" office:value="0.659937874158206">
            <text:p>0.6599378742</text:p>
          </table:table-cell>
          <table:table-cell office:value-type="float" office:value="0.640842586947909">
            <text:p>0.6408425869</text:p>
          </table:table-cell>
          <table:table-cell office:value-type="float" office:value="0.658443211818499">
            <text:p>0.6584432118</text:p>
          </table:table-cell>
          <table:table-cell office:value-type="float" office:value="0.659616351483653">
            <text:p>0.6596163515</text:p>
          </table:table-cell>
          <table:table-cell office:value-type="float" office:value="0.569029321919627">
            <text:p>0.5690293219</text:p>
          </table:table-cell>
          <table:table-cell office:value-type="float" office:value="0.508360473717728">
            <text:p>0.5083604737</text:p>
          </table:table-cell>
          <table:table-cell office:value-type="float" office:value="0.646580909105201">
            <text:p>0.6465809091</text:p>
          </table:table-cell>
        </table:table-row>
        <table:table-row table:style-name="ro1">
          <table:table-cell office:value-type="float" office:value="0.731287545509013">
            <text:p>0.7312875455</text:p>
          </table:table-cell>
          <table:table-cell office:value-type="float" office:value="0.682836100870719">
            <text:p>0.6828361009</text:p>
          </table:table-cell>
          <table:table-cell office:value-type="float" office:value="0.590206942283157">
            <text:p>0.5902069423</text:p>
          </table:table-cell>
          <table:table-cell office:value-type="float" office:value="0.871574058897139">
            <text:p>0.8715740589</text:p>
          </table:table-cell>
          <table:table-cell office:value-type="float" office:value="0.777108650598566">
            <text:p>0.7771086506</text:p>
          </table:table-cell>
          <table:table-cell office:value-type="float" office:value="0.471828466233082">
            <text:p>0.4718284662</text:p>
          </table:table-cell>
          <table:table-cell office:value-type="float" office:value="0.542899283598029">
            <text:p>0.5428992836</text:p>
          </table:table-cell>
          <table:table-cell office:value-type="float" office:value="0.660075865897352">
            <text:p>0.6600758659</text:p>
          </table:table-cell>
          <table:table-cell office:value-type="float" office:value="0.753143290160006">
            <text:p>0.7531432902</text:p>
          </table:table-cell>
          <table:table-cell office:value-type="float" office:value="0.63632446338616">
            <text:p>0.6363244634</text:p>
          </table:table-cell>
        </table:table-row>
        <table:table-row table:style-name="ro1">
          <table:table-cell office:value-type="float" office:value="0.643421778283648">
            <text:p>0.6434217783</text:p>
          </table:table-cell>
          <table:table-cell office:value-type="float" office:value="0.513629892306483">
            <text:p>0.5136298923</text:p>
          </table:table-cell>
          <table:table-cell office:value-type="float" office:value="0.771280276177164">
            <text:p>0.7712802762</text:p>
          </table:table-cell>
          <table:table-cell office:value-type="float" office:value="0.709260868220278">
            <text:p>0.7092608682</text:p>
          </table:table-cell>
          <table:table-cell office:value-type="float" office:value="0.644046559362024">
            <text:p>0.6440465594</text:p>
          </table:table-cell>
          <table:table-cell office:value-type="float" office:value="0.577515071206697">
            <text:p>0.5775150712</text:p>
          </table:table-cell>
          <table:table-cell office:value-type="float" office:value="0.869046395663162">
            <text:p>0.8690463957</text:p>
          </table:table-cell>
          <table:table-cell office:value-type="float" office:value="0.770825796008843">
            <text:p>0.770825796</text:p>
          </table:table-cell>
          <table:table-cell office:value-type="float" office:value="0.772911761741198">
            <text:p>0.7729117617</text:p>
          </table:table-cell>
          <table:table-cell office:value-type="float" office:value="0.965671802698891">
            <text:p>0.9656718027</text:p>
          </table:table-cell>
        </table:table-row>
        <table:table-row table:style-name="ro1">
          <table:table-cell office:value-type="float" office:value="0.80074232799389">
            <text:p>0.800742328</text:p>
          </table:table-cell>
          <table:table-cell office:value-type="float" office:value="0.682329702657565">
            <text:p>0.6823297027</text:p>
          </table:table-cell>
          <table:table-cell office:value-type="float" office:value="0.707204194083241">
            <text:p>0.7072041941</text:p>
          </table:table-cell>
          <table:table-cell office:value-type="float" office:value="0.450128088042439">
            <text:p>0.450128088</text:p>
          </table:table-cell>
          <table:table-cell office:value-type="float" office:value="0.66114128896671">
            <text:p>0.661141289</text:p>
          </table:table-cell>
          <table:table-cell office:value-type="float" office:value="0.540496995846713">
            <text:p>0.5404969958</text:p>
          </table:table-cell>
          <table:table-cell office:value-type="float" office:value="0.588495575006587">
            <text:p>0.588495575</text:p>
          </table:table-cell>
          <table:table-cell office:value-type="float" office:value="1.03834787606157">
            <text:p>1.0383478761</text:p>
          </table:table-cell>
          <table:table-cell office:value-type="float" office:value="0.353898738015011">
            <text:p>0.353898738</text:p>
          </table:table-cell>
          <table:table-cell office:value-type="float" office:value="0.658596925006815">
            <text:p>0.658596925</text:p>
          </table:table-cell>
        </table:table-row>
        <table:table-row table:style-name="ro1">
          <table:table-cell office:value-type="float" office:value="0.643921323396187">
            <text:p>0.6439213234</text:p>
          </table:table-cell>
          <table:table-cell office:value-type="float" office:value="0.624247951392777">
            <text:p>0.6242479514</text:p>
          </table:table-cell>
          <table:table-cell office:value-type="float" office:value="0.667732102515776">
            <text:p>0.6677321025</text:p>
          </table:table-cell>
          <table:table-cell office:value-type="float" office:value="0.605743687565693">
            <text:p>0.6057436876</text:p>
          </table:table-cell>
          <table:table-cell office:value-type="float" office:value="0.633161871132113">
            <text:p>0.6331618711</text:p>
          </table:table-cell>
          <table:table-cell office:value-type="float" office:value="0.669553295666078">
            <text:p>0.6695532957</text:p>
          </table:table-cell>
          <table:table-cell office:value-type="float" office:value="0.699598089108153">
            <text:p>0.6995980891</text:p>
          </table:table-cell>
          <table:table-cell office:value-type="float" office:value="0.646820189451712">
            <text:p>0.6468201895</text:p>
          </table:table-cell>
          <table:table-cell office:value-type="float" office:value="0.616362416672859">
            <text:p>0.6163624167</text:p>
          </table:table-cell>
          <table:table-cell office:value-type="float" office:value="0.646116700575194">
            <text:p>0.6461167006</text:p>
          </table:table-cell>
        </table:table-row>
        <table:table-row table:style-name="ro1">
          <table:table-cell office:value-type="float" office:value="0.755541667091137">
            <text:p>0.7555416671</text:p>
          </table:table-cell>
          <table:table-cell office:value-type="float" office:value="0.696793250634114">
            <text:p>0.6967932506</text:p>
          </table:table-cell>
          <table:table-cell office:value-type="float" office:value="0.719869561475573">
            <text:p>0.7198695615</text:p>
          </table:table-cell>
          <table:table-cell office:value-type="float" office:value="0.646511707041134">
            <text:p>0.646511707</text:p>
          </table:table-cell>
          <table:table-cell office:value-type="float" office:value="0.749171207223995">
            <text:p>0.7491712072</text:p>
          </table:table-cell>
          <table:table-cell office:value-type="float" office:value="0.764992739477025">
            <text:p>0.7649927395</text:p>
          </table:table-cell>
          <table:table-cell office:value-type="float" office:value="0.54400479606584">
            <text:p>0.5440047961</text:p>
          </table:table-cell>
          <table:table-cell office:value-type="float" office:value="0.733301553258833">
            <text:p>0.7333015533</text:p>
          </table:table-cell>
          <table:table-cell office:value-type="float" office:value="0.672566347663131">
            <text:p>0.6725663477</text:p>
          </table:table-cell>
          <table:table-cell office:value-type="float" office:value="0.811989105106929">
            <text:p>0.8119891051</text:p>
          </table:table-cell>
        </table:table-row>
        <table:table-row table:style-name="ro1">
          <table:table-cell office:value-type="float" office:value="0.815286040517928">
            <text:p>0.8152860405</text:p>
          </table:table-cell>
          <table:table-cell office:value-type="float" office:value="0.603481635713365">
            <text:p>0.6034816357</text:p>
          </table:table-cell>
          <table:table-cell office:value-type="float" office:value="0.768874716118296">
            <text:p>0.7688747161</text:p>
          </table:table-cell>
          <table:table-cell office:value-type="float" office:value="0.784611369636917">
            <text:p>0.7846113696</text:p>
          </table:table-cell>
          <table:table-cell office:value-type="float" office:value="0.624730761226382">
            <text:p>0.6247307612</text:p>
          </table:table-cell>
          <table:table-cell office:value-type="float" office:value="0.7051627479614">
            <text:p>0.705162748</text:p>
          </table:table-cell>
          <table:table-cell office:value-type="float" office:value="0.70209191882884">
            <text:p>0.7020919188</text:p>
          </table:table-cell>
          <table:table-cell office:value-type="float" office:value="0.800650501842405">
            <text:p>0.8006505018</text:p>
          </table:table-cell>
          <table:table-cell office:value-type="float" office:value="0.792425607248623">
            <text:p>0.7924256072</text:p>
          </table:table-cell>
          <table:table-cell office:value-type="float" office:value="0.798551161352433">
            <text:p>0.7985511614</text:p>
          </table:table-cell>
        </table:table-row>
        <table:table-row table:style-name="ro1">
          <table:table-cell office:value-type="float" office:value="0.640266600604062">
            <text:p>0.6402666006</text:p>
          </table:table-cell>
          <table:table-cell office:value-type="float" office:value="0.677256605222762">
            <text:p>0.6772566052</text:p>
          </table:table-cell>
          <table:table-cell office:value-type="float" office:value="0.700211011645474">
            <text:p>0.7002110116</text:p>
          </table:table-cell>
          <table:table-cell office:value-type="float" office:value="0.651892861076577">
            <text:p>0.6518928611</text:p>
          </table:table-cell>
          <table:table-cell office:value-type="float" office:value="0.780662877280211">
            <text:p>0.7806628773</text:p>
          </table:table-cell>
          <table:table-cell office:value-type="float" office:value="0.654308315263179">
            <text:p>0.6543083153</text:p>
          </table:table-cell>
          <table:table-cell office:value-type="float" office:value="0.741826183976673">
            <text:p>0.741826184</text:p>
          </table:table-cell>
          <table:table-cell office:value-type="float" office:value="0.785552508080839">
            <text:p>0.7855525081</text:p>
          </table:table-cell>
          <table:table-cell office:value-type="float" office:value="0.703465643681184">
            <text:p>0.7034656437</text:p>
          </table:table-cell>
          <table:table-cell office:value-type="float" office:value="0.699290151707344">
            <text:p>0.6992901517</text:p>
          </table:table-cell>
        </table:table-row>
        <table:table-row table:style-name="ro1">
          <table:table-cell office:value-type="float" office:value="0.711244613498729">
            <text:p>0.7112446135</text:p>
          </table:table-cell>
          <table:table-cell office:value-type="float" office:value="0.698756209046673">
            <text:p>0.698756209</text:p>
          </table:table-cell>
          <table:table-cell office:value-type="float" office:value="0.63306529213717">
            <text:p>0.6330652921</text:p>
          </table:table-cell>
          <table:table-cell office:value-type="float" office:value="0.594413951024395">
            <text:p>0.594413951</text:p>
          </table:table-cell>
          <table:table-cell office:value-type="float" office:value="0.710670273350003">
            <text:p>0.7106702734</text:p>
          </table:table-cell>
          <table:table-cell office:value-type="float" office:value="0.612969571314119">
            <text:p>0.6129695713</text:p>
          </table:table-cell>
          <table:table-cell office:value-type="float" office:value="0.587240946815694">
            <text:p>0.5872409468</text:p>
          </table:table-cell>
          <table:table-cell office:value-type="float" office:value="0.576936455455826">
            <text:p>0.5769364555</text:p>
          </table:table-cell>
          <table:table-cell office:value-type="float" office:value="0.603504730961664">
            <text:p>0.603504731</text:p>
          </table:table-cell>
          <table:table-cell office:value-type="float" office:value="0.762784201230036">
            <text:p>0.7627842012</text:p>
          </table:table-cell>
        </table:table-row>
        <table:table-row table:style-name="ro1">
          <table:table-cell office:value-type="float" office:value="0.511404970473863">
            <text:p>0.5114049705</text:p>
          </table:table-cell>
          <table:table-cell office:value-type="float" office:value="0.867674072303177">
            <text:p>0.8676740723</text:p>
          </table:table-cell>
          <table:table-cell office:value-type="float" office:value="0.675087039206128">
            <text:p>0.6750870392</text:p>
          </table:table-cell>
          <table:table-cell office:value-type="float" office:value="0.867767397727596">
            <text:p>0.8677673977</text:p>
          </table:table-cell>
          <table:table-cell office:value-type="float" office:value="0.771092138747297">
            <text:p>0.7710921387</text:p>
          </table:table-cell>
          <table:table-cell office:value-type="float" office:value="0.867854908740241">
            <text:p>0.8678549087</text:p>
          </table:table-cell>
          <table:table-cell office:value-type="float" office:value="0.867616794032809">
            <text:p>0.867616794</text:p>
          </table:table-cell>
          <table:table-cell office:value-type="float" office:value="0.481961265458537">
            <text:p>0.4819612655</text:p>
          </table:table-cell>
          <table:table-cell office:value-type="float" office:value="0.835849063879022">
            <text:p>0.8358490639</text:p>
          </table:table-cell>
          <table:table-cell office:value-type="float" office:value="0.482735619982818">
            <text:p>0.48273562</text:p>
          </table:table-cell>
        </table:table-row>
        <table:table-row table:style-name="ro1">
          <table:table-cell office:value-type="float" office:value="0.673550947108838">
            <text:p>0.6735509471</text:p>
          </table:table-cell>
          <table:table-cell office:value-type="float" office:value="0.662908150682184">
            <text:p>0.6629081507</text:p>
          </table:table-cell>
          <table:table-cell office:value-type="float" office:value="0.551951505043372">
            <text:p>0.551951505</text:p>
          </table:table-cell>
          <table:table-cell office:value-type="float" office:value="0.637101211580329">
            <text:p>0.6371012116</text:p>
          </table:table-cell>
          <table:table-cell office:value-type="float" office:value="0.730729699863882">
            <text:p>0.7307296999</text:p>
          </table:table-cell>
          <table:table-cell office:value-type="float" office:value="0.729826826774878">
            <text:p>0.7298268268</text:p>
          </table:table-cell>
          <table:table-cell office:value-type="float" office:value="0.534312048127815">
            <text:p>0.5343120481</text:p>
          </table:table-cell>
          <table:table-cell office:value-type="float" office:value="0.692383255961461">
            <text:p>0.692383256</text:p>
          </table:table-cell>
          <table:table-cell office:value-type="float" office:value="0.619467958601164">
            <text:p>0.6194679586</text:p>
          </table:table-cell>
          <table:table-cell office:value-type="float" office:value="0.759665491929769">
            <text:p>0.7596654919</text:p>
          </table:table-cell>
        </table:table-row>
        <table:table-row table:style-name="ro1">
          <table:table-cell office:value-type="float" office:value="0.879800463274668">
            <text:p>0.8798004633</text:p>
          </table:table-cell>
          <table:table-cell office:value-type="float" office:value="0.619997463800213">
            <text:p>0.6199974638</text:p>
          </table:table-cell>
          <table:table-cell office:value-type="float" office:value="0.689108832731265">
            <text:p>0.6891088327</text:p>
          </table:table-cell>
          <table:table-cell office:value-type="float" office:value="0.752050836239606">
            <text:p>0.7520508362</text:p>
          </table:table-cell>
          <table:table-cell office:value-type="float" office:value="0.67879801235793">
            <text:p>0.6787980124</text:p>
          </table:table-cell>
          <table:table-cell office:value-type="float" office:value="0.85292942815773">
            <text:p>0.8529294282</text:p>
          </table:table-cell>
          <table:table-cell office:value-type="float" office:value="0.748846908831588">
            <text:p>0.7488469088</text:p>
          </table:table-cell>
          <table:table-cell office:value-type="float" office:value="0.724614080316093">
            <text:p>0.7246140803</text:p>
          </table:table-cell>
          <table:table-cell office:value-type="float" office:value="0.72279332352707">
            <text:p>0.7227933235</text:p>
          </table:table-cell>
          <table:table-cell office:value-type="float" office:value="0.769855432961554">
            <text:p>0.769855433</text:p>
          </table:table-cell>
        </table:table-row>
        <table:table-row table:style-name="ro1">
          <table:table-cell office:value-type="float" office:value="0.738202764520003">
            <text:p>0.7382027645</text:p>
          </table:table-cell>
          <table:table-cell office:value-type="float" office:value="0.584733393725759">
            <text:p>0.5847333937</text:p>
          </table:table-cell>
          <table:table-cell office:value-type="float" office:value="0.675666162828131">
            <text:p>0.6756661628</text:p>
          </table:table-cell>
          <table:table-cell office:value-type="float" office:value="0.706478883197946">
            <text:p>0.7064788832</text:p>
          </table:table-cell>
          <table:table-cell office:value-type="float" office:value="0.804274069724726">
            <text:p>0.8042740697</text:p>
          </table:table-cell>
          <table:table-cell office:value-type="float" office:value="0.683443806814327">
            <text:p>0.6834438068</text:p>
          </table:table-cell>
          <table:table-cell office:value-type="float" office:value="0.680322364084179">
            <text:p>0.6803223641</text:p>
          </table:table-cell>
          <table:table-cell office:value-type="float" office:value="0.821741769192841">
            <text:p>0.8217417692</text:p>
          </table:table-cell>
          <table:table-cell office:value-type="float" office:value="0.67975945202498">
            <text:p>0.679759452</text:p>
          </table:table-cell>
          <table:table-cell office:value-type="float" office:value="0.626320988090747">
            <text:p>0.6263209881</text:p>
          </table:table-cell>
        </table:table-row>
        <table:table-row table:style-name="ro1">
          <table:table-cell office:value-type="float" office:value="0.73510323851314">
            <text:p>0.7351032385</text:p>
          </table:table-cell>
          <table:table-cell office:value-type="float" office:value="0.802798682221322">
            <text:p>0.8027986822</text:p>
          </table:table-cell>
          <table:table-cell office:value-type="float" office:value="0.870966803893646">
            <text:p>0.8709668039</text:p>
          </table:table-cell>
          <table:table-cell office:value-type="float" office:value="0.680018390623766">
            <text:p>0.6800183906</text:p>
          </table:table-cell>
          <table:table-cell office:value-type="float" office:value="0.693810307434676">
            <text:p>0.6938103074</text:p>
          </table:table-cell>
          <table:table-cell office:value-type="float" office:value="0.709504208129717">
            <text:p>0.7095042081</text:p>
          </table:table-cell>
          <table:table-cell office:value-type="float" office:value="0.779152714563969">
            <text:p>0.7791527146</text:p>
          </table:table-cell>
          <table:table-cell office:value-type="float" office:value="0.824289896459616">
            <text:p>0.8242898965</text:p>
          </table:table-cell>
          <table:table-cell office:value-type="float" office:value="0.771920770465149">
            <text:p>0.7719207705</text:p>
          </table:table-cell>
          <table:table-cell office:value-type="float" office:value="0.743234697629437">
            <text:p>0.7432346976</text:p>
          </table:table-cell>
        </table:table-row>
        <table:table-row table:style-name="ro1">
          <table:table-cell office:value-type="float" office:value="0.386704229513638">
            <text:p>0.3867042295</text:p>
          </table:table-cell>
          <table:table-cell office:value-type="float" office:value="0.515568944950362">
            <text:p>0.515568945</text:p>
          </table:table-cell>
          <table:table-cell office:value-type="float" office:value="1.06218963716892">
            <text:p>1.0621896372</text:p>
          </table:table-cell>
          <table:table-cell office:value-type="float" office:value="0.449383326068796">
            <text:p>0.4493833261</text:p>
          </table:table-cell>
          <table:table-cell office:value-type="float" office:value="0.868312807377254">
            <text:p>0.8683128074</text:p>
          </table:table-cell>
          <table:table-cell office:value-type="float" office:value="0.675621026637326">
            <text:p>0.6756210266</text:p>
          </table:table-cell>
          <table:table-cell office:value-type="float" office:value="0.57847316486374">
            <text:p>0.5784731649</text:p>
          </table:table-cell>
          <table:table-cell office:value-type="float" office:value="0.675266375344144">
            <text:p>0.6752663753</text:p>
          </table:table-cell>
          <table:table-cell office:value-type="float" office:value="0.449030539143857">
            <text:p>0.4490305391</text:p>
          </table:table-cell>
          <table:table-cell office:value-type="float" office:value="0.51599424783893">
            <text:p>0.5159942478</text:p>
          </table:table-cell>
        </table:table-row>
        <table:table-row table:style-name="ro1">
          <table:table-cell office:value-type="float" office:value="0.643546771304303">
            <text:p>0.6435467713</text:p>
          </table:table-cell>
          <table:table-cell office:value-type="float" office:value="0.257490881914777">
            <text:p>0.2574908819</text:p>
          </table:table-cell>
          <table:table-cell office:value-type="float" office:value="0.645233559325478">
            <text:p>0.6452335593</text:p>
          </table:table-cell>
          <table:table-cell office:value-type="float" office:value="0.515074715694991">
            <text:p>0.5150747157</text:p>
          </table:table-cell>
          <table:table-cell office:value-type="float" office:value="0.774252385630942">
            <text:p>0.7742523856</text:p>
          </table:table-cell>
          <table:table-cell office:value-type="float" office:value="0.644000590135017">
            <text:p>0.6440005901</text:p>
          </table:table-cell>
          <table:table-cell office:value-type="float" office:value="0.257490881914776">
            <text:p>0.2574908819</text:p>
          </table:table-cell>
          <table:table-cell office:value-type="float" office:value="0.516168257087295">
            <text:p>0.5161682571</text:p>
          </table:table-cell>
          <table:table-cell office:value-type="float" office:value="0.644000590135017">
            <text:p>0.6440005901</text:p>
          </table:table-cell>
          <table:table-cell office:value-type="float" office:value="0.258084128543647">
            <text:p>0.2580841285</text:p>
          </table:table-cell>
        </table:table-row>
        <table:table-row table:style-name="ro1">
          <table:table-cell office:value-type="float" office:value="0.677973278988339">
            <text:p>0.677973279</text:p>
          </table:table-cell>
          <table:table-cell office:value-type="float" office:value="0.657335644576087">
            <text:p>0.6573356446</text:p>
          </table:table-cell>
          <table:table-cell office:value-type="float" office:value="0.649972411059478">
            <text:p>0.6499724111</text:p>
          </table:table-cell>
          <table:table-cell office:value-type="float" office:value="0.944533503131433">
            <text:p>0.9445335031</text:p>
          </table:table-cell>
          <table:table-cell office:value-type="float" office:value="0.696639104285592">
            <text:p>0.6966391043</text:p>
          </table:table-cell>
          <table:table-cell office:value-type="float" office:value="0.73568340000847">
            <text:p>0.7356834</text:p>
          </table:table-cell>
          <table:table-cell office:value-type="float" office:value="0.591222634933472">
            <text:p>0.5912226349</text:p>
          </table:table-cell>
          <table:table-cell office:value-type="float" office:value="0.696040412323906">
            <text:p>0.6960404123</text:p>
          </table:table-cell>
          <table:table-cell office:value-type="float" office:value="0.668480802719554">
            <text:p>0.6684808027</text:p>
          </table:table-cell>
          <table:table-cell office:value-type="float" office:value="0.801663959173404">
            <text:p>0.8016639592</text:p>
          </table:table-cell>
        </table:table-row>
        <table:table-row table:style-name="ro1">
          <table:table-cell office:value-type="float" office:value="0.659514227308713">
            <text:p>0.6595142273</text:p>
          </table:table-cell>
          <table:table-cell office:value-type="float" office:value="0.578024071449171">
            <text:p>0.5780240714</text:p>
          </table:table-cell>
          <table:table-cell office:value-type="float" office:value="0.694465413505673">
            <text:p>0.6944654135</text:p>
          </table:table-cell>
          <table:table-cell office:value-type="float" office:value="0.706964659720332">
            <text:p>0.7069646597</text:p>
          </table:table-cell>
          <table:table-cell office:value-type="float" office:value="0.824673855047735">
            <text:p>0.824673855</text:p>
          </table:table-cell>
          <table:table-cell office:value-type="float" office:value="0.866482195310834">
            <text:p>0.8664821953</text:p>
          </table:table-cell>
          <table:table-cell office:value-type="float" office:value="0.782684352547844">
            <text:p>0.7826843525</text:p>
          </table:table-cell>
          <table:table-cell office:value-type="float" office:value="0.61885249335775">
            <text:p>0.6188524934</text:p>
          </table:table-cell>
          <table:table-cell office:value-type="float" office:value="0.707694554500127">
            <text:p>0.7076945545</text:p>
          </table:table-cell>
          <table:table-cell office:value-type="float" office:value="0.684287021281062">
            <text:p>0.6842870213</text:p>
          </table:table-cell>
        </table:table-row>
        <table:table-row table:style-name="ro1">
          <table:table-cell office:value-type="float" office:value="0.628072310586533">
            <text:p>0.6280723106</text:p>
          </table:table-cell>
          <table:table-cell office:value-type="float" office:value="0.670148123441472">
            <text:p>0.6701481234</text:p>
          </table:table-cell>
          <table:table-cell office:value-type="float" office:value="0.707384599092584">
            <text:p>0.7073845991</text:p>
          </table:table-cell>
          <table:table-cell office:value-type="float" office:value="0.720246763068634">
            <text:p>0.7202467631</text:p>
          </table:table-cell>
          <table:table-cell office:value-type="float" office:value="0.666798517300953">
            <text:p>0.6667985173</text:p>
          </table:table-cell>
          <table:table-cell office:value-type="float" office:value="0.720162429188374">
            <text:p>0.7201624292</text:p>
          </table:table-cell>
          <table:table-cell office:value-type="float" office:value="0.672994139709893">
            <text:p>0.6729941397</text:p>
          </table:table-cell>
          <table:table-cell office:value-type="float" office:value="0.637232405860605">
            <text:p>0.6372324059</text:p>
          </table:table-cell>
          <table:table-cell office:value-type="float" office:value="0.728958326458973">
            <text:p>0.7289583265</text:p>
          </table:table-cell>
          <table:table-cell office:value-type="float" office:value="0.71423621447168">
            <text:p>0.7142362145</text:p>
          </table:table-cell>
        </table:table-row>
        <table:table-row table:style-name="ro1">
          <table:table-cell office:value-type="float" office:value="0.736695460248365">
            <text:p>0.7366954602</text:p>
          </table:table-cell>
          <table:table-cell office:value-type="float" office:value="0.740140542696117">
            <text:p>0.7401405427</text:p>
          </table:table-cell>
          <table:table-cell office:value-type="float" office:value="0.774971537672278">
            <text:p>0.7749715377</text:p>
          </table:table-cell>
          <table:table-cell office:value-type="float" office:value="0.641848851452704">
            <text:p>0.6418488515</text:p>
          </table:table-cell>
          <table:table-cell office:value-type="float" office:value="0.753670361796167">
            <text:p>0.7536703618</text:p>
          </table:table-cell>
          <table:table-cell office:value-type="float" office:value="0.641043502101098">
            <text:p>0.6410435021</text:p>
          </table:table-cell>
          <table:table-cell office:value-type="float" office:value="0.580490702173667">
            <text:p>0.5804907022</text:p>
          </table:table-cell>
          <table:table-cell office:value-type="float" office:value="0.541450594087544">
            <text:p>0.5414505941</text:p>
          </table:table-cell>
          <table:table-cell office:value-type="float" office:value="0.53333391941151">
            <text:p>0.5333339194</text:p>
          </table:table-cell>
          <table:table-cell office:value-type="float" office:value="0.620038881854577">
            <text:p>0.6200388819</text:p>
          </table:table-cell>
        </table:table-row>
        <table:table-row table:style-name="ro1">
          <table:table-cell office:value-type="float" office:value="0.62177711815089">
            <text:p>0.6217771182</text:p>
          </table:table-cell>
          <table:table-cell office:value-type="float" office:value="0.632884037749565">
            <text:p>0.6328840377</text:p>
          </table:table-cell>
          <table:table-cell office:value-type="float" office:value="0.698517455714251">
            <text:p>0.6985174557</text:p>
          </table:table-cell>
          <table:table-cell office:value-type="float" office:value="0.70163136435993">
            <text:p>0.7016313644</text:p>
          </table:table-cell>
          <table:table-cell office:value-type="float" office:value="0.605225123708553">
            <text:p>0.6052251237</text:p>
          </table:table-cell>
          <table:table-cell office:value-type="float" office:value="0.752641800166968">
            <text:p>0.7526418002</text:p>
          </table:table-cell>
          <table:table-cell office:value-type="float" office:value="0.655370934388081">
            <text:p>0.6553709344</text:p>
          </table:table-cell>
          <table:table-cell office:value-type="float" office:value="0.683026669390248">
            <text:p>0.6830266694</text:p>
          </table:table-cell>
          <table:table-cell office:value-type="float" office:value="0.644470340649775">
            <text:p>0.6444703406</text:p>
          </table:table-cell>
          <table:table-cell office:value-type="float" office:value="0.768247175161484">
            <text:p>0.7682471752</text:p>
          </table:table-cell>
        </table:table-row>
        <table:table-row table:style-name="ro1">
          <table:table-cell office:value-type="float" office:value="0.714100609406493">
            <text:p>0.7141006094</text:p>
          </table:table-cell>
          <table:table-cell office:value-type="float" office:value="0.677207462823065">
            <text:p>0.6772074628</text:p>
          </table:table-cell>
          <table:table-cell office:value-type="float" office:value="0.749354625803437">
            <text:p>0.7493546258</text:p>
          </table:table-cell>
          <table:table-cell office:value-type="float" office:value="0.844913205902523">
            <text:p>0.8449132059</text:p>
          </table:table-cell>
          <table:table-cell office:value-type="float" office:value="0.734046600183907">
            <text:p>0.7340466002</text:p>
          </table:table-cell>
          <table:table-cell office:value-type="float" office:value="0.693611911174065">
            <text:p>0.6936119112</text:p>
          </table:table-cell>
          <table:table-cell office:value-type="float" office:value="0.768777270999042">
            <text:p>0.768777271</text:p>
          </table:table-cell>
          <table:table-cell office:value-type="float" office:value="0.797678024781863">
            <text:p>0.7976780248</text:p>
          </table:table-cell>
          <table:table-cell office:value-type="float" office:value="0.720510098411171">
            <text:p>0.7205100984</text:p>
          </table:table-cell>
          <table:table-cell office:value-type="float" office:value="0.777266240505232">
            <text:p>0.7772662405</text:p>
          </table:table-cell>
        </table:table-row>
        <table:table-row table:style-name="ro1">
          <table:table-cell office:value-type="float" office:value="0.632253230258424">
            <text:p>0.6322532303</text:p>
          </table:table-cell>
          <table:table-cell office:value-type="float" office:value="0.649424376007702">
            <text:p>0.649424376</text:p>
          </table:table-cell>
          <table:table-cell office:value-type="float" office:value="0.724236614836248">
            <text:p>0.7242366148</text:p>
          </table:table-cell>
          <table:table-cell office:value-type="float" office:value="0.596811023434733">
            <text:p>0.5968110234</text:p>
          </table:table-cell>
          <table:table-cell office:value-type="float" office:value="0.723037404234286">
            <text:p>0.7230374042</text:p>
          </table:table-cell>
          <table:table-cell office:value-type="float" office:value="0.507175520904948">
            <text:p>0.5071755209</text:p>
          </table:table-cell>
          <table:table-cell office:value-type="float" office:value="0.57866018278955">
            <text:p>0.5786601828</text:p>
          </table:table-cell>
          <table:table-cell office:value-type="float" office:value="0.721568183168665">
            <text:p>0.7215681832</text:p>
          </table:table-cell>
          <table:table-cell office:value-type="float" office:value="0.721433876884539">
            <text:p>0.7214338769</text:p>
          </table:table-cell>
          <table:table-cell office:value-type="float" office:value="0.594869660549471">
            <text:p>0.5948696605</text:p>
          </table:table-cell>
        </table:table-row>
        <table:table-row table:style-name="ro1">
          <table:table-cell office:value-type="float" office:value="0.907775404367247">
            <text:p>0.9077754044</text:p>
          </table:table-cell>
          <table:table-cell office:value-type="float" office:value="0.776623074286773">
            <text:p>0.7766230743</text:p>
          </table:table-cell>
          <table:table-cell office:value-type="float" office:value="0.743203619040832">
            <text:p>0.743203619</text:p>
          </table:table-cell>
          <table:table-cell office:value-type="float" office:value="0.763331005918042">
            <text:p>0.7633310059</text:p>
          </table:table-cell>
          <table:table-cell office:value-type="float" office:value="0.678045524598683">
            <text:p>0.6780455246</text:p>
          </table:table-cell>
          <table:table-cell office:value-type="float" office:value="0.683149248249507">
            <text:p>0.6831492482</text:p>
          </table:table-cell>
          <table:table-cell office:value-type="float" office:value="0.622977656521567">
            <text:p>0.6229776565</text:p>
          </table:table-cell>
          <table:table-cell office:value-type="float" office:value="0.683365665328183">
            <text:p>0.6833656653</text:p>
          </table:table-cell>
          <table:table-cell office:value-type="float" office:value="0.736746577450686">
            <text:p>0.7367465775</text:p>
          </table:table-cell>
          <table:table-cell office:value-type="float" office:value="0.788815890428211">
            <text:p>0.7888158904</text:p>
          </table:table-cell>
        </table:table-row>
        <table:table-row table:style-name="ro1">
          <table:table-cell office:value-type="float" office:value="0.7297538007526">
            <text:p>0.7297538008</text:p>
          </table:table-cell>
          <table:table-cell office:value-type="float" office:value="0.619015124433139">
            <text:p>0.6190151244</text:p>
          </table:table-cell>
          <table:table-cell office:value-type="float" office:value="0.713988164790431">
            <text:p>0.7139881648</text:p>
          </table:table-cell>
          <table:table-cell office:value-type="float" office:value="0.703657541651364">
            <text:p>0.7036575417</text:p>
          </table:table-cell>
          <table:table-cell office:value-type="float" office:value="0.671552075840455">
            <text:p>0.6715520758</text:p>
          </table:table-cell>
          <table:table-cell office:value-type="float" office:value="0.629231274162747">
            <text:p>0.6292312742</text:p>
          </table:table-cell>
          <table:table-cell office:value-type="float" office:value="0.548039395434504">
            <text:p>0.5480393954</text:p>
          </table:table-cell>
          <table:table-cell office:value-type="float" office:value="0.534739818813343">
            <text:p>0.5347398188</text:p>
          </table:table-cell>
          <table:table-cell office:value-type="float" office:value="0.619007299144695">
            <text:p>0.6190072991</text:p>
          </table:table-cell>
          <table:table-cell office:value-type="float" office:value="0.746975361056284">
            <text:p>0.7469753611</text:p>
          </table:table-cell>
        </table:table-row>
        <table:table-row table:style-name="ro1">
          <table:table-cell office:value-type="float" office:value="0.941023406349816">
            <text:p>0.9410234063</text:p>
          </table:table-cell>
          <table:table-cell office:value-type="float" office:value="0.638564913502025">
            <text:p>0.6385649135</text:p>
          </table:table-cell>
          <table:table-cell office:value-type="float" office:value="0.766134724045113">
            <text:p>0.766134724</text:p>
          </table:table-cell>
          <table:table-cell office:value-type="float" office:value="0.731801892233673">
            <text:p>0.7318018922</text:p>
          </table:table-cell>
          <table:table-cell office:value-type="float" office:value="0.740024549244061">
            <text:p>0.7400245492</text:p>
          </table:table-cell>
          <table:table-cell office:value-type="float" office:value="0.733662256115625">
            <text:p>0.7336622561</text:p>
          </table:table-cell>
          <table:table-cell office:value-type="float" office:value="0.713404969988906">
            <text:p>0.71340497</text:p>
          </table:table-cell>
          <table:table-cell office:value-type="float" office:value="0.718859769116104">
            <text:p>0.7188597691</text:p>
          </table:table-cell>
          <table:table-cell office:value-type="float" office:value="0.835549250600753">
            <text:p>0.8355492506</text:p>
          </table:table-cell>
          <table:table-cell office:value-type="float" office:value="0.665982071495824">
            <text:p>0.6659820715</text:p>
          </table:table-cell>
        </table:table-row>
        <table:table-row table:style-name="ro1">
          <table:table-cell office:value-type="float" office:value="0.735178168019216">
            <text:p>0.735178168</text:p>
          </table:table-cell>
          <table:table-cell office:value-type="float" office:value="0.762140457627746">
            <text:p>0.7621404576</text:p>
          </table:table-cell>
          <table:table-cell office:value-type="float" office:value="0.68683104230338">
            <text:p>0.6868310423</text:p>
          </table:table-cell>
          <table:table-cell office:value-type="float" office:value="0.613040848528789">
            <text:p>0.6130408485</text:p>
          </table:table-cell>
          <table:table-cell office:value-type="float" office:value="0.72302770647361">
            <text:p>0.7230277065</text:p>
          </table:table-cell>
          <table:table-cell office:value-type="float" office:value="0.652066111873027">
            <text:p>0.6520661119</text:p>
          </table:table-cell>
          <table:table-cell office:value-type="float" office:value="0.74714876884778">
            <text:p>0.7471487688</text:p>
          </table:table-cell>
          <table:table-cell office:value-type="float" office:value="0.644370791324788">
            <text:p>0.6443707913</text:p>
          </table:table-cell>
          <table:table-cell office:value-type="float" office:value="0.745232334293533">
            <text:p>0.7452323343</text:p>
          </table:table-cell>
          <table:table-cell office:value-type="float" office:value="0.703708275213945">
            <text:p>0.7037082752</text:p>
          </table:table-cell>
        </table:table-row>
        <table:table-row table:style-name="ro1">
          <table:table-cell office:value-type="float" office:value="0.783890111679199">
            <text:p>0.7838901117</text:p>
          </table:table-cell>
          <table:table-cell office:value-type="float" office:value="0.656696020771292">
            <text:p>0.6566960208</text:p>
          </table:table-cell>
          <table:table-cell office:value-type="float" office:value="0.773718736788243">
            <text:p>0.7737187368</text:p>
          </table:table-cell>
          <table:table-cell office:value-type="float" office:value="0.708312082752171">
            <text:p>0.7083120828</text:p>
          </table:table-cell>
          <table:table-cell office:value-type="float" office:value="0.704128254389919">
            <text:p>0.7041282544</text:p>
          </table:table-cell>
          <table:table-cell office:value-type="float" office:value="0.555160731046608">
            <text:p>0.555160731</text:p>
          </table:table-cell>
          <table:table-cell office:value-type="float" office:value="0.621500718243584">
            <text:p>0.6215007182</text:p>
          </table:table-cell>
          <table:table-cell office:value-type="float" office:value="0.567594260802869">
            <text:p>0.5675942608</text:p>
          </table:table-cell>
          <table:table-cell office:value-type="float" office:value="0.873190101608544">
            <text:p>0.8731901016</text:p>
          </table:table-cell>
          <table:table-cell office:value-type="float" office:value="0.613206631225877">
            <text:p>0.6132066312</text:p>
          </table:table-cell>
        </table:table-row>
        <table:table-row table:style-name="ro1">
          <table:table-cell office:value-type="float" office:value="0.579862377665403">
            <text:p>0.5798623777</text:p>
          </table:table-cell>
          <table:table-cell office:value-type="float" office:value="1.15972475533081">
            <text:p>1.1597247553</text:p>
          </table:table-cell>
          <table:table-cell office:value-type="float" office:value="0.289931188832701">
            <text:p>0.2899311888</text:p>
          </table:table-cell>
          <table:table-cell office:value-type="string">
            <text:p>2.9954716903507103e-16</text:p>
          </table:table-cell>
          <table:table-cell office:value-type="float" office:value="0.869793566498104">
            <text:p>0.8697935665</text:p>
          </table:table-cell>
          <table:table-cell office:value-type="float" office:value="0.869793566498104">
            <text:p>0.8697935665</text:p>
          </table:table-cell>
          <table:table-cell office:value-type="float" office:value="0.579862377665404">
            <text:p>0.5798623777</text:p>
          </table:table-cell>
          <table:table-cell office:value-type="float" office:value="0.289931188832702">
            <text:p>0.2899311888</text:p>
          </table:table-cell>
          <table:table-cell office:value-type="float" office:value="0.289931188832702">
            <text:p>0.2899311888</text:p>
          </table:table-cell>
          <table:table-cell office:value-type="string">
            <text:p>1.3201348276942763e-15</text:p>
          </table:table-cell>
        </table:table-row>
        <table:table-row table:style-name="ro1">
          <table:table-cell office:value-type="float" office:value="0.84580148608151">
            <text:p>0.8458014861</text:p>
          </table:table-cell>
          <table:table-cell office:value-type="float" office:value="0.697153633133845">
            <text:p>0.6971536331</text:p>
          </table:table-cell>
          <table:table-cell office:value-type="float" office:value="0.696550639750743">
            <text:p>0.6965506398</text:p>
          </table:table-cell>
          <table:table-cell office:value-type="float" office:value="0.675884442945851">
            <text:p>0.6758844429</text:p>
          </table:table-cell>
          <table:table-cell office:value-type="float" office:value="0.553550717344956">
            <text:p>0.5535507173</text:p>
          </table:table-cell>
          <table:table-cell office:value-type="float" office:value="0.655933348769191">
            <text:p>0.6559333488</text:p>
          </table:table-cell>
          <table:table-cell office:value-type="float" office:value="0.661263085086093">
            <text:p>0.6612630851</text:p>
          </table:table-cell>
          <table:table-cell office:value-type="float" office:value="0.71610448789808">
            <text:p>0.7161044879</text:p>
          </table:table-cell>
          <table:table-cell office:value-type="float" office:value="0.764379608698779">
            <text:p>0.7643796087</text:p>
          </table:table-cell>
          <table:table-cell office:value-type="float" office:value="0.614038693484484">
            <text:p>0.6140386935</text:p>
          </table:table-cell>
        </table:table-row>
        <table:table-row table:style-name="ro1">
          <table:table-cell office:value-type="float" office:value="0.544718362032361">
            <text:p>0.544718362</text:p>
          </table:table-cell>
          <table:table-cell office:value-type="float" office:value="0.63585956990325">
            <text:p>0.6358595699</text:p>
          </table:table-cell>
          <table:table-cell office:value-type="float" office:value="0.876309617309928">
            <text:p>0.8763096173</text:p>
          </table:table-cell>
          <table:table-cell office:value-type="float" office:value="0.530912971109775">
            <text:p>0.5309129711</text:p>
          </table:table-cell>
          <table:table-cell office:value-type="float" office:value="0.624148288742042">
            <text:p>0.6241482887</text:p>
          </table:table-cell>
          <table:table-cell office:value-type="float" office:value="0.763471120686656">
            <text:p>0.7634711207</text:p>
          </table:table-cell>
          <table:table-cell office:value-type="float" office:value="0.751248349919104">
            <text:p>0.7512483499</text:p>
          </table:table-cell>
          <table:table-cell office:value-type="float" office:value="0.576785599781652">
            <text:p>0.5767855998</text:p>
          </table:table-cell>
          <table:table-cell office:value-type="float" office:value="0.635836728332843">
            <text:p>0.6358367283</text:p>
          </table:table-cell>
          <table:table-cell office:value-type="float" office:value="0.405223566754777">
            <text:p>0.4052235668</text:p>
          </table:table-cell>
        </table:table-row>
        <table:table-row table:style-name="ro1">
          <table:table-cell office:value-type="float" office:value="0.757179700887625">
            <text:p>0.7571797009</text:p>
          </table:table-cell>
          <table:table-cell office:value-type="float" office:value="0.721792026404335">
            <text:p>0.7217920264</text:p>
          </table:table-cell>
          <table:table-cell office:value-type="float" office:value="0.731387691631879">
            <text:p>0.7313876916</text:p>
          </table:table-cell>
          <table:table-cell office:value-type="float" office:value="0.820417502537325">
            <text:p>0.8204175025</text:p>
          </table:table-cell>
          <table:table-cell office:value-type="float" office:value="0.841618955700515">
            <text:p>0.8416189557</text:p>
          </table:table-cell>
          <table:table-cell office:value-type="float" office:value="0.634092151557299">
            <text:p>0.6340921516</text:p>
          </table:table-cell>
          <table:table-cell office:value-type="float" office:value="0.690670643717947">
            <text:p>0.6906706437</text:p>
          </table:table-cell>
          <table:table-cell office:value-type="float" office:value="0.849896162514213">
            <text:p>0.8498961625</text:p>
          </table:table-cell>
          <table:table-cell office:value-type="float" office:value="0.820465005593426">
            <text:p>0.8204650056</text:p>
          </table:table-cell>
          <table:table-cell office:value-type="float" office:value="0.616804236021449">
            <text:p>0.616804236</text:p>
          </table:table-cell>
        </table:table-row>
        <table:table-row table:style-name="ro1">
          <table:table-cell office:value-type="float" office:value="0.750297239992265">
            <text:p>0.75029724</text:p>
          </table:table-cell>
          <table:table-cell office:value-type="float" office:value="0.70115445274956">
            <text:p>0.7011544527</text:p>
          </table:table-cell>
          <table:table-cell office:value-type="float" office:value="0.691993753219913">
            <text:p>0.6919937532</text:p>
          </table:table-cell>
          <table:table-cell office:value-type="float" office:value="0.734884857399067">
            <text:p>0.7348848574</text:p>
          </table:table-cell>
          <table:table-cell office:value-type="float" office:value="0.776605024132886">
            <text:p>0.7766050241</text:p>
          </table:table-cell>
          <table:table-cell office:value-type="float" office:value="0.74748118066619">
            <text:p>0.7474811807</text:p>
          </table:table-cell>
          <table:table-cell office:value-type="float" office:value="0.680832537451056">
            <text:p>0.6808325375</text:p>
          </table:table-cell>
          <table:table-cell office:value-type="float" office:value="0.704909884565715">
            <text:p>0.7049098846</text:p>
          </table:table-cell>
          <table:table-cell office:value-type="float" office:value="0.675378683906795">
            <text:p>0.6753786839</text:p>
          </table:table-cell>
          <table:table-cell office:value-type="float" office:value="0.703640869094338">
            <text:p>0.7036408691</text:p>
          </table:table-cell>
        </table:table-row>
        <table:table-row table:style-name="ro1">
          <table:table-cell office:value-type="float" office:value="0.750384136559098">
            <text:p>0.7503841366</text:p>
          </table:table-cell>
          <table:table-cell office:value-type="float" office:value="0.691922319749829">
            <text:p>0.6919223197</text:p>
          </table:table-cell>
          <table:table-cell office:value-type="float" office:value="0.692174276084868">
            <text:p>0.6921742761</text:p>
          </table:table-cell>
          <table:table-cell office:value-type="float" office:value="0.809130114368428">
            <text:p>0.8091301144</text:p>
          </table:table-cell>
          <table:table-cell office:value-type="float" office:value="0.669387429007861">
            <text:p>0.669387429</text:p>
          </table:table-cell>
          <table:table-cell office:value-type="float" office:value="0.600196004073688">
            <text:p>0.6001960041</text:p>
          </table:table-cell>
          <table:table-cell office:value-type="float" office:value="0.634809324605333">
            <text:p>0.6348093246</text:p>
          </table:table-cell>
          <table:table-cell office:value-type="float" office:value="0.749656521201191">
            <text:p>0.7496565212</text:p>
          </table:table-cell>
          <table:table-cell office:value-type="float" office:value="0.783412436236493">
            <text:p>0.7834124362</text:p>
          </table:table-cell>
          <table:table-cell office:value-type="float" office:value="0.692698021571817">
            <text:p>0.6926980216</text:p>
          </table:table-cell>
        </table:table-row>
        <table:table-row table:style-name="ro1">
          <table:table-cell office:value-type="float" office:value="0.469617021196451">
            <text:p>0.4696170212</text:p>
          </table:table-cell>
          <table:table-cell office:value-type="float" office:value="0.653862705297409">
            <text:p>0.6538627053</text:p>
          </table:table-cell>
          <table:table-cell office:value-type="float" office:value="0.544799192216364">
            <text:p>0.5447991922</text:p>
          </table:table-cell>
          <table:table-cell office:value-type="float" office:value="0.616902600907209">
            <text:p>0.6169026009</text:p>
          </table:table-cell>
          <table:table-cell office:value-type="float" office:value="0.619150467211203">
            <text:p>0.6191504672</text:p>
          </table:table-cell>
          <table:table-cell office:value-type="float" office:value="0.75591592589185">
            <text:p>0.7559159259</text:p>
          </table:table-cell>
          <table:table-cell office:value-type="float" office:value="0.740383637025291">
            <text:p>0.740383637</text:p>
          </table:table-cell>
          <table:table-cell office:value-type="float" office:value="0.701797870560271">
            <text:p>0.7017978706</text:p>
          </table:table-cell>
          <table:table-cell office:value-type="float" office:value="0.643910768335823">
            <text:p>0.6439107683</text:p>
          </table:table-cell>
          <table:table-cell office:value-type="float" office:value="0.643730367365158">
            <text:p>0.6437303674</text:p>
          </table:table-cell>
        </table:table-row>
        <table:table-row table:style-name="ro1">
          <table:table-cell office:value-type="float" office:value="0.66769762826754">
            <text:p>0.6676976283</text:p>
          </table:table-cell>
          <table:table-cell office:value-type="float" office:value="0.734194037247485">
            <text:p>0.7341940372</text:p>
          </table:table-cell>
          <table:table-cell office:value-type="float" office:value="0.665707354350405">
            <text:p>0.6657073544</text:p>
          </table:table-cell>
          <table:table-cell office:value-type="float" office:value="0.607431174776099">
            <text:p>0.6074311748</text:p>
          </table:table-cell>
          <table:table-cell office:value-type="float" office:value="0.585653046926649">
            <text:p>0.5856530469</text:p>
          </table:table-cell>
          <table:table-cell office:value-type="float" office:value="0.570235601683496">
            <text:p>0.5702356017</text:p>
          </table:table-cell>
          <table:table-cell office:value-type="float" office:value="0.666700801873884">
            <text:p>0.6667008019</text:p>
          </table:table-cell>
          <table:table-cell office:value-type="float" office:value="0.61987848002037">
            <text:p>0.61987848</text:p>
          </table:table-cell>
          <table:table-cell office:value-type="float" office:value="0.637229123904266">
            <text:p>0.6372291239</text:p>
          </table:table-cell>
          <table:table-cell office:value-type="float" office:value="0.674028858678646">
            <text:p>0.6740288587</text:p>
          </table:table-cell>
        </table:table-row>
        <table:table-row table:style-name="ro1">
          <table:table-cell office:value-type="float" office:value="0.482581583287982">
            <text:p>0.4825815833</text:p>
          </table:table-cell>
          <table:table-cell office:value-type="float" office:value="0.564195005394865">
            <text:p>0.5641950054</text:p>
          </table:table-cell>
          <table:table-cell office:value-type="float" office:value="0.669521885577661">
            <text:p>0.6695218856</text:p>
          </table:table-cell>
          <table:table-cell office:value-type="float" office:value="0.509939219748063">
            <text:p>0.5099392197</text:p>
          </table:table-cell>
          <table:table-cell office:value-type="float" office:value="0.526848476558652">
            <text:p>0.5268484766</text:p>
          </table:table-cell>
          <table:table-cell office:value-type="float" office:value="0.615655756233148">
            <text:p>0.6156557562</text:p>
          </table:table-cell>
          <table:table-cell office:value-type="float" office:value="0.527548991808035">
            <text:p>0.5275489918</text:p>
          </table:table-cell>
          <table:table-cell office:value-type="float" office:value="0.666960860614868">
            <text:p>0.6669608606</text:p>
          </table:table-cell>
          <table:table-cell office:value-type="float" office:value="0.586750498133085">
            <text:p>0.5867504981</text:p>
          </table:table-cell>
          <table:table-cell office:value-type="float" office:value="0.691401099543136">
            <text:p>0.6914010995</text:p>
          </table:table-cell>
        </table:table-row>
        <table:table-row table:style-name="ro1">
          <table:table-cell office:value-type="float" office:value="0.709264222676445">
            <text:p>0.7092642227</text:p>
          </table:table-cell>
          <table:table-cell office:value-type="float" office:value="0.749908027062673">
            <text:p>0.7499080271</text:p>
          </table:table-cell>
          <table:table-cell office:value-type="float" office:value="0.607918653365019">
            <text:p>0.6079186534</text:p>
          </table:table-cell>
          <table:table-cell office:value-type="float" office:value="0.5156869014881">
            <text:p>0.5156869015</text:p>
          </table:table-cell>
          <table:table-cell office:value-type="float" office:value="0.670489767545658">
            <text:p>0.6704897675</text:p>
          </table:table-cell>
          <table:table-cell office:value-type="float" office:value="0.752648344461344">
            <text:p>0.7526483445</text:p>
          </table:table-cell>
          <table:table-cell office:value-type="float" office:value="0.616413029979403">
            <text:p>0.61641303</text:p>
          </table:table-cell>
          <table:table-cell office:value-type="float" office:value="0.685549933440037">
            <text:p>0.6855499334</text:p>
          </table:table-cell>
          <table:table-cell office:value-type="float" office:value="0.732381100396742">
            <text:p>0.7323811004</text:p>
          </table:table-cell>
          <table:table-cell office:value-type="float" office:value="0.718063928958554">
            <text:p>0.718063929</text:p>
          </table:table-cell>
        </table:table-row>
        <table:table-row table:style-name="ro1">
          <table:table-cell office:value-type="float" office:value="0.58242495055976">
            <text:p>0.5824249506</text:p>
          </table:table-cell>
          <table:table-cell office:value-type="float" office:value="0.64838877921317">
            <text:p>0.6483887792</text:p>
          </table:table-cell>
          <table:table-cell office:value-type="float" office:value="0.756974920141309">
            <text:p>0.7569749201</text:p>
          </table:table-cell>
          <table:table-cell office:value-type="float" office:value="0.697832231360064">
            <text:p>0.6978322314</text:p>
          </table:table-cell>
          <table:table-cell office:value-type="float" office:value="0.52262396186429">
            <text:p>0.5226239619</text:p>
          </table:table-cell>
          <table:table-cell office:value-type="float" office:value="0.514107102846102">
            <text:p>0.5141071028</text:p>
          </table:table-cell>
          <table:table-cell office:value-type="float" office:value="0.88279538523785">
            <text:p>0.8827953852</text:p>
          </table:table-cell>
          <table:table-cell office:value-type="float" office:value="0.540414833067378">
            <text:p>0.5404148331</text:p>
          </table:table-cell>
          <table:table-cell office:value-type="float" office:value="0.635678747313795">
            <text:p>0.6356787473</text:p>
          </table:table-cell>
          <table:table-cell office:value-type="float" office:value="0.720065515646967">
            <text:p>0.7200655156</text:p>
          </table:table-cell>
        </table:table-row>
        <table:table-row table:style-name="ro1">
          <table:table-cell office:value-type="float" office:value="0.676399630077512">
            <text:p>0.6763996301</text:p>
          </table:table-cell>
          <table:table-cell office:value-type="float" office:value="0.664435267668069">
            <text:p>0.6644352677</text:p>
          </table:table-cell>
          <table:table-cell office:value-type="float" office:value="0.663206161537361">
            <text:p>0.6632061615</text:p>
          </table:table-cell>
          <table:table-cell office:value-type="float" office:value="0.668869575451289">
            <text:p>0.6688695755</text:p>
          </table:table-cell>
          <table:table-cell office:value-type="float" office:value="0.65465727974355">
            <text:p>0.6546572797</text:p>
          </table:table-cell>
          <table:table-cell office:value-type="float" office:value="0.650378957967249">
            <text:p>0.650378958</text:p>
          </table:table-cell>
          <table:table-cell office:value-type="float" office:value="0.675373620128932">
            <text:p>0.6753736201</text:p>
          </table:table-cell>
          <table:table-cell office:value-type="float" office:value="0.730492845051701">
            <text:p>0.7304928451</text:p>
          </table:table-cell>
          <table:table-cell office:value-type="float" office:value="0.683017924678915">
            <text:p>0.6830179247</text:p>
          </table:table-cell>
          <table:table-cell office:value-type="float" office:value="0.713422197838376">
            <text:p>0.7134221978</text:p>
          </table:table-cell>
        </table:table-row>
        <table:table-row table:style-name="ro1">
          <table:table-cell office:value-type="float" office:value="0.586070583784508">
            <text:p>0.5860705838</text:p>
          </table:table-cell>
          <table:table-cell office:value-type="float" office:value="0.661192671603212">
            <text:p>0.6611926716</text:p>
          </table:table-cell>
          <table:table-cell office:value-type="float" office:value="0.610979642675572">
            <text:p>0.6109796427</text:p>
          </table:table-cell>
          <table:table-cell office:value-type="float" office:value="0.687222396556163">
            <text:p>0.6872223966</text:p>
          </table:table-cell>
          <table:table-cell office:value-type="float" office:value="0.618251037730603">
            <text:p>0.6182510377</text:p>
          </table:table-cell>
          <table:table-cell office:value-type="float" office:value="0.599893791350539">
            <text:p>0.5998937914</text:p>
          </table:table-cell>
          <table:table-cell office:value-type="float" office:value="0.555702948088301">
            <text:p>0.5557029481</text:p>
          </table:table-cell>
          <table:table-cell office:value-type="float" office:value="0.631437123665328">
            <text:p>0.6314371237</text:p>
          </table:table-cell>
          <table:table-cell office:value-type="float" office:value="0.5984906953232">
            <text:p>0.5984906953</text:p>
          </table:table-cell>
          <table:table-cell office:value-type="float" office:value="0.561194924659103">
            <text:p>0.5611949247</text:p>
          </table:table-cell>
        </table:table-row>
        <table:table-row table:style-name="ro1">
          <table:table-cell office:value-type="float" office:value="0.624127123611825">
            <text:p>0.6241271236</text:p>
          </table:table-cell>
          <table:table-cell office:value-type="float" office:value="0.593099986668937">
            <text:p>0.5930999867</text:p>
          </table:table-cell>
          <table:table-cell office:value-type="float" office:value="0.660327027557585">
            <text:p>0.6603270276</text:p>
          </table:table-cell>
          <table:table-cell office:value-type="float" office:value="0.633716896367157">
            <text:p>0.6337168964</text:p>
          </table:table-cell>
          <table:table-cell office:value-type="float" office:value="0.666842369826175">
            <text:p>0.6668423698</text:p>
          </table:table-cell>
          <table:table-cell office:value-type="float" office:value="0.611159488950093">
            <text:p>0.611159489</text:p>
          </table:table-cell>
          <table:table-cell office:value-type="float" office:value="0.583733272803272">
            <text:p>0.5837332728</text:p>
          </table:table-cell>
          <table:table-cell office:value-type="float" office:value="0.675369814262226">
            <text:p>0.6753698143</text:p>
          </table:table-cell>
          <table:table-cell office:value-type="float" office:value="0.69778096039867">
            <text:p>0.6977809604</text:p>
          </table:table-cell>
          <table:table-cell office:value-type="float" office:value="0.635665370288511">
            <text:p>0.6356653703</text:p>
          </table:table-cell>
        </table:table-row>
        <table:table-row table:style-name="ro1">
          <table:table-cell office:value-type="float" office:value="0.675347463053002">
            <text:p>0.6753474631</text:p>
          </table:table-cell>
          <table:table-cell office:value-type="float" office:value="0.653847743398478">
            <text:p>0.6538477434</text:p>
          </table:table-cell>
          <table:table-cell office:value-type="float" office:value="0.615319175422451">
            <text:p>0.6153191754</text:p>
          </table:table-cell>
          <table:table-cell office:value-type="float" office:value="0.710091901166601">
            <text:p>0.7100919012</text:p>
          </table:table-cell>
          <table:table-cell office:value-type="float" office:value="0.759228569554619">
            <text:p>0.7592285696</text:p>
          </table:table-cell>
          <table:table-cell office:value-type="float" office:value="0.684799595272331">
            <text:p>0.6847995953</text:p>
          </table:table-cell>
          <table:table-cell office:value-type="float" office:value="0.684671624462092">
            <text:p>0.6846716245</text:p>
          </table:table-cell>
          <table:table-cell office:value-type="float" office:value="0.722547623795118">
            <text:p>0.7225476238</text:p>
          </table:table-cell>
          <table:table-cell office:value-type="float" office:value="0.651848397658995">
            <text:p>0.6518483977</text:p>
          </table:table-cell>
          <table:table-cell office:value-type="float" office:value="0.685524305120948">
            <text:p>0.6855243051</text:p>
          </table:table-cell>
        </table:table-row>
        <table:table-row table:style-name="ro1">
          <table:table-cell office:value-type="float" office:value="0.544840504796747">
            <text:p>0.5448405048</text:p>
          </table:table-cell>
          <table:table-cell office:value-type="float" office:value="0.846333152889006">
            <text:p>0.8463331529</text:p>
          </table:table-cell>
          <table:table-cell office:value-type="float" office:value="0.754012483592317">
            <text:p>0.7540124836</text:p>
          </table:table-cell>
          <table:table-cell office:value-type="float" office:value="0.993241938442603">
            <text:p>0.9932419384</text:p>
          </table:table-cell>
          <table:table-cell office:value-type="float" office:value="0.83351049429605">
            <text:p>0.8335104943</text:p>
          </table:table-cell>
          <table:table-cell office:value-type="float" office:value="0.580010460708301">
            <text:p>0.5800104607</text:p>
          </table:table-cell>
          <table:table-cell office:value-type="float" office:value="0.8198415390633">
            <text:p>0.8198415391</text:p>
          </table:table-cell>
          <table:table-cell office:value-type="float" office:value="0.640838537362012">
            <text:p>0.6408385374</text:p>
          </table:table-cell>
          <table:table-cell office:value-type="float" office:value="0.512807636327399">
            <text:p>0.5128076363</text:p>
          </table:table-cell>
          <table:table-cell office:value-type="float" office:value="0.812007354570605">
            <text:p>0.8120073546</text:p>
          </table:table-cell>
        </table:table-row>
        <table:table-row table:style-name="ro1">
          <table:table-cell office:value-type="float" office:value="0.695340604207777">
            <text:p>0.6953406042</text:p>
          </table:table-cell>
          <table:table-cell office:value-type="float" office:value="0.631460914478471">
            <text:p>0.6314609145</text:p>
          </table:table-cell>
          <table:table-cell office:value-type="float" office:value="0.66436915163295">
            <text:p>0.6643691516</text:p>
          </table:table-cell>
          <table:table-cell office:value-type="float" office:value="0.693502665392686">
            <text:p>0.6935026654</text:p>
          </table:table-cell>
          <table:table-cell office:value-type="float" office:value="0.650393084741868">
            <text:p>0.6503930847</text:p>
          </table:table-cell>
          <table:table-cell office:value-type="float" office:value="0.64575278592874">
            <text:p>0.6457527859</text:p>
          </table:table-cell>
          <table:table-cell office:value-type="float" office:value="0.630317733055883">
            <text:p>0.6303177331</text:p>
          </table:table-cell>
          <table:table-cell office:value-type="float" office:value="0.638367644458455">
            <text:p>0.6383676445</text:p>
          </table:table-cell>
          <table:table-cell office:value-type="float" office:value="0.656694088284244">
            <text:p>0.6566940883</text:p>
          </table:table-cell>
          <table:table-cell office:value-type="float" office:value="0.638772243363817">
            <text:p>0.6387722434</text:p>
          </table:table-cell>
        </table:table-row>
        <table:table-row table:style-name="ro1">
          <table:table-cell office:value-type="float" office:value="0.75166548369939">
            <text:p>0.7516654837</text:p>
          </table:table-cell>
          <table:table-cell office:value-type="float" office:value="0.924536063502263">
            <text:p>0.9245360635</text:p>
          </table:table-cell>
          <table:table-cell office:value-type="float" office:value="0.807651516737966">
            <text:p>0.8076515167</text:p>
          </table:table-cell>
          <table:table-cell office:value-type="float" office:value="0.750923774500382">
            <text:p>0.7509237745</text:p>
          </table:table-cell>
          <table:table-cell office:value-type="float" office:value="0.600416561118402">
            <text:p>0.6004165611</text:p>
          </table:table-cell>
          <table:table-cell office:value-type="float" office:value="0.981423006115857">
            <text:p>0.9814230061</text:p>
          </table:table-cell>
          <table:table-cell office:value-type="float" office:value="0.554628977407635">
            <text:p>0.5546289774</text:p>
          </table:table-cell>
          <table:table-cell office:value-type="float" office:value="0.867761407023298">
            <text:p>0.867761407</text:p>
          </table:table-cell>
          <table:table-cell office:value-type="float" office:value="1.09732935523493">
            <text:p>1.0973293552</text:p>
          </table:table-cell>
          <table:table-cell office:value-type="float" office:value="0.761172263326795">
            <text:p>0.7611722633</text:p>
          </table:table-cell>
        </table:table-row>
        <table:table-row table:style-name="ro1">
          <table:table-cell office:value-type="float" office:value="0.718877342736725">
            <text:p>0.7188773427</text:p>
          </table:table-cell>
          <table:table-cell office:value-type="float" office:value="0.802836957334115">
            <text:p>0.8028369573</text:p>
          </table:table-cell>
          <table:table-cell office:value-type="float" office:value="0.762515952041056">
            <text:p>0.762515952</text:p>
          </table:table-cell>
          <table:table-cell office:value-type="float" office:value="0.697145014680843">
            <text:p>0.6971450147</text:p>
          </table:table-cell>
          <table:table-cell office:value-type="float" office:value="0.705979571153996">
            <text:p>0.7059795712</text:p>
          </table:table-cell>
          <table:table-cell office:value-type="float" office:value="0.734187075983593">
            <text:p>0.734187076</text:p>
          </table:table-cell>
          <table:table-cell office:value-type="float" office:value="0.723112242370643">
            <text:p>0.7231122424</text:p>
          </table:table-cell>
          <table:table-cell office:value-type="float" office:value="0.638524874883519">
            <text:p>0.6385248749</text:p>
          </table:table-cell>
          <table:table-cell office:value-type="float" office:value="0.789702047558091">
            <text:p>0.7897020476</text:p>
          </table:table-cell>
          <table:table-cell office:value-type="float" office:value="0.708631661210813">
            <text:p>0.7086316612</text:p>
          </table:table-cell>
        </table:table-row>
        <table:table-row table:style-name="ro1">
          <table:table-cell office:value-type="float" office:value="0.812266123313856">
            <text:p>0.8122661233</text:p>
          </table:table-cell>
          <table:table-cell office:value-type="float" office:value="0.855655933931152">
            <text:p>0.8556559339</text:p>
          </table:table-cell>
          <table:table-cell office:value-type="float" office:value="0.855403710058202">
            <text:p>0.8554037101</text:p>
          </table:table-cell>
          <table:table-cell office:value-type="float" office:value="0.727806710809521">
            <text:p>0.7278067108</text:p>
          </table:table-cell>
          <table:table-cell office:value-type="float" office:value="1.01295355056296">
            <text:p>1.0129535506</text:p>
          </table:table-cell>
          <table:table-cell office:value-type="float" office:value="0.599652863352476">
            <text:p>0.5996528634</text:p>
          </table:table-cell>
          <table:table-cell office:value-type="float" office:value="0.858047670008401">
            <text:p>0.85804767</text:p>
          </table:table-cell>
          <table:table-cell office:value-type="float" office:value="0.386754657600133">
            <text:p>0.3867546576</text:p>
          </table:table-cell>
          <table:table-cell office:value-type="float" office:value="0.599685140459792">
            <text:p>0.5996851405</text:p>
          </table:table-cell>
          <table:table-cell office:value-type="float" office:value="0.771698672419199">
            <text:p>0.7716986724</text:p>
          </table:table-cell>
        </table:table-row>
        <table:table-row table:style-name="ro1">
          <table:table-cell office:value-type="float" office:value="0.72902656950661">
            <text:p>0.7290265695</text:p>
          </table:table-cell>
          <table:table-cell office:value-type="float" office:value="0.857316659915051">
            <text:p>0.8573166599</text:p>
          </table:table-cell>
          <table:table-cell office:value-type="float" office:value="0.742781363116438">
            <text:p>0.7427813631</text:p>
          </table:table-cell>
          <table:table-cell office:value-type="float" office:value="0.627824327074738">
            <text:p>0.6278243271</text:p>
          </table:table-cell>
          <table:table-cell office:value-type="float" office:value="0.884423104735636">
            <text:p>0.8844231047</text:p>
          </table:table-cell>
          <table:table-cell office:value-type="float" office:value="0.969396355932795">
            <text:p>0.9693963559</text:p>
          </table:table-cell>
          <table:table-cell office:value-type="float" office:value="0.85797596093081">
            <text:p>0.8579759609</text:p>
          </table:table-cell>
          <table:table-cell office:value-type="float" office:value="0.76968617127596">
            <text:p>0.7696861713</text:p>
          </table:table-cell>
          <table:table-cell office:value-type="float" office:value="0.940334477096718">
            <text:p>0.9403344771</text:p>
          </table:table-cell>
          <table:table-cell office:value-type="float" office:value="0.658217002219593">
            <text:p>0.6582170022</text:p>
          </table:table-cell>
        </table:table-row>
        <table:table-row table:style-name="ro1">
          <table:table-cell office:value-type="float" office:value="0.669328826231996">
            <text:p>0.6693288262</text:p>
          </table:table-cell>
          <table:table-cell office:value-type="float" office:value="0.787195406956071">
            <text:p>0.787195407</text:p>
          </table:table-cell>
          <table:table-cell office:value-type="float" office:value="0.788194887457998">
            <text:p>0.7881948875</text:p>
          </table:table-cell>
          <table:table-cell office:value-type="float" office:value="0.635971671336985">
            <text:p>0.6359716713</text:p>
          </table:table-cell>
          <table:table-cell office:value-type="float" office:value="0.622355031857857">
            <text:p>0.6223550319</text:p>
          </table:table-cell>
          <table:table-cell office:value-type="float" office:value="0.568148657272679">
            <text:p>0.5681486573</text:p>
          </table:table-cell>
          <table:table-cell office:value-type="float" office:value="0.694368679416933">
            <text:p>0.6943686794</text:p>
          </table:table-cell>
          <table:table-cell office:value-type="float" office:value="0.645534674640566">
            <text:p>0.6455346746</text:p>
          </table:table-cell>
          <table:table-cell office:value-type="float" office:value="0.780128664252361">
            <text:p>0.7801286643</text:p>
          </table:table-cell>
          <table:table-cell office:value-type="float" office:value="0.644127522856983">
            <text:p>0.6441275229</text:p>
          </table:table-cell>
        </table:table-row>
        <table:table-row table:style-name="ro1">
          <table:table-cell office:value-type="float" office:value="0.846486736414523">
            <text:p>0.8464867364</text:p>
          </table:table-cell>
          <table:table-cell office:value-type="float" office:value="0.758560011415467">
            <text:p>0.7585600114</text:p>
          </table:table-cell>
          <table:table-cell office:value-type="float" office:value="0.673356460017817">
            <text:p>0.67335646</text:p>
          </table:table-cell>
          <table:table-cell office:value-type="float" office:value="0.774962796409585">
            <text:p>0.7749627964</text:p>
          </table:table-cell>
          <table:table-cell office:value-type="float" office:value="0.788769486011806">
            <text:p>0.788769486</text:p>
          </table:table-cell>
          <table:table-cell office:value-type="float" office:value="0.928759138415235">
            <text:p>0.9287591384</text:p>
          </table:table-cell>
          <table:table-cell office:value-type="float" office:value="0.641223305392008">
            <text:p>0.6412233054</text:p>
          </table:table-cell>
          <table:table-cell office:value-type="float" office:value="0.799928266701391">
            <text:p>0.7999282667</text:p>
          </table:table-cell>
          <table:table-cell office:value-type="float" office:value="0.734324552195729">
            <text:p>0.7343245522</text:p>
          </table:table-cell>
          <table:table-cell office:value-type="float" office:value="0.701593547156838">
            <text:p>0.7015935472</text:p>
          </table:table-cell>
        </table:table-row>
        <table:table-row table:style-name="ro1">
          <table:table-cell office:value-type="float" office:value="0.739441092935226">
            <text:p>0.7394410929</text:p>
          </table:table-cell>
          <table:table-cell office:value-type="float" office:value="0.803915548932341">
            <text:p>0.8039155489</text:p>
          </table:table-cell>
          <table:table-cell office:value-type="float" office:value="0.78593631450456">
            <text:p>0.7859363145</text:p>
          </table:table-cell>
          <table:table-cell office:value-type="float" office:value="0.715471287062708">
            <text:p>0.7154712871</text:p>
          </table:table-cell>
          <table:table-cell office:value-type="float" office:value="0.721184745542418">
            <text:p>0.7211847455</text:p>
          </table:table-cell>
          <table:table-cell office:value-type="float" office:value="0.706382987830378">
            <text:p>0.7063829878</text:p>
          </table:table-cell>
          <table:table-cell office:value-type="float" office:value="0.695449053065679">
            <text:p>0.6954490531</text:p>
          </table:table-cell>
          <table:table-cell office:value-type="float" office:value="0.690375250291847">
            <text:p>0.6903752503</text:p>
          </table:table-cell>
          <table:table-cell office:value-type="float" office:value="0.706192434649079">
            <text:p>0.7061924346</text:p>
          </table:table-cell>
          <table:table-cell office:value-type="float" office:value="0.704745905703281">
            <text:p>0.7047459057</text:p>
          </table:table-cell>
        </table:table-row>
        <table:table-row table:style-name="ro1">
          <table:table-cell office:value-type="float" office:value="0.730915519984628">
            <text:p>0.73091552</text:p>
          </table:table-cell>
          <table:table-cell office:value-type="float" office:value="0.929705486176293">
            <text:p>0.9297054862</text:p>
          </table:table-cell>
          <table:table-cell office:value-type="float" office:value="0.646787169053707">
            <text:p>0.6467871691</text:p>
          </table:table-cell>
          <table:table-cell office:value-type="float" office:value="0.717631770207427">
            <text:p>0.7176317702</text:p>
          </table:table-cell>
          <table:table-cell office:value-type="float" office:value="0.792809095535989">
            <text:p>0.7928090955</text:p>
          </table:table-cell>
          <table:table-cell office:value-type="float" office:value="0.869694649307738">
            <text:p>0.8696946493</text:p>
          </table:table-cell>
          <table:table-cell office:value-type="float" office:value="0.93570422755995">
            <text:p>0.9357042276</text:p>
          </table:table-cell>
          <table:table-cell office:value-type="float" office:value="0.730314024826449">
            <text:p>0.7303140248</text:p>
          </table:table-cell>
          <table:table-cell office:value-type="float" office:value="0.73509696522107">
            <text:p>0.7350969652</text:p>
          </table:table-cell>
          <table:table-cell office:value-type="float" office:value="0.824471751897004">
            <text:p>0.8244717519</text:p>
          </table:table-cell>
        </table:table-row>
        <table:table-row table:style-name="ro1">
          <table:table-cell office:value-type="float" office:value="0.623459509683594">
            <text:p>0.6234595097</text:p>
          </table:table-cell>
          <table:table-cell office:value-type="float" office:value="0.596435367547741">
            <text:p>0.5964353675</text:p>
          </table:table-cell>
          <table:table-cell office:value-type="float" office:value="0.569729059835736">
            <text:p>0.5697290598</text:p>
          </table:table-cell>
          <table:table-cell office:value-type="float" office:value="0.727830026178528">
            <text:p>0.7278300262</text:p>
          </table:table-cell>
          <table:table-cell office:value-type="float" office:value="0.653685090007351">
            <text:p>0.65368509</text:p>
          </table:table-cell>
          <table:table-cell office:value-type="float" office:value="0.719018567416248">
            <text:p>0.7190185674</text:p>
          </table:table-cell>
          <table:table-cell office:value-type="float" office:value="0.820279950282752">
            <text:p>0.8202799503</text:p>
          </table:table-cell>
          <table:table-cell office:value-type="float" office:value="0.677812646538328">
            <text:p>0.6778126465</text:p>
          </table:table-cell>
          <table:table-cell office:value-type="float" office:value="0.575536844942901">
            <text:p>0.5755368449</text:p>
          </table:table-cell>
          <table:table-cell office:value-type="float" office:value="0.636387848968205">
            <text:p>0.636387849</text:p>
          </table:table-cell>
        </table:table-row>
        <table:table-row table:style-name="ro1">
          <table:table-cell office:value-type="float" office:value="0.573189384026377">
            <text:p>0.573189384</text:p>
          </table:table-cell>
          <table:table-cell office:value-type="float" office:value="0.706390131758397">
            <text:p>0.7063901318</text:p>
          </table:table-cell>
          <table:table-cell office:value-type="float" office:value="0.825452870497777">
            <text:p>0.8254528705</text:p>
          </table:table-cell>
          <table:table-cell office:value-type="float" office:value="0.631622682343979">
            <text:p>0.6316226823</text:p>
          </table:table-cell>
          <table:table-cell office:value-type="float" office:value="0.7224102267158">
            <text:p>0.7224102267</text:p>
          </table:table-cell>
          <table:table-cell office:value-type="float" office:value="0.702225949191104">
            <text:p>0.7022259492</text:p>
          </table:table-cell>
          <table:table-cell office:value-type="float" office:value="0.689046813786072">
            <text:p>0.6890468138</text:p>
          </table:table-cell>
          <table:table-cell office:value-type="float" office:value="0.659995292795805">
            <text:p>0.6599952928</text:p>
          </table:table-cell>
          <table:table-cell office:value-type="float" office:value="0.682467371140243">
            <text:p>0.6824673711</text:p>
          </table:table-cell>
          <table:table-cell office:value-type="float" office:value="0.693461747713404">
            <text:p>0.6934617477</text:p>
          </table:table-cell>
        </table:table-row>
        <table:table-row table:style-name="ro1">
          <table:table-cell office:value-type="float" office:value="0.770027030502087">
            <text:p>0.7700270305</text:p>
          </table:table-cell>
          <table:table-cell office:value-type="float" office:value="0.808197945919063">
            <text:p>0.8081979459</text:p>
          </table:table-cell>
          <table:table-cell office:value-type="float" office:value="0.852330068126334">
            <text:p>0.8523300681</text:p>
          </table:table-cell>
          <table:table-cell office:value-type="float" office:value="0.723942350062565">
            <text:p>0.7239423501</text:p>
          </table:table-cell>
          <table:table-cell office:value-type="float" office:value="0.741081156996146">
            <text:p>0.741081157</text:p>
          </table:table-cell>
          <table:table-cell office:value-type="float" office:value="0.873698543015672">
            <text:p>0.873698543</text:p>
          </table:table-cell>
          <table:table-cell office:value-type="float" office:value="0.740786869283313">
            <text:p>0.7407868693</text:p>
          </table:table-cell>
          <table:table-cell office:value-type="float" office:value="0.602774712162385">
            <text:p>0.6027747122</text:p>
          </table:table-cell>
          <table:table-cell office:value-type="float" office:value="0.780555288981259">
            <text:p>0.780555289</text:p>
          </table:table-cell>
          <table:table-cell office:value-type="float" office:value="0.740977701553871">
            <text:p>0.7409777016</text:p>
          </table:table-cell>
        </table:table-row>
        <table:table-row table:style-name="ro1">
          <table:table-cell office:value-type="float" office:value="1.03277203556929">
            <text:p>1.0327720356</text:p>
          </table:table-cell>
          <table:table-cell office:value-type="float" office:value="0.642793341649628">
            <text:p>0.6427933416</text:p>
          </table:table-cell>
          <table:table-cell office:value-type="string">
            <text:p>2.1263896172396405e-16</text:p>
          </table:table-cell>
          <table:table-cell office:value-type="float" office:value="0.516386017784643">
            <text:p>0.5163860178</text:p>
          </table:table-cell>
          <table:table-cell office:value-type="float" office:value="0.25819300889232">
            <text:p>0.2581930089</text:p>
          </table:table-cell>
          <table:table-cell office:value-type="string">
            <text:p>1.314989134187822e-16</text:p>
          </table:table-cell>
          <table:table-cell office:value-type="float" office:value="0.771898008837996">
            <text:p>0.7718980088</text:p>
          </table:table-cell>
          <table:table-cell office:value-type="float" office:value="0.77456270119255">
            <text:p>0.7745627012</text:p>
          </table:table-cell>
          <table:table-cell office:value-type="float" office:value="0.771849032384754">
            <text:p>0.7718490324</text:p>
          </table:table-cell>
          <table:table-cell office:value-type="float" office:value="0.645490684973011">
            <text:p>0.645490685</text:p>
          </table:table-cell>
        </table:table-row>
        <table:table-row table:style-name="ro1">
          <table:table-cell office:value-type="float" office:value="0.755157436117474">
            <text:p>0.7551574361</text:p>
          </table:table-cell>
          <table:table-cell office:value-type="float" office:value="0.895810771227683">
            <text:p>0.8958107712</text:p>
          </table:table-cell>
          <table:table-cell office:value-type="float" office:value="0.826247752988955">
            <text:p>0.826247753</text:p>
          </table:table-cell>
          <table:table-cell office:value-type="float" office:value="0.731791873414371">
            <text:p>0.7317918734</text:p>
          </table:table-cell>
          <table:table-cell office:value-type="float" office:value="0.920761397003496">
            <text:p>0.920761397</text:p>
          </table:table-cell>
          <table:table-cell office:value-type="float" office:value="0.637736750437015">
            <text:p>0.6377367504</text:p>
          </table:table-cell>
          <table:table-cell office:value-type="float" office:value="0.802788961364518">
            <text:p>0.8027889614</text:p>
          </table:table-cell>
          <table:table-cell office:value-type="float" office:value="0.754042919900896">
            <text:p>0.7540429199</text:p>
          </table:table-cell>
          <table:table-cell office:value-type="float" office:value="0.680036729831333">
            <text:p>0.6800367298</text:p>
          </table:table-cell>
          <table:table-cell office:value-type="float" office:value="0.707169622627956">
            <text:p>0.7071696226</text:p>
          </table:table-cell>
        </table:table-row>
        <table:table-row table:style-name="ro1">
          <table:table-cell office:value-type="float" office:value="0.476438526783853">
            <text:p>0.4764385268</text:p>
          </table:table-cell>
          <table:table-cell office:value-type="float" office:value="0.875849404157652">
            <text:p>0.8758494042</text:p>
          </table:table-cell>
          <table:table-cell office:value-type="float" office:value="0.748112583000594">
            <text:p>0.748112583</text:p>
          </table:table-cell>
          <table:table-cell office:value-type="float" office:value="0.739009391264918">
            <text:p>0.7390093913</text:p>
          </table:table-cell>
          <table:table-cell office:value-type="float" office:value="0.847601828735169">
            <text:p>0.8476018287</text:p>
          </table:table-cell>
          <table:table-cell office:value-type="float" office:value="0.624795485938497">
            <text:p>0.6247954859</text:p>
          </table:table-cell>
          <table:table-cell office:value-type="float" office:value="0.701728440875185">
            <text:p>0.7017284409</text:p>
          </table:table-cell>
          <table:table-cell office:value-type="float" office:value="0.710741166633228">
            <text:p>0.7107411666</text:p>
          </table:table-cell>
          <table:table-cell office:value-type="float" office:value="0.77845859423838">
            <text:p>0.7784585942</text:p>
          </table:table-cell>
          <table:table-cell office:value-type="float" office:value="0.760188246597805">
            <text:p>0.7601882466</text:p>
          </table:table-cell>
        </table:table-row>
        <table:table-row table:style-name="ro1">
          <table:table-cell office:value-type="float" office:value="0.900883234540201">
            <text:p>0.9008832345</text:p>
          </table:table-cell>
          <table:table-cell office:value-type="float" office:value="0.799439348852968">
            <text:p>0.7994393489</text:p>
          </table:table-cell>
          <table:table-cell office:value-type="float" office:value="0.727403632476998">
            <text:p>0.7274036325</text:p>
          </table:table-cell>
          <table:table-cell office:value-type="float" office:value="0.600704132445816">
            <text:p>0.6007041324</text:p>
          </table:table-cell>
          <table:table-cell office:value-type="float" office:value="0.642692176767956">
            <text:p>0.6426921768</text:p>
          </table:table-cell>
          <table:table-cell office:value-type="float" office:value="0.599020622285509">
            <text:p>0.5990206223</text:p>
          </table:table-cell>
          <table:table-cell office:value-type="float" office:value="0.812251919366495">
            <text:p>0.8122519194</text:p>
          </table:table-cell>
          <table:table-cell office:value-type="float" office:value="0.29998442821107">
            <text:p>0.2999844282</text:p>
          </table:table-cell>
          <table:table-cell office:value-type="float" office:value="0.642076175865871">
            <text:p>0.6420761759</text:p>
          </table:table-cell>
          <table:table-cell office:value-type="float" office:value="0.726662038684686">
            <text:p>0.7266620387</text:p>
          </table:table-cell>
        </table:table-row>
        <table:table-row table:style-name="ro1">
          <table:table-cell office:value-type="float" office:value="0.750616529555114">
            <text:p>0.7506165296</text:p>
          </table:table-cell>
          <table:table-cell office:value-type="float" office:value="0.652680020589706">
            <text:p>0.6526800206</text:p>
          </table:table-cell>
          <table:table-cell office:value-type="float" office:value="0.628024728008208">
            <text:p>0.628024728</text:p>
          </table:table-cell>
          <table:table-cell office:value-type="float" office:value="0.672823433161733">
            <text:p>0.6728234332</text:p>
          </table:table-cell>
          <table:table-cell office:value-type="float" office:value="0.634157520447876">
            <text:p>0.6341575204</text:p>
          </table:table-cell>
          <table:table-cell office:value-type="float" office:value="0.774038878474464">
            <text:p>0.7740388785</text:p>
          </table:table-cell>
          <table:table-cell office:value-type="float" office:value="0.70563557939264">
            <text:p>0.7056355794</text:p>
          </table:table-cell>
          <table:table-cell office:value-type="float" office:value="0.754451262227591">
            <text:p>0.7544512622</text:p>
          </table:table-cell>
          <table:table-cell office:value-type="float" office:value="0.73461084201813">
            <text:p>0.734610842</text:p>
          </table:table-cell>
          <table:table-cell office:value-type="float" office:value="0.809612417778884">
            <text:p>0.8096124178</text:p>
          </table:table-cell>
        </table:table-row>
        <table:table-row table:style-name="ro1">
          <table:table-cell office:value-type="float" office:value="0.646983566861211">
            <text:p>0.6469835669</text:p>
          </table:table-cell>
          <table:table-cell office:value-type="float" office:value="0.634182982672531">
            <text:p>0.6341829827</text:p>
          </table:table-cell>
          <table:table-cell office:value-type="float" office:value="0.690296216242794">
            <text:p>0.6902962162</text:p>
          </table:table-cell>
          <table:table-cell office:value-type="float" office:value="0.645253051906506">
            <text:p>0.6452530519</text:p>
          </table:table-cell>
          <table:table-cell office:value-type="float" office:value="0.670117958238249">
            <text:p>0.6701179582</text:p>
          </table:table-cell>
          <table:table-cell office:value-type="float" office:value="0.688680430982098">
            <text:p>0.688680431</text:p>
          </table:table-cell>
          <table:table-cell office:value-type="float" office:value="0.677291820880118">
            <text:p>0.6772918209</text:p>
          </table:table-cell>
          <table:table-cell office:value-type="float" office:value="0.698502249155233">
            <text:p>0.6985022492</text:p>
          </table:table-cell>
          <table:table-cell office:value-type="float" office:value="0.802891784024117">
            <text:p>0.802891784</text:p>
          </table:table-cell>
          <table:table-cell office:value-type="float" office:value="0.775888640565997">
            <text:p>0.7758886406</text:p>
          </table:table-cell>
        </table:table-row>
        <table:table-row table:style-name="ro1">
          <table:table-cell office:value-type="float" office:value="0.808519678147662">
            <text:p>0.8085196781</text:p>
          </table:table-cell>
          <table:table-cell office:value-type="float" office:value="0.576350172915862">
            <text:p>0.5763501729</text:p>
          </table:table-cell>
          <table:table-cell office:value-type="float" office:value="0.600789992407168">
            <text:p>0.6007899924</text:p>
          </table:table-cell>
          <table:table-cell office:value-type="float" office:value="0.62418041006954">
            <text:p>0.6241804101</text:p>
          </table:table-cell>
          <table:table-cell office:value-type="float" office:value="0.507863458389105">
            <text:p>0.5078634584</text:p>
          </table:table-cell>
          <table:table-cell office:value-type="float" office:value="0.715106689747395">
            <text:p>0.7151066897</text:p>
          </table:table-cell>
          <table:table-cell office:value-type="float" office:value="0.645224126084435">
            <text:p>0.6452241261</text:p>
          </table:table-cell>
          <table:table-cell office:value-type="float" office:value="0.508188812772619">
            <text:p>0.5081888128</text:p>
          </table:table-cell>
          <table:table-cell office:value-type="float" office:value="0.761915258838587">
            <text:p>0.7619152588</text:p>
          </table:table-cell>
          <table:table-cell office:value-type="float" office:value="0.505359297482611">
            <text:p>0.5053592975</text:p>
          </table:table-cell>
        </table:table-row>
        <table:table-row table:style-name="ro1">
          <table:table-cell office:value-type="float" office:value="0.670303317604283">
            <text:p>0.6703033176</text:p>
          </table:table-cell>
          <table:table-cell office:value-type="float" office:value="0.576871273591239">
            <text:p>0.5768712736</text:p>
          </table:table-cell>
          <table:table-cell office:value-type="float" office:value="0.832223384111602">
            <text:p>0.8322233841</text:p>
          </table:table-cell>
          <table:table-cell office:value-type="float" office:value="0.775896354885279">
            <text:p>0.7758963549</text:p>
          </table:table-cell>
          <table:table-cell office:value-type="float" office:value="0.724955074324629">
            <text:p>0.7249550743</text:p>
          </table:table-cell>
          <table:table-cell office:value-type="float" office:value="0.593924708519098">
            <text:p>0.5939247085</text:p>
          </table:table-cell>
          <table:table-cell office:value-type="float" office:value="0.638482349503908">
            <text:p>0.6384823495</text:p>
          </table:table-cell>
          <table:table-cell office:value-type="float" office:value="0.672692736899052">
            <text:p>0.6726927369</text:p>
          </table:table-cell>
          <table:table-cell office:value-type="float" office:value="0.676164648119181">
            <text:p>0.6761646481</text:p>
          </table:table-cell>
          <table:table-cell office:value-type="float" office:value="0.875153263328867">
            <text:p>0.8751532633</text:p>
          </table:table-cell>
        </table:table-row>
        <table:table-row table:style-name="ro1">
          <table:table-cell office:value-type="float" office:value="0.652151848816777">
            <text:p>0.6521518488</text:p>
          </table:table-cell>
          <table:table-cell office:value-type="float" office:value="0.637357411888225">
            <text:p>0.6373574119</text:p>
          </table:table-cell>
          <table:table-cell office:value-type="float" office:value="0.707432904552435">
            <text:p>0.7074329046</text:p>
          </table:table-cell>
          <table:table-cell office:value-type="float" office:value="0.696998980579884">
            <text:p>0.6969989806</text:p>
          </table:table-cell>
          <table:table-cell office:value-type="float" office:value="0.708989837861026">
            <text:p>0.7089898379</text:p>
          </table:table-cell>
          <table:table-cell office:value-type="float" office:value="0.72912456452633">
            <text:p>0.7291245645</text:p>
          </table:table-cell>
          <table:table-cell office:value-type="float" office:value="0.653299043185165">
            <text:p>0.6532990432</text:p>
          </table:table-cell>
          <table:table-cell office:value-type="float" office:value="0.758186621618645">
            <text:p>0.7581866216</text:p>
          </table:table-cell>
          <table:table-cell office:value-type="float" office:value="0.656192248954999">
            <text:p>0.656192249</text:p>
          </table:table-cell>
          <table:table-cell office:value-type="float" office:value="0.689791616533777">
            <text:p>0.6897916165</text:p>
          </table:table-cell>
        </table:table-row>
        <table:table-row table:style-name="ro1">
          <table:table-cell office:value-type="float" office:value="0.850352337680278">
            <text:p>0.8503523377</text:p>
          </table:table-cell>
          <table:table-cell office:value-type="float" office:value="0.519277433923615">
            <text:p>0.5192774339</text:p>
          </table:table-cell>
          <table:table-cell office:value-type="float" office:value="0.566703346698554">
            <text:p>0.5667033467</text:p>
          </table:table-cell>
          <table:table-cell office:value-type="float" office:value="0.447248142404583">
            <text:p>0.4472481424</text:p>
          </table:table-cell>
          <table:table-cell office:value-type="float" office:value="0.685395077386113">
            <text:p>0.6853950774</text:p>
          </table:table-cell>
          <table:table-cell office:value-type="float" office:value="0.827486668104296">
            <text:p>0.8274866681</text:p>
          </table:table-cell>
          <table:table-cell office:value-type="float" office:value="0.704661382891005">
            <text:p>0.7046613829</text:p>
          </table:table-cell>
          <table:table-cell office:value-type="float" office:value="0.634660453460667">
            <text:p>0.6346604535</text:p>
          </table:table-cell>
          <table:table-cell office:value-type="float" office:value="0.87240961777811">
            <text:p>0.8724096178</text:p>
          </table:table-cell>
          <table:table-cell office:value-type="float" office:value="0.777809531707864">
            <text:p>0.7778095317</text:p>
          </table:table-cell>
        </table:table-row>
        <table:table-row table:style-name="ro1">
          <table:table-cell office:value-type="float" office:value="0.711641151667144">
            <text:p>0.7116411517</text:p>
          </table:table-cell>
          <table:table-cell office:value-type="float" office:value="0.756678693776091">
            <text:p>0.7566786938</text:p>
          </table:table-cell>
          <table:table-cell office:value-type="float" office:value="0.680529540827531">
            <text:p>0.6805295408</text:p>
          </table:table-cell>
          <table:table-cell office:value-type="float" office:value="0.755433010472642">
            <text:p>0.7554330105</text:p>
          </table:table-cell>
          <table:table-cell office:value-type="float" office:value="0.65931163240315">
            <text:p>0.6593116324</text:p>
          </table:table-cell>
          <table:table-cell office:value-type="float" office:value="0.723156626916115">
            <text:p>0.7231566269</text:p>
          </table:table-cell>
          <table:table-cell office:value-type="float" office:value="0.702123232599848">
            <text:p>0.7021232326</text:p>
          </table:table-cell>
          <table:table-cell office:value-type="float" office:value="0.706121455761769">
            <text:p>0.7061214558</text:p>
          </table:table-cell>
          <table:table-cell office:value-type="float" office:value="0.683840297105833">
            <text:p>0.6838402971</text:p>
          </table:table-cell>
          <table:table-cell office:value-type="float" office:value="0.740590742943576">
            <text:p>0.7405907429</text:p>
          </table:table-cell>
        </table:table-row>
        <table:table-row table:style-name="ro1">
          <table:table-cell office:value-type="float" office:value="0.686170583568511">
            <text:p>0.6861705836</text:p>
          </table:table-cell>
          <table:table-cell office:value-type="float" office:value="0.459433099613019">
            <text:p>0.4594330996</text:p>
          </table:table-cell>
          <table:table-cell office:value-type="float" office:value="0.629699072152703">
            <text:p>0.6296990722</text:p>
          </table:table-cell>
          <table:table-cell office:value-type="float" office:value="0.591816030026738">
            <text:p>0.59181603</text:p>
          </table:table-cell>
          <table:table-cell office:value-type="float" office:value="0.696157704245524">
            <text:p>0.6961577042</text:p>
          </table:table-cell>
          <table:table-cell office:value-type="float" office:value="0.630458276606056">
            <text:p>0.6304582766</text:p>
          </table:table-cell>
          <table:table-cell office:value-type="float" office:value="0.621241443330946">
            <text:p>0.6212414433</text:p>
          </table:table-cell>
          <table:table-cell office:value-type="float" office:value="0.65831699854619">
            <text:p>0.6583169985</text:p>
          </table:table-cell>
          <table:table-cell office:value-type="float" office:value="0.648919770278797">
            <text:p>0.6489197703</text:p>
          </table:table-cell>
          <table:table-cell office:value-type="float" office:value="0.658605190461241">
            <text:p>0.6586051905</text:p>
          </table:table-cell>
        </table:table-row>
        <table:table-row table:style-name="ro1">
          <table:table-cell office:value-type="float" office:value="0.719458111896288">
            <text:p>0.7194581119</text:p>
          </table:table-cell>
          <table:table-cell office:value-type="float" office:value="0.821145134927365">
            <text:p>0.8211451349</text:p>
          </table:table-cell>
          <table:table-cell office:value-type="float" office:value="0.692356096978154">
            <text:p>0.692356097</text:p>
          </table:table-cell>
          <table:table-cell office:value-type="float" office:value="0.701664220851587">
            <text:p>0.7016642209</text:p>
          </table:table-cell>
          <table:table-cell office:value-type="float" office:value="0.660164602759955">
            <text:p>0.6601646028</text:p>
          </table:table-cell>
          <table:table-cell office:value-type="float" office:value="0.814786259614094">
            <text:p>0.8147862596</text:p>
          </table:table-cell>
          <table:table-cell office:value-type="float" office:value="0.74950298477157">
            <text:p>0.7495029848</text:p>
          </table:table-cell>
          <table:table-cell office:value-type="float" office:value="0.767931377692879">
            <text:p>0.7679313777</text:p>
          </table:table-cell>
          <table:table-cell office:value-type="float" office:value="0.782094608976795">
            <text:p>0.782094609</text:p>
          </table:table-cell>
          <table:table-cell office:value-type="float" office:value="0.635300649258058">
            <text:p>0.6353006493</text:p>
          </table:table-cell>
        </table:table-row>
        <table:table-row table:style-name="ro1">
          <table:table-cell office:value-type="float" office:value="0.667110048291372">
            <text:p>0.6671100483</text:p>
          </table:table-cell>
          <table:table-cell office:value-type="float" office:value="0.717418640007777">
            <text:p>0.71741864</text:p>
          </table:table-cell>
          <table:table-cell office:value-type="float" office:value="0.701666904785995">
            <text:p>0.7016669048</text:p>
          </table:table-cell>
          <table:table-cell office:value-type="float" office:value="0.758601418746136">
            <text:p>0.7586014187</text:p>
          </table:table-cell>
          <table:table-cell office:value-type="float" office:value="0.66064615253709">
            <text:p>0.6606461525</text:p>
          </table:table-cell>
          <table:table-cell office:value-type="float" office:value="0.618940375418355">
            <text:p>0.6189403754</text:p>
          </table:table-cell>
          <table:table-cell office:value-type="float" office:value="0.67991277326116">
            <text:p>0.6799127733</text:p>
          </table:table-cell>
          <table:table-cell office:value-type="float" office:value="0.739901864943091">
            <text:p>0.7399018649</text:p>
          </table:table-cell>
          <table:table-cell office:value-type="float" office:value="0.705444913249213">
            <text:p>0.7054449132</text:p>
          </table:table-cell>
          <table:table-cell office:value-type="float" office:value="0.704114615246906">
            <text:p>0.7041146152</text:p>
          </table:table-cell>
        </table:table-row>
        <table:table-row table:style-name="ro1">
          <table:table-cell office:value-type="float" office:value="0.724229464502821">
            <text:p>0.7242294645</text:p>
          </table:table-cell>
          <table:table-cell office:value-type="float" office:value="0.289796984594044">
            <text:p>0.2897969846</text:p>
          </table:table-cell>
          <table:table-cell office:value-type="float" office:value="0.580376323836747">
            <text:p>0.5803763238</text:p>
          </table:table-cell>
          <table:table-cell office:value-type="float" office:value="0.43426048543985">
            <text:p>0.4342604854</text:p>
          </table:table-cell>
          <table:table-cell office:value-type="float" office:value="0.869418727369719">
            <text:p>0.8694187274</text:p>
          </table:table-cell>
          <table:table-cell office:value-type="float" office:value="0.799204492817883">
            <text:p>0.7992044928</text:p>
          </table:table-cell>
          <table:table-cell office:value-type="float" office:value="0.290549662756428">
            <text:p>0.2905496628</text:p>
          </table:table-cell>
          <table:table-cell office:value-type="float" office:value="1.01453549999783">
            <text:p>1.0145355</text:p>
          </table:table-cell>
          <table:table-cell office:value-type="float" office:value="1.15912178149603">
            <text:p>1.1591217815</text:p>
          </table:table-cell>
          <table:table-cell office:value-type="float" office:value="0.87017092808219">
            <text:p>0.8701709281</text:p>
          </table:table-cell>
        </table:table-row>
        <table:table-row table:style-name="ro1">
          <table:table-cell office:value-type="float" office:value="0.652848529892697">
            <text:p>0.6528485299</text:p>
          </table:table-cell>
          <table:table-cell office:value-type="float" office:value="0.741340512959094">
            <text:p>0.741340513</text:p>
          </table:table-cell>
          <table:table-cell office:value-type="float" office:value="0.677887571211043">
            <text:p>0.6778875712</text:p>
          </table:table-cell>
          <table:table-cell office:value-type="float" office:value="0.547904649322511">
            <text:p>0.5479046493</text:p>
          </table:table-cell>
          <table:table-cell office:value-type="float" office:value="0.684235798594195">
            <text:p>0.6842357986</text:p>
          </table:table-cell>
          <table:table-cell office:value-type="float" office:value="0.813706109289144">
            <text:p>0.8137061093</text:p>
          </table:table-cell>
          <table:table-cell office:value-type="float" office:value="0.685629600021286">
            <text:p>0.6856296</text:p>
          </table:table-cell>
          <table:table-cell office:value-type="float" office:value="0.659804207232731">
            <text:p>0.6598042072</text:p>
          </table:table-cell>
          <table:table-cell office:value-type="float" office:value="0.690934141109422">
            <text:p>0.6909341411</text:p>
          </table:table-cell>
          <table:table-cell office:value-type="float" office:value="0.679722786676337">
            <text:p>0.6797227867</text:p>
          </table:table-cell>
        </table:table-row>
        <table:table-row table:style-name="ro1">
          <table:table-cell office:value-type="float" office:value="0.683189507683716">
            <text:p>0.6831895077</text:p>
          </table:table-cell>
          <table:table-cell office:value-type="float" office:value="0.518426749031242">
            <text:p>0.518426749</text:p>
          </table:table-cell>
          <table:table-cell office:value-type="float" office:value="0.55869111410106">
            <text:p>0.5586911141</text:p>
          </table:table-cell>
          <table:table-cell office:value-type="float" office:value="0.755229144543032">
            <text:p>0.7552291445</text:p>
          </table:table-cell>
          <table:table-cell office:value-type="float" office:value="0.506864868595418">
            <text:p>0.5068648686</text:p>
          </table:table-cell>
          <table:table-cell office:value-type="float" office:value="0.723969984534179">
            <text:p>0.7239699845</text:p>
          </table:table-cell>
          <table:table-cell office:value-type="float" office:value="0.548911987538906">
            <text:p>0.5489119875</text:p>
          </table:table-cell>
          <table:table-cell office:value-type="float" office:value="0.667040822454985">
            <text:p>0.6670408225</text:p>
          </table:table-cell>
          <table:table-cell office:value-type="float" office:value="0.7380885098873">
            <text:p>0.7380885099</text:p>
          </table:table-cell>
          <table:table-cell office:value-type="float" office:value="0.784807676471478">
            <text:p>0.7848076765</text:p>
          </table:table-cell>
        </table:table-row>
        <table:table-row table:style-name="ro1">
          <table:table-cell office:value-type="float" office:value="0.745212284824473">
            <text:p>0.7452122848</text:p>
          </table:table-cell>
          <table:table-cell office:value-type="float" office:value="0.73705502736637">
            <text:p>0.7370550274</text:p>
          </table:table-cell>
          <table:table-cell office:value-type="float" office:value="0.746665328653747">
            <text:p>0.7466653287</text:p>
          </table:table-cell>
          <table:table-cell office:value-type="float" office:value="0.743320053965919">
            <text:p>0.743320054</text:p>
          </table:table-cell>
          <table:table-cell office:value-type="float" office:value="0.74141387146469">
            <text:p>0.7414138715</text:p>
          </table:table-cell>
          <table:table-cell office:value-type="float" office:value="0.712035832603482">
            <text:p>0.7120358326</text:p>
          </table:table-cell>
          <table:table-cell office:value-type="float" office:value="0.728559620932699">
            <text:p>0.7285596209</text:p>
          </table:table-cell>
          <table:table-cell office:value-type="float" office:value="0.792437974556798">
            <text:p>0.7924379746</text:p>
          </table:table-cell>
          <table:table-cell office:value-type="float" office:value="0.71786846604645">
            <text:p>0.717868466</text:p>
          </table:table-cell>
          <table:table-cell office:value-type="float" office:value="0.760024412921731">
            <text:p>0.7600244129</text:p>
          </table:table-cell>
        </table:table-row>
        <table:table-row table:style-name="ro1">
          <table:table-cell office:value-type="float" office:value="0.603510002229892">
            <text:p>0.6035100022</text:p>
          </table:table-cell>
          <table:table-cell office:value-type="float" office:value="0.695422703913027">
            <text:p>0.6954227039</text:p>
          </table:table-cell>
          <table:table-cell office:value-type="float" office:value="0.603385278134385">
            <text:p>0.6033852781</text:p>
          </table:table-cell>
          <table:table-cell office:value-type="float" office:value="0.278704043394446">
            <text:p>0.2787040434</text:p>
          </table:table-cell>
          <table:table-cell office:value-type="float" office:value="0.835665942656626">
            <text:p>0.8356659427</text:p>
          </table:table-cell>
          <table:table-cell office:value-type="float" office:value="0.973811194317146">
            <text:p>0.9738111943</text:p>
          </table:table-cell>
          <table:table-cell office:value-type="float" office:value="0.601698731170608">
            <text:p>0.6016987312</text:p>
          </table:table-cell>
          <table:table-cell office:value-type="float" office:value="0.602834487709894">
            <text:p>0.6028344877</text:p>
          </table:table-cell>
          <table:table-cell office:value-type="float" office:value="0.743226768616845">
            <text:p>0.7432267686</text:p>
          </table:table-cell>
          <table:table-cell office:value-type="float" office:value="0.83542098768872">
            <text:p>0.8354209877</text:p>
          </table:table-cell>
        </table:table-row>
        <table:table-row table:style-name="ro1">
          <table:table-cell office:value-type="float" office:value="0.645532504560292">
            <text:p>0.6455325046</text:p>
          </table:table-cell>
          <table:table-cell office:value-type="float" office:value="0.803903328949628">
            <text:p>0.8039033289</text:p>
          </table:table-cell>
          <table:table-cell office:value-type="float" office:value="0.716800540061003">
            <text:p>0.7168005401</text:p>
          </table:table-cell>
          <table:table-cell office:value-type="float" office:value="0.538460084242656">
            <text:p>0.5384600842</text:p>
          </table:table-cell>
          <table:table-cell office:value-type="float" office:value="0.748754016852759">
            <text:p>0.7487540169</text:p>
          </table:table-cell>
          <table:table-cell office:value-type="float" office:value="0.667532689439164">
            <text:p>0.6675326894</text:p>
          </table:table-cell>
          <table:table-cell office:value-type="float" office:value="0.811526142667205">
            <text:p>0.8115261427</text:p>
          </table:table-cell>
          <table:table-cell office:value-type="float" office:value="0.726497738165279">
            <text:p>0.7264977382</text:p>
          </table:table-cell>
          <table:table-cell office:value-type="float" office:value="0.630768896614046">
            <text:p>0.6307688966</text:p>
          </table:table-cell>
          <table:table-cell office:value-type="float" office:value="0.609611081683084">
            <text:p>0.6096110817</text:p>
          </table:table-cell>
        </table:table-row>
        <table:table-row table:style-name="ro1">
          <table:table-cell office:value-type="float" office:value="0.25810972927153">
            <text:p>0.2581097293</text:p>
          </table:table-cell>
          <table:table-cell office:value-type="string">
            <text:p>3.160645443584341e-16</text:p>
          </table:table-cell>
          <table:table-cell office:value-type="float" office:value="0.645227453052299">
            <text:p>0.6452274531</text:p>
          </table:table-cell>
          <table:table-cell office:value-type="float" office:value="1.02874931515493">
            <text:p>1.0287493152</text:p>
          </table:table-cell>
          <table:table-cell office:value-type="float" office:value="0.900569980875434">
            <text:p>0.9005699809</text:p>
          </table:table-cell>
          <table:table-cell office:value-type="float" office:value="0.385460403321274">
            <text:p>0.3854604033</text:p>
          </table:table-cell>
          <table:table-cell office:value-type="float" office:value="0.257281069041782">
            <text:p>0.257281069</text:p>
          </table:table-cell>
          <table:table-cell office:value-type="float" office:value="0.387211464033819">
            <text:p>0.387211464</text:p>
          </table:table-cell>
          <table:table-cell office:value-type="string">
            <text:p>5.844295689439034e-16</text:p>
          </table:table-cell>
          <table:table-cell office:value-type="float" office:value="0.257187328788731">
            <text:p>0.2571873288</text:p>
          </table:table-cell>
        </table:table-row>
        <table:table-row table:style-name="ro1">
          <table:table-cell office:value-type="float" office:value="0.289961366488083">
            <text:p>0.2899613665</text:p>
          </table:table-cell>
          <table:table-cell office:value-type="float" office:value="0.289961366488084">
            <text:p>0.2899613665</text:p>
          </table:table-cell>
          <table:table-cell office:value-type="float" office:value="0.289961366488084">
            <text:p>0.2899613665</text:p>
          </table:table-cell>
          <table:table-cell office:value-type="float" office:value="0.289961366488084">
            <text:p>0.2899613665</text:p>
          </table:table-cell>
          <table:table-cell office:value-type="string">
            <text:p>9.901309172073194e-17</text:p>
          </table:table-cell>
          <table:table-cell office:value-type="float" office:value="0.289961366488084">
            <text:p>0.2899613665</text:p>
          </table:table-cell>
          <table:table-cell table:number-columns-repeated="2" office:value-type="float" office:value="0.579922732976168">
            <text:p>0.579922733</text:p>
          </table:table-cell>
          <table:table-cell office:value-type="float" office:value="0.289961366488084">
            <text:p>0.2899613665</text:p>
          </table:table-cell>
          <table:table-cell office:value-type="float" office:value="0.579922732976169">
            <text:p>0.579922733</text:p>
          </table:table-cell>
        </table:table-row>
        <table:table-row table:style-name="ro1">
          <table:table-cell office:value-type="float" office:value="0.769329318532474">
            <text:p>0.7693293185</text:p>
          </table:table-cell>
          <table:table-cell office:value-type="float" office:value="0.610823670873847">
            <text:p>0.6108236709</text:p>
          </table:table-cell>
          <table:table-cell office:value-type="float" office:value="0.780682597684545">
            <text:p>0.7806825977</text:p>
          </table:table-cell>
          <table:table-cell office:value-type="float" office:value="0.808453736139305">
            <text:p>0.8084537361</text:p>
          </table:table-cell>
          <table:table-cell office:value-type="float" office:value="0.77460702101663">
            <text:p>0.774607021</text:p>
          </table:table-cell>
          <table:table-cell office:value-type="float" office:value="0.682909220039254">
            <text:p>0.68290922</text:p>
          </table:table-cell>
          <table:table-cell office:value-type="float" office:value="0.698066101392959">
            <text:p>0.6980661014</text:p>
          </table:table-cell>
          <table:table-cell office:value-type="float" office:value="0.750538010946171">
            <text:p>0.7505380109</text:p>
          </table:table-cell>
          <table:table-cell office:value-type="float" office:value="0.757748746787274">
            <text:p>0.7577487468</text:p>
          </table:table-cell>
          <table:table-cell office:value-type="float" office:value="0.766747045681151">
            <text:p>0.7667470457</text:p>
          </table:table-cell>
        </table:table-row>
        <table:table-row table:style-name="ro1">
          <table:table-cell office:value-type="float" office:value="0.661157944402707">
            <text:p>0.6611579444</text:p>
          </table:table-cell>
          <table:table-cell office:value-type="float" office:value="0.729667519707532">
            <text:p>0.7296675197</text:p>
          </table:table-cell>
          <table:table-cell office:value-type="float" office:value="0.705288546521969">
            <text:p>0.7052885465</text:p>
          </table:table-cell>
          <table:table-cell office:value-type="float" office:value="0.682497041522206">
            <text:p>0.6824970415</text:p>
          </table:table-cell>
          <table:table-cell office:value-type="float" office:value="0.545891316144127">
            <text:p>0.5458913161</text:p>
          </table:table-cell>
          <table:table-cell office:value-type="float" office:value="0.570922847347533">
            <text:p>0.5709228473</text:p>
          </table:table-cell>
          <table:table-cell office:value-type="float" office:value="0.639941276772291">
            <text:p>0.6399412768</text:p>
          </table:table-cell>
          <table:table-cell office:value-type="float" office:value="0.680212563185331">
            <text:p>0.6802125632</text:p>
          </table:table-cell>
          <table:table-cell office:value-type="float" office:value="0.609406976945703">
            <text:p>0.6094069769</text:p>
          </table:table-cell>
          <table:table-cell office:value-type="float" office:value="0.634467752741907">
            <text:p>0.6344677527</text:p>
          </table:table-cell>
        </table:table-row>
        <table:table-row table:style-name="ro1">
          <table:table-cell office:value-type="float" office:value="0.713613510487687">
            <text:p>0.7136135105</text:p>
          </table:table-cell>
          <table:table-cell office:value-type="float" office:value="0.71708184680168">
            <text:p>0.7170818468</text:p>
          </table:table-cell>
          <table:table-cell office:value-type="float" office:value="0.749559855319832">
            <text:p>0.7495598553</text:p>
          </table:table-cell>
          <table:table-cell office:value-type="float" office:value="0.751596365159663">
            <text:p>0.7515963652</text:p>
          </table:table-cell>
          <table:table-cell office:value-type="float" office:value="0.742291694594807">
            <text:p>0.7422916946</text:p>
          </table:table-cell>
          <table:table-cell office:value-type="float" office:value="0.629072607757078">
            <text:p>0.6290726078</text:p>
          </table:table-cell>
          <table:table-cell office:value-type="float" office:value="0.708176325064829">
            <text:p>0.7081763251</text:p>
          </table:table-cell>
          <table:table-cell office:value-type="float" office:value="0.680995077522001">
            <text:p>0.6809950775</text:p>
          </table:table-cell>
          <table:table-cell office:value-type="float" office:value="0.725216683090391">
            <text:p>0.7252166831</text:p>
          </table:table-cell>
          <table:table-cell office:value-type="float" office:value="0.699456961239938">
            <text:p>0.6994569612</text:p>
          </table:table-cell>
        </table:table-row>
        <table:table-row table:style-name="ro1">
          <table:table-cell office:value-type="float" office:value="0.863767954339156">
            <text:p>0.8637679543</text:p>
          </table:table-cell>
          <table:table-cell office:value-type="float" office:value="0.804258263680334">
            <text:p>0.8042582637</text:p>
          </table:table-cell>
          <table:table-cell office:value-type="float" office:value="0.74292793105356">
            <text:p>0.7429279311</text:p>
          </table:table-cell>
          <table:table-cell office:value-type="float" office:value="0.694773728389751">
            <text:p>0.6947737284</text:p>
          </table:table-cell>
          <table:table-cell office:value-type="float" office:value="0.693063789779425">
            <text:p>0.6930637898</text:p>
          </table:table-cell>
          <table:table-cell office:value-type="float" office:value="0.674327814519665">
            <text:p>0.6743278145</text:p>
          </table:table-cell>
          <table:table-cell office:value-type="float" office:value="0.561487619487219">
            <text:p>0.5614876195</text:p>
          </table:table-cell>
          <table:table-cell office:value-type="float" office:value="0.578827828895162">
            <text:p>0.5788278289</text:p>
          </table:table-cell>
          <table:table-cell office:value-type="float" office:value="0.641607950774556">
            <text:p>0.6416079508</text:p>
          </table:table-cell>
          <table:table-cell office:value-type="float" office:value="0.753709901049391">
            <text:p>0.753709901</text:p>
          </table:table-cell>
        </table:table-row>
        <table:table-row table:style-name="ro1">
          <table:table-cell office:value-type="float" office:value="0.619783867690245">
            <text:p>0.6197838677</text:p>
          </table:table-cell>
          <table:table-cell office:value-type="float" office:value="0.647573822487104">
            <text:p>0.6475738225</text:p>
          </table:table-cell>
          <table:table-cell office:value-type="float" office:value="0.641582722478104">
            <text:p>0.6415827225</text:p>
          </table:table-cell>
          <table:table-cell office:value-type="float" office:value="0.754946248404583">
            <text:p>0.7549462484</text:p>
          </table:table-cell>
          <table:table-cell office:value-type="float" office:value="0.748011990290326">
            <text:p>0.7480119903</text:p>
          </table:table-cell>
          <table:table-cell office:value-type="float" office:value="0.754799589316955">
            <text:p>0.7547995893</text:p>
          </table:table-cell>
          <table:table-cell office:value-type="float" office:value="0.768794231634817">
            <text:p>0.7687942316</text:p>
          </table:table-cell>
          <table:table-cell office:value-type="float" office:value="0.630632286312324">
            <text:p>0.6306322863</text:p>
          </table:table-cell>
          <table:table-cell office:value-type="float" office:value="0.512461365745051">
            <text:p>0.5124613657</text:p>
          </table:table-cell>
          <table:table-cell office:value-type="float" office:value="0.619145369779271">
            <text:p>0.6191453698</text:p>
          </table:table-cell>
        </table:table-row>
        <table:table-row table:style-name="ro1">
          <table:table-cell office:value-type="float" office:value="0.680622787622849">
            <text:p>0.6806227876</text:p>
          </table:table-cell>
          <table:table-cell office:value-type="float" office:value="0.752286188821635">
            <text:p>0.7522861888</text:p>
          </table:table-cell>
          <table:table-cell office:value-type="float" office:value="0.698873873995029">
            <text:p>0.698873874</text:p>
          </table:table-cell>
          <table:table-cell office:value-type="float" office:value="0.786481277198732">
            <text:p>0.7864812772</text:p>
          </table:table-cell>
          <table:table-cell office:value-type="float" office:value="0.56861691368807">
            <text:p>0.5686169137</text:p>
          </table:table-cell>
          <table:table-cell office:value-type="float" office:value="0.563820360204088">
            <text:p>0.5638203602</text:p>
          </table:table-cell>
          <table:table-cell office:value-type="float" office:value="0.69340576620319">
            <text:p>0.6934057662</text:p>
          </table:table-cell>
          <table:table-cell office:value-type="float" office:value="0.698444522859135">
            <text:p>0.6984445229</text:p>
          </table:table-cell>
          <table:table-cell office:value-type="float" office:value="0.575892945429846">
            <text:p>0.5758929454</text:p>
          </table:table-cell>
          <table:table-cell office:value-type="float" office:value="0.69158889232461">
            <text:p>0.6915888923</text:p>
          </table:table-cell>
        </table:table-row>
        <table:table-row table:style-name="ro1">
          <table:table-cell office:value-type="float" office:value="0.692368249599138">
            <text:p>0.6923682496</text:p>
          </table:table-cell>
          <table:table-cell office:value-type="float" office:value="0.665007735089382">
            <text:p>0.6650077351</text:p>
          </table:table-cell>
          <table:table-cell office:value-type="float" office:value="0.788407205217944">
            <text:p>0.7884072052</text:p>
          </table:table-cell>
          <table:table-cell office:value-type="float" office:value="0.714109414348592">
            <text:p>0.7141094143</text:p>
          </table:table-cell>
          <table:table-cell office:value-type="float" office:value="0.682351849121202">
            <text:p>0.6823518491</text:p>
          </table:table-cell>
          <table:table-cell office:value-type="float" office:value="0.644929732774476">
            <text:p>0.6449297328</text:p>
          </table:table-cell>
          <table:table-cell office:value-type="float" office:value="0.67955651552492">
            <text:p>0.6795565155</text:p>
          </table:table-cell>
          <table:table-cell office:value-type="float" office:value="0.767743997454722">
            <text:p>0.7677439975</text:p>
          </table:table-cell>
          <table:table-cell office:value-type="float" office:value="0.652064203147748">
            <text:p>0.6520642031</text:p>
          </table:table-cell>
          <table:table-cell office:value-type="float" office:value="0.684534350788485">
            <text:p>0.6845343508</text:p>
          </table:table-cell>
        </table:table-row>
        <table:table-row table:style-name="ro1">
          <table:table-cell office:value-type="float" office:value="0.719163934485992">
            <text:p>0.7191639345</text:p>
          </table:table-cell>
          <table:table-cell office:value-type="float" office:value="0.756689825636578">
            <text:p>0.7566898256</text:p>
          </table:table-cell>
          <table:table-cell office:value-type="float" office:value="0.735529357179037">
            <text:p>0.7355293572</text:p>
          </table:table-cell>
          <table:table-cell office:value-type="float" office:value="0.80582081580878">
            <text:p>0.8058208158</text:p>
          </table:table-cell>
          <table:table-cell office:value-type="float" office:value="0.777759667380742">
            <text:p>0.7777596674</text:p>
          </table:table-cell>
          <table:table-cell office:value-type="float" office:value="0.606046526996659">
            <text:p>0.606046527</text:p>
          </table:table-cell>
          <table:table-cell office:value-type="float" office:value="0.767208039083475">
            <text:p>0.7672080391</text:p>
          </table:table-cell>
          <table:table-cell office:value-type="float" office:value="0.686797852353595">
            <text:p>0.6867978524</text:p>
          </table:table-cell>
          <table:table-cell office:value-type="float" office:value="0.759069998906717">
            <text:p>0.7590699989</text:p>
          </table:table-cell>
          <table:table-cell office:value-type="float" office:value="0.70278915080903">
            <text:p>0.7027891508</text:p>
          </table:table-cell>
        </table:table-row>
        <table:table-row table:style-name="ro1">
          <table:table-cell office:value-type="float" office:value="0.670114627790337">
            <text:p>0.6701146278</text:p>
          </table:table-cell>
          <table:table-cell office:value-type="float" office:value="0.707154367377363">
            <text:p>0.7071543674</text:p>
          </table:table-cell>
          <table:table-cell office:value-type="float" office:value="0.654989059670777">
            <text:p>0.6549890597</text:p>
          </table:table-cell>
          <table:table-cell office:value-type="float" office:value="0.703997002779628">
            <text:p>0.7039970028</text:p>
          </table:table-cell>
          <table:table-cell office:value-type="float" office:value="0.691499574534618">
            <text:p>0.6914995745</text:p>
          </table:table-cell>
          <table:table-cell office:value-type="float" office:value="0.721818597358634">
            <text:p>0.7218185974</text:p>
          </table:table-cell>
          <table:table-cell office:value-type="float" office:value="0.665314149136901">
            <text:p>0.6653141491</text:p>
          </table:table-cell>
          <table:table-cell office:value-type="float" office:value="0.665133060670026">
            <text:p>0.6651330607</text:p>
          </table:table-cell>
          <table:table-cell office:value-type="float" office:value="0.716053543982957">
            <text:p>0.716053544</text:p>
          </table:table-cell>
          <table:table-cell office:value-type="float" office:value="0.613575956846013">
            <text:p>0.6135759568</text:p>
          </table:table-cell>
        </table:table-row>
        <table:table-row table:style-name="ro1">
          <table:table-cell office:value-type="float" office:value="0.873456715710326">
            <text:p>0.8734567157</text:p>
          </table:table-cell>
          <table:table-cell office:value-type="float" office:value="0.707402309041917">
            <text:p>0.707402309</text:p>
          </table:table-cell>
          <table:table-cell office:value-type="float" office:value="0.470940210052011">
            <text:p>0.4709402101</text:p>
          </table:table-cell>
          <table:table-cell office:value-type="float" office:value="0.636925540199336">
            <text:p>0.6369255402</text:p>
          </table:table-cell>
          <table:table-cell office:value-type="float" office:value="0.826734191938733">
            <text:p>0.8267341919</text:p>
          </table:table-cell>
          <table:table-cell office:value-type="float" office:value="0.610689979610465">
            <text:p>0.6106899796</text:p>
          </table:table-cell>
          <table:table-cell office:value-type="float" office:value="0.686461604759029">
            <text:p>0.6864616048</text:p>
          </table:table-cell>
          <table:table-cell office:value-type="float" office:value="0.283941540878164">
            <text:p>0.2839415409</text:p>
          </table:table-cell>
          <table:table-cell office:value-type="float" office:value="0.709490115693584">
            <text:p>0.7094901157</text:p>
          </table:table-cell>
          <table:table-cell office:value-type="float" office:value="0.827201789432625">
            <text:p>0.8272017894</text:p>
          </table:table-cell>
        </table:table-row>
        <table:table-row table:style-name="ro1">
          <table:table-cell office:value-type="float" office:value="0.587921904750783">
            <text:p>0.5879219048</text:p>
          </table:table-cell>
          <table:table-cell office:value-type="float" office:value="0.579901057502549">
            <text:p>0.5799010575</text:p>
          </table:table-cell>
          <table:table-cell office:value-type="float" office:value="0.75833371833923">
            <text:p>0.7583337183</text:p>
          </table:table-cell>
          <table:table-cell office:value-type="float" office:value="0.539417160879178">
            <text:p>0.5394171609</text:p>
          </table:table-cell>
          <table:table-cell office:value-type="float" office:value="0.54740489294771">
            <text:p>0.5474048929</text:p>
          </table:table-cell>
          <table:table-cell office:value-type="float" office:value="0.553279446694735">
            <text:p>0.5532794467</text:p>
          </table:table-cell>
          <table:table-cell office:value-type="float" office:value="0.785327431568577">
            <text:p>0.7853274316</text:p>
          </table:table-cell>
          <table:table-cell office:value-type="float" office:value="0.553779785941562">
            <text:p>0.5537797859</text:p>
          </table:table-cell>
          <table:table-cell office:value-type="float" office:value="0.540680352590464">
            <text:p>0.5406803526</text:p>
          </table:table-cell>
          <table:table-cell office:value-type="float" office:value="0.596190260073281">
            <text:p>0.5961902601</text:p>
          </table:table-cell>
        </table:table-row>
        <table:table-row table:style-name="ro1">
          <table:table-cell office:value-type="float" office:value="0.805916533413553">
            <text:p>0.8059165334</text:p>
          </table:table-cell>
          <table:table-cell office:value-type="float" office:value="0.79039932047541">
            <text:p>0.7903993205</text:p>
          </table:table-cell>
          <table:table-cell office:value-type="float" office:value="0.847285293652985">
            <text:p>0.8472852937</text:p>
          </table:table-cell>
          <table:table-cell office:value-type="float" office:value="0.442838246753532">
            <text:p>0.4428382468</text:p>
          </table:table-cell>
          <table:table-cell office:value-type="float" office:value="0.63827301125701">
            <text:p>0.6382730113</text:p>
          </table:table-cell>
          <table:table-cell office:value-type="float" office:value="0.762603876888211">
            <text:p>0.7626038769</text:p>
          </table:table-cell>
          <table:table-cell office:value-type="float" office:value="0.519145513939113">
            <text:p>0.5191455139</text:p>
          </table:table-cell>
          <table:table-cell office:value-type="float" office:value="0.827273950397696">
            <text:p>0.8272739504</text:p>
          </table:table-cell>
          <table:table-cell office:value-type="float" office:value="0.679854768696619">
            <text:p>0.6798547687</text:p>
          </table:table-cell>
          <table:table-cell office:value-type="float" office:value="0.950120356540838">
            <text:p>0.9501203565</text:p>
          </table:table-cell>
        </table:table-row>
        <table:table-row table:style-name="ro1">
          <table:table-cell office:value-type="float" office:value="0.867690038520295">
            <text:p>0.8676900385</text:p>
          </table:table-cell>
          <table:table-cell office:value-type="float" office:value="0.578432679164712">
            <text:p>0.5784326792</text:p>
          </table:table-cell>
          <table:table-cell office:value-type="float" office:value="0.433623575962343">
            <text:p>0.433623576</text:p>
          </table:table-cell>
          <table:table-cell office:value-type="float" office:value="0.542538426310723">
            <text:p>0.5425384263</text:p>
          </table:table-cell>
          <table:table-cell office:value-type="float" office:value="0.616600280274534">
            <text:p>0.6166002803</text:p>
          </table:table-cell>
          <table:table-cell office:value-type="float" office:value="0.723829398148357">
            <text:p>0.7238293981</text:p>
          </table:table-cell>
          <table:table-cell office:value-type="float" office:value="0.47042144208568">
            <text:p>0.4704214421</text:p>
          </table:table-cell>
          <table:table-cell office:value-type="float" office:value="0.379586439233301">
            <text:p>0.3795864392</text:p>
          </table:table-cell>
          <table:table-cell office:value-type="float" office:value="0.614632306115096">
            <text:p>0.6146323061</text:p>
          </table:table-cell>
          <table:table-cell office:value-type="float" office:value="0.669904455054789">
            <text:p>0.6699044551</text:p>
          </table:table-cell>
        </table:table-row>
        <table:table-row table:style-name="ro1">
          <table:table-cell office:value-type="float" office:value="0.739483821180462">
            <text:p>0.7394838212</text:p>
          </table:table-cell>
          <table:table-cell office:value-type="float" office:value="0.789014099758438">
            <text:p>0.7890140998</text:p>
          </table:table-cell>
          <table:table-cell office:value-type="float" office:value="0.796807517835511">
            <text:p>0.7968075178</text:p>
          </table:table-cell>
          <table:table-cell office:value-type="float" office:value="0.742866571686915">
            <text:p>0.7428665717</text:p>
          </table:table-cell>
          <table:table-cell office:value-type="float" office:value="0.736621625681111">
            <text:p>0.7366216257</text:p>
          </table:table-cell>
          <table:table-cell office:value-type="float" office:value="0.835127698560719">
            <text:p>0.8351276986</text:p>
          </table:table-cell>
          <table:table-cell office:value-type="float" office:value="0.723063723512837">
            <text:p>0.7230637235</text:p>
          </table:table-cell>
          <table:table-cell office:value-type="float" office:value="0.635931437391919">
            <text:p>0.6359314374</text:p>
          </table:table-cell>
          <table:table-cell office:value-type="float" office:value="0.696343308116071">
            <text:p>0.6963433081</text:p>
          </table:table-cell>
          <table:table-cell office:value-type="float" office:value="0.737083536739212">
            <text:p>0.7370835367</text:p>
          </table:table-cell>
        </table:table-row>
        <table:table-row table:style-name="ro1">
          <table:table-cell office:value-type="float" office:value="0.457528336211961">
            <text:p>0.4575283362</text:p>
          </table:table-cell>
          <table:table-cell office:value-type="float" office:value="0.784258554934696">
            <text:p>0.7842585549</text:p>
          </table:table-cell>
          <table:table-cell office:value-type="float" office:value="0.59826886887709">
            <text:p>0.5982688689</text:p>
          </table:table-cell>
          <table:table-cell office:value-type="float" office:value="0.726061676885916">
            <text:p>0.7260616769</text:p>
          </table:table-cell>
          <table:table-cell office:value-type="float" office:value="0.757421790869047">
            <text:p>0.7574217909</text:p>
          </table:table-cell>
          <table:table-cell office:value-type="float" office:value="0.400031576211933">
            <text:p>0.4000315762</text:p>
          </table:table-cell>
          <table:table-cell office:value-type="float" office:value="0.800292948285644">
            <text:p>0.8002929483</text:p>
          </table:table-cell>
          <table:table-cell office:value-type="float" office:value="0.728672194325926">
            <text:p>0.7286721943</text:p>
          </table:table-cell>
          <table:table-cell office:value-type="float" office:value="0.671947178812356">
            <text:p>0.6719471788</text:p>
          </table:table-cell>
          <table:table-cell office:value-type="float" office:value="0.798045592613898">
            <text:p>0.7980455926</text:p>
          </table:table-cell>
        </table:table-row>
        <table:table-row table:style-name="ro1">
          <table:table-cell office:value-type="float" office:value="0.554471415568078">
            <text:p>0.5544714156</text:p>
          </table:table-cell>
          <table:table-cell office:value-type="float" office:value="0.750759935858527">
            <text:p>0.7507599359</text:p>
          </table:table-cell>
          <table:table-cell office:value-type="float" office:value="0.519374903292642">
            <text:p>0.5193749033</text:p>
          </table:table-cell>
          <table:table-cell office:value-type="float" office:value="0.555544083816905">
            <text:p>0.5555440838</text:p>
          </table:table-cell>
          <table:table-cell office:value-type="float" office:value="0.427926227827729">
            <text:p>0.4279262278</text:p>
          </table:table-cell>
          <table:table-cell office:value-type="float" office:value="0.693309627597402">
            <text:p>0.6933096276</text:p>
          </table:table-cell>
          <table:table-cell office:value-type="float" office:value="0.693435058008715">
            <text:p>0.693435058</text:p>
          </table:table-cell>
          <table:table-cell office:value-type="float" office:value="0.808445710007777">
            <text:p>0.80844571</text:p>
          </table:table-cell>
          <table:table-cell office:value-type="float" office:value="0.576479555084883">
            <text:p>0.5764795551</text:p>
          </table:table-cell>
          <table:table-cell office:value-type="float" office:value="0.324043929650674">
            <text:p>0.3240439297</text:p>
          </table:table-cell>
        </table:table-row>
        <table:table-row table:style-name="ro1">
          <table:table-cell office:value-type="float" office:value="0.760526152507678">
            <text:p>0.7605261525</text:p>
          </table:table-cell>
          <table:table-cell office:value-type="float" office:value="0.710634809417058">
            <text:p>0.7106348094</text:p>
          </table:table-cell>
          <table:table-cell office:value-type="float" office:value="0.74654260213989">
            <text:p>0.7465426021</text:p>
          </table:table-cell>
          <table:table-cell office:value-type="float" office:value="0.733370897864697">
            <text:p>0.7333708979</text:p>
          </table:table-cell>
          <table:table-cell office:value-type="float" office:value="0.828232722362946">
            <text:p>0.8282327224</text:p>
          </table:table-cell>
          <table:table-cell office:value-type="float" office:value="0.680197977693336">
            <text:p>0.6801979777</text:p>
          </table:table-cell>
          <table:table-cell office:value-type="float" office:value="0.688570477404601">
            <text:p>0.6885704774</text:p>
          </table:table-cell>
          <table:table-cell office:value-type="float" office:value="0.803540405312412">
            <text:p>0.8035404053</text:p>
          </table:table-cell>
          <table:table-cell office:value-type="float" office:value="0.743954970808281">
            <text:p>0.7439549708</text:p>
          </table:table-cell>
          <table:table-cell office:value-type="float" office:value="0.715556551991934">
            <text:p>0.715556552</text:p>
          </table:table-cell>
        </table:table-row>
        <table:table-row table:style-name="ro1">
          <table:table-cell office:value-type="float" office:value="0.788687147556564">
            <text:p>0.7886871476</text:p>
          </table:table-cell>
          <table:table-cell office:value-type="float" office:value="0.603076091512944">
            <text:p>0.6030760915</text:p>
          </table:table-cell>
          <table:table-cell office:value-type="float" office:value="0.928565081112306">
            <text:p>0.9285650811</text:p>
          </table:table-cell>
          <table:table-cell office:value-type="float" office:value="0.695574050686625">
            <text:p>0.6955740507</text:p>
          </table:table-cell>
          <table:table-cell office:value-type="float" office:value="0.928088651004068">
            <text:p>0.928088651</text:p>
          </table:table-cell>
          <table:table-cell office:value-type="float" office:value="0.511028872440895">
            <text:p>0.5110288724</text:p>
          </table:table-cell>
          <table:table-cell office:value-type="float" office:value="0.928599458028631">
            <text:p>0.928599458</text:p>
          </table:table-cell>
          <table:table-cell office:value-type="float" office:value="0.741502355766763">
            <text:p>0.7415023558</text:p>
          </table:table-cell>
          <table:table-cell office:value-type="float" office:value="0.603530604763733">
            <text:p>0.6035306048</text:p>
          </table:table-cell>
          <table:table-cell office:value-type="float" office:value="0.694745074269523">
            <text:p>0.6947450743</text:p>
          </table:table-cell>
        </table:table-row>
        <table:table-row table:style-name="ro1">
          <table:table-cell office:value-type="float" office:value="0.752104632854884">
            <text:p>0.7521046329</text:p>
          </table:table-cell>
          <table:table-cell office:value-type="float" office:value="0.705765796294875">
            <text:p>0.7057657963</text:p>
          </table:table-cell>
          <table:table-cell office:value-type="float" office:value="0.742274067474575">
            <text:p>0.7422740675</text:p>
          </table:table-cell>
          <table:table-cell office:value-type="float" office:value="0.695510731006301">
            <text:p>0.695510731</text:p>
          </table:table-cell>
          <table:table-cell office:value-type="float" office:value="0.77722335485139">
            <text:p>0.7772233549</text:p>
          </table:table-cell>
          <table:table-cell office:value-type="float" office:value="0.711133682444501">
            <text:p>0.7111336824</text:p>
          </table:table-cell>
          <table:table-cell office:value-type="float" office:value="0.63755739038227">
            <text:p>0.6375573904</text:p>
          </table:table-cell>
          <table:table-cell office:value-type="float" office:value="0.748006382594915">
            <text:p>0.7480063826</text:p>
          </table:table-cell>
          <table:table-cell office:value-type="float" office:value="0.726656033755337">
            <text:p>0.7266560338</text:p>
          </table:table-cell>
          <table:table-cell office:value-type="float" office:value="0.790082662858112">
            <text:p>0.7900826629</text:p>
          </table:table-cell>
        </table:table-row>
        <table:table-row table:style-name="ro1">
          <table:table-cell office:value-type="float" office:value="0.718619863049713">
            <text:p>0.718619863</text:p>
          </table:table-cell>
          <table:table-cell office:value-type="float" office:value="0.718556869699842">
            <text:p>0.7185568697</text:p>
          </table:table-cell>
          <table:table-cell office:value-type="float" office:value="0.612833505387517">
            <text:p>0.6128335054</text:p>
          </table:table-cell>
          <table:table-cell office:value-type="float" office:value="0.784598561955967">
            <text:p>0.784598562</text:p>
          </table:table-cell>
          <table:table-cell office:value-type="float" office:value="0.458944305418086">
            <text:p>0.4589443054</text:p>
          </table:table-cell>
          <table:table-cell office:value-type="float" office:value="0.51857474964041">
            <text:p>0.5185747496</text:p>
          </table:table-cell>
          <table:table-cell office:value-type="float" office:value="0.728296870933067">
            <text:p>0.7282968709</text:p>
          </table:table-cell>
          <table:table-cell office:value-type="float" office:value="0.677664721270958">
            <text:p>0.6776647213</text:p>
          </table:table-cell>
          <table:table-cell office:value-type="float" office:value="0.825520589526543">
            <text:p>0.8255205895</text:p>
          </table:table-cell>
          <table:table-cell office:value-type="float" office:value="0.672645074028668">
            <text:p>0.672645074</text:p>
          </table:table-cell>
        </table:table-row>
        <table:table-row table:style-name="ro1">
          <table:table-cell office:value-type="float" office:value="0.723467521844495">
            <text:p>0.7234675218</text:p>
          </table:table-cell>
          <table:table-cell office:value-type="float" office:value="0.868073717596224">
            <text:p>0.8680737176</text:p>
          </table:table-cell>
          <table:table-cell office:value-type="float" office:value="0.795614561656242">
            <text:p>0.7956145617</text:p>
          </table:table-cell>
          <table:table-cell office:value-type="float" office:value="0.723390109684539">
            <text:p>0.7233901097</text:p>
          </table:table-cell>
          <table:table-cell office:value-type="float" office:value="0.939560048377605">
            <text:p>0.9395600484</text:p>
          </table:table-cell>
          <table:table-cell office:value-type="float" office:value="0.542111692675363">
            <text:p>0.5421116927</text:p>
          </table:table-cell>
          <table:table-cell office:value-type="float" office:value="0.795193430840913">
            <text:p>0.7951934308</text:p>
          </table:table-cell>
          <table:table-cell office:value-type="float" office:value="0.451621192810017">
            <text:p>0.4516211928</text:p>
          </table:table-cell>
          <table:table-cell office:value-type="float" office:value="0.629487752936785">
            <text:p>0.6294877529</text:p>
          </table:table-cell>
          <table:table-cell office:value-type="float" office:value="0.814183877502892">
            <text:p>0.8141838775</text:p>
          </table:table-cell>
        </table:table-row>
        <table:table-row table:style-name="ro1">
          <table:table-cell office:value-type="float" office:value="0.732975343300582">
            <text:p>0.7329753433</text:p>
          </table:table-cell>
          <table:table-cell office:value-type="float" office:value="0.722357375264825">
            <text:p>0.7223573753</text:p>
          </table:table-cell>
          <table:table-cell office:value-type="float" office:value="0.780651172830261">
            <text:p>0.7806511728</text:p>
          </table:table-cell>
          <table:table-cell office:value-type="float" office:value="0.670506989321958">
            <text:p>0.6705069893</text:p>
          </table:table-cell>
          <table:table-cell office:value-type="float" office:value="0.637344093814905">
            <text:p>0.6373440938</text:p>
          </table:table-cell>
          <table:table-cell office:value-type="float" office:value="0.696746466391561">
            <text:p>0.6967464664</text:p>
          </table:table-cell>
          <table:table-cell office:value-type="float" office:value="0.696211962954937">
            <text:p>0.696211963</text:p>
          </table:table-cell>
          <table:table-cell office:value-type="float" office:value="0.82627741902445">
            <text:p>0.826277419</text:p>
          </table:table-cell>
          <table:table-cell office:value-type="float" office:value="0.737131441158256">
            <text:p>0.7371314412</text:p>
          </table:table-cell>
          <table:table-cell office:value-type="float" office:value="0.633090127199506">
            <text:p>0.6330901272</text:p>
          </table:table-cell>
        </table:table-row>
        <table:table-row table:style-name="ro1">
          <table:table-cell office:value-type="float" office:value="0.657378303560775">
            <text:p>0.6573783036</text:p>
          </table:table-cell>
          <table:table-cell office:value-type="float" office:value="0.718846868410478">
            <text:p>0.7188468684</text:p>
          </table:table-cell>
          <table:table-cell office:value-type="float" office:value="0.455173977770067">
            <text:p>0.4551739778</text:p>
          </table:table-cell>
          <table:table-cell office:value-type="float" office:value="0.754249354264955">
            <text:p>0.7542493543</text:p>
          </table:table-cell>
          <table:table-cell office:value-type="float" office:value="0.702267676930942">
            <text:p>0.7022676769</text:p>
          </table:table-cell>
          <table:table-cell office:value-type="float" office:value="0.618253520224812">
            <text:p>0.6182535202</text:p>
          </table:table-cell>
          <table:table-cell office:value-type="float" office:value="0.813489657129385">
            <text:p>0.8134896571</text:p>
          </table:table-cell>
          <table:table-cell office:value-type="float" office:value="0.590800055576945">
            <text:p>0.5908000556</text:p>
          </table:table-cell>
          <table:table-cell office:value-type="float" office:value="0.590045376762659">
            <text:p>0.5900453768</text:p>
          </table:table-cell>
          <table:table-cell office:value-type="float" office:value="0.738605283461449">
            <text:p>0.7386052835</text:p>
          </table:table-cell>
        </table:table-row>
        <table:table-row table:style-name="ro1">
          <table:table-cell office:value-type="float" office:value="0.722022030987766">
            <text:p>0.722022031</text:p>
          </table:table-cell>
          <table:table-cell office:value-type="float" office:value="0.608517214493787">
            <text:p>0.6085172145</text:p>
          </table:table-cell>
          <table:table-cell office:value-type="float" office:value="0.514423838944028">
            <text:p>0.5144238389</text:p>
          </table:table-cell>
          <table:table-cell office:value-type="float" office:value="0.867252752789792">
            <text:p>0.8672527528</text:p>
          </table:table-cell>
          <table:table-cell office:value-type="float" office:value="0.529810001639153">
            <text:p>0.5298100016</text:p>
          </table:table-cell>
          <table:table-cell office:value-type="float" office:value="0.722248690952876">
            <text:p>0.722248691</text:p>
          </table:table-cell>
          <table:table-cell office:value-type="float" office:value="0.625592335374616">
            <text:p>0.6255923354</text:p>
          </table:table-cell>
          <table:table-cell office:value-type="float" office:value="0.826462648326145">
            <text:p>0.8264626483</text:p>
          </table:table-cell>
          <table:table-cell office:value-type="float" office:value="0.585759671786773">
            <text:p>0.5857596718</text:p>
          </table:table-cell>
          <table:table-cell office:value-type="float" office:value="0.681415423562944">
            <text:p>0.6814154236</text:p>
          </table:table-cell>
        </table:table-row>
        <table:table-row table:style-name="ro1">
          <table:table-cell office:value-type="float" office:value="0.724119519982627">
            <text:p>0.72411952</text:p>
          </table:table-cell>
          <table:table-cell office:value-type="float" office:value="0.671525108094506">
            <text:p>0.6715251081</text:p>
          </table:table-cell>
          <table:table-cell office:value-type="float" office:value="0.735944925901369">
            <text:p>0.7359449259</text:p>
          </table:table-cell>
          <table:table-cell office:value-type="float" office:value="0.699801773896602">
            <text:p>0.6998017739</text:p>
          </table:table-cell>
          <table:table-cell office:value-type="float" office:value="0.696832453805615">
            <text:p>0.6968324538</text:p>
          </table:table-cell>
          <table:table-cell office:value-type="float" office:value="0.743921310510059">
            <text:p>0.7439213105</text:p>
          </table:table-cell>
          <table:table-cell office:value-type="float" office:value="0.734417955231749">
            <text:p>0.7344179552</text:p>
          </table:table-cell>
          <table:table-cell office:value-type="float" office:value="0.770531671219359">
            <text:p>0.7705316712</text:p>
          </table:table-cell>
          <table:table-cell office:value-type="float" office:value="0.76450251569754">
            <text:p>0.7645025157</text:p>
          </table:table-cell>
          <table:table-cell office:value-type="float" office:value="0.752153011697288">
            <text:p>0.7521530117</text:p>
          </table:table-cell>
        </table:table-row>
        <table:table-row table:style-name="ro1">
          <table:table-cell office:value-type="float" office:value="0.258078625779724">
            <text:p>0.2580786258</text:p>
          </table:table-cell>
          <table:table-cell office:value-type="float" office:value="0.774078825683075">
            <text:p>0.7740788257</text:p>
          </table:table-cell>
          <table:table-cell office:value-type="float" office:value="0.257137537359971">
            <text:p>0.2571375374</text:p>
          </table:table-cell>
          <table:table-cell office:value-type="float" office:value="1.02917835606428">
            <text:p>1.0291783561</text:p>
          </table:table-cell>
          <table:table-cell office:value-type="float" office:value="0.258078625779724">
            <text:p>0.2580786258</text:p>
          </table:table-cell>
          <table:table-cell office:value-type="float" office:value="0.385471339314228">
            <text:p>0.3854713393</text:p>
          </table:table-cell>
          <table:table-cell office:value-type="float" office:value="0.642765928330297">
            <text:p>0.6427659283</text:p>
          </table:table-cell>
          <table:table-cell office:value-type="float" office:value="0.258078625779724">
            <text:p>0.2580786258</text:p>
          </table:table-cell>
          <table:table-cell office:value-type="float" office:value="0.899589362378074">
            <text:p>0.8995893624</text:p>
          </table:table-cell>
          <table:table-cell office:value-type="float" office:value="0.516157251559448">
            <text:p>0.5161572516</text:p>
          </table:table-cell>
        </table:table-row>
        <table:table-row table:style-name="ro1">
          <table:table-cell office:value-type="float" office:value="0.730197549782079">
            <text:p>0.7301975498</text:p>
          </table:table-cell>
          <table:table-cell office:value-type="float" office:value="0.668684614694441">
            <text:p>0.6686846147</text:p>
          </table:table-cell>
          <table:table-cell office:value-type="float" office:value="0.654147053079794">
            <text:p>0.6541470531</text:p>
          </table:table-cell>
          <table:table-cell office:value-type="float" office:value="0.68359767526188">
            <text:p>0.6835976753</text:p>
          </table:table-cell>
          <table:table-cell office:value-type="float" office:value="0.624034273070521">
            <text:p>0.6240342731</text:p>
          </table:table-cell>
          <table:table-cell office:value-type="float" office:value="0.837732197896081">
            <text:p>0.8377321979</text:p>
          </table:table-cell>
          <table:table-cell office:value-type="float" office:value="0.665221230359395">
            <text:p>0.6652212304</text:p>
          </table:table-cell>
          <table:table-cell office:value-type="float" office:value="0.544578506719979">
            <text:p>0.5445785067</text:p>
          </table:table-cell>
          <table:table-cell office:value-type="float" office:value="0.712807224428243">
            <text:p>0.7128072244</text:p>
          </table:table-cell>
          <table:table-cell office:value-type="float" office:value="0.631988914594975">
            <text:p>0.6319889146</text:p>
          </table:table-cell>
        </table:table-row>
        <table:table-row table:style-name="ro1">
          <table:table-cell office:value-type="float" office:value="0.64880476208256">
            <text:p>0.6488047621</text:p>
          </table:table-cell>
          <table:table-cell office:value-type="float" office:value="0.807625213727131">
            <text:p>0.8076252137</text:p>
          </table:table-cell>
          <table:table-cell office:value-type="float" office:value="0.63648610591726">
            <text:p>0.6364861059</text:p>
          </table:table-cell>
          <table:table-cell office:value-type="float" office:value="0.809877322137534">
            <text:p>0.8098773221</text:p>
          </table:table-cell>
          <table:table-cell office:value-type="float" office:value="0.635865038438647">
            <text:p>0.6358650384</text:p>
          </table:table-cell>
          <table:table-cell office:value-type="float" office:value="0.693726524880448">
            <text:p>0.6937265249</text:p>
          </table:table-cell>
          <table:table-cell office:value-type="float" office:value="0.750741344011097">
            <text:p>0.750741344</text:p>
          </table:table-cell>
          <table:table-cell office:value-type="float" office:value="0.762843223890661">
            <text:p>0.7628432239</text:p>
          </table:table-cell>
          <table:table-cell office:value-type="float" office:value="0.462190363803175">
            <text:p>0.4621903638</text:p>
          </table:table-cell>
          <table:table-cell office:value-type="float" office:value="0.415172534037261">
            <text:p>0.415172534</text:p>
          </table:table-cell>
        </table:table-row>
        <table:table-row table:style-name="ro1">
          <table:table-cell office:value-type="float" office:value="0.690372675640764">
            <text:p>0.6903726756</text:p>
          </table:table-cell>
          <table:table-cell office:value-type="float" office:value="0.623498627087484">
            <text:p>0.6234986271</text:p>
          </table:table-cell>
          <table:table-cell office:value-type="float" office:value="0.733354834424546">
            <text:p>0.7333548344</text:p>
          </table:table-cell>
          <table:table-cell office:value-type="float" office:value="0.624799610303926">
            <text:p>0.6247996103</text:p>
          </table:table-cell>
          <table:table-cell office:value-type="float" office:value="0.757268941846561">
            <text:p>0.7572689418</text:p>
          </table:table-cell>
          <table:table-cell office:value-type="float" office:value="0.811998526163307">
            <text:p>0.8119985262</text:p>
          </table:table-cell>
          <table:table-cell office:value-type="float" office:value="0.717303785784933">
            <text:p>0.7173037858</text:p>
          </table:table-cell>
          <table:table-cell office:value-type="float" office:value="0.762836832257381">
            <text:p>0.7628368323</text:p>
          </table:table-cell>
          <table:table-cell office:value-type="float" office:value="0.661210063285461">
            <text:p>0.6612100633</text:p>
          </table:table-cell>
          <table:table-cell office:value-type="float" office:value="0.654102947262255">
            <text:p>0.6541029473</text:p>
          </table:table-cell>
        </table:table-row>
        <table:table-row table:style-name="ro1">
          <table:table-cell office:value-type="float" office:value="0.774322464843949">
            <text:p>0.7743224648</text:p>
          </table:table-cell>
          <table:table-cell office:value-type="float" office:value="0.761089747514583">
            <text:p>0.7610897475</text:p>
          </table:table-cell>
          <table:table-cell office:value-type="float" office:value="0.75351970799128">
            <text:p>0.753519708</text:p>
          </table:table-cell>
          <table:table-cell office:value-type="float" office:value="0.719831324416272">
            <text:p>0.7198313244</text:p>
          </table:table-cell>
          <table:table-cell office:value-type="float" office:value="0.738169565339564">
            <text:p>0.7381695653</text:p>
          </table:table-cell>
          <table:table-cell office:value-type="float" office:value="0.781531326581346">
            <text:p>0.7815313266</text:p>
          </table:table-cell>
          <table:table-cell office:value-type="float" office:value="0.748235509815292">
            <text:p>0.7482355098</text:p>
          </table:table-cell>
          <table:table-cell office:value-type="float" office:value="0.787443052625018">
            <text:p>0.7874430526</text:p>
          </table:table-cell>
          <table:table-cell office:value-type="float" office:value="0.663956385057718">
            <text:p>0.6639563851</text:p>
          </table:table-cell>
          <table:table-cell office:value-type="float" office:value="0.753389991727209">
            <text:p>0.7533899917</text:p>
          </table:table-cell>
        </table:table-row>
        <table:table-row table:style-name="ro1">
          <table:table-cell office:value-type="float" office:value="0.696472145364332">
            <text:p>0.6964721454</text:p>
          </table:table-cell>
          <table:table-cell office:value-type="float" office:value="0.526030099497905">
            <text:p>0.5260300995</text:p>
          </table:table-cell>
          <table:table-cell office:value-type="float" office:value="0.701956521487825">
            <text:p>0.7019565215</text:p>
          </table:table-cell>
          <table:table-cell office:value-type="float" office:value="0.51321737814707">
            <text:p>0.5132173781</text:p>
          </table:table-cell>
          <table:table-cell office:value-type="float" office:value="0.641735990226569">
            <text:p>0.6417359902</text:p>
          </table:table-cell>
          <table:table-cell office:value-type="float" office:value="0.643572190987917">
            <text:p>0.643572191</text:p>
          </table:table-cell>
          <table:table-cell office:value-type="float" office:value="0.732436193185758">
            <text:p>0.7324361932</text:p>
          </table:table-cell>
          <table:table-cell office:value-type="float" office:value="0.61453981673628">
            <text:p>0.6145398167</text:p>
          </table:table-cell>
          <table:table-cell office:value-type="float" office:value="0.619247654779193">
            <text:p>0.6192476548</text:p>
          </table:table-cell>
          <table:table-cell office:value-type="float" office:value="0.601613107449616">
            <text:p>0.6016131074</text:p>
          </table:table-cell>
        </table:table-row>
        <table:table-row table:style-name="ro1">
          <table:table-cell office:value-type="float" office:value="0.716083618547107">
            <text:p>0.7160836185</text:p>
          </table:table-cell>
          <table:table-cell office:value-type="float" office:value="0.701755686198806">
            <text:p>0.7017556862</text:p>
          </table:table-cell>
          <table:table-cell office:value-type="float" office:value="0.768241540805045">
            <text:p>0.7682415408</text:p>
          </table:table-cell>
          <table:table-cell office:value-type="float" office:value="0.725027437024205">
            <text:p>0.725027437</text:p>
          </table:table-cell>
          <table:table-cell office:value-type="float" office:value="0.698830693086174">
            <text:p>0.6988306931</text:p>
          </table:table-cell>
          <table:table-cell office:value-type="float" office:value="0.624500006893084">
            <text:p>0.6245000069</text:p>
          </table:table-cell>
          <table:table-cell office:value-type="float" office:value="0.733983255857613">
            <text:p>0.7339832559</text:p>
          </table:table-cell>
          <table:table-cell office:value-type="float" office:value="0.638841698588609">
            <text:p>0.6388416986</text:p>
          </table:table-cell>
          <table:table-cell office:value-type="float" office:value="0.583418142774405">
            <text:p>0.5834181428</text:p>
          </table:table-cell>
          <table:table-cell office:value-type="float" office:value="0.698641879574935">
            <text:p>0.6986418796</text:p>
          </table:table-cell>
        </table:table-row>
        <table:table-row table:style-name="ro1">
          <table:table-cell office:value-type="float" office:value="0.627175572229835">
            <text:p>0.6271755722</text:p>
          </table:table-cell>
          <table:table-cell office:value-type="float" office:value="0.66049452101022">
            <text:p>0.660494521</text:p>
          </table:table-cell>
          <table:table-cell office:value-type="float" office:value="0.611811003402246">
            <text:p>0.6118110034</text:p>
          </table:table-cell>
          <table:table-cell office:value-type="float" office:value="0.748588576354288">
            <text:p>0.7485885764</text:p>
          </table:table-cell>
          <table:table-cell office:value-type="float" office:value="0.752455387782063">
            <text:p>0.7524553878</text:p>
          </table:table-cell>
          <table:table-cell office:value-type="float" office:value="0.636982137394711">
            <text:p>0.6369821374</text:p>
          </table:table-cell>
          <table:table-cell office:value-type="float" office:value="0.544963206645261">
            <text:p>0.5449632066</text:p>
          </table:table-cell>
          <table:table-cell office:value-type="float" office:value="0.702499686518245">
            <text:p>0.7024996865</text:p>
          </table:table-cell>
          <table:table-cell office:value-type="float" office:value="0.65404421226787">
            <text:p>0.6540442123</text:p>
          </table:table-cell>
          <table:table-cell office:value-type="float" office:value="0.639415785960798">
            <text:p>0.639415786</text:p>
          </table:table-cell>
        </table:table-row>
        <table:table-row table:style-name="ro1">
          <table:table-cell office:value-type="float" office:value="0.620311493194254">
            <text:p>0.6203114932</text:p>
          </table:table-cell>
          <table:table-cell office:value-type="float" office:value="0.642542632425707">
            <text:p>0.6425426324</text:p>
          </table:table-cell>
          <table:table-cell office:value-type="float" office:value="0.661057507911045">
            <text:p>0.6610575079</text:p>
          </table:table-cell>
          <table:table-cell office:value-type="float" office:value="0.629987934046175">
            <text:p>0.629987934</text:p>
          </table:table-cell>
          <table:table-cell office:value-type="float" office:value="0.646834125477416">
            <text:p>0.6468341255</text:p>
          </table:table-cell>
          <table:table-cell office:value-type="float" office:value="0.69745915608819">
            <text:p>0.6974591561</text:p>
          </table:table-cell>
          <table:table-cell office:value-type="float" office:value="0.616054704270909">
            <text:p>0.6160547043</text:p>
          </table:table-cell>
          <table:table-cell office:value-type="float" office:value="0.673751039912565">
            <text:p>0.6737510399</text:p>
          </table:table-cell>
          <table:table-cell office:value-type="float" office:value="0.612450456982634">
            <text:p>0.612450457</text:p>
          </table:table-cell>
          <table:table-cell office:value-type="float" office:value="0.643490188000048">
            <text:p>0.643490188</text:p>
          </table:table-cell>
        </table:table-row>
        <table:table-row table:style-name="ro1">
          <table:table-cell office:value-type="float" office:value="0.76369266591833">
            <text:p>0.7636926659</text:p>
          </table:table-cell>
          <table:table-cell office:value-type="float" office:value="0.716870447070294">
            <text:p>0.7168704471</text:p>
          </table:table-cell>
          <table:table-cell office:value-type="float" office:value="0.586693647916559">
            <text:p>0.5866936479</text:p>
          </table:table-cell>
          <table:table-cell office:value-type="float" office:value="0.725034725613268">
            <text:p>0.7250347256</text:p>
          </table:table-cell>
          <table:table-cell office:value-type="float" office:value="0.619038068012741">
            <text:p>0.619038068</text:p>
          </table:table-cell>
          <table:table-cell office:value-type="float" office:value="0.733288980933156">
            <text:p>0.7332889809</text:p>
          </table:table-cell>
          <table:table-cell office:value-type="float" office:value="0.614799934966449">
            <text:p>0.614799935</text:p>
          </table:table-cell>
          <table:table-cell office:value-type="float" office:value="0.681084570235082">
            <text:p>0.6810845702</text:p>
          </table:table-cell>
          <table:table-cell office:value-type="float" office:value="0.67738030021879">
            <text:p>0.6773803002</text:p>
          </table:table-cell>
          <table:table-cell office:value-type="float" office:value="0.679171295819531">
            <text:p>0.6791712958</text:p>
          </table:table-cell>
        </table:table-row>
        <table:table-row table:style-name="ro1">
          <table:table-cell office:value-type="float" office:value="0.72765829949109">
            <text:p>0.7276582995</text:p>
          </table:table-cell>
          <table:table-cell office:value-type="float" office:value="0.791170308189593">
            <text:p>0.7911703082</text:p>
          </table:table-cell>
          <table:table-cell office:value-type="float" office:value="0.651993194097171">
            <text:p>0.6519931941</text:p>
          </table:table-cell>
          <table:table-cell office:value-type="float" office:value="0.813485699982085">
            <text:p>0.8134857</text:p>
          </table:table-cell>
          <table:table-cell office:value-type="float" office:value="0.827475542622785">
            <text:p>0.8274755426</text:p>
          </table:table-cell>
          <table:table-cell office:value-type="float" office:value="0.822116357651001">
            <text:p>0.8221163577</text:p>
          </table:table-cell>
          <table:table-cell office:value-type="float" office:value="0.724644813486002">
            <text:p>0.7246448135</text:p>
          </table:table-cell>
          <table:table-cell office:value-type="float" office:value="0.807547379991645">
            <text:p>0.80754738</text:p>
          </table:table-cell>
          <table:table-cell office:value-type="float" office:value="0.616034204403115">
            <text:p>0.6160342044</text:p>
          </table:table-cell>
          <table:table-cell office:value-type="float" office:value="0.705091339397318">
            <text:p>0.7050913394</text:p>
          </table:table-cell>
        </table:table-row>
        <table:table-row table:style-name="ro1">
          <table:table-cell office:value-type="float" office:value="0.836323613543635">
            <text:p>0.8363236135</text:p>
          </table:table-cell>
          <table:table-cell office:value-type="float" office:value="0.825264358991431">
            <text:p>0.825264359</text:p>
          </table:table-cell>
          <table:table-cell office:value-type="float" office:value="0.783834929881163">
            <text:p>0.7838349299</text:p>
          </table:table-cell>
          <table:table-cell office:value-type="float" office:value="0.528581717019191">
            <text:p>0.528581717</text:p>
          </table:table-cell>
          <table:table-cell office:value-type="float" office:value="0.622264789833977">
            <text:p>0.6222647898</text:p>
          </table:table-cell>
          <table:table-cell office:value-type="float" office:value="0.693856132881848">
            <text:p>0.6938561329</text:p>
          </table:table-cell>
          <table:table-cell office:value-type="float" office:value="0.847829026126995">
            <text:p>0.8478290261</text:p>
          </table:table-cell>
          <table:table-cell office:value-type="float" office:value="0.74278786576152">
            <text:p>0.7427878658</text:p>
          </table:table-cell>
          <table:table-cell office:value-type="float" office:value="0.741269048448859">
            <text:p>0.7412690484</text:p>
          </table:table-cell>
          <table:table-cell office:value-type="float" office:value="0.694411588451669">
            <text:p>0.6944115885</text:p>
          </table:table-cell>
        </table:table-row>
        <table:table-row table:style-name="ro1">
          <table:table-cell office:value-type="float" office:value="0.705614604200441">
            <text:p>0.7056146042</text:p>
          </table:table-cell>
          <table:table-cell office:value-type="float" office:value="0.656964187979473">
            <text:p>0.656964188</text:p>
          </table:table-cell>
          <table:table-cell office:value-type="float" office:value="0.584385492228302">
            <text:p>0.5843854922</text:p>
          </table:table-cell>
          <table:table-cell office:value-type="float" office:value="0.632396046406222">
            <text:p>0.6323960464</text:p>
          </table:table-cell>
          <table:table-cell office:value-type="float" office:value="0.790553607144257">
            <text:p>0.7905536071</text:p>
          </table:table-cell>
          <table:table-cell office:value-type="float" office:value="0.671362160626207">
            <text:p>0.6713621606</text:p>
          </table:table-cell>
          <table:table-cell office:value-type="float" office:value="0.722514122995489">
            <text:p>0.722514123</text:p>
          </table:table-cell>
          <table:table-cell office:value-type="float" office:value="0.594583644049699">
            <text:p>0.594583644</text:p>
          </table:table-cell>
          <table:table-cell office:value-type="float" office:value="0.582716408050993">
            <text:p>0.5827164081</text:p>
          </table:table-cell>
          <table:table-cell office:value-type="float" office:value="0.750175870838167">
            <text:p>0.7501758708</text:p>
          </table:table-cell>
        </table:table-row>
        <table:table-row table:style-name="ro1">
          <table:table-cell office:value-type="float" office:value="0.613430995435055">
            <text:p>0.6134309954</text:p>
          </table:table-cell>
          <table:table-cell office:value-type="float" office:value="0.557430912608718">
            <text:p>0.5574309126</text:p>
          </table:table-cell>
          <table:table-cell office:value-type="float" office:value="0.256495009600809">
            <text:p>0.2564950096</text:p>
          </table:table-cell>
          <table:table-cell office:value-type="float" office:value="0.470376212978043">
            <text:p>0.470376213</text:p>
          </table:table-cell>
          <table:table-cell office:value-type="float" office:value="0.614056817707733">
            <text:p>0.6140568177</text:p>
          </table:table-cell>
          <table:table-cell office:value-type="float" office:value="0.427404014213261">
            <text:p>0.4274040142</text:p>
          </table:table-cell>
          <table:table-cell office:value-type="float" office:value="0.528078498363688">
            <text:p>0.5280784984</text:p>
          </table:table-cell>
          <table:table-cell office:value-type="float" office:value="0.599568533982175">
            <text:p>0.599568534</text:p>
          </table:table-cell>
          <table:table-cell office:value-type="float" office:value="0.598034380479701">
            <text:p>0.5980343805</text:p>
          </table:table-cell>
          <table:table-cell office:value-type="float" office:value="0.742334707162735">
            <text:p>0.7423347072</text:p>
          </table:table-cell>
        </table:table-row>
        <table:table-row table:style-name="ro1">
          <table:table-cell office:value-type="float" office:value="0.688711791142">
            <text:p>0.6887117911</text:p>
          </table:table-cell>
          <table:table-cell office:value-type="float" office:value="0.676840414886903">
            <text:p>0.6768404149</text:p>
          </table:table-cell>
          <table:table-cell office:value-type="float" office:value="0.841882992342693">
            <text:p>0.8418829923</text:p>
          </table:table-cell>
          <table:table-cell office:value-type="float" office:value="0.653437566994281">
            <text:p>0.653437567</text:p>
          </table:table-cell>
          <table:table-cell office:value-type="float" office:value="0.68485928931363">
            <text:p>0.6848592893</text:p>
          </table:table-cell>
          <table:table-cell office:value-type="float" office:value="0.697979950150048">
            <text:p>0.6979799502</text:p>
          </table:table-cell>
          <table:table-cell office:value-type="float" office:value="0.821174071396018">
            <text:p>0.8211740714</text:p>
          </table:table-cell>
          <table:table-cell office:value-type="float" office:value="0.705399385977911">
            <text:p>0.705399386</text:p>
          </table:table-cell>
          <table:table-cell office:value-type="float" office:value="0.65981093363819">
            <text:p>0.6598109336</text:p>
          </table:table-cell>
          <table:table-cell office:value-type="float" office:value="0.719134720590238">
            <text:p>0.7191347206</text:p>
          </table:table-cell>
        </table:table-row>
        <table:table-row table:style-name="ro1">
          <table:table-cell office:value-type="float" office:value="0.69877420209428">
            <text:p>0.6987742021</text:p>
          </table:table-cell>
          <table:table-cell office:value-type="float" office:value="0.657255002590514">
            <text:p>0.6572550026</text:p>
          </table:table-cell>
          <table:table-cell office:value-type="float" office:value="0.650473857033988">
            <text:p>0.650473857</text:p>
          </table:table-cell>
          <table:table-cell office:value-type="float" office:value="0.669662817751415">
            <text:p>0.6696628178</text:p>
          </table:table-cell>
          <table:table-cell office:value-type="float" office:value="0.654224038724183">
            <text:p>0.6542240387</text:p>
          </table:table-cell>
          <table:table-cell office:value-type="float" office:value="0.748405401992948">
            <text:p>0.748405402</text:p>
          </table:table-cell>
          <table:table-cell office:value-type="float" office:value="0.626821264452051">
            <text:p>0.6268212645</text:p>
          </table:table-cell>
          <table:table-cell office:value-type="float" office:value="0.736391633764813">
            <text:p>0.7363916338</text:p>
          </table:table-cell>
          <table:table-cell office:value-type="float" office:value="0.7384246855016">
            <text:p>0.7384246855</text:p>
          </table:table-cell>
          <table:table-cell office:value-type="float" office:value="0.627778826297034">
            <text:p>0.6277788263</text:p>
          </table:table-cell>
        </table:table-row>
        <table:table-row table:style-name="ro1">
          <table:table-cell office:value-type="float" office:value="0.72923042188069">
            <text:p>0.7292304219</text:p>
          </table:table-cell>
          <table:table-cell office:value-type="float" office:value="0.646587771490045">
            <text:p>0.6465877715</text:p>
          </table:table-cell>
          <table:table-cell office:value-type="float" office:value="0.602219999710021">
            <text:p>0.6022199997</text:p>
          </table:table-cell>
          <table:table-cell office:value-type="float" office:value="0.739187617376606">
            <text:p>0.7391876174</text:p>
          </table:table-cell>
          <table:table-cell office:value-type="float" office:value="0.697398643862368">
            <text:p>0.6973986439</text:p>
          </table:table-cell>
          <table:table-cell office:value-type="float" office:value="0.745167565351403">
            <text:p>0.7451675654</text:p>
          </table:table-cell>
          <table:table-cell office:value-type="float" office:value="0.771499348620516">
            <text:p>0.7714993486</text:p>
          </table:table-cell>
          <table:table-cell office:value-type="float" office:value="0.677561121467289">
            <text:p>0.6775611215</text:p>
          </table:table-cell>
          <table:table-cell office:value-type="float" office:value="0.738391297469205">
            <text:p>0.7383912975</text:p>
          </table:table-cell>
          <table:table-cell office:value-type="float" office:value="0.742821146198303">
            <text:p>0.7428211462</text:p>
          </table:table-cell>
        </table:table-row>
        <table:table-row table:style-name="ro1">
          <table:table-cell office:value-type="float" office:value="0.696930685252922">
            <text:p>0.6969306853</text:p>
          </table:table-cell>
          <table:table-cell office:value-type="float" office:value="0.72726712067952">
            <text:p>0.7272671207</text:p>
          </table:table-cell>
          <table:table-cell office:value-type="float" office:value="0.737430564463734">
            <text:p>0.7374305645</text:p>
          </table:table-cell>
          <table:table-cell office:value-type="float" office:value="0.683333849240872">
            <text:p>0.6833338492</text:p>
          </table:table-cell>
          <table:table-cell office:value-type="float" office:value="0.662066812554144">
            <text:p>0.6620668126</text:p>
          </table:table-cell>
          <table:table-cell office:value-type="float" office:value="0.722710144174284">
            <text:p>0.7227101442</text:p>
          </table:table-cell>
          <table:table-cell office:value-type="float" office:value="0.756819089038333">
            <text:p>0.756819089</text:p>
          </table:table-cell>
          <table:table-cell office:value-type="float" office:value="0.712678096745931">
            <text:p>0.7126780967</text:p>
          </table:table-cell>
          <table:table-cell office:value-type="float" office:value="0.728263175923694">
            <text:p>0.7282631759</text:p>
          </table:table-cell>
          <table:table-cell office:value-type="float" office:value="0.711341417785888">
            <text:p>0.7113414178</text:p>
          </table:table-cell>
        </table:table-row>
        <table:table-row table:style-name="ro1">
          <table:table-cell office:value-type="float" office:value="0.28992858181057">
            <text:p>0.2899285818</text:p>
          </table:table-cell>
          <table:table-cell office:value-type="string">
            <text:p>1.8879577752560677e-16</text:p>
          </table:table-cell>
          <table:table-cell office:value-type="float" office:value="0.869785745431711">
            <text:p>0.8697857454</text:p>
          </table:table-cell>
          <table:table-cell office:value-type="float" office:value="0.28992858181057">
            <text:p>0.2899285818</text:p>
          </table:table-cell>
          <table:table-cell office:value-type="float" office:value="0.57985716362114">
            <text:p>0.5798571636</text:p>
          </table:table-cell>
          <table:table-cell office:value-type="float" office:value="0.28992858181057">
            <text:p>0.2899285818</text:p>
          </table:table-cell>
          <table:table-cell office:value-type="string">
            <text:p>7.47488852328343e-16</text:p>
          </table:table-cell>
          <table:table-cell office:value-type="float" office:value="0.289928581810569">
            <text:p>0.2899285818</text:p>
          </table:table-cell>
          <table:table-cell office:value-type="float" office:value="0.869785745431711">
            <text:p>0.8697857454</text:p>
          </table:table-cell>
          <table:table-cell office:value-type="float" office:value="0.57985716362114">
            <text:p>0.5798571636</text:p>
          </table:table-cell>
        </table:table-row>
        <table:table-row table:style-name="ro1">
          <table:table-cell office:value-type="float" office:value="0.759655535511679">
            <text:p>0.7596555355</text:p>
          </table:table-cell>
          <table:table-cell office:value-type="float" office:value="0.735035287759284">
            <text:p>0.7350352878</text:p>
          </table:table-cell>
          <table:table-cell office:value-type="float" office:value="0.641950678631121">
            <text:p>0.6419506786</text:p>
          </table:table-cell>
          <table:table-cell office:value-type="float" office:value="0.674603312929166">
            <text:p>0.6746033129</text:p>
          </table:table-cell>
          <table:table-cell office:value-type="float" office:value="0.689133041798576">
            <text:p>0.6891330418</text:p>
          </table:table-cell>
          <table:table-cell office:value-type="float" office:value="0.678720101159967">
            <text:p>0.6787201012</text:p>
          </table:table-cell>
          <table:table-cell office:value-type="float" office:value="0.670955277393615">
            <text:p>0.6709552774</text:p>
          </table:table-cell>
          <table:table-cell office:value-type="float" office:value="0.702633296603734">
            <text:p>0.7026332966</text:p>
          </table:table-cell>
          <table:table-cell office:value-type="float" office:value="0.747010702673078">
            <text:p>0.7470107027</text:p>
          </table:table-cell>
          <table:table-cell office:value-type="float" office:value="0.713351297010856">
            <text:p>0.713351297</text:p>
          </table:table-cell>
        </table:table-row>
        <table:table-row table:style-name="ro1">
          <table:table-cell office:value-type="float" office:value="0.701063769270211">
            <text:p>0.7010637693</text:p>
          </table:table-cell>
          <table:table-cell office:value-type="float" office:value="0.595686683370983">
            <text:p>0.5956866834</text:p>
          </table:table-cell>
          <table:table-cell office:value-type="float" office:value="0.824704830721683">
            <text:p>0.8247048307</text:p>
          </table:table-cell>
          <table:table-cell office:value-type="float" office:value="0.490008627170918">
            <text:p>0.4900086272</text:p>
          </table:table-cell>
          <table:table-cell office:value-type="float" office:value="0.536232483523028">
            <text:p>0.5362324835</text:p>
          </table:table-cell>
          <table:table-cell office:value-type="float" office:value="0.482100046406444">
            <text:p>0.4821000464</text:p>
          </table:table-cell>
          <table:table-cell office:value-type="float" office:value="0.824691621025191">
            <text:p>0.824691621</text:p>
          </table:table-cell>
          <table:table-cell office:value-type="float" office:value="0.783454488443901">
            <text:p>0.7834544884</text:p>
          </table:table-cell>
          <table:table-cell office:value-type="float" office:value="0.908409270794995">
            <text:p>0.9084092708</text:p>
          </table:table-cell>
          <table:table-cell office:value-type="float" office:value="0.731778847260787">
            <text:p>0.7317788473</text:p>
          </table:table-cell>
        </table:table-row>
        <table:table-row table:style-name="ro1">
          <table:table-cell office:value-type="float" office:value="0.729680174130752">
            <text:p>0.7296801741</text:p>
          </table:table-cell>
          <table:table-cell office:value-type="float" office:value="0.783716688410793">
            <text:p>0.7837166884</text:p>
          </table:table-cell>
          <table:table-cell office:value-type="float" office:value="0.808385216213826">
            <text:p>0.8083852162</text:p>
          </table:table-cell>
          <table:table-cell office:value-type="float" office:value="0.718900676898339">
            <text:p>0.7189006769</text:p>
          </table:table-cell>
          <table:table-cell office:value-type="float" office:value="0.720698332857304">
            <text:p>0.7206983329</text:p>
          </table:table-cell>
          <table:table-cell office:value-type="float" office:value="0.685457327902329">
            <text:p>0.6854573279</text:p>
          </table:table-cell>
          <table:table-cell office:value-type="float" office:value="0.785118688367421">
            <text:p>0.7851186884</text:p>
          </table:table-cell>
          <table:table-cell office:value-type="float" office:value="0.730595430867423">
            <text:p>0.7305954309</text:p>
          </table:table-cell>
          <table:table-cell office:value-type="float" office:value="0.588654606449207">
            <text:p>0.5886546064</text:p>
          </table:table-cell>
          <table:table-cell office:value-type="float" office:value="0.728944081748831">
            <text:p>0.7289440817</text:p>
          </table:table-cell>
        </table:table-row>
        <table:table-row table:style-name="ro1">
          <table:table-cell office:value-type="float" office:value="0.761114530753901">
            <text:p>0.7611145308</text:p>
          </table:table-cell>
          <table:table-cell office:value-type="float" office:value="0.689837092245676">
            <text:p>0.6898370922</text:p>
          </table:table-cell>
          <table:table-cell office:value-type="float" office:value="0.723899746743306">
            <text:p>0.7238997467</text:p>
          </table:table-cell>
          <table:table-cell office:value-type="float" office:value="0.725565016795058">
            <text:p>0.7255650168</text:p>
          </table:table-cell>
          <table:table-cell office:value-type="float" office:value="0.82359461794684">
            <text:p>0.8235946179</text:p>
          </table:table-cell>
          <table:table-cell office:value-type="float" office:value="0.661300259659462">
            <text:p>0.6613002597</text:p>
          </table:table-cell>
          <table:table-cell office:value-type="float" office:value="0.726913646601589">
            <text:p>0.7269136466</text:p>
          </table:table-cell>
          <table:table-cell office:value-type="float" office:value="0.640659140224813">
            <text:p>0.6406591402</text:p>
          </table:table-cell>
          <table:table-cell office:value-type="float" office:value="0.742502983651519">
            <text:p>0.7425029837</text:p>
          </table:table-cell>
          <table:table-cell office:value-type="float" office:value="0.699264041903203">
            <text:p>0.6992640419</text:p>
          </table:table-cell>
        </table:table-row>
        <table:table-row table:style-name="ro1">
          <table:table-cell office:value-type="float" office:value="0.744902834842328">
            <text:p>0.7449028348</text:p>
          </table:table-cell>
          <table:table-cell office:value-type="float" office:value="0.747471469039267">
            <text:p>0.747471469</text:p>
          </table:table-cell>
          <table:table-cell office:value-type="float" office:value="0.680828062341969">
            <text:p>0.6808280623</text:p>
          </table:table-cell>
          <table:table-cell office:value-type="float" office:value="0.706696348466675">
            <text:p>0.7066963485</text:p>
          </table:table-cell>
          <table:table-cell office:value-type="float" office:value="0.638275352179595">
            <text:p>0.6382753522</text:p>
          </table:table-cell>
          <table:table-cell office:value-type="float" office:value="0.716767195411505">
            <text:p>0.7167671954</text:p>
          </table:table-cell>
          <table:table-cell office:value-type="float" office:value="0.680907697209897">
            <text:p>0.6809076972</text:p>
          </table:table-cell>
          <table:table-cell office:value-type="float" office:value="0.743639753203995">
            <text:p>0.7436397532</text:p>
          </table:table-cell>
          <table:table-cell office:value-type="float" office:value="0.759758122165838">
            <text:p>0.7597581222</text:p>
          </table:table-cell>
          <table:table-cell office:value-type="float" office:value="0.680945714442321">
            <text:p>0.6809457144</text:p>
          </table:table-cell>
        </table:table-row>
        <table:table-row table:style-name="ro1">
          <table:table-cell office:value-type="float" office:value="0.684692602703952">
            <text:p>0.6846926027</text:p>
          </table:table-cell>
          <table:table-cell office:value-type="float" office:value="0.716854758392587">
            <text:p>0.7168547584</text:p>
          </table:table-cell>
          <table:table-cell office:value-type="float" office:value="0.746214214229413">
            <text:p>0.7462142142</text:p>
          </table:table-cell>
          <table:table-cell office:value-type="float" office:value="0.706438382120905">
            <text:p>0.7064383821</text:p>
          </table:table-cell>
          <table:table-cell office:value-type="float" office:value="0.619963345489081">
            <text:p>0.6199633455</text:p>
          </table:table-cell>
          <table:table-cell office:value-type="float" office:value="0.747609463735997">
            <text:p>0.7476094637</text:p>
          </table:table-cell>
          <table:table-cell office:value-type="float" office:value="0.72398680096373">
            <text:p>0.723986801</text:p>
          </table:table-cell>
          <table:table-cell office:value-type="float" office:value="0.675478245001422">
            <text:p>0.675478245</text:p>
          </table:table-cell>
          <table:table-cell office:value-type="float" office:value="0.71260439308051">
            <text:p>0.7126043931</text:p>
          </table:table-cell>
          <table:table-cell office:value-type="float" office:value="0.729189835162676">
            <text:p>0.7291898352</text:p>
          </table:table-cell>
        </table:table-row>
        <table:table-row table:style-name="ro1">
          <table:table-cell office:value-type="float" office:value="0.649883844538264">
            <text:p>0.6498838445</text:p>
          </table:table-cell>
          <table:table-cell office:value-type="float" office:value="0.866202988422133">
            <text:p>0.8662029884</text:p>
          </table:table-cell>
          <table:table-cell office:value-type="float" office:value="0.64930254601394">
            <text:p>0.649302546</text:p>
          </table:table-cell>
          <table:table-cell office:value-type="float" office:value="0.720421676001578">
            <text:p>0.720421676</text:p>
          </table:table-cell>
          <table:table-cell office:value-type="float" office:value="0.578438976062603">
            <text:p>0.5784389761</text:p>
          </table:table-cell>
          <table:table-cell office:value-type="float" office:value="0.415524096229346">
            <text:p>0.4155240962</text:p>
          </table:table-cell>
          <table:table-cell office:value-type="float" office:value="0.723067030388565">
            <text:p>0.7230670304</text:p>
          </table:table-cell>
          <table:table-cell office:value-type="float" office:value="0.290363720601068">
            <text:p>0.2903637206</text:p>
          </table:table-cell>
          <table:table-cell office:value-type="float" office:value="0.596117411964029">
            <text:p>0.596117412</text:p>
          </table:table-cell>
          <table:table-cell office:value-type="float" office:value="0.721501257237943">
            <text:p>0.7215012572</text:p>
          </table:table-cell>
        </table:table-row>
        <table:table-row table:style-name="ro1">
          <table:table-cell office:value-type="float" office:value="0.767104546315899">
            <text:p>0.7671045463</text:p>
          </table:table-cell>
          <table:table-cell office:value-type="float" office:value="0.633918213810253">
            <text:p>0.6339182138</text:p>
          </table:table-cell>
          <table:table-cell office:value-type="float" office:value="0.723598418846911">
            <text:p>0.7235984188</text:p>
          </table:table-cell>
          <table:table-cell office:value-type="float" office:value="0.6637452118106">
            <text:p>0.6637452118</text:p>
          </table:table-cell>
          <table:table-cell office:value-type="float" office:value="0.743881699632114">
            <text:p>0.7438816996</text:p>
          </table:table-cell>
          <table:table-cell office:value-type="float" office:value="0.635843088879215">
            <text:p>0.6358430889</text:p>
          </table:table-cell>
          <table:table-cell office:value-type="float" office:value="0.516243457642608">
            <text:p>0.5162434576</text:p>
          </table:table-cell>
          <table:table-cell office:value-type="float" office:value="0.65578303560946">
            <text:p>0.6557830356</text:p>
          </table:table-cell>
          <table:table-cell office:value-type="float" office:value="0.667432199484993">
            <text:p>0.6674321995</text:p>
          </table:table-cell>
          <table:table-cell office:value-type="float" office:value="0.582723102997094">
            <text:p>0.582723103</text:p>
          </table:table-cell>
        </table:table-row>
        <table:table-row table:style-name="ro1">
          <table:table-cell office:value-type="float" office:value="0.290192851440748">
            <text:p>0.2901928514</text:p>
          </table:table-cell>
          <table:table-cell office:value-type="float" office:value="0.580385702881495">
            <text:p>0.5803857029</text:p>
          </table:table-cell>
          <table:table-cell office:value-type="float" office:value="0.434431892890911">
            <text:p>0.4344318929</text:p>
          </table:table-cell>
          <table:table-cell office:value-type="float" office:value="0.434030534698061">
            <text:p>0.4340305347</text:p>
          </table:table-cell>
          <table:table-cell office:value-type="float" office:value="0.798938447206478">
            <text:p>0.7989384472</text:p>
          </table:table-cell>
          <table:table-cell office:value-type="float" office:value="0.725499530748885">
            <text:p>0.7254995307</text:p>
          </table:table-cell>
          <table:table-cell office:value-type="float" office:value="0.87051175203903">
            <text:p>0.870511752</text:p>
          </table:table-cell>
          <table:table-cell office:value-type="float" office:value="0.289976617122009">
            <text:p>0.2899766171</text:p>
          </table:table-cell>
          <table:table-cell office:value-type="float" office:value="0.72426604373151">
            <text:p>0.7242660437</text:p>
          </table:table-cell>
          <table:table-cell office:value-type="float" office:value="0.868991977504016">
            <text:p>0.8689919775</text:p>
          </table:table-cell>
        </table:table-row>
        <table:table-row table:style-name="ro1">
          <table:table-cell office:value-type="float" office:value="0.771632537526759">
            <text:p>0.7716325375</text:p>
          </table:table-cell>
          <table:table-cell office:value-type="float" office:value="0.513215836380474">
            <text:p>0.5132158364</text:p>
          </table:table-cell>
          <table:table-cell office:value-type="float" office:value="0.515644483480184">
            <text:p>0.5156444835</text:p>
          </table:table-cell>
          <table:table-cell office:value-type="float" office:value="0.965255362974231">
            <text:p>0.965255363</text:p>
          </table:table-cell>
          <table:table-cell office:value-type="float" office:value="0.773633526083278">
            <text:p>0.7736335261</text:p>
          </table:table-cell>
          <table:table-cell office:value-type="float" office:value="0.962631746471998">
            <text:p>0.9626317465</text:p>
          </table:table-cell>
          <table:table-cell office:value-type="float" office:value="0.772871144479351">
            <text:p>0.7728711445</text:p>
          </table:table-cell>
          <table:table-cell office:value-type="float" office:value="0.835090363300414">
            <text:p>0.8350903633</text:p>
          </table:table-cell>
          <table:table-cell office:value-type="float" office:value="0.644333426853258">
            <text:p>0.6443334269</text:p>
          </table:table-cell>
          <table:table-cell office:value-type="float" office:value="0.515582173025639">
            <text:p>0.515582173</text:p>
          </table:table-cell>
        </table:table-row>
        <table:table-row table:style-name="ro1">
          <table:table-cell office:value-type="float" office:value="0.866165072419581">
            <text:p>0.8661650724</text:p>
          </table:table-cell>
          <table:table-cell office:value-type="float" office:value="0.785710306872777">
            <text:p>0.7857103069</text:p>
          </table:table-cell>
          <table:table-cell office:value-type="float" office:value="0.640816134054466">
            <text:p>0.6408161341</text:p>
          </table:table-cell>
          <table:table-cell office:value-type="float" office:value="0.865389530302412">
            <text:p>0.8653895303</text:p>
          </table:table-cell>
          <table:table-cell office:value-type="float" office:value="0.707363716569752">
            <text:p>0.7073637166</text:p>
          </table:table-cell>
          <table:table-cell office:value-type="float" office:value="0.626590627971947">
            <text:p>0.626590628</text:p>
          </table:table-cell>
          <table:table-cell office:value-type="float" office:value="0.770025642284514">
            <text:p>0.7700256423</text:p>
          </table:table-cell>
          <table:table-cell office:value-type="float" office:value="0.73732064286133">
            <text:p>0.7373206429</text:p>
          </table:table-cell>
          <table:table-cell office:value-type="float" office:value="0.674047214038389">
            <text:p>0.674047214</text:p>
          </table:table-cell>
          <table:table-cell office:value-type="float" office:value="0.770850796418107">
            <text:p>0.7708507964</text:p>
          </table:table-cell>
        </table:table-row>
        <table:table-row table:style-name="ro1">
          <table:table-cell office:value-type="float" office:value="0.666924277162011">
            <text:p>0.6669242772</text:p>
          </table:table-cell>
          <table:table-cell office:value-type="float" office:value="0.683047584444119">
            <text:p>0.6830475844</text:p>
          </table:table-cell>
          <table:table-cell office:value-type="float" office:value="0.807014943251487">
            <text:p>0.8070149433</text:p>
          </table:table-cell>
          <table:table-cell office:value-type="float" office:value="0.822965530233967">
            <text:p>0.8229655302</text:p>
          </table:table-cell>
          <table:table-cell office:value-type="float" office:value="0.577008951710415">
            <text:p>0.5770089517</text:p>
          </table:table-cell>
          <table:table-cell office:value-type="float" office:value="0.536116146990033">
            <text:p>0.536116147</text:p>
          </table:table-cell>
          <table:table-cell office:value-type="float" office:value="0.761489783485191">
            <text:p>0.7614897835</text:p>
          </table:table-cell>
          <table:table-cell office:value-type="float" office:value="0.701601342091464">
            <text:p>0.7016013421</text:p>
          </table:table-cell>
          <table:table-cell office:value-type="float" office:value="0.712004301576601">
            <text:p>0.7120043016</text:p>
          </table:table-cell>
          <table:table-cell office:value-type="float" office:value="0.880991765152737">
            <text:p>0.8809917652</text:p>
          </table:table-cell>
        </table:table-row>
        <table:table-row table:style-name="ro1">
          <table:table-cell office:value-type="float" office:value="0.771833981259305">
            <text:p>0.7718339813</text:p>
          </table:table-cell>
          <table:table-cell office:value-type="float" office:value="0.771190596344406">
            <text:p>0.7711905963</text:p>
          </table:table-cell>
          <table:table-cell office:value-type="float" office:value="0.770795131728678">
            <text:p>0.7707951317</text:p>
          </table:table-cell>
          <table:table-cell office:value-type="float" office:value="0.675602971709201">
            <text:p>0.6756029717</text:p>
          </table:table-cell>
          <table:table-cell office:value-type="float" office:value="0.386259877024018">
            <text:p>0.386259877</text:p>
          </table:table-cell>
          <table:table-cell office:value-type="float" office:value="0.57828398734832">
            <text:p>0.5782839873</text:p>
          </table:table-cell>
          <table:table-cell office:value-type="float" office:value="0.482615087125489">
            <text:p>0.4826150871</text:p>
          </table:table-cell>
          <table:table-cell office:value-type="float" office:value="0.257108143046911">
            <text:p>0.257108143</text:p>
          </table:table-cell>
          <table:table-cell office:value-type="float" office:value="0.482752420215093">
            <text:p>0.4827524202</text:p>
          </table:table-cell>
          <table:table-cell office:value-type="float" office:value="0.675508127614142">
            <text:p>0.6755081276</text:p>
          </table:table-cell>
        </table:table-row>
        <table:table-row table:style-name="ro1">
          <table:table-cell office:value-type="float" office:value="0.391382410455551">
            <text:p>0.3913824105</text:p>
          </table:table-cell>
          <table:table-cell office:value-type="float" office:value="0.476910483998528">
            <text:p>0.476910484</text:p>
          </table:table-cell>
          <table:table-cell office:value-type="float" office:value="0.487515759878854">
            <text:p>0.4875157599</text:p>
          </table:table-cell>
          <table:table-cell office:value-type="float" office:value="0.744150190402382">
            <text:p>0.7441501904</text:p>
          </table:table-cell>
          <table:table-cell office:value-type="float" office:value="0.621448837503828">
            <text:p>0.6214488375</text:p>
          </table:table-cell>
          <table:table-cell office:value-type="float" office:value="0.736749857219448">
            <text:p>0.7367498572</text:p>
          </table:table-cell>
          <table:table-cell office:value-type="float" office:value="0.67620032671966">
            <text:p>0.6762003267</text:p>
          </table:table-cell>
          <table:table-cell office:value-type="float" office:value="0.382348537869127">
            <text:p>0.3823485379</text:p>
          </table:table-cell>
          <table:table-cell office:value-type="float" office:value="0.598314653442226">
            <text:p>0.5983146534</text:p>
          </table:table-cell>
          <table:table-cell office:value-type="float" office:value="0.687322269566999">
            <text:p>0.6873222696</text:p>
          </table:table-cell>
        </table:table-row>
        <table:table-row table:style-name="ro1">
          <table:table-cell office:value-type="float" office:value="0.730544061318971">
            <text:p>0.7305440613</text:p>
          </table:table-cell>
          <table:table-cell office:value-type="float" office:value="0.778601598142006">
            <text:p>0.7786015981</text:p>
          </table:table-cell>
          <table:table-cell office:value-type="float" office:value="0.853267984891882">
            <text:p>0.8532679849</text:p>
          </table:table-cell>
          <table:table-cell office:value-type="float" office:value="0.847556242035046">
            <text:p>0.847556242</text:p>
          </table:table-cell>
          <table:table-cell office:value-type="float" office:value="0.805360618595705">
            <text:p>0.8053606186</text:p>
          </table:table-cell>
          <table:table-cell office:value-type="float" office:value="0.608994936389062">
            <text:p>0.6089949364</text:p>
          </table:table-cell>
          <table:table-cell office:value-type="float" office:value="0.785079769964577">
            <text:p>0.78507977</text:p>
          </table:table-cell>
          <table:table-cell office:value-type="float" office:value="0.674976526258812">
            <text:p>0.6749765263</text:p>
          </table:table-cell>
          <table:table-cell office:value-type="float" office:value="0.723220773078397">
            <text:p>0.7232207731</text:p>
          </table:table-cell>
          <table:table-cell office:value-type="float" office:value="0.662231747761224">
            <text:p>0.6622317478</text:p>
          </table:table-cell>
        </table:table-row>
        <table:table-row table:style-name="ro1">
          <table:table-cell office:value-type="float" office:value="0.824347221831916">
            <text:p>0.8243472218</text:p>
          </table:table-cell>
          <table:table-cell office:value-type="float" office:value="0.59150064488035">
            <text:p>0.5915006449</text:p>
          </table:table-cell>
          <table:table-cell office:value-type="float" office:value="0.541803460334425">
            <text:p>0.5418034603</text:p>
          </table:table-cell>
          <table:table-cell office:value-type="float" office:value="0.730210525835419">
            <text:p>0.7302105258</text:p>
          </table:table-cell>
          <table:table-cell office:value-type="float" office:value="0.424679431611938">
            <text:p>0.4246794316</text:p>
          </table:table-cell>
          <table:table-cell table:number-columns-repeated="2" office:value-type="float" office:value="0.590165410651331">
            <text:p>0.5901654107</text:p>
          </table:table-cell>
          <table:table-cell office:value-type="float" office:value="0.825519380532676">
            <text:p>0.8255193805</text:p>
          </table:table-cell>
          <table:table-cell office:value-type="float" office:value="0.709310863892103">
            <text:p>0.7093108639</text:p>
          </table:table-cell>
          <table:table-cell office:value-type="float" office:value="0.826314048167928">
            <text:p>0.8263140482</text:p>
          </table:table-cell>
        </table:table-row>
        <table:table-row table:style-name="ro1">
          <table:table-cell office:value-type="float" office:value="0.353128743142525">
            <text:p>0.3531287431</text:p>
          </table:table-cell>
          <table:table-cell office:value-type="float" office:value="0.776718683846606">
            <text:p>0.7767186838</text:p>
          </table:table-cell>
          <table:table-cell office:value-type="float" office:value="0.661314343590834">
            <text:p>0.6613143436</text:p>
          </table:table-cell>
          <table:table-cell office:value-type="float" office:value="0.588913853355847">
            <text:p>0.5889138534</text:p>
          </table:table-cell>
          <table:table-cell office:value-type="float" office:value="0.519165267993902">
            <text:p>0.519165268</text:p>
          </table:table-cell>
          <table:table-cell office:value-type="float" office:value="0.61015828998667">
            <text:p>0.61015829</text:p>
          </table:table-cell>
          <table:table-cell office:value-type="float" office:value="0.824850158821088">
            <text:p>0.8248501588</text:p>
          </table:table-cell>
          <table:table-cell office:value-type="float" office:value="0.848027713046437">
            <text:p>0.848027713</text:p>
          </table:table-cell>
          <table:table-cell office:value-type="float" office:value="0.614642617351957">
            <text:p>0.6146426174</text:p>
          </table:table-cell>
          <table:table-cell office:value-type="float" office:value="0.519699349859172">
            <text:p>0.5196993499</text:p>
          </table:table-cell>
        </table:table-row>
        <table:table-row table:style-name="ro1">
          <table:table-cell office:value-type="float" office:value="0.728848816263568">
            <text:p>0.7288488163</text:p>
          </table:table-cell>
          <table:table-cell office:value-type="float" office:value="0.685193929348373">
            <text:p>0.6851939293</text:p>
          </table:table-cell>
          <table:table-cell office:value-type="float" office:value="0.811811858613791">
            <text:p>0.8118118586</text:p>
          </table:table-cell>
          <table:table-cell office:value-type="float" office:value="0.724961327847337">
            <text:p>0.7249613278</text:p>
          </table:table-cell>
          <table:table-cell office:value-type="float" office:value="0.869944154782499">
            <text:p>0.8699441548</text:p>
          </table:table-cell>
          <table:table-cell office:value-type="float" office:value="1.01241471471132">
            <text:p>1.0124147147</text:p>
          </table:table-cell>
          <table:table-cell office:value-type="float" office:value="0.884917193803732">
            <text:p>0.8849171938</text:p>
          </table:table-cell>
          <table:table-cell office:value-type="float" office:value="0.884449679900288">
            <text:p>0.8844496799</text:p>
          </table:table-cell>
          <table:table-cell office:value-type="float" office:value="0.842587182448569">
            <text:p>0.8425871824</text:p>
          </table:table-cell>
          <table:table-cell office:value-type="float" office:value="0.798907119712606">
            <text:p>0.7989071197</text:p>
          </table:table-cell>
        </table:table-row>
        <table:table-row table:style-name="ro1">
          <table:table-cell table:number-columns-repeated="2" office:value-type="float" office:value="0.217043838789892">
            <text:p>0.2170438388</text:p>
          </table:table-cell>
          <table:table-cell office:value-type="float" office:value="0.505834174545159">
            <text:p>0.5058341745</text:p>
          </table:table-cell>
          <table:table-cell office:value-type="float" office:value="0.869324275952957">
            <text:p>0.869324276</text:p>
          </table:table-cell>
          <table:table-cell office:value-type="float" office:value="0.289774758650986">
            <text:p>0.2897747587</text:p>
          </table:table-cell>
          <table:table-cell office:value-type="float" office:value="0.57973703138225">
            <text:p>0.5797370314</text:p>
          </table:table-cell>
          <table:table-cell office:value-type="float" office:value="0.723730180431425">
            <text:p>0.7237301804</text:p>
          </table:table-cell>
          <table:table-cell office:value-type="float" office:value="0.579921569499968">
            <text:p>0.5799215695</text:p>
          </table:table-cell>
          <table:table-cell office:value-type="float" office:value="0.434384103178703">
            <text:p>0.4343841032</text:p>
          </table:table-cell>
          <table:table-cell office:value-type="float" office:value="0.578849831024955">
            <text:p>0.578849831</text:p>
          </table:table-cell>
        </table:table-row>
        <table:table-row table:style-name="ro1">
          <table:table-cell office:value-type="float" office:value="0.665074536012625">
            <text:p>0.665074536</text:p>
          </table:table-cell>
          <table:table-cell office:value-type="float" office:value="0.586120247981539">
            <text:p>0.586120248</text:p>
          </table:table-cell>
          <table:table-cell office:value-type="float" office:value="0.626083209378392">
            <text:p>0.6260832094</text:p>
          </table:table-cell>
          <table:table-cell office:value-type="float" office:value="0.606298527440479">
            <text:p>0.6062985274</text:p>
          </table:table-cell>
          <table:table-cell office:value-type="float" office:value="0.563643191916282">
            <text:p>0.5636431919</text:p>
          </table:table-cell>
          <table:table-cell office:value-type="float" office:value="0.580109237778095">
            <text:p>0.5801092378</text:p>
          </table:table-cell>
          <table:table-cell office:value-type="float" office:value="0.622275122978724">
            <text:p>0.622275123</text:p>
          </table:table-cell>
          <table:table-cell office:value-type="float" office:value="0.674078909585927">
            <text:p>0.6740789096</text:p>
          </table:table-cell>
          <table:table-cell office:value-type="float" office:value="0.668404553684717">
            <text:p>0.6684045537</text:p>
          </table:table-cell>
          <table:table-cell office:value-type="float" office:value="0.696714306796826">
            <text:p>0.6967143068</text:p>
          </table:table-cell>
        </table:table-row>
        <table:table-row table:style-name="ro1">
          <table:table-cell office:value-type="float" office:value="0.698190556223298">
            <text:p>0.6981905562</text:p>
          </table:table-cell>
          <table:table-cell office:value-type="float" office:value="0.68778964064099">
            <text:p>0.6877896406</text:p>
          </table:table-cell>
          <table:table-cell office:value-type="float" office:value="0.704344939155974">
            <text:p>0.7043449392</text:p>
          </table:table-cell>
          <table:table-cell office:value-type="float" office:value="0.699528763267038">
            <text:p>0.6995287633</text:p>
          </table:table-cell>
          <table:table-cell office:value-type="float" office:value="0.69765223961505">
            <text:p>0.6976522396</text:p>
          </table:table-cell>
          <table:table-cell office:value-type="float" office:value="0.689704617557309">
            <text:p>0.6897046176</text:p>
          </table:table-cell>
          <table:table-cell office:value-type="float" office:value="0.655772013045244">
            <text:p>0.655772013</text:p>
          </table:table-cell>
          <table:table-cell office:value-type="float" office:value="0.73807432053938">
            <text:p>0.7380743205</text:p>
          </table:table-cell>
          <table:table-cell office:value-type="float" office:value="0.713052980066682">
            <text:p>0.7130529801</text:p>
          </table:table-cell>
          <table:table-cell office:value-type="float" office:value="0.728989823993672">
            <text:p>0.728989824</text:p>
          </table:table-cell>
        </table:table-row>
        <table:table-row table:style-name="ro1">
          <table:table-cell office:value-type="float" office:value="0.600052446794891">
            <text:p>0.6000524468</text:p>
          </table:table-cell>
          <table:table-cell office:value-type="float" office:value="0.718388828831294">
            <text:p>0.7183888288</text:p>
          </table:table-cell>
          <table:table-cell office:value-type="float" office:value="0.831189407478911">
            <text:p>0.8311894075</text:p>
          </table:table-cell>
          <table:table-cell office:value-type="float" office:value="0.64825894605084">
            <text:p>0.6482589461</text:p>
          </table:table-cell>
          <table:table-cell office:value-type="float" office:value="0.577363017115176">
            <text:p>0.5773630171</text:p>
          </table:table-cell>
          <table:table-cell office:value-type="float" office:value="0.460894247399697">
            <text:p>0.4608942474</text:p>
          </table:table-cell>
          <table:table-cell office:value-type="float" office:value="0.750016807996516">
            <text:p>0.750016808</text:p>
          </table:table-cell>
          <table:table-cell office:value-type="float" office:value="0.717724525659362">
            <text:p>0.7177245257</text:p>
          </table:table-cell>
          <table:table-cell office:value-type="float" office:value="0.635020916884142">
            <text:p>0.6350209169</text:p>
          </table:table-cell>
          <table:table-cell office:value-type="float" office:value="0.208192363203112">
            <text:p>0.2081923632</text:p>
          </table:table-cell>
        </table:table-row>
        <table:table-row table:style-name="ro1">
          <table:table-cell office:value-type="float" office:value="0.695834214970697">
            <text:p>0.695834215</text:p>
          </table:table-cell>
          <table:table-cell office:value-type="float" office:value="0.741189291654816">
            <text:p>0.7411892917</text:p>
          </table:table-cell>
          <table:table-cell office:value-type="float" office:value="0.648448375968238">
            <text:p>0.648448376</text:p>
          </table:table-cell>
          <table:table-cell office:value-type="float" office:value="0.638788367472719">
            <text:p>0.6387883675</text:p>
          </table:table-cell>
          <table:table-cell office:value-type="float" office:value="0.770799374825168">
            <text:p>0.7707993748</text:p>
          </table:table-cell>
          <table:table-cell office:value-type="float" office:value="0.668591312803394">
            <text:p>0.6685913128</text:p>
          </table:table-cell>
          <table:table-cell office:value-type="float" office:value="0.730337789142977">
            <text:p>0.7303377891</text:p>
          </table:table-cell>
          <table:table-cell office:value-type="float" office:value="0.705601129949077">
            <text:p>0.7056011299</text:p>
          </table:table-cell>
          <table:table-cell office:value-type="float" office:value="0.676080438971421">
            <text:p>0.676080439</text:p>
          </table:table-cell>
          <table:table-cell office:value-type="float" office:value="0.679487457101177">
            <text:p>0.6794874571</text:p>
          </table:table-cell>
        </table:table-row>
        <table:table-row table:style-name="ro1">
          <table:table-cell office:value-type="float" office:value="0.728028917146025">
            <text:p>0.7280289171</text:p>
          </table:table-cell>
          <table:table-cell office:value-type="float" office:value="0.75728250182264">
            <text:p>0.7572825018</text:p>
          </table:table-cell>
          <table:table-cell office:value-type="float" office:value="0.74302994413419">
            <text:p>0.7430299441</text:p>
          </table:table-cell>
          <table:table-cell office:value-type="float" office:value="0.740342441613273">
            <text:p>0.7403424416</text:p>
          </table:table-cell>
          <table:table-cell office:value-type="float" office:value="0.744566269707189">
            <text:p>0.7445662697</text:p>
          </table:table-cell>
          <table:table-cell office:value-type="float" office:value="0.662385196239556">
            <text:p>0.6623851962</text:p>
          </table:table-cell>
          <table:table-cell office:value-type="float" office:value="0.740989084113531">
            <text:p>0.7409890841</text:p>
          </table:table-cell>
          <table:table-cell office:value-type="float" office:value="0.715629776907002">
            <text:p>0.7156297769</text:p>
          </table:table-cell>
          <table:table-cell office:value-type="float" office:value="0.69789848975188">
            <text:p>0.6978984898</text:p>
          </table:table-cell>
          <table:table-cell office:value-type="float" office:value="0.715113689815781">
            <text:p>0.7151136898</text:p>
          </table:table-cell>
        </table:table-row>
        <table:table-row table:style-name="ro1">
          <table:table-cell office:value-type="float" office:value="0.67605587061223">
            <text:p>0.6760558706</text:p>
          </table:table-cell>
          <table:table-cell office:value-type="float" office:value="0.57839110011427">
            <text:p>0.5783911001</text:p>
          </table:table-cell>
          <table:table-cell office:value-type="float" office:value="0.676593062386199">
            <text:p>0.6765930624</text:p>
          </table:table-cell>
          <table:table-cell office:value-type="float" office:value="0.707210089805354">
            <text:p>0.7072100898</text:p>
          </table:table-cell>
          <table:table-cell office:value-type="float" office:value="0.514923897023034">
            <text:p>0.514923897</text:p>
          </table:table-cell>
          <table:table-cell office:value-type="float" office:value="0.642506951734755">
            <text:p>0.6425069517</text:p>
          </table:table-cell>
          <table:table-cell office:value-type="float" office:value="0.674668464203018">
            <text:p>0.6746684642</text:p>
          </table:table-cell>
          <table:table-cell office:value-type="float" office:value="0.643064795270095">
            <text:p>0.6430647953</text:p>
          </table:table-cell>
          <table:table-cell office:value-type="float" office:value="0.675972419850175">
            <text:p>0.6759724199</text:p>
          </table:table-cell>
          <table:table-cell office:value-type="float" office:value="0.675885617226319">
            <text:p>0.6758856172</text:p>
          </table:table-cell>
        </table:table-row>
        <table:table-row table:style-name="ro1">
          <table:table-cell office:value-type="float" office:value="0.640158187261188">
            <text:p>0.6401581873</text:p>
          </table:table-cell>
          <table:table-cell office:value-type="float" office:value="0.764127182127715">
            <text:p>0.7641271821</text:p>
          </table:table-cell>
          <table:table-cell office:value-type="float" office:value="0.707067434039921">
            <text:p>0.707067434</text:p>
          </table:table-cell>
          <table:table-cell office:value-type="float" office:value="0.817193116456858">
            <text:p>0.8171931165</text:p>
          </table:table-cell>
          <table:table-cell office:value-type="float" office:value="0.630448257731147">
            <text:p>0.6304482577</text:p>
          </table:table-cell>
          <table:table-cell office:value-type="float" office:value="1.00456198262593">
            <text:p>1.0045619826</text:p>
          </table:table-cell>
          <table:table-cell office:value-type="float" office:value="0.698611491815379">
            <text:p>0.6986114918</text:p>
          </table:table-cell>
          <table:table-cell office:value-type="float" office:value="0.661803743403224">
            <text:p>0.6618037434</text:p>
          </table:table-cell>
          <table:table-cell office:value-type="float" office:value="0.661307064313279">
            <text:p>0.6613070643</text:p>
          </table:table-cell>
          <table:table-cell office:value-type="float" office:value="0.886838371928561">
            <text:p>0.8868383719</text:p>
          </table:table-cell>
        </table:table-row>
        <table:table-row table:style-name="ro1">
          <table:table-cell office:value-type="float" office:value="0.793339361719491">
            <text:p>0.7933393617</text:p>
          </table:table-cell>
          <table:table-cell office:value-type="float" office:value="0.556548226153962">
            <text:p>0.5565482262</text:p>
          </table:table-cell>
          <table:table-cell office:value-type="float" office:value="0.711968848854485">
            <text:p>0.7119688489</text:p>
          </table:table-cell>
          <table:table-cell office:value-type="float" office:value="0.649659461145025">
            <text:p>0.6496594611</text:p>
          </table:table-cell>
          <table:table-cell office:value-type="float" office:value="0.550584479337774">
            <text:p>0.5505844793</text:p>
          </table:table-cell>
          <table:table-cell office:value-type="float" office:value="0.612969583849647">
            <text:p>0.6129695838</text:p>
          </table:table-cell>
          <table:table-cell office:value-type="float" office:value="0.780239572851276">
            <text:p>0.7802395729</text:p>
          </table:table-cell>
          <table:table-cell office:value-type="float" office:value="0.684213965005653">
            <text:p>0.684213965</text:p>
          </table:table-cell>
          <table:table-cell office:value-type="float" office:value="0.834171812491617">
            <text:p>0.8341718125</text:p>
          </table:table-cell>
          <table:table-cell office:value-type="float" office:value="0.918818367251443">
            <text:p>0.9188183673</text:p>
          </table:table-cell>
        </table:table-row>
        <table:table-row table:style-name="ro1">
          <table:table-cell office:value-type="float" office:value="0.757532677246693">
            <text:p>0.7575326772</text:p>
          </table:table-cell>
          <table:table-cell office:value-type="float" office:value="0.696490436401991">
            <text:p>0.6964904364</text:p>
          </table:table-cell>
          <table:table-cell office:value-type="float" office:value="0.716808688676495">
            <text:p>0.7168086887</text:p>
          </table:table-cell>
          <table:table-cell office:value-type="float" office:value="0.629236824948799">
            <text:p>0.6292368249</text:p>
          </table:table-cell>
          <table:table-cell office:value-type="float" office:value="0.657443675471361">
            <text:p>0.6574436755</text:p>
          </table:table-cell>
          <table:table-cell office:value-type="float" office:value="0.617463956465472">
            <text:p>0.6174639565</text:p>
          </table:table-cell>
          <table:table-cell office:value-type="float" office:value="0.670354243676163">
            <text:p>0.6703542437</text:p>
          </table:table-cell>
          <table:table-cell office:value-type="float" office:value="0.739315352907683">
            <text:p>0.7393153529</text:p>
          </table:table-cell>
          <table:table-cell office:value-type="float" office:value="0.627880360987282">
            <text:p>0.627880361</text:p>
          </table:table-cell>
          <table:table-cell office:value-type="float" office:value="0.697615403715282">
            <text:p>0.6976154037</text:p>
          </table:table-cell>
        </table:table-row>
        <table:table-row table:style-name="ro1">
          <table:table-cell office:value-type="float" office:value="0.771352373131081">
            <text:p>0.7713523731</text:p>
          </table:table-cell>
          <table:table-cell office:value-type="float" office:value="0.662464210234949">
            <text:p>0.6624642102</text:p>
          </table:table-cell>
          <table:table-cell office:value-type="float" office:value="0.598000542713187">
            <text:p>0.5980005427</text:p>
          </table:table-cell>
          <table:table-cell office:value-type="float" office:value="0.671244352539426">
            <text:p>0.6712443525</text:p>
          </table:table-cell>
          <table:table-cell office:value-type="float" office:value="0.716155324273944">
            <text:p>0.7161553243</text:p>
          </table:table-cell>
          <table:table-cell office:value-type="float" office:value="0.644924456323845">
            <text:p>0.6449244563</text:p>
          </table:table-cell>
          <table:table-cell office:value-type="float" office:value="0.70453404143447">
            <text:p>0.7045340414</text:p>
          </table:table-cell>
          <table:table-cell office:value-type="float" office:value="0.564001975443097">
            <text:p>0.5640019754</text:p>
          </table:table-cell>
          <table:table-cell office:value-type="float" office:value="0.710885627938931">
            <text:p>0.7108856279</text:p>
          </table:table-cell>
          <table:table-cell office:value-type="float" office:value="0.820304702199684">
            <text:p>0.8203047022</text:p>
          </table:table-cell>
        </table:table-row>
        <table:table-row table:style-name="ro1">
          <table:table-cell office:value-type="float" office:value="0.669159879962981">
            <text:p>0.66915988</text:p>
          </table:table-cell>
          <table:table-cell office:value-type="float" office:value="0.654752713576807">
            <text:p>0.6547527136</text:p>
          </table:table-cell>
          <table:table-cell office:value-type="float" office:value="0.739483528580637">
            <text:p>0.7394835286</text:p>
          </table:table-cell>
          <table:table-cell office:value-type="float" office:value="0.751675773971734">
            <text:p>0.751675774</text:p>
          </table:table-cell>
          <table:table-cell office:value-type="float" office:value="0.757304214976655">
            <text:p>0.757304215</text:p>
          </table:table-cell>
          <table:table-cell office:value-type="float" office:value="0.73596383234956">
            <text:p>0.7359638323</text:p>
          </table:table-cell>
          <table:table-cell office:value-type="float" office:value="0.767435559958767">
            <text:p>0.76743556</text:p>
          </table:table-cell>
          <table:table-cell office:value-type="float" office:value="0.691044549269183">
            <text:p>0.6910445493</text:p>
          </table:table-cell>
          <table:table-cell office:value-type="float" office:value="0.719155602932148">
            <text:p>0.7191556029</text:p>
          </table:table-cell>
          <table:table-cell office:value-type="float" office:value="0.746421080144829">
            <text:p>0.7464210801</text:p>
          </table:table-cell>
        </table:table-row>
        <table:table-row table:style-name="ro1">
          <table:table-cell office:value-type="float" office:value="0.635871083188524">
            <text:p>0.6358710832</text:p>
          </table:table-cell>
          <table:table-cell office:value-type="float" office:value="0.735662860189409">
            <text:p>0.7356628602</text:p>
          </table:table-cell>
          <table:table-cell office:value-type="float" office:value="0.727084271696709">
            <text:p>0.7270842717</text:p>
          </table:table-cell>
          <table:table-cell office:value-type="float" office:value="0.720218373496633">
            <text:p>0.7202183735</text:p>
          </table:table-cell>
          <table:table-cell office:value-type="float" office:value="0.702377296905361">
            <text:p>0.7023772969</text:p>
          </table:table-cell>
          <table:table-cell office:value-type="float" office:value="0.78846076038468">
            <text:p>0.7884607604</text:p>
          </table:table-cell>
          <table:table-cell office:value-type="float" office:value="0.752919608032678">
            <text:p>0.752919608</text:p>
          </table:table-cell>
          <table:table-cell office:value-type="float" office:value="0.683628654005591">
            <text:p>0.683628654</text:p>
          </table:table-cell>
          <table:table-cell office:value-type="float" office:value="0.686850259594809">
            <text:p>0.6868502596</text:p>
          </table:table-cell>
          <table:table-cell office:value-type="float" office:value="0.665349366578268">
            <text:p>0.6653493666</text:p>
          </table:table-cell>
        </table:table-row>
        <table:table-row table:style-name="ro1">
          <table:table-cell office:value-type="float" office:value="0.70271739535935">
            <text:p>0.7027173954</text:p>
          </table:table-cell>
          <table:table-cell office:value-type="float" office:value="0.735315726927095">
            <text:p>0.7353157269</text:p>
          </table:table-cell>
          <table:table-cell office:value-type="float" office:value="0.733354021656266">
            <text:p>0.7333540217</text:p>
          </table:table-cell>
          <table:table-cell office:value-type="float" office:value="0.69681138285991">
            <text:p>0.6968113829</text:p>
          </table:table-cell>
          <table:table-cell office:value-type="float" office:value="0.845563002132433">
            <text:p>0.8455630021</text:p>
          </table:table-cell>
          <table:table-cell office:value-type="float" office:value="0.706074557742175">
            <text:p>0.7060745577</text:p>
          </table:table-cell>
          <table:table-cell office:value-type="float" office:value="0.654366020839083">
            <text:p>0.6543660208</text:p>
          </table:table-cell>
          <table:table-cell office:value-type="float" office:value="0.704292027085165">
            <text:p>0.7042920271</text:p>
          </table:table-cell>
          <table:table-cell office:value-type="float" office:value="0.699055951229342">
            <text:p>0.6990559512</text:p>
          </table:table-cell>
          <table:table-cell office:value-type="float" office:value="0.718085981262476">
            <text:p>0.7180859813</text:p>
          </table:table-cell>
        </table:table-row>
        <table:table-row table:style-name="ro1">
          <table:table-cell office:value-type="float" office:value="0.707410017013633">
            <text:p>0.707410017</text:p>
          </table:table-cell>
          <table:table-cell office:value-type="float" office:value="0.729058508930763">
            <text:p>0.7290585089</text:p>
          </table:table-cell>
          <table:table-cell office:value-type="float" office:value="0.721676525364594">
            <text:p>0.7216765254</text:p>
          </table:table-cell>
          <table:table-cell office:value-type="float" office:value="0.666952968183653">
            <text:p>0.6669529682</text:p>
          </table:table-cell>
          <table:table-cell office:value-type="float" office:value="0.761137841212847">
            <text:p>0.7611378412</text:p>
          </table:table-cell>
          <table:table-cell office:value-type="float" office:value="0.734590439648617">
            <text:p>0.7345904396</text:p>
          </table:table-cell>
          <table:table-cell office:value-type="float" office:value="0.509774021169495">
            <text:p>0.5097740212</text:p>
          </table:table-cell>
          <table:table-cell office:value-type="float" office:value="0.635574392006167">
            <text:p>0.635574392</text:p>
          </table:table-cell>
          <table:table-cell office:value-type="float" office:value="0.583753375078418">
            <text:p>0.5837533751</text:p>
          </table:table-cell>
          <table:table-cell office:value-type="float" office:value="0.714082352671212">
            <text:p>0.7140823527</text:p>
          </table:table-cell>
        </table:table-row>
        <table:table-row table:style-name="ro1">
          <table:table-cell office:value-type="float" office:value="0.657846797808355">
            <text:p>0.6578467978</text:p>
          </table:table-cell>
          <table:table-cell office:value-type="float" office:value="0.634851679909159">
            <text:p>0.6348516799</text:p>
          </table:table-cell>
          <table:table-cell office:value-type="float" office:value="0.698696979728481">
            <text:p>0.6986969797</text:p>
          </table:table-cell>
          <table:table-cell office:value-type="float" office:value="0.689126165170057">
            <text:p>0.6891261652</text:p>
          </table:table-cell>
          <table:table-cell office:value-type="float" office:value="0.800646118722167">
            <text:p>0.8006461187</text:p>
          </table:table-cell>
          <table:table-cell office:value-type="float" office:value="0.710412328034877">
            <text:p>0.710412328</text:p>
          </table:table-cell>
          <table:table-cell office:value-type="float" office:value="0.718922168700273">
            <text:p>0.7189221687</text:p>
          </table:table-cell>
          <table:table-cell office:value-type="float" office:value="0.732578810735914">
            <text:p>0.7325788107</text:p>
          </table:table-cell>
          <table:table-cell office:value-type="float" office:value="0.675103943136241">
            <text:p>0.6751039431</text:p>
          </table:table-cell>
          <table:table-cell office:value-type="float" office:value="0.74944421593356">
            <text:p>0.7494442159</text:p>
          </table:table-cell>
        </table:table-row>
        <table:table-row table:style-name="ro1">
          <table:table-cell office:value-type="float" office:value="0.605329862058195">
            <text:p>0.6053298621</text:p>
          </table:table-cell>
          <table:table-cell office:value-type="float" office:value="0.766118306676768">
            <text:p>0.7661183067</text:p>
          </table:table-cell>
          <table:table-cell office:value-type="float" office:value="0.756967433096071">
            <text:p>0.7569674331</text:p>
          </table:table-cell>
          <table:table-cell office:value-type="float" office:value="0.680721091388442">
            <text:p>0.6807210914</text:p>
          </table:table-cell>
          <table:table-cell office:value-type="float" office:value="0.658647087665703">
            <text:p>0.6586470877</text:p>
          </table:table-cell>
          <table:table-cell office:value-type="float" office:value="0.648495598104827">
            <text:p>0.6484955981</text:p>
          </table:table-cell>
          <table:table-cell office:value-type="float" office:value="0.730156392261608">
            <text:p>0.7301563923</text:p>
          </table:table-cell>
          <table:table-cell office:value-type="float" office:value="0.766682306882376">
            <text:p>0.7666823069</text:p>
          </table:table-cell>
          <table:table-cell office:value-type="float" office:value="0.757233898968628">
            <text:p>0.757233899</text:p>
          </table:table-cell>
          <table:table-cell office:value-type="float" office:value="0.765592186475254">
            <text:p>0.7655921865</text:p>
          </table:table-cell>
        </table:table-row>
        <table:table-row table:style-name="ro1">
          <table:table-cell office:value-type="float" office:value="0.844013984446187">
            <text:p>0.8440139844</text:p>
          </table:table-cell>
          <table:table-cell office:value-type="float" office:value="0.801129544641488">
            <text:p>0.8011295446</text:p>
          </table:table-cell>
          <table:table-cell office:value-type="float" office:value="0.697354137256539">
            <text:p>0.6973541373</text:p>
          </table:table-cell>
          <table:table-cell office:value-type="float" office:value="0.76492198733068">
            <text:p>0.7649219873</text:p>
          </table:table-cell>
          <table:table-cell office:value-type="float" office:value="0.747982556627302">
            <text:p>0.7479825566</text:p>
          </table:table-cell>
          <table:table-cell office:value-type="float" office:value="0.780577130500711">
            <text:p>0.7805771305</text:p>
          </table:table-cell>
          <table:table-cell office:value-type="float" office:value="0.742265873130287">
            <text:p>0.7422658731</text:p>
          </table:table-cell>
          <table:table-cell office:value-type="float" office:value="0.767468866361039">
            <text:p>0.7674688664</text:p>
          </table:table-cell>
          <table:table-cell office:value-type="float" office:value="0.656237863309288">
            <text:p>0.6562378633</text:p>
          </table:table-cell>
          <table:table-cell office:value-type="float" office:value="0.681468910899151">
            <text:p>0.6814689109</text:p>
          </table:table-cell>
        </table:table-row>
        <table:table-row table:style-name="ro1">
          <table:table-cell office:value-type="float" office:value="0.701777935533117">
            <text:p>0.7017779355</text:p>
          </table:table-cell>
          <table:table-cell office:value-type="float" office:value="0.640167957785992">
            <text:p>0.6401679578</text:p>
          </table:table-cell>
          <table:table-cell office:value-type="float" office:value="0.709207843369355">
            <text:p>0.7092078434</text:p>
          </table:table-cell>
          <table:table-cell office:value-type="float" office:value="0.709430093367022">
            <text:p>0.7094300934</text:p>
          </table:table-cell>
          <table:table-cell office:value-type="float" office:value="0.765294463531097">
            <text:p>0.7652944635</text:p>
          </table:table-cell>
          <table:table-cell office:value-type="float" office:value="0.781974132144714">
            <text:p>0.7819741321</text:p>
          </table:table-cell>
          <table:table-cell office:value-type="float" office:value="0.643548295898998">
            <text:p>0.6435482959</text:p>
          </table:table-cell>
          <table:table-cell office:value-type="float" office:value="0.752350899996686">
            <text:p>0.7523509</text:p>
          </table:table-cell>
          <table:table-cell office:value-type="float" office:value="0.677038432477993">
            <text:p>0.6770384325</text:p>
          </table:table-cell>
          <table:table-cell office:value-type="float" office:value="0.787734424344603">
            <text:p>0.7877344243</text:p>
          </table:table-cell>
        </table:table-row>
        <table:table-row table:style-name="ro1">
          <table:table-cell office:value-type="float" office:value="0.77264705399892">
            <text:p>0.772647054</text:p>
          </table:table-cell>
          <table:table-cell office:value-type="float" office:value="0.555228906195614">
            <text:p>0.5552289062</text:p>
          </table:table-cell>
          <table:table-cell office:value-type="float" office:value="0.744400412252969">
            <text:p>0.7444004123</text:p>
          </table:table-cell>
          <table:table-cell office:value-type="float" office:value="0.868714546278092">
            <text:p>0.8687145463</text:p>
          </table:table-cell>
          <table:table-cell office:value-type="float" office:value="0.544731676168457">
            <text:p>0.5447316762</text:p>
          </table:table-cell>
          <table:table-cell office:value-type="float" office:value="0.573648822592226">
            <text:p>0.5736488226</text:p>
          </table:table-cell>
          <table:table-cell office:value-type="float" office:value="0.725590880195725">
            <text:p>0.7255908802</text:p>
          </table:table-cell>
          <table:table-cell office:value-type="float" office:value="0.611554130826511">
            <text:p>0.6115541308</text:p>
          </table:table-cell>
          <table:table-cell office:value-type="float" office:value="0.621978217070489">
            <text:p>0.6219782171</text:p>
          </table:table-cell>
          <table:table-cell office:value-type="float" office:value="0.689350656256495">
            <text:p>0.6893506563</text:p>
          </table:table-cell>
        </table:table-row>
        <table:table-row table:style-name="ro1">
          <table:table-cell office:value-type="float" office:value="0.782460743828166">
            <text:p>0.7824607438</text:p>
          </table:table-cell>
          <table:table-cell office:value-type="float" office:value="0.802470824165171">
            <text:p>0.8024708242</text:p>
          </table:table-cell>
          <table:table-cell office:value-type="float" office:value="0.667148883005615">
            <text:p>0.667148883</text:p>
          </table:table-cell>
          <table:table-cell office:value-type="float" office:value="0.711808190374197">
            <text:p>0.7118081904</text:p>
          </table:table-cell>
          <table:table-cell office:value-type="float" office:value="0.782932891531493">
            <text:p>0.7829328915</text:p>
          </table:table-cell>
          <table:table-cell office:value-type="float" office:value="0.720099347965367">
            <text:p>0.720099348</text:p>
          </table:table-cell>
          <table:table-cell office:value-type="float" office:value="0.623753057438378">
            <text:p>0.6237530574</text:p>
          </table:table-cell>
          <table:table-cell office:value-type="float" office:value="0.788980972867982">
            <text:p>0.7889809729</text:p>
          </table:table-cell>
          <table:table-cell office:value-type="float" office:value="0.671754701175069">
            <text:p>0.6717547012</text:p>
          </table:table-cell>
          <table:table-cell office:value-type="float" office:value="0.686692434017542">
            <text:p>0.686692434</text:p>
          </table:table-cell>
        </table:table-row>
        <table:table-row table:style-name="ro1">
          <table:table-cell office:value-type="float" office:value="0.611492567671402">
            <text:p>0.6114925677</text:p>
          </table:table-cell>
          <table:table-cell office:value-type="float" office:value="0.641224722319922">
            <text:p>0.6412247223</text:p>
          </table:table-cell>
          <table:table-cell office:value-type="float" office:value="0.741096957647611">
            <text:p>0.7410969576</text:p>
          </table:table-cell>
          <table:table-cell office:value-type="float" office:value="0.699291136540984">
            <text:p>0.6992911365</text:p>
          </table:table-cell>
          <table:table-cell office:value-type="float" office:value="0.767006435007821">
            <text:p>0.767006435</text:p>
          </table:table-cell>
          <table:table-cell office:value-type="float" office:value="0.74690587862398">
            <text:p>0.7469058786</text:p>
          </table:table-cell>
          <table:table-cell office:value-type="float" office:value="0.625376677507494">
            <text:p>0.6253766775</text:p>
          </table:table-cell>
          <table:table-cell office:value-type="float" office:value="0.642156704481307">
            <text:p>0.6421567045</text:p>
          </table:table-cell>
          <table:table-cell office:value-type="float" office:value="0.771367592869098">
            <text:p>0.7713675929</text:p>
          </table:table-cell>
          <table:table-cell office:value-type="float" office:value="0.733807194564357">
            <text:p>0.7338071946</text:p>
          </table:table-cell>
        </table:table-row>
        <table:table-row table:style-name="ro1">
          <table:table-cell office:value-type="float" office:value="0.812589077036382">
            <text:p>0.812589077</text:p>
          </table:table-cell>
          <table:table-cell office:value-type="float" office:value="0.43431127108025">
            <text:p>0.4343112711</text:p>
          </table:table-cell>
          <table:table-cell office:value-type="float" office:value="0.57978786478515">
            <text:p>0.5797878648</text:p>
          </table:table-cell>
          <table:table-cell office:value-type="float" office:value="0.793848642694593">
            <text:p>0.7938486427</text:p>
          </table:table-cell>
          <table:table-cell office:value-type="float" office:value="0.559355914330838">
            <text:p>0.5593559143</text:p>
          </table:table-cell>
          <table:table-cell office:value-type="float" office:value="0.43392455543067">
            <text:p>0.4339245554</text:p>
          </table:table-cell>
          <table:table-cell office:value-type="float" office:value="0.506879276700462">
            <text:p>0.5068792767</text:p>
          </table:table-cell>
          <table:table-cell office:value-type="float" office:value="0.435517235281305">
            <text:p>0.4355172353</text:p>
          </table:table-cell>
          <table:table-cell office:value-type="float" office:value="0.502525709967732">
            <text:p>0.50252571</text:p>
          </table:table-cell>
          <table:table-cell office:value-type="float" office:value="0.868166933204258">
            <text:p>0.8681669332</text:p>
          </table:table-cell>
        </table:table-row>
        <table:table-row table:style-name="ro1">
          <table:table-cell office:value-type="float" office:value="0.661988934853507">
            <text:p>0.6619889349</text:p>
          </table:table-cell>
          <table:table-cell office:value-type="float" office:value="0.722123029864999">
            <text:p>0.7221230299</text:p>
          </table:table-cell>
          <table:table-cell office:value-type="float" office:value="0.555568675210385">
            <text:p>0.5555686752</text:p>
          </table:table-cell>
          <table:table-cell office:value-type="float" office:value="0.694560546288719">
            <text:p>0.6945605463</text:p>
          </table:table-cell>
          <table:table-cell office:value-type="float" office:value="0.669352757603892">
            <text:p>0.6693527576</text:p>
          </table:table-cell>
          <table:table-cell office:value-type="float" office:value="0.702466337139823">
            <text:p>0.7024663371</text:p>
          </table:table-cell>
          <table:table-cell office:value-type="float" office:value="0.579776996964656">
            <text:p>0.579776997</text:p>
          </table:table-cell>
          <table:table-cell office:value-type="float" office:value="0.761470524569726">
            <text:p>0.7614705246</text:p>
          </table:table-cell>
          <table:table-cell office:value-type="float" office:value="0.637096837153071">
            <text:p>0.6370968372</text:p>
          </table:table-cell>
          <table:table-cell office:value-type="float" office:value="0.580988063053477">
            <text:p>0.5809880631</text:p>
          </table:table-cell>
        </table:table-row>
        <table:table-row table:style-name="ro1">
          <table:table-cell office:value-type="float" office:value="0.868741540722898">
            <text:p>0.8687415407</text:p>
          </table:table-cell>
          <table:table-cell office:value-type="float" office:value="0.579472154357343">
            <text:p>0.5794721544</text:p>
          </table:table-cell>
          <table:table-cell office:value-type="float" office:value="0.772639457100599">
            <text:p>0.7726394571</text:p>
          </table:table-cell>
          <table:table-cell office:value-type="float" office:value="0.578731384424171">
            <text:p>0.5787313844</text:p>
          </table:table-cell>
          <table:table-cell office:value-type="float" office:value="0.450472933800395">
            <text:p>0.4504729338</text:p>
          </table:table-cell>
          <table:table-cell office:value-type="float" office:value="0.708023779144519">
            <text:p>0.7080237791</text:p>
          </table:table-cell>
          <table:table-cell office:value-type="float" office:value="0.772837095004009">
            <text:p>0.772837095</text:p>
          </table:table-cell>
          <table:table-cell office:value-type="float" office:value="0.579579853377487">
            <text:p>0.5795798534</text:p>
          </table:table-cell>
          <table:table-cell office:value-type="float" office:value="0.578856692171327">
            <text:p>0.5788566922</text:p>
          </table:table-cell>
          <table:table-cell office:value-type="float" office:value="0.708998460316153">
            <text:p>0.7089984603</text:p>
          </table:table-cell>
        </table:table-row>
        <table:table-row table:style-name="ro1">
          <table:table-cell office:value-type="float" office:value="0.505223564818071">
            <text:p>0.5052235648</text:p>
          </table:table-cell>
          <table:table-cell office:value-type="float" office:value="0.730183532025454">
            <text:p>0.730183532</text:p>
          </table:table-cell>
          <table:table-cell office:value-type="float" office:value="0.513089910840821">
            <text:p>0.5130899108</text:p>
          </table:table-cell>
          <table:table-cell office:value-type="float" office:value="0.770712913222956">
            <text:p>0.7707129132</text:p>
          </table:table-cell>
          <table:table-cell office:value-type="float" office:value="0.51181585468702">
            <text:p>0.5118158547</text:p>
          </table:table-cell>
          <table:table-cell office:value-type="float" office:value="0.691127452296433">
            <text:p>0.6911274523</text:p>
          </table:table-cell>
          <table:table-cell office:value-type="float" office:value="0.769510756424745">
            <text:p>0.7695107564</text:p>
          </table:table-cell>
          <table:table-cell office:value-type="float" office:value="0.674126841537796">
            <text:p>0.6741268415</text:p>
          </table:table-cell>
          <table:table-cell office:value-type="float" office:value="0.474002533642364">
            <text:p>0.4740025336</text:p>
          </table:table-cell>
          <table:table-cell office:value-type="float" office:value="0.68202874321076">
            <text:p>0.6820287432</text:p>
          </table:table-cell>
        </table:table-row>
        <table:table-row table:style-name="ro1">
          <table:table-cell office:value-type="float" office:value="0.725637062384356">
            <text:p>0.7256370624</text:p>
          </table:table-cell>
          <table:table-cell office:value-type="float" office:value="0.712371983906465">
            <text:p>0.7123719839</text:p>
          </table:table-cell>
          <table:table-cell office:value-type="float" office:value="0.713139844645344">
            <text:p>0.7131398446</text:p>
          </table:table-cell>
          <table:table-cell office:value-type="float" office:value="0.77396046622098">
            <text:p>0.7739604662</text:p>
          </table:table-cell>
          <table:table-cell office:value-type="float" office:value="0.706059441114566">
            <text:p>0.7060594411</text:p>
          </table:table-cell>
          <table:table-cell office:value-type="float" office:value="0.782801614334285">
            <text:p>0.7828016143</text:p>
          </table:table-cell>
          <table:table-cell office:value-type="float" office:value="0.589975329383481">
            <text:p>0.5899753294</text:p>
          </table:table-cell>
          <table:table-cell office:value-type="float" office:value="0.783618195143799">
            <text:p>0.7836181951</text:p>
          </table:table-cell>
          <table:table-cell office:value-type="float" office:value="0.771956450581838">
            <text:p>0.7719564506</text:p>
          </table:table-cell>
          <table:table-cell office:value-type="float" office:value="0.810502835466283">
            <text:p>0.8105028355</text:p>
          </table:table-cell>
        </table:table-row>
        <table:table-row table:style-name="ro1">
          <table:table-cell office:value-type="float" office:value="0.693217895086628">
            <text:p>0.6932178951</text:p>
          </table:table-cell>
          <table:table-cell office:value-type="float" office:value="0.663196170427768">
            <text:p>0.6631961704</text:p>
          </table:table-cell>
          <table:table-cell office:value-type="float" office:value="0.64705838363575">
            <text:p>0.6470583836</text:p>
          </table:table-cell>
          <table:table-cell office:value-type="float" office:value="0.598038580753048">
            <text:p>0.5980385808</text:p>
          </table:table-cell>
          <table:table-cell office:value-type="float" office:value="0.706960711967623">
            <text:p>0.706960712</text:p>
          </table:table-cell>
          <table:table-cell office:value-type="float" office:value="0.665872962033254">
            <text:p>0.665872962</text:p>
          </table:table-cell>
          <table:table-cell office:value-type="float" office:value="0.628323936363976">
            <text:p>0.6283239364</text:p>
          </table:table-cell>
          <table:table-cell office:value-type="float" office:value="0.61065441487075">
            <text:p>0.6106544149</text:p>
          </table:table-cell>
          <table:table-cell office:value-type="float" office:value="0.7059213608037">
            <text:p>0.7059213608</text:p>
          </table:table-cell>
          <table:table-cell office:value-type="float" office:value="0.677111993659134">
            <text:p>0.6771119937</text:p>
          </table:table-cell>
        </table:table-row>
        <table:table-row table:style-name="ro1">
          <table:table-cell office:value-type="float" office:value="0.576897403173013">
            <text:p>0.5768974032</text:p>
          </table:table-cell>
          <table:table-cell office:value-type="float" office:value="0.555192626039333">
            <text:p>0.555192626</text:p>
          </table:table-cell>
          <table:table-cell office:value-type="float" office:value="0.697805156827492">
            <text:p>0.6978051568</text:p>
          </table:table-cell>
          <table:table-cell office:value-type="float" office:value="0.63458916229765">
            <text:p>0.6345891623</text:p>
          </table:table-cell>
          <table:table-cell office:value-type="float" office:value="0.567638946991487">
            <text:p>0.567638947</text:p>
          </table:table-cell>
          <table:table-cell office:value-type="float" office:value="0.594350224837064">
            <text:p>0.5943502248</text:p>
          </table:table-cell>
          <table:table-cell office:value-type="float" office:value="0.648047749154091">
            <text:p>0.6480477492</text:p>
          </table:table-cell>
          <table:table-cell office:value-type="float" office:value="0.722513780541209">
            <text:p>0.7225137805</text:p>
          </table:table-cell>
          <table:table-cell office:value-type="float" office:value="0.617513912771685">
            <text:p>0.6175139128</text:p>
          </table:table-cell>
          <table:table-cell office:value-type="float" office:value="0.720638869678368">
            <text:p>0.7206388697</text:p>
          </table:table-cell>
        </table:table-row>
        <table:table-row table:style-name="ro1">
          <table:table-cell office:value-type="float" office:value="0.736787440402167">
            <text:p>0.7367874404</text:p>
          </table:table-cell>
          <table:table-cell office:value-type="float" office:value="0.751284863671705">
            <text:p>0.7512848637</text:p>
          </table:table-cell>
          <table:table-cell office:value-type="float" office:value="0.73268438604084">
            <text:p>0.732684386</text:p>
          </table:table-cell>
          <table:table-cell office:value-type="float" office:value="0.772555412888792">
            <text:p>0.7725554129</text:p>
          </table:table-cell>
          <table:table-cell office:value-type="float" office:value="0.752755937547449">
            <text:p>0.7527559375</text:p>
          </table:table-cell>
          <table:table-cell office:value-type="float" office:value="0.731499584073403">
            <text:p>0.7314995841</text:p>
          </table:table-cell>
          <table:table-cell office:value-type="float" office:value="0.816152381614078">
            <text:p>0.8161523816</text:p>
          </table:table-cell>
          <table:table-cell office:value-type="float" office:value="0.745086375347623">
            <text:p>0.7450863753</text:p>
          </table:table-cell>
          <table:table-cell office:value-type="float" office:value="0.757721436689512">
            <text:p>0.7577214367</text:p>
          </table:table-cell>
          <table:table-cell office:value-type="float" office:value="0.700762994715584">
            <text:p>0.7007629947</text:p>
          </table:table-cell>
        </table:table-row>
        <table:table-row table:style-name="ro1">
          <table:table-cell office:value-type="float" office:value="0.785395981605666">
            <text:p>0.7853959816</text:p>
          </table:table-cell>
          <table:table-cell office:value-type="float" office:value="0.686027563330058">
            <text:p>0.6860275633</text:p>
          </table:table-cell>
          <table:table-cell office:value-type="float" office:value="0.769485539822763">
            <text:p>0.7694855398</text:p>
          </table:table-cell>
          <table:table-cell office:value-type="float" office:value="0.786049600698325">
            <text:p>0.7860496007</text:p>
          </table:table-cell>
          <table:table-cell office:value-type="float" office:value="0.720281002084857">
            <text:p>0.7202810021</text:p>
          </table:table-cell>
          <table:table-cell office:value-type="float" office:value="0.760643503997795">
            <text:p>0.760643504</text:p>
          </table:table-cell>
          <table:table-cell office:value-type="float" office:value="0.764742970359081">
            <text:p>0.7647429704</text:p>
          </table:table-cell>
          <table:table-cell office:value-type="float" office:value="0.705990236586046">
            <text:p>0.7059902366</text:p>
          </table:table-cell>
          <table:table-cell office:value-type="float" office:value="0.710127322458918">
            <text:p>0.7101273225</text:p>
          </table:table-cell>
          <table:table-cell office:value-type="float" office:value="0.741294436888438">
            <text:p>0.7412944369</text:p>
          </table:table-cell>
        </table:table-row>
        <table:table-row table:style-name="ro1">
          <table:table-cell office:value-type="float" office:value="0.903200989884296">
            <text:p>0.9032009899</text:p>
          </table:table-cell>
          <table:table-cell office:value-type="float" office:value="0.645265800451264">
            <text:p>0.6452658005</text:p>
          </table:table-cell>
          <table:table-cell office:value-type="float" office:value="0.645265800451264">
            <text:p>0.6452658005</text:p>
          </table:table-cell>
          <table:table-cell office:value-type="float" office:value="0.387188002062005">
            <text:p>0.3871880021</text:p>
          </table:table-cell>
          <table:table-cell office:value-type="float" office:value="1.02911826725833">
            <text:p>1.0291182673</text:p>
          </table:table-cell>
          <table:table-cell office:value-type="float" office:value="0.51615559677852">
            <text:p>0.5161555968</text:p>
          </table:table-cell>
          <table:table-cell office:value-type="float" office:value="0.8995802367169">
            <text:p>0.8995802367</text:p>
          </table:table-cell>
          <table:table-cell office:value-type="float" office:value="0.903200989884296">
            <text:p>0.9032009899</text:p>
          </table:table-cell>
          <table:table-cell office:value-type="float" office:value="0.900378468291576">
            <text:p>0.9003784683</text:p>
          </table:table-cell>
          <table:table-cell office:value-type="string">
            <text:p>3.3810909808371546e-16</text:p>
          </table:table-cell>
        </table:table-row>
        <table:table-row table:style-name="ro1">
          <table:table-cell office:value-type="float" office:value="0.649403024117957">
            <text:p>0.6494030241</text:p>
          </table:table-cell>
          <table:table-cell office:value-type="float" office:value="0.578704885201302">
            <text:p>0.5787048852</text:p>
          </table:table-cell>
          <table:table-cell office:value-type="float" office:value="0.433176900578753">
            <text:p>0.4331769006</text:p>
          </table:table-cell>
          <table:table-cell office:value-type="float" office:value="0.976150000671526">
            <text:p>0.9761500007</text:p>
          </table:table-cell>
          <table:table-cell office:value-type="float" office:value="0.723090182308435">
            <text:p>0.7230901823</text:p>
          </table:table-cell>
          <table:table-cell office:value-type="float" office:value="1.02971020540219">
            <text:p>1.0297102054</text:p>
          </table:table-cell>
          <table:table-cell office:value-type="float" office:value="0.597556274775092">
            <text:p>0.5975562748</text:p>
          </table:table-cell>
          <table:table-cell office:value-type="float" office:value="0.86933872644593">
            <text:p>0.8693387264</text:p>
          </table:table-cell>
          <table:table-cell office:value-type="float" office:value="0.722566024665627">
            <text:p>0.7225660247</text:p>
          </table:table-cell>
          <table:table-cell office:value-type="float" office:value="0.652194684236738">
            <text:p>0.6521946842</text:p>
          </table:table-cell>
        </table:table-row>
        <table:table-row table:style-name="ro1">
          <table:table-cell office:value-type="float" office:value="0.695235889335253">
            <text:p>0.6952358893</text:p>
          </table:table-cell>
          <table:table-cell office:value-type="float" office:value="0.638689282169809">
            <text:p>0.6386892822</text:p>
          </table:table-cell>
          <table:table-cell office:value-type="float" office:value="0.627144922274402">
            <text:p>0.6271449223</text:p>
          </table:table-cell>
          <table:table-cell office:value-type="float" office:value="0.918387304735051">
            <text:p>0.9183873047</text:p>
          </table:table-cell>
          <table:table-cell office:value-type="float" office:value="0.725144967691036">
            <text:p>0.7251449677</text:p>
          </table:table-cell>
          <table:table-cell office:value-type="float" office:value="0.7471069351845">
            <text:p>0.7471069352</text:p>
          </table:table-cell>
          <table:table-cell office:value-type="float" office:value="0.694475787574857">
            <text:p>0.6944757876</text:p>
          </table:table-cell>
          <table:table-cell office:value-type="float" office:value="0.729630203053081">
            <text:p>0.7296302031</text:p>
          </table:table-cell>
          <table:table-cell office:value-type="float" office:value="0.79317122704551">
            <text:p>0.793171227</text:p>
          </table:table-cell>
          <table:table-cell office:value-type="float" office:value="0.812139292966391">
            <text:p>0.812139293</text:p>
          </table:table-cell>
        </table:table-row>
        <table:table-row table:style-name="ro1">
          <table:table-cell office:value-type="float" office:value="0.672106871138097">
            <text:p>0.6721068711</text:p>
          </table:table-cell>
          <table:table-cell office:value-type="float" office:value="0.733440712979938">
            <text:p>0.733440713</text:p>
          </table:table-cell>
          <table:table-cell office:value-type="float" office:value="0.804232263550447">
            <text:p>0.8042322636</text:p>
          </table:table-cell>
          <table:table-cell office:value-type="float" office:value="0.692173649687843">
            <text:p>0.6921736497</text:p>
          </table:table-cell>
          <table:table-cell office:value-type="float" office:value="0.673114646135911">
            <text:p>0.6731146461</text:p>
          </table:table-cell>
          <table:table-cell office:value-type="float" office:value="0.736506195350447">
            <text:p>0.7365061954</text:p>
          </table:table-cell>
          <table:table-cell office:value-type="float" office:value="0.756137211802222">
            <text:p>0.7561372118</text:p>
          </table:table-cell>
          <table:table-cell office:value-type="float" office:value="0.762915092343803">
            <text:p>0.7629150923</text:p>
          </table:table-cell>
          <table:table-cell office:value-type="float" office:value="0.756491969968409">
            <text:p>0.75649197</text:p>
          </table:table-cell>
          <table:table-cell office:value-type="float" office:value="0.742056203936961">
            <text:p>0.7420562039</text:p>
          </table:table-cell>
        </table:table-row>
        <table:table-row table:style-name="ro1">
          <table:table-cell office:value-type="float" office:value="0.82036577981423">
            <text:p>0.8203657798</text:p>
          </table:table-cell>
          <table:table-cell office:value-type="float" office:value="0.734443238829886">
            <text:p>0.7344432388</text:p>
          </table:table-cell>
          <table:table-cell office:value-type="float" office:value="0.59560475577015">
            <text:p>0.5956047558</text:p>
          </table:table-cell>
          <table:table-cell office:value-type="float" office:value="0.760274969849466">
            <text:p>0.7602749698</text:p>
          </table:table-cell>
          <table:table-cell office:value-type="float" office:value="0.733806909642369">
            <text:p>0.7338069096</text:p>
          </table:table-cell>
          <table:table-cell office:value-type="float" office:value="0.751478067369068">
            <text:p>0.7514780674</text:p>
          </table:table-cell>
          <table:table-cell office:value-type="float" office:value="0.78558581804302">
            <text:p>0.785585818</text:p>
          </table:table-cell>
          <table:table-cell office:value-type="float" office:value="0.743035797252193">
            <text:p>0.7430357973</text:p>
          </table:table-cell>
          <table:table-cell office:value-type="float" office:value="0.713925861149092">
            <text:p>0.7139258611</text:p>
          </table:table-cell>
          <table:table-cell office:value-type="float" office:value="0.700089462688708">
            <text:p>0.7000894627</text:p>
          </table:table-cell>
        </table:table-row>
        <table:table-row table:style-name="ro1">
          <table:table-cell office:value-type="float" office:value="0.78683481433344">
            <text:p>0.7868348143</text:p>
          </table:table-cell>
          <table:table-cell office:value-type="float" office:value="0.444694379483332">
            <text:p>0.4446943795</text:p>
          </table:table-cell>
          <table:table-cell office:value-type="float" office:value="0.742232326792607">
            <text:p>0.7422323268</text:p>
          </table:table-cell>
          <table:table-cell office:value-type="float" office:value="0.510268986659173">
            <text:p>0.5102689867</text:p>
          </table:table-cell>
          <table:table-cell office:value-type="float" office:value="0.763825499483585">
            <text:p>0.7638254995</text:p>
          </table:table-cell>
          <table:table-cell office:value-type="float" office:value="0.636896900361046">
            <text:p>0.6368969004</text:p>
          </table:table-cell>
          <table:table-cell office:value-type="float" office:value="0.494707165855387">
            <text:p>0.4947071659</text:p>
          </table:table-cell>
          <table:table-cell office:value-type="float" office:value="0.768878787353184">
            <text:p>0.7688787874</text:p>
          </table:table-cell>
          <table:table-cell office:value-type="float" office:value="0.899050559555439">
            <text:p>0.8990505596</text:p>
          </table:table-cell>
          <table:table-cell office:value-type="float" office:value="0.839915345715105">
            <text:p>0.8399153457</text:p>
          </table:table-cell>
        </table:table-row>
        <table:table-row table:style-name="ro1">
          <table:table-cell office:value-type="float" office:value="0.685119208988461">
            <text:p>0.685119209</text:p>
          </table:table-cell>
          <table:table-cell office:value-type="float" office:value="0.693525054760481">
            <text:p>0.6935250548</text:p>
          </table:table-cell>
          <table:table-cell office:value-type="float" office:value="0.696089088624199">
            <text:p>0.6960890886</text:p>
          </table:table-cell>
          <table:table-cell office:value-type="float" office:value="0.672899130840403">
            <text:p>0.6728991308</text:p>
          </table:table-cell>
          <table:table-cell office:value-type="float" office:value="0.63179397935921">
            <text:p>0.6317939794</text:p>
          </table:table-cell>
          <table:table-cell office:value-type="float" office:value="0.726317133996369">
            <text:p>0.726317134</text:p>
          </table:table-cell>
          <table:table-cell office:value-type="float" office:value="0.717419155046737">
            <text:p>0.717419155</text:p>
          </table:table-cell>
          <table:table-cell office:value-type="float" office:value="0.73146486328781">
            <text:p>0.7314648633</text:p>
          </table:table-cell>
          <table:table-cell office:value-type="float" office:value="0.596278111698117">
            <text:p>0.5962781117</text:p>
          </table:table-cell>
          <table:table-cell office:value-type="float" office:value="0.68448474169525">
            <text:p>0.6844847417</text:p>
          </table:table-cell>
        </table:table-row>
        <table:table-row table:style-name="ro1">
          <table:table-cell office:value-type="float" office:value="0.695480270150889">
            <text:p>0.6954802702</text:p>
          </table:table-cell>
          <table:table-cell office:value-type="float" office:value="0.573344956927252">
            <text:p>0.5733449569</text:p>
          </table:table-cell>
          <table:table-cell office:value-type="float" office:value="0.717698084579545">
            <text:p>0.7176980846</text:p>
          </table:table-cell>
          <table:table-cell office:value-type="float" office:value="0.583676775050111">
            <text:p>0.5836767751</text:p>
          </table:table-cell>
          <table:table-cell office:value-type="float" office:value="0.713160469240201">
            <text:p>0.7131604692</text:p>
          </table:table-cell>
          <table:table-cell office:value-type="float" office:value="0.625687226012259">
            <text:p>0.625687226</text:p>
          </table:table-cell>
          <table:table-cell office:value-type="float" office:value="0.695083722419162">
            <text:p>0.6950837224</text:p>
          </table:table-cell>
          <table:table-cell office:value-type="float" office:value="0.722059330199506">
            <text:p>0.7220593302</text:p>
          </table:table-cell>
          <table:table-cell office:value-type="float" office:value="0.729019974794554">
            <text:p>0.7290199748</text:p>
          </table:table-cell>
          <table:table-cell office:value-type="float" office:value="0.602995739935775">
            <text:p>0.6029957399</text:p>
          </table:table-cell>
        </table:table-row>
        <table:table-row table:style-name="ro1">
          <table:table-cell office:value-type="float" office:value="0.870436724513157">
            <text:p>0.8704367245</text:p>
          </table:table-cell>
          <table:table-cell office:value-type="float" office:value="0.811748592291884">
            <text:p>0.8117485923</text:p>
          </table:table-cell>
          <table:table-cell office:value-type="float" office:value="0.828406049093414">
            <text:p>0.8284060491</text:p>
          </table:table-cell>
          <table:table-cell office:value-type="float" office:value="0.870343709730822">
            <text:p>0.8703437097</text:p>
          </table:table-cell>
          <table:table-cell office:value-type="float" office:value="0.72710571415459">
            <text:p>0.7271057142</text:p>
          </table:table-cell>
          <table:table-cell office:value-type="float" office:value="0.770230215984971">
            <text:p>0.770230216</text:p>
          </table:table-cell>
          <table:table-cell office:value-type="float" office:value="0.670327755684024">
            <text:p>0.6703277557</text:p>
          </table:table-cell>
          <table:table-cell office:value-type="float" office:value="0.698342180088846">
            <text:p>0.6983421801</text:p>
          </table:table-cell>
          <table:table-cell office:value-type="float" office:value="0.885620838682898">
            <text:p>0.8856208387</text:p>
          </table:table-cell>
          <table:table-cell office:value-type="float" office:value="0.600991456721402">
            <text:p>0.6009914567</text:p>
          </table:table-cell>
        </table:table-row>
        <table:table-row table:style-name="ro1">
          <table:table-cell office:value-type="float" office:value="0.648106560062157">
            <text:p>0.6481065601</text:p>
          </table:table-cell>
          <table:table-cell office:value-type="float" office:value="0.754546764967623">
            <text:p>0.754546765</text:p>
          </table:table-cell>
          <table:table-cell office:value-type="float" office:value="0.662244113992616">
            <text:p>0.662244114</text:p>
          </table:table-cell>
          <table:table-cell office:value-type="float" office:value="0.686325728831409">
            <text:p>0.6863257288</text:p>
          </table:table-cell>
          <table:table-cell office:value-type="float" office:value="0.733115890991541">
            <text:p>0.733115891</text:p>
          </table:table-cell>
          <table:table-cell office:value-type="float" office:value="0.702658411113433">
            <text:p>0.7026584111</text:p>
          </table:table-cell>
          <table:table-cell office:value-type="float" office:value="0.703824546130377">
            <text:p>0.7038245461</text:p>
          </table:table-cell>
          <table:table-cell office:value-type="float" office:value="0.712988779573606">
            <text:p>0.7129887796</text:p>
          </table:table-cell>
          <table:table-cell office:value-type="float" office:value="0.649515268321648">
            <text:p>0.6495152683</text:p>
          </table:table-cell>
          <table:table-cell office:value-type="float" office:value="0.800948764875249">
            <text:p>0.8009487649</text:p>
          </table:table-cell>
        </table:table-row>
        <table:table-row table:style-name="ro1">
          <table:table-cell office:value-type="float" office:value="0.634125690236402">
            <text:p>0.6341256902</text:p>
          </table:table-cell>
          <table:table-cell office:value-type="float" office:value="0.674532572198215">
            <text:p>0.6745325722</text:p>
          </table:table-cell>
          <table:table-cell office:value-type="float" office:value="0.650313295267972">
            <text:p>0.6503132953</text:p>
          </table:table-cell>
          <table:table-cell office:value-type="float" office:value="0.818007492882041">
            <text:p>0.8180074929</text:p>
          </table:table-cell>
          <table:table-cell office:value-type="float" office:value="0.648021916530367">
            <text:p>0.6480219165</text:p>
          </table:table-cell>
          <table:table-cell office:value-type="float" office:value="0.777112755393662">
            <text:p>0.7771127554</text:p>
          </table:table-cell>
          <table:table-cell office:value-type="float" office:value="0.722131697669092">
            <text:p>0.7221316977</text:p>
          </table:table-cell>
          <table:table-cell office:value-type="float" office:value="0.641890599601225">
            <text:p>0.6418905996</text:p>
          </table:table-cell>
          <table:table-cell office:value-type="float" office:value="0.610961288452143">
            <text:p>0.6109612885</text:p>
          </table:table-cell>
          <table:table-cell office:value-type="float" office:value="0.545810101363318">
            <text:p>0.5458101014</text:p>
          </table:table-cell>
        </table:table-row>
        <table:table-row table:style-name="ro1">
          <table:table-cell office:value-type="float" office:value="0.772809773605293">
            <text:p>0.7728097736</text:p>
          </table:table-cell>
          <table:table-cell office:value-type="float" office:value="0.664251610922323">
            <text:p>0.6642516109</text:p>
          </table:table-cell>
          <table:table-cell office:value-type="float" office:value="0.803723660441741">
            <text:p>0.8037236604</text:p>
          </table:table-cell>
          <table:table-cell office:value-type="float" office:value="0.665696050647847">
            <text:p>0.6656960506</text:p>
          </table:table-cell>
          <table:table-cell office:value-type="float" office:value="0.757105759459936">
            <text:p>0.7571057595</text:p>
          </table:table-cell>
          <table:table-cell office:value-type="float" office:value="0.83791281211226">
            <text:p>0.8379128121</text:p>
          </table:table-cell>
          <table:table-cell office:value-type="float" office:value="0.699054316192791">
            <text:p>0.6990543162</text:p>
          </table:table-cell>
          <table:table-cell office:value-type="float" office:value="0.677702812201656">
            <text:p>0.6777028122</text:p>
          </table:table-cell>
          <table:table-cell office:value-type="float" office:value="0.686114365016777">
            <text:p>0.686114365</text:p>
          </table:table-cell>
          <table:table-cell office:value-type="float" office:value="0.703731515451429">
            <text:p>0.7037315155</text:p>
          </table:table-cell>
        </table:table-row>
        <table:table-row table:style-name="ro1">
          <table:table-cell office:value-type="float" office:value="0.763735621814873">
            <text:p>0.7637356218</text:p>
          </table:table-cell>
          <table:table-cell office:value-type="float" office:value="0.735921568970736">
            <text:p>0.735921569</text:p>
          </table:table-cell>
          <table:table-cell office:value-type="float" office:value="0.586421245022768">
            <text:p>0.586421245</text:p>
          </table:table-cell>
          <table:table-cell office:value-type="float" office:value="0.656369938855937">
            <text:p>0.6563699389</text:p>
          </table:table-cell>
          <table:table-cell office:value-type="float" office:value="0.703323523136441">
            <text:p>0.7033235231</text:p>
          </table:table-cell>
          <table:table-cell office:value-type="float" office:value="0.609486918519501">
            <text:p>0.6094869185</text:p>
          </table:table-cell>
          <table:table-cell office:value-type="float" office:value="0.6853403422628">
            <text:p>0.6853403423</text:p>
          </table:table-cell>
          <table:table-cell office:value-type="float" office:value="0.585728797305616">
            <text:p>0.5857287973</text:p>
          </table:table-cell>
          <table:table-cell office:value-type="float" office:value="0.639327303068472">
            <text:p>0.6393273031</text:p>
          </table:table-cell>
          <table:table-cell office:value-type="float" office:value="0.777807993871105">
            <text:p>0.7778079939</text:p>
          </table:table-cell>
        </table:table-row>
        <table:table-row table:style-name="ro1">
          <table:table-cell office:value-type="float" office:value="0.616997125103506">
            <text:p>0.6169971251</text:p>
          </table:table-cell>
          <table:table-cell office:value-type="float" office:value="0.63495621180711">
            <text:p>0.6349562118</text:p>
          </table:table-cell>
          <table:table-cell office:value-type="float" office:value="0.66731864333632">
            <text:p>0.6673186433</text:p>
          </table:table-cell>
          <table:table-cell office:value-type="float" office:value="0.747809863967736">
            <text:p>0.747809864</text:p>
          </table:table-cell>
          <table:table-cell office:value-type="float" office:value="0.718701654983444">
            <text:p>0.718701655</text:p>
          </table:table-cell>
          <table:table-cell office:value-type="float" office:value="0.774525399830765">
            <text:p>0.7745253998</text:p>
          </table:table-cell>
          <table:table-cell office:value-type="float" office:value="0.766566950158093">
            <text:p>0.7665669502</text:p>
          </table:table-cell>
          <table:table-cell office:value-type="float" office:value="0.724020281518788">
            <text:p>0.7240202815</text:p>
          </table:table-cell>
          <table:table-cell office:value-type="float" office:value="0.69602683363298">
            <text:p>0.6960268336</text:p>
          </table:table-cell>
          <table:table-cell office:value-type="float" office:value="0.713682145185102">
            <text:p>0.7136821452</text:p>
          </table:table-cell>
        </table:table-row>
        <table:table-row table:style-name="ro1">
          <table:table-cell office:value-type="float" office:value="0.600562529704121">
            <text:p>0.6005625297</text:p>
          </table:table-cell>
          <table:table-cell office:value-type="float" office:value="0.592892486203722">
            <text:p>0.5928924862</text:p>
          </table:table-cell>
          <table:table-cell office:value-type="float" office:value="0.391850125324643">
            <text:p>0.3918501253</text:p>
          </table:table-cell>
          <table:table-cell office:value-type="float" office:value="0.657381180747599">
            <text:p>0.6573811807</text:p>
          </table:table-cell>
          <table:table-cell office:value-type="float" office:value="0.477077071150428">
            <text:p>0.4770770712</text:p>
          </table:table-cell>
          <table:table-cell office:value-type="float" office:value="0.829792264414755">
            <text:p>0.8297922644</text:p>
          </table:table-cell>
          <table:table-cell office:value-type="float" office:value="0.621299102101975">
            <text:p>0.6212991021</text:p>
          </table:table-cell>
          <table:table-cell office:value-type="float" office:value="0.486351191740905">
            <text:p>0.4863511917</text:p>
          </table:table-cell>
          <table:table-cell office:value-type="float" office:value="0.506512142916766">
            <text:p>0.5065121429</text:p>
          </table:table-cell>
          <table:table-cell office:value-type="float" office:value="0.649492624206443">
            <text:p>0.6494926242</text:p>
          </table:table-cell>
        </table:table-row>
        <table:table-row table:style-name="ro1">
          <table:table-cell office:value-type="float" office:value="0.778892965556892">
            <text:p>0.7788929656</text:p>
          </table:table-cell>
          <table:table-cell office:value-type="float" office:value="0.744721239278788">
            <text:p>0.7447212393</text:p>
          </table:table-cell>
          <table:table-cell office:value-type="float" office:value="0.718381042920458">
            <text:p>0.7183810429</text:p>
          </table:table-cell>
          <table:table-cell office:value-type="float" office:value="0.812046810234548">
            <text:p>0.8120468102</text:p>
          </table:table-cell>
          <table:table-cell office:value-type="float" office:value="0.700046345988349">
            <text:p>0.700046346</text:p>
          </table:table-cell>
          <table:table-cell office:value-type="float" office:value="0.774520661728229">
            <text:p>0.7745206617</text:p>
          </table:table-cell>
          <table:table-cell office:value-type="float" office:value="0.665232460435006">
            <text:p>0.6652324604</text:p>
          </table:table-cell>
          <table:table-cell office:value-type="float" office:value="0.650100538072604">
            <text:p>0.6501005381</text:p>
          </table:table-cell>
          <table:table-cell office:value-type="float" office:value="0.754497413411484">
            <text:p>0.7544974134</text:p>
          </table:table-cell>
          <table:table-cell office:value-type="float" office:value="0.734063497176116">
            <text:p>0.7340634972</text:p>
          </table:table-cell>
        </table:table-row>
        <table:table-row table:style-name="ro1">
          <table:table-cell office:value-type="float" office:value="0.772693036097299">
            <text:p>0.7726930361</text:p>
          </table:table-cell>
          <table:table-cell office:value-type="float" office:value="0.579927209805139">
            <text:p>0.5799272098</text:p>
          </table:table-cell>
          <table:table-cell office:value-type="float" office:value="0.642837911411785">
            <text:p>0.6428379114</text:p>
          </table:table-cell>
          <table:table-cell office:value-type="float" office:value="0.321169204810005">
            <text:p>0.3211692048</text:p>
          </table:table-cell>
          <table:table-cell office:value-type="float" office:value="0.48243781023302">
            <text:p>0.4824378102</text:p>
          </table:table-cell>
          <table:table-cell office:value-type="float" office:value="0.386477344121402">
            <text:p>0.3864773441</text:p>
          </table:table-cell>
          <table:table-cell office:value-type="float" office:value="0.320843339315821">
            <text:p>0.3208433393</text:p>
          </table:table-cell>
          <table:table-cell office:value-type="float" office:value="0.579313440929915">
            <text:p>0.5793134409</text:p>
          </table:table-cell>
          <table:table-cell office:value-type="float" office:value="0.868547427766835">
            <text:p>0.8685474278</text:p>
          </table:table-cell>
          <table:table-cell office:value-type="float" office:value="0.579391242390491">
            <text:p>0.5793912424</text:p>
          </table:table-cell>
        </table:table-row>
        <table:table-row table:style-name="ro1">
          <table:table-cell office:value-type="float" office:value="0.670707320466237">
            <text:p>0.6707073205</text:p>
          </table:table-cell>
          <table:table-cell office:value-type="float" office:value="0.623121933663649">
            <text:p>0.6231219337</text:p>
          </table:table-cell>
          <table:table-cell office:value-type="float" office:value="0.530408286841642">
            <text:p>0.5304082868</text:p>
          </table:table-cell>
          <table:table-cell office:value-type="float" office:value="0.694875843448235">
            <text:p>0.6948758434</text:p>
          </table:table-cell>
          <table:table-cell office:value-type="float" office:value="0.576890784597138">
            <text:p>0.5768907846</text:p>
          </table:table-cell>
          <table:table-cell office:value-type="float" office:value="0.752227983703514">
            <text:p>0.7522279837</text:p>
          </table:table-cell>
          <table:table-cell office:value-type="float" office:value="0.635354583583633">
            <text:p>0.6353545836</text:p>
          </table:table-cell>
          <table:table-cell office:value-type="float" office:value="0.830440265390748">
            <text:p>0.8304402654</text:p>
          </table:table-cell>
          <table:table-cell office:value-type="float" office:value="0.762677288705281">
            <text:p>0.7626772887</text:p>
          </table:table-cell>
          <table:table-cell office:value-type="float" office:value="0.542428244333426">
            <text:p>0.5424282443</text:p>
          </table:table-cell>
        </table:table-row>
        <table:table-row table:style-name="ro1">
          <table:table-cell office:value-type="float" office:value="0.702115269279774">
            <text:p>0.7021152693</text:p>
          </table:table-cell>
          <table:table-cell office:value-type="float" office:value="0.543015337475082">
            <text:p>0.5430153375</text:p>
          </table:table-cell>
          <table:table-cell office:value-type="float" office:value="0.615665552453589">
            <text:p>0.6156655525</text:p>
          </table:table-cell>
          <table:table-cell office:value-type="float" office:value="0.793676483593348">
            <text:p>0.7936764836</text:p>
          </table:table-cell>
          <table:table-cell office:value-type="float" office:value="0.793698915681676">
            <text:p>0.7936989157</text:p>
          </table:table-cell>
          <table:table-cell office:value-type="float" office:value="0.289639781770221">
            <text:p>0.2896397818</text:p>
          </table:table-cell>
          <table:table-cell office:value-type="float" office:value="0.793711036887485">
            <text:p>0.7937110369</text:p>
          </table:table-cell>
          <table:table-cell office:value-type="float" office:value="0.705645783373391">
            <text:p>0.7056457834</text:p>
          </table:table-cell>
          <table:table-cell office:value-type="float" office:value="0.615373933722975">
            <text:p>0.6153739337</text:p>
          </table:table-cell>
          <table:table-cell office:value-type="float" office:value="0.866884596651642">
            <text:p>0.8668845967</text:p>
          </table:table-cell>
        </table:table-row>
        <table:table-row table:style-name="ro1">
          <table:table-cell office:value-type="float" office:value="0.488106061718672">
            <text:p>0.4881060617</text:p>
          </table:table-cell>
          <table:table-cell office:value-type="float" office:value="0.753050715573662">
            <text:p>0.7530507156</text:p>
          </table:table-cell>
          <table:table-cell office:value-type="float" office:value="0.659908366687689">
            <text:p>0.6599083667</text:p>
          </table:table-cell>
          <table:table-cell office:value-type="float" office:value="0.448516005905015">
            <text:p>0.4485160059</text:p>
          </table:table-cell>
          <table:table-cell office:value-type="float" office:value="0.650102346106141">
            <text:p>0.6501023461</text:p>
          </table:table-cell>
          <table:table-cell office:value-type="float" office:value="0.630140500983189">
            <text:p>0.630140501</text:p>
          </table:table-cell>
          <table:table-cell office:value-type="float" office:value="0.601298264802836">
            <text:p>0.6012982648</text:p>
          </table:table-cell>
          <table:table-cell office:value-type="float" office:value="0.792220088106027">
            <text:p>0.7922200881</text:p>
          </table:table-cell>
          <table:table-cell office:value-type="float" office:value="0.629208476083114">
            <text:p>0.6292084761</text:p>
          </table:table-cell>
          <table:table-cell office:value-type="float" office:value="0.659545811139043">
            <text:p>0.6595458111</text:p>
          </table:table-cell>
        </table:table-row>
        <table:table-row table:style-name="ro1">
          <table:table-cell office:value-type="float" office:value="0.507415016954144">
            <text:p>0.507415017</text:p>
          </table:table-cell>
          <table:table-cell office:value-type="float" office:value="0.531430503649831">
            <text:p>0.5314305036</text:p>
          </table:table-cell>
          <table:table-cell office:value-type="float" office:value="0.51918564314678">
            <text:p>0.5191856431</text:p>
          </table:table-cell>
          <table:table-cell office:value-type="float" office:value="0.71765968414948">
            <text:p>0.7176596841</text:p>
          </table:table-cell>
          <table:table-cell office:value-type="float" office:value="0.578392473507077">
            <text:p>0.5783924735</text:p>
          </table:table-cell>
          <table:table-cell office:value-type="float" office:value="0.659990751961439">
            <text:p>0.659990752</text:p>
          </table:table-cell>
          <table:table-cell office:value-type="float" office:value="0.699371069201201">
            <text:p>0.6993710692</text:p>
          </table:table-cell>
          <table:table-cell office:value-type="float" office:value="0.670836970564568">
            <text:p>0.6708369706</text:p>
          </table:table-cell>
          <table:table-cell office:value-type="float" office:value="0.694244052049898">
            <text:p>0.694244052</text:p>
          </table:table-cell>
          <table:table-cell office:value-type="float" office:value="0.600332670728276">
            <text:p>0.6003326707</text:p>
          </table:table-cell>
        </table:table-row>
        <table:table-row table:style-name="ro1">
          <table:table-cell office:value-type="float" office:value="0.809226224137519">
            <text:p>0.8092262241</text:p>
          </table:table-cell>
          <table:table-cell office:value-type="float" office:value="0.826007229284954">
            <text:p>0.8260072293</text:p>
          </table:table-cell>
          <table:table-cell office:value-type="float" office:value="0.768812009230833">
            <text:p>0.7688120092</text:p>
          </table:table-cell>
          <table:table-cell office:value-type="float" office:value="0.634968102140976">
            <text:p>0.6349681021</text:p>
          </table:table-cell>
          <table:table-cell office:value-type="float" office:value="0.735203774639115">
            <text:p>0.7352037746</text:p>
          </table:table-cell>
          <table:table-cell office:value-type="float" office:value="0.834841763542552">
            <text:p>0.8348417635</text:p>
          </table:table-cell>
          <table:table-cell office:value-type="float" office:value="0.674011137472022">
            <text:p>0.6740111375</text:p>
          </table:table-cell>
          <table:table-cell office:value-type="float" office:value="0.89334396906413">
            <text:p>0.8933439691</text:p>
          </table:table-cell>
          <table:table-cell office:value-type="float" office:value="0.67344116597553">
            <text:p>0.673441166</text:p>
          </table:table-cell>
          <table:table-cell office:value-type="float" office:value="0.697872940132302">
            <text:p>0.6978729401</text:p>
          </table:table-cell>
        </table:table-row>
        <table:table-row table:style-name="ro1">
          <table:table-cell office:value-type="float" office:value="0.674343683213606">
            <text:p>0.6743436832</text:p>
          </table:table-cell>
          <table:table-cell office:value-type="float" office:value="0.674926142525124">
            <text:p>0.6749261425</text:p>
          </table:table-cell>
          <table:table-cell office:value-type="float" office:value="0.674252150485893">
            <text:p>0.6742521505</text:p>
          </table:table-cell>
          <table:table-cell office:value-type="float" office:value="0.496945099582259">
            <text:p>0.4969450996</text:p>
          </table:table-cell>
          <table:table-cell office:value-type="float" office:value="0.454763178086226">
            <text:p>0.4547631781</text:p>
          </table:table-cell>
          <table:table-cell office:value-type="float" office:value="0.770026551475109">
            <text:p>0.7700265515</text:p>
          </table:table-cell>
          <table:table-cell office:value-type="float" office:value="0.456538117704238">
            <text:p>0.4565381177</text:p>
          </table:table-cell>
          <table:table-cell office:value-type="float" office:value="0.625994883060085">
            <text:p>0.6259948831</text:p>
          </table:table-cell>
          <table:table-cell office:value-type="float" office:value="0.585405226520829">
            <text:p>0.5854052265</text:p>
          </table:table-cell>
          <table:table-cell office:value-type="float" office:value="0.626516902244944">
            <text:p>0.6265169022</text:p>
          </table:table-cell>
        </table:table-row>
        <table:table-row table:style-name="ro1">
          <table:table-cell office:value-type="float" office:value="0.787679240818953">
            <text:p>0.7876792408</text:p>
          </table:table-cell>
          <table:table-cell office:value-type="float" office:value="0.715911521967465">
            <text:p>0.715911522</text:p>
          </table:table-cell>
          <table:table-cell office:value-type="float" office:value="0.72872494120515">
            <text:p>0.7287249412</text:p>
          </table:table-cell>
          <table:table-cell office:value-type="float" office:value="0.678452504083299">
            <text:p>0.6784525041</text:p>
          </table:table-cell>
          <table:table-cell office:value-type="float" office:value="0.782045835776068">
            <text:p>0.7820458358</text:p>
          </table:table-cell>
          <table:table-cell office:value-type="float" office:value="0.724572496187436">
            <text:p>0.7245724962</text:p>
          </table:table-cell>
          <table:table-cell office:value-type="float" office:value="0.770759749627713">
            <text:p>0.7707597496</text:p>
          </table:table-cell>
          <table:table-cell office:value-type="float" office:value="0.75039796307045">
            <text:p>0.7503979631</text:p>
          </table:table-cell>
          <table:table-cell office:value-type="float" office:value="0.728140966880635">
            <text:p>0.7281409669</text:p>
          </table:table-cell>
          <table:table-cell office:value-type="float" office:value="0.696429080327638">
            <text:p>0.6964290803</text:p>
          </table:table-cell>
        </table:table-row>
        <table:table-row table:style-name="ro1">
          <table:table-cell office:value-type="float" office:value="0.801758675073362">
            <text:p>0.8017586751</text:p>
          </table:table-cell>
          <table:table-cell office:value-type="float" office:value="0.767683233150408">
            <text:p>0.7676832332</text:p>
          </table:table-cell>
          <table:table-cell office:value-type="float" office:value="0.648324391653424">
            <text:p>0.6483243917</text:p>
          </table:table-cell>
          <table:table-cell office:value-type="float" office:value="0.743314708440456">
            <text:p>0.7433147084</text:p>
          </table:table-cell>
          <table:table-cell office:value-type="float" office:value="0.742382161386304">
            <text:p>0.7423821614</text:p>
          </table:table-cell>
          <table:table-cell office:value-type="float" office:value="0.725468367097537">
            <text:p>0.7254683671</text:p>
          </table:table-cell>
          <table:table-cell office:value-type="float" office:value="0.687951959305456">
            <text:p>0.6879519593</text:p>
          </table:table-cell>
          <table:table-cell office:value-type="float" office:value="0.809860738549242">
            <text:p>0.8098607385</text:p>
          </table:table-cell>
          <table:table-cell office:value-type="float" office:value="0.734397264437636">
            <text:p>0.7343972644</text:p>
          </table:table-cell>
          <table:table-cell office:value-type="float" office:value="0.735292230292832">
            <text:p>0.7352922303</text:p>
          </table:table-cell>
        </table:table-row>
        <table:table-row table:style-name="ro1">
          <table:table-cell office:value-type="float" office:value="0.75506181490511">
            <text:p>0.7550618149</text:p>
          </table:table-cell>
          <table:table-cell office:value-type="float" office:value="0.847944227850039">
            <text:p>0.8479442279</text:p>
          </table:table-cell>
          <table:table-cell office:value-type="float" office:value="0.700747966507459">
            <text:p>0.7007479665</text:p>
          </table:table-cell>
          <table:table-cell office:value-type="float" office:value="0.657894229884432">
            <text:p>0.6578942299</text:p>
          </table:table-cell>
          <table:table-cell office:value-type="float" office:value="0.700689879389963">
            <text:p>0.7006898794</text:p>
          </table:table-cell>
          <table:table-cell office:value-type="float" office:value="0.824994190485833">
            <text:p>0.8249941905</text:p>
          </table:table-cell>
          <table:table-cell office:value-type="float" office:value="0.811294852132571">
            <text:p>0.8112948521</text:p>
          </table:table-cell>
          <table:table-cell office:value-type="float" office:value="0.722677155924316">
            <text:p>0.7226771559</text:p>
          </table:table-cell>
          <table:table-cell office:value-type="float" office:value="0.618004269313352">
            <text:p>0.6180042693</text:p>
          </table:table-cell>
          <table:table-cell office:value-type="float" office:value="0.678611081677397">
            <text:p>0.6786110817</text:p>
          </table:table-cell>
        </table:table-row>
        <table:table-row table:style-name="ro1">
          <table:table-cell office:value-type="float" office:value="0.659215871412688">
            <text:p>0.6592158714</text:p>
          </table:table-cell>
          <table:table-cell office:value-type="float" office:value="0.68969949843588">
            <text:p>0.6896994984</text:p>
          </table:table-cell>
          <table:table-cell office:value-type="float" office:value="0.738038032397262">
            <text:p>0.7380380324</text:p>
          </table:table-cell>
          <table:table-cell office:value-type="float" office:value="0.644451733393697">
            <text:p>0.6444517334</text:p>
          </table:table-cell>
          <table:table-cell office:value-type="float" office:value="0.781925310749732">
            <text:p>0.7819253107</text:p>
          </table:table-cell>
          <table:table-cell office:value-type="float" office:value="0.708646251534214">
            <text:p>0.7086462515</text:p>
          </table:table-cell>
          <table:table-cell office:value-type="float" office:value="0.728910306345005">
            <text:p>0.7289103063</text:p>
          </table:table-cell>
          <table:table-cell office:value-type="float" office:value="0.690430253197136">
            <text:p>0.6904302532</text:p>
          </table:table-cell>
          <table:table-cell office:value-type="float" office:value="0.755273990587408">
            <text:p>0.7552739906</text:p>
          </table:table-cell>
          <table:table-cell office:value-type="float" office:value="0.694505069110712">
            <text:p>0.6945050691</text:p>
          </table:table-cell>
        </table:table-row>
        <table:table-row table:style-name="ro1">
          <table:table-cell office:value-type="float" office:value="0.673107427861666">
            <text:p>0.6731074279</text:p>
          </table:table-cell>
          <table:table-cell office:value-type="float" office:value="0.617432450582209">
            <text:p>0.6174324506</text:p>
          </table:table-cell>
          <table:table-cell office:value-type="float" office:value="0.678107747413447">
            <text:p>0.6781077474</text:p>
          </table:table-cell>
          <table:table-cell office:value-type="float" office:value="0.60911402128013">
            <text:p>0.6091140213</text:p>
          </table:table-cell>
          <table:table-cell office:value-type="float" office:value="0.677362360998329">
            <text:p>0.677362361</text:p>
          </table:table-cell>
          <table:table-cell office:value-type="float" office:value="0.693284157477886">
            <text:p>0.6932841575</text:p>
          </table:table-cell>
          <table:table-cell office:value-type="float" office:value="0.633674171054747">
            <text:p>0.6336741711</text:p>
          </table:table-cell>
          <table:table-cell office:value-type="float" office:value="0.714512044966164">
            <text:p>0.714512045</text:p>
          </table:table-cell>
          <table:table-cell office:value-type="float" office:value="0.658847585376763">
            <text:p>0.6588475854</text:p>
          </table:table-cell>
          <table:table-cell office:value-type="float" office:value="0.729459163689828">
            <text:p>0.7294591637</text:p>
          </table:table-cell>
        </table:table-row>
        <table:table-row table:style-name="ro1">
          <table:table-cell office:value-type="float" office:value="0.783311199606571">
            <text:p>0.7833111996</text:p>
          </table:table-cell>
          <table:table-cell office:value-type="float" office:value="0.874193774700829">
            <text:p>0.8741937747</text:p>
          </table:table-cell>
          <table:table-cell office:value-type="float" office:value="0.692537630002931">
            <text:p>0.69253763</text:p>
          </table:table-cell>
          <table:table-cell office:value-type="float" office:value="0.808530356098184">
            <text:p>0.8085303561</text:p>
          </table:table-cell>
          <table:table-cell office:value-type="float" office:value="0.745315385115838">
            <text:p>0.7453153851</text:p>
          </table:table-cell>
          <table:table-cell office:value-type="float" office:value="0.6648561239316">
            <text:p>0.6648561239</text:p>
          </table:table-cell>
          <table:table-cell office:value-type="float" office:value="0.767007774688245">
            <text:p>0.7670077747</text:p>
          </table:table-cell>
          <table:table-cell office:value-type="float" office:value="0.758427812346707">
            <text:p>0.7584278123</text:p>
          </table:table-cell>
          <table:table-cell office:value-type="float" office:value="0.731912643111288">
            <text:p>0.7319126431</text:p>
          </table:table-cell>
          <table:table-cell office:value-type="float" office:value="0.734060979167449">
            <text:p>0.7340609792</text:p>
          </table:table-cell>
        </table:table-row>
        <table:table-row table:style-name="ro1">
          <table:table-cell office:value-type="float" office:value="0.775610416073483">
            <text:p>0.7756104161</text:p>
          </table:table-cell>
          <table:table-cell office:value-type="float" office:value="0.625316066903862">
            <text:p>0.6253160669</text:p>
          </table:table-cell>
          <table:table-cell office:value-type="float" office:value="0.620971272801469">
            <text:p>0.6209712728</text:p>
          </table:table-cell>
          <table:table-cell office:value-type="float" office:value="0.737874662668839">
            <text:p>0.7378746627</text:p>
          </table:table-cell>
          <table:table-cell office:value-type="float" office:value="0.634275104953413">
            <text:p>0.634275105</text:p>
          </table:table-cell>
          <table:table-cell office:value-type="float" office:value="0.755779068262258">
            <text:p>0.7557790683</text:p>
          </table:table-cell>
          <table:table-cell office:value-type="float" office:value="0.696833478083615">
            <text:p>0.6968334781</text:p>
          </table:table-cell>
          <table:table-cell office:value-type="float" office:value="0.641561953649878">
            <text:p>0.6415619536</text:p>
          </table:table-cell>
          <table:table-cell office:value-type="float" office:value="0.651909308838255">
            <text:p>0.6519093088</text:p>
          </table:table-cell>
          <table:table-cell office:value-type="float" office:value="0.655295510037526">
            <text:p>0.65529551</text:p>
          </table:table-cell>
        </table:table-row>
        <table:table-row table:style-name="ro1">
          <table:table-cell office:value-type="float" office:value="0.799019070011583">
            <text:p>0.79901907</text:p>
          </table:table-cell>
          <table:table-cell office:value-type="float" office:value="0.655854314770702">
            <text:p>0.6558543148</text:p>
          </table:table-cell>
          <table:table-cell office:value-type="float" office:value="0.855156356227747">
            <text:p>0.8551563562</text:p>
          </table:table-cell>
          <table:table-cell office:value-type="float" office:value="0.514705819454628">
            <text:p>0.5147058195</text:p>
          </table:table-cell>
          <table:table-cell office:value-type="float" office:value="0.60106923132551">
            <text:p>0.6010692313</text:p>
          </table:table-cell>
          <table:table-cell office:value-type="float" office:value="0.514774240985657">
            <text:p>0.514774241</text:p>
          </table:table-cell>
          <table:table-cell office:value-type="float" office:value="0.715395862951198">
            <text:p>0.715395863</text:p>
          </table:table-cell>
          <table:table-cell office:value-type="float" office:value="0.385247303585921">
            <text:p>0.3852473036</text:p>
          </table:table-cell>
          <table:table-cell office:value-type="float" office:value="0.741820461818186">
            <text:p>0.7418204618</text:p>
          </table:table-cell>
          <table:table-cell office:value-type="float" office:value="0.883985761380718">
            <text:p>0.8839857614</text:p>
          </table:table-cell>
        </table:table-row>
        <table:table-row table:style-name="ro1">
          <table:table-cell office:value-type="float" office:value="0.433527020912454">
            <text:p>0.4335270209</text:p>
          </table:table-cell>
          <table:table-cell office:value-type="float" office:value="0.560711076788589">
            <text:p>0.5607110768</text:p>
          </table:table-cell>
          <table:table-cell office:value-type="float" office:value="0.850134375130825">
            <text:p>0.8501343751</text:p>
          </table:table-cell>
          <table:table-cell office:value-type="float" office:value="0.578880966902607">
            <text:p>0.5788809669</text:p>
          </table:table-cell>
          <table:table-cell office:value-type="float" office:value="0.579771904700201">
            <text:p>0.5797719047</text:p>
          </table:table-cell>
          <table:table-cell office:value-type="float" office:value="0.724261272545387">
            <text:p>0.7242612725</text:p>
          </table:table-cell>
          <table:table-cell office:value-type="float" office:value="0.795628456749727">
            <text:p>0.7956284567</text:p>
          </table:table-cell>
          <table:table-cell office:value-type="float" office:value="0.704801721705673">
            <text:p>0.7048017217</text:p>
          </table:table-cell>
          <table:table-cell office:value-type="float" office:value="0.795650021397907">
            <text:p>0.7956500214</text:p>
          </table:table-cell>
          <table:table-cell office:value-type="float" office:value="0.650915888072509">
            <text:p>0.6509158881</text:p>
          </table:table-cell>
        </table:table-row>
        <table:table-row table:style-name="ro1">
          <table:table-cell office:value-type="float" office:value="0.670149919050541">
            <text:p>0.6701499191</text:p>
          </table:table-cell>
          <table:table-cell office:value-type="float" office:value="1.0273010953792">
            <text:p>1.0273010954</text:p>
          </table:table-cell>
          <table:table-cell office:value-type="float" office:value="0.613993765003438">
            <text:p>0.613993765</text:p>
          </table:table-cell>
          <table:table-cell office:value-type="float" office:value="0.25658896959312">
            <text:p>0.2565889696</text:p>
          </table:table-cell>
          <table:table-cell office:value-type="float" office:value="0.869527968259146">
            <text:p>0.8695279683</text:p>
          </table:table-cell>
          <table:table-cell office:value-type="float" office:value="0.471440150023875">
            <text:p>0.47144015</text:p>
          </table:table-cell>
          <table:table-cell office:value-type="float" office:value="0.453719094891348">
            <text:p>0.4537190949</text:p>
          </table:table-cell>
          <table:table-cell office:value-type="float" office:value="0.512949950252768">
            <text:p>0.5129499503</text:p>
          </table:table-cell>
          <table:table-cell office:value-type="float" office:value="0.998146065568581">
            <text:p>0.9981460656</text:p>
          </table:table-cell>
          <table:table-cell office:value-type="float" office:value="0.583446686674992">
            <text:p>0.5834466867</text:p>
          </table:table-cell>
        </table:table-row>
        <table:table-row table:style-name="ro1">
          <table:table-cell office:value-type="float" office:value="0.678265631332802">
            <text:p>0.6782656313</text:p>
          </table:table-cell>
          <table:table-cell office:value-type="float" office:value="0.604994605196024">
            <text:p>0.6049946052</text:p>
          </table:table-cell>
          <table:table-cell office:value-type="float" office:value="0.663731536064667">
            <text:p>0.6637315361</text:p>
          </table:table-cell>
          <table:table-cell office:value-type="float" office:value="0.749269383852166">
            <text:p>0.7492693839</text:p>
          </table:table-cell>
          <table:table-cell office:value-type="float" office:value="0.78935464650796">
            <text:p>0.7893546465</text:p>
          </table:table-cell>
          <table:table-cell office:value-type="float" office:value="0.638596506024347">
            <text:p>0.638596506</text:p>
          </table:table-cell>
          <table:table-cell office:value-type="float" office:value="0.729799405399494">
            <text:p>0.7297994054</text:p>
          </table:table-cell>
          <table:table-cell office:value-type="float" office:value="0.744492256870325">
            <text:p>0.7444922569</text:p>
          </table:table-cell>
          <table:table-cell office:value-type="float" office:value="0.725868353273614">
            <text:p>0.7258683533</text:p>
          </table:table-cell>
          <table:table-cell office:value-type="float" office:value="0.688340850570921">
            <text:p>0.6883408506</text:p>
          </table:table-cell>
        </table:table-row>
        <table:table-row table:style-name="ro1">
          <table:table-cell office:value-type="float" office:value="0.704692309497713">
            <text:p>0.7046923095</text:p>
          </table:table-cell>
          <table:table-cell office:value-type="float" office:value="0.757723470837745">
            <text:p>0.7577234708</text:p>
          </table:table-cell>
          <table:table-cell office:value-type="float" office:value="0.726559409687994">
            <text:p>0.7265594097</text:p>
          </table:table-cell>
          <table:table-cell office:value-type="float" office:value="0.743485831880656">
            <text:p>0.7434858319</text:p>
          </table:table-cell>
          <table:table-cell office:value-type="float" office:value="0.733663136251825">
            <text:p>0.7336631363</text:p>
          </table:table-cell>
          <table:table-cell office:value-type="float" office:value="0.597522543651162">
            <text:p>0.5975225437</text:p>
          </table:table-cell>
          <table:table-cell office:value-type="float" office:value="0.547847973851562">
            <text:p>0.5478479739</text:p>
          </table:table-cell>
          <table:table-cell office:value-type="float" office:value="0.692387833074822">
            <text:p>0.6923878331</text:p>
          </table:table-cell>
          <table:table-cell office:value-type="float" office:value="0.874205646406235">
            <text:p>0.8742056464</text:p>
          </table:table-cell>
          <table:table-cell office:value-type="float" office:value="0.651689614352077">
            <text:p>0.6516896144</text:p>
          </table:table-cell>
        </table:table-row>
        <table:table-row table:style-name="ro1">
          <table:table-cell office:value-type="float" office:value="0.887163089934828">
            <text:p>0.8871630899</text:p>
          </table:table-cell>
          <table:table-cell office:value-type="float" office:value="0.61648635247259">
            <text:p>0.6164863525</text:p>
          </table:table-cell>
          <table:table-cell office:value-type="float" office:value="0.794550318285165">
            <text:p>0.7945503183</text:p>
          </table:table-cell>
          <table:table-cell office:value-type="float" office:value="0.707524547609416">
            <text:p>0.7075245476</text:p>
          </table:table-cell>
          <table:table-cell office:value-type="float" office:value="0.696758407893556">
            <text:p>0.6967584079</text:p>
          </table:table-cell>
          <table:table-cell office:value-type="float" office:value="0.893742429562562">
            <text:p>0.8937424296</text:p>
          </table:table-cell>
          <table:table-cell office:value-type="float" office:value="0.666899285926263">
            <text:p>0.6668992859</text:p>
          </table:table-cell>
          <table:table-cell office:value-type="float" office:value="0.825621549359922">
            <text:p>0.8256215494</text:p>
          </table:table-cell>
          <table:table-cell office:value-type="float" office:value="0.583444623113294">
            <text:p>0.5834446231</text:p>
          </table:table-cell>
          <table:table-cell office:value-type="float" office:value="0.589694922519385">
            <text:p>0.5896949225</text:p>
          </table:table-cell>
        </table:table-row>
        <table:table-row table:style-name="ro1">
          <table:table-cell office:value-type="float" office:value="0.696741818113591">
            <text:p>0.6967418181</text:p>
          </table:table-cell>
          <table:table-cell office:value-type="float" office:value="0.510267052468932">
            <text:p>0.5102670525</text:p>
          </table:table-cell>
          <table:table-cell office:value-type="float" office:value="0.370893057380995">
            <text:p>0.3708930574</text:p>
          </table:table-cell>
          <table:table-cell office:value-type="float" office:value="0.69600125980405">
            <text:p>0.6960012598</text:p>
          </table:table-cell>
          <table:table-cell office:value-type="float" office:value="0.881474775209302">
            <text:p>0.8814747752</text:p>
          </table:table-cell>
          <table:table-cell office:value-type="float" office:value="0.742791110467554">
            <text:p>0.7427911105</text:p>
          </table:table-cell>
          <table:table-cell office:value-type="float" office:value="0.372155403140971">
            <text:p>0.3721554031</text:p>
          </table:table-cell>
          <table:table-cell office:value-type="float" office:value="0.603625005932375">
            <text:p>0.6036250059</text:p>
          </table:table-cell>
          <table:table-cell office:value-type="float" office:value="0.697239020557806">
            <text:p>0.6972390206</text:p>
          </table:table-cell>
          <table:table-cell office:value-type="float" office:value="0.510092703107984">
            <text:p>0.5100927031</text:p>
          </table:table-cell>
        </table:table-row>
        <table:table-row table:style-name="ro1">
          <table:table-cell office:value-type="float" office:value="0.717042707252451">
            <text:p>0.7170427073</text:p>
          </table:table-cell>
          <table:table-cell office:value-type="float" office:value="0.935759495396362">
            <text:p>0.9357594954</text:p>
          </table:table-cell>
          <table:table-cell office:value-type="float" office:value="0.648835502460681">
            <text:p>0.6488355025</text:p>
          </table:table-cell>
          <table:table-cell office:value-type="float" office:value="0.67834085346802">
            <text:p>0.6783408535</text:p>
          </table:table-cell>
          <table:table-cell office:value-type="float" office:value="0.802015837982124">
            <text:p>0.802015838</text:p>
          </table:table-cell>
          <table:table-cell office:value-type="float" office:value="0.877404998192494">
            <text:p>0.8774049982</text:p>
          </table:table-cell>
          <table:table-cell office:value-type="float" office:value="0.753922632719503">
            <text:p>0.7539226327</text:p>
          </table:table-cell>
          <table:table-cell office:value-type="float" office:value="0.79097726933569">
            <text:p>0.7909772693</text:p>
          </table:table-cell>
          <table:table-cell office:value-type="float" office:value="0.497747944460836">
            <text:p>0.4977479445</text:p>
          </table:table-cell>
          <table:table-cell office:value-type="float" office:value="0.762379100080123">
            <text:p>0.7623791001</text:p>
          </table:table-cell>
        </table:table-row>
        <table:table-row table:style-name="ro1">
          <table:table-cell office:value-type="float" office:value="0.550909603697914">
            <text:p>0.5509096037</text:p>
          </table:table-cell>
          <table:table-cell office:value-type="float" office:value="0.590980094882509">
            <text:p>0.5909800949</text:p>
          </table:table-cell>
          <table:table-cell office:value-type="float" office:value="0.608772298094763">
            <text:p>0.6087722981</text:p>
          </table:table-cell>
          <table:table-cell office:value-type="float" office:value="0.498695593619635">
            <text:p>0.4986955936</text:p>
          </table:table-cell>
          <table:table-cell office:value-type="float" office:value="0.595259048561013">
            <text:p>0.5952590486</text:p>
          </table:table-cell>
          <table:table-cell office:value-type="float" office:value="0.566118933083832">
            <text:p>0.5661189331</text:p>
          </table:table-cell>
          <table:table-cell office:value-type="float" office:value="0.618738909313766">
            <text:p>0.6187389093</text:p>
          </table:table-cell>
          <table:table-cell office:value-type="float" office:value="0.612411813607976">
            <text:p>0.6124118136</text:p>
          </table:table-cell>
          <table:table-cell office:value-type="float" office:value="0.652020865738067">
            <text:p>0.6520208657</text:p>
          </table:table-cell>
          <table:table-cell office:value-type="float" office:value="0.691360071406983">
            <text:p>0.6913600714</text:p>
          </table:table-cell>
        </table:table-row>
        <table:table-row table:style-name="ro1">
          <table:table-cell office:value-type="float" office:value="0.549471680691732">
            <text:p>0.5494716807</text:p>
          </table:table-cell>
          <table:table-cell office:value-type="float" office:value="0.719038962793678">
            <text:p>0.7190389628</text:p>
          </table:table-cell>
          <table:table-cell office:value-type="float" office:value="0.579152971897041">
            <text:p>0.5791529719</text:p>
          </table:table-cell>
          <table:table-cell office:value-type="float" office:value="0.738265300770223">
            <text:p>0.7382653008</text:p>
          </table:table-cell>
          <table:table-cell office:value-type="float" office:value="0.581883160307976">
            <text:p>0.5818831603</text:p>
          </table:table-cell>
          <table:table-cell office:value-type="float" office:value="0.626472051752786">
            <text:p>0.6264720518</text:p>
          </table:table-cell>
          <table:table-cell office:value-type="float" office:value="0.635582526349423">
            <text:p>0.6355825263</text:p>
          </table:table-cell>
          <table:table-cell office:value-type="float" office:value="0.658493205479879">
            <text:p>0.6584932055</text:p>
          </table:table-cell>
          <table:table-cell office:value-type="float" office:value="0.700750818194838">
            <text:p>0.7007508182</text:p>
          </table:table-cell>
          <table:table-cell office:value-type="float" office:value="0.667511127704383">
            <text:p>0.667511127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AVERAGE([.A1];[.A400])" office:value-type="float" office:value="0.522123341098265">
            <text:p>0.5221233411</text:p>
          </table:table-cell>
          <table:table-cell table:formula="of:=AVERAGE([.B1];[.B400])" office:value-type="float" office:value="0.538782815488458">
            <text:p>0.5387828155</text:p>
          </table:table-cell>
          <table:table-cell table:formula="of:=AVERAGE([.C1];[.C400])" office:value-type="float" office:value="0.514441056684471">
            <text:p>0.5144410567</text:p>
          </table:table-cell>
          <table:table-cell table:formula="of:=AVERAGE([.D1];[.D400])" office:value-type="float" office:value="0.582829843160491">
            <text:p>0.5828298432</text:p>
          </table:table-cell>
          <table:table-cell table:formula="of:=AVERAGE([.E1];[.E400])" office:value-type="float" office:value="0.584763248874379">
            <text:p>0.5847632489</text:p>
          </table:table-cell>
          <table:table-cell table:formula="of:=AVERAGE([.F1];[.F400])" office:value-type="float" office:value="0.527026623680703">
            <text:p>0.5270266237</text:p>
          </table:table-cell>
          <table:table-cell table:formula="of:=AVERAGE([.G1];[.G400])" office:value-type="float" office:value="0.481017158305978">
            <text:p>0.4810171583</text:p>
          </table:table-cell>
          <table:table-cell table:formula="of:=AVERAGE([.H1];[.H400])" office:value-type="float" office:value="0.55978539824247">
            <text:p>0.5597853982</text:p>
          </table:table-cell>
          <table:table-cell table:formula="of:=AVERAGE([.I1];[.I400])" office:value-type="float" office:value="0.535557661117282">
            <text:p>0.5355576611</text:p>
          </table:table-cell>
          <table:table-cell table:formula="of:=AVERAGE([.J1];[.J400])" office:value-type="float" office:value="0.528243447963746">
            <text:p>0.528243448</text:p>
          </table:table-cell>
        </table:table-row>
        <table:table-row table:style-name="ro1">
          <table:table-cell table:formula="of:=AVERAGE([.A401];[.A500])" office:value-type="float" office:value="0.584891586942993">
            <text:p>0.5848915869</text:p>
          </table:table-cell>
          <table:table-cell table:formula="of:=AVERAGE([.B401];[.B500])" office:value-type="float" office:value="0.680790797609693">
            <text:p>0.6807907976</text:p>
          </table:table-cell>
          <table:table-cell table:formula="of:=AVERAGE([.C401];[.C500])" office:value-type="float" office:value="0.620105239904043">
            <text:p>0.6201052399</text:p>
          </table:table-cell>
          <table:table-cell table:formula="of:=AVERAGE([.D401];[.D500])" office:value-type="float" office:value="0.684126617408199">
            <text:p>0.6841266174</text:p>
          </table:table-cell>
          <table:table-cell table:formula="of:=AVERAGE([.E401];[.E500])" office:value-type="float" office:value="0.614358642892696">
            <text:p>0.6143586429</text:p>
          </table:table-cell>
          <table:table-cell table:formula="of:=AVERAGE([.F401];[.F500])" office:value-type="float" office:value="0.661965603920488">
            <text:p>0.6619656039</text:p>
          </table:table-cell>
          <table:table-cell table:formula="of:=AVERAGE([.G401];[.G500])" office:value-type="float" office:value="0.625818615310166">
            <text:p>0.6258186153</text:p>
          </table:table-cell>
          <table:table-cell table:formula="of:=AVERAGE([.H401];[.H500])" office:value-type="float" office:value="0.666122122696222">
            <text:p>0.6661221227</text:p>
          </table:table-cell>
          <table:table-cell table:formula="of:=AVERAGE([.I401];[.I500])" office:value-type="float" office:value="0.656600637588736">
            <text:p>0.6566006376</text:p>
          </table:table-cell>
          <table:table-cell table:formula="of:=AVERAGE([.J401];[.J500])" office:value-type="float" office:value="0.655500657852216">
            <text:p>0.655500657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formula="of:=AVERAGE([.A1];[.J400])" office:value-type="float" office:value="0.528243447963746">
            <text:p>0.528243448</text:p>
          </table:table-cell>
          <table:table-cell table:number-columns-repeated="8"/>
        </table:table-row>
        <table:table-row table:style-name="ro1">
          <table:table-cell/>
          <table:table-cell table:formula="of:=AVERAGE([.A401];[.J500])" office:value-type="float" office:value="0.643911310449318">
            <text:p>0.6439113104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2017/06/08</text:date>, <text:time>00:0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0:08:47</dc:date>
    <dc:creator>Miyamoto Chihiro</dc:creator>
    <meta:generator>OpenOffice/4.1.2$Unix OpenOffice.org_project/412m3$Build-9782</meta:generator>
    <meta:editing-duration>PT9M32S</meta:editing-duration>
    <meta:editing-cycles>1</meta:editing-cycles>
    <meta:document-statistic meta:table-count="1" meta:cell-count="5022" meta:object-count="0"/>
  </office:meta>
</office:document-meta>
</file>